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94pt"/>
    </style:style>
    <style:style style:name="co2" style:family="table-column">
      <style:table-column-properties fo:break-before="auto" style:column-width="74.6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5.2pt"/>
    </style:style>
    <style:style style:name="co5" style:family="table-column">
      <style:table-column-properties fo:break-before="auto" style:column-width="43.09pt"/>
    </style:style>
    <style:style style:name="co6" style:family="table-column">
      <style:table-column-properties fo:break-before="auto" style:column-width="48.56pt"/>
    </style:style>
    <style:style style:name="co7" style:family="table-column">
      <style:table-column-properties fo:break-before="auto" style:column-width="40.76pt"/>
    </style:style>
    <style:style style:name="co8" style:family="table-column">
      <style:table-column-properties fo:break-before="auto" style:column-width="43.85pt"/>
    </style:style>
    <style:style style:name="co9" style:family="table-column">
      <style:table-column-properties fo:break-before="auto" style:column-width="46.2pt"/>
    </style:style>
    <style:style style:name="co10" style:family="table-column">
      <style:table-column-properties fo:break-before="auto" style:column-width="44.65pt"/>
    </style:style>
    <style:style style:name="co11" style:family="table-column">
      <style:table-column-properties fo:break-before="auto" style:column-width="42.29pt"/>
    </style:style>
    <style:style style:name="co12" style:family="table-column">
      <style:table-column-properties fo:break-before="auto" style:column-width="41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ff"/>
    </style:style>
    <style:style style:name="ce3" style:family="table-cell" style:parent-style-name="Default" style:data-style-name="N122">
      <style:table-cell-properties fo:background-color="#ffff00"/>
    </style:style>
    <style:style style:name="ce4" style:family="table-cell" style:parent-style-name="Default" style:data-style-name="N122"/>
    <style:style style:name="ce5" style:family="table-cell" style:parent-style-name="Default">
      <style:table-cell-properties fo:background-color="#6600ff"/>
    </style:style>
  </office:automatic-styles>
  <office:body>
    <office:spreadsheet>
      <table:calculation-settings table:automatic-find-labels="false"/>
      <table:table table:name="volt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7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ull</text:p>
          </table:table-cell>
          <table:table-cell table:style-name="Default" office:value-type="string" calcext:value-type="string">
            <text:p>Half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Default" office:value-type="float" office:value="0.3" calcext:value-type="float">
            <text:p>0.3</text:p>
          </table:table-cell>
          <table:table-cell/>
          <table:table-cell table:style-name="Default" office:value-type="string" calcext:value-type="string">
            <text:p>Ratio</text:p>
          </table:table-cell>
          <table:table-cell table:formula="of:=[.C3]/[.D3]" office:value-type="float" office:value="16.6666666666667" calcext:value-type="float">
            <text:p>16.666666666666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table:style-name="Default" office:value-type="float" office:value="691" calcext:value-type="float">
            <text:p>691</text:p>
          </table:table-cell>
          <table:table-cell/>
          <table:table-cell table:style-name="Default"/>
          <table:table-cell table:formula="of:=[.C4]/[.D4]" office:value-type="float" office:value="1.48046309696093" calcext:value-type="float">
            <text:p>1.48046309696093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" office:value-type="string" calcext:value-type="string">
            <text:p>Light Dependent Resistor</text:p>
          </table:table-cell>
          <table:table-cell table:style-name="ce2" table:number-columns-repeated="3"/>
          <table:table-cell table:style-name="ce5" office:value-type="string" calcext:value-type="string">
            <text:p>Temperature Sensor</text:p>
          </table:table-cell>
          <table:table-cell table:style-name="ce5" table:number-columns-repeated="3"/>
          <table:table-cell table:style-name="ce2" office:value-type="string" calcext:value-type="string">
            <text:p>Ultra Sonic</text:p>
          </table:table-cell>
          <table:table-cell table:style-name="ce2" table:number-columns-repeated="3"/>
          <table:table-cell table:number-columns-repeated="7"/>
        </table:table-row>
        <table:table-row table:style-name="ro1">
          <table:table-cell/>
          <table:table-cell office:value-type="string" calcext:value-type="string">
            <text:p>Voltage Levels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dle</text:p>
          </table:table-cell>
          <table:table-cell table:style-name="ce1" office:value-type="float" office:value="3.3" calcext:value-type="float">
            <text:p>3.3</text:p>
          </table:table-cell>
          <table:table-cell office:value-type="string" calcext:value-type="string">
            <text:p>I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dle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d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ues</text:p>
          </table:table-cell>
          <table:table-cell table:style-name="ce1" office:value-type="float" office:value="1" calcext:value-type="float">
            <text:p>1</text:p>
          </table:table-cell>
          <table:table-cell table:style-name="ce3" table:formula="of:=[.D6]/[.C6]" office:value-type="float" office:value="0.00488758553274682" calcext:value-type="float">
            <text:p>0.0049</text:p>
          </table:table-cell>
          <table:table-cell table:style-name="ce1" office:value-type="float" office:value="320" calcext:value-type="float">
            <text:p>320</text:p>
          </table:table-cell>
          <table:table-cell table:style-name="ce1" table:formula="of:=[.F6]/([.C6]+1)" office:value-type="float" office:value="0.00322265625" calcext:value-type="float">
            <text:p>0.00322265625</text:p>
          </table:table-cell>
          <table:table-cell office:value-type="float" office:value="330" calcext:value-type="float">
            <text:p>33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thers</text:p>
          </table:table-cell>
          <table:table-cell office:value-type="float" office:value="1" calcext:value-type="float">
            <text:p>1</text:p>
          </table:table-cell>
          <table:table-cell table:formula="of:=ONEVALUE5*[.C8]" office:value-type="float" office:value="0.00488758553274682" calcext:value-type="float">
            <text:p>0.0049</text:p>
          </table:table-cell>
          <table:table-cell/>
          <table:table-cell table:formula="of:=ONEVALUE33*[.C8]" office:value-type="float" office:value="0.00322265625" calcext:value-type="float">
            <text:p>0.0032</text:p>
          </table:table-cell>
          <table:table-cell table:number-columns-repeated="10"/>
          <table:table-cell office:value-type="string" calcext:value-type="string">
            <text:p>A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ONEVALUE5*[.C9]" office:value-type="float" office:value="0.00977517106549365" calcext:value-type="float">
            <text:p>0.0098</text:p>
          </table:table-cell>
          <table:table-cell/>
          <table:table-cell table:formula="of:=ONEVALUE33*[.C9]" office:value-type="float" office:value="0.0064453125" calcext:value-type="float">
            <text:p>0.0064</text:p>
          </table:table-cell>
          <table:table-cell table:number-columns-repeated="10"/>
          <table:table-cell office:value-type="string" calcext:value-type="string">
            <text:p>A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ONEVALUE5*[.C10]" office:value-type="float" office:value="0.0146627565982405" calcext:value-type="float">
            <text:p>0.0147</text:p>
          </table:table-cell>
          <table:table-cell/>
          <table:table-cell table:formula="of:=ONEVALUE33*[.C10]" office:value-type="float" office:value="0.00966796875" calcext:value-type="float">
            <text:p>0.0097</text:p>
          </table:table-cell>
          <table:table-cell table:number-columns-repeated="10"/>
          <table:table-cell office:value-type="string" calcext:value-type="string">
            <text:p>A5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ONEVALUE5*[.C11]" office:value-type="float" office:value="0.0195503421309873" calcext:value-type="float">
            <text:p>0.0196</text:p>
          </table:table-cell>
          <table:table-cell/>
          <table:table-cell table:formula="of:=ONEVALUE33*[.C11]" office:value-type="float" office:value="0.012890625" calcext:value-type="float">
            <text:p>0.012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ONEVALUE5*[.C12]" office:value-type="float" office:value="0.0244379276637341" calcext:value-type="float">
            <text:p>0.0244</text:p>
          </table:table-cell>
          <table:table-cell/>
          <table:table-cell table:formula="of:=ONEVALUE33*[.C12]" office:value-type="float" office:value="0.01611328125" calcext:value-type="float">
            <text:p>0.016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ONEVALUE5*[.C13]" office:value-type="float" office:value="0.0293255131964809" calcext:value-type="float">
            <text:p>0.0293</text:p>
          </table:table-cell>
          <table:table-cell/>
          <table:table-cell table:formula="of:=ONEVALUE33*[.C13]" office:value-type="float" office:value="0.0193359375" calcext:value-type="float">
            <text:p>0.019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ONEVALUE5*[.C14]" office:value-type="float" office:value="0.0342130987292278" calcext:value-type="float">
            <text:p>0.0342</text:p>
          </table:table-cell>
          <table:table-cell/>
          <table:table-cell table:formula="of:=ONEVALUE33*[.C14]" office:value-type="float" office:value="0.02255859375" calcext:value-type="float">
            <text:p>0.0226</text:p>
          </table:table-cell>
          <table:table-cell table:number-columns-repeated="10"/>
          <table:table-cell office:value-type="string" calcext:value-type="string">
            <text:p>Auto price marking display uni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ONEVALUE5*[.C15]" office:value-type="float" office:value="0.0391006842619746" calcext:value-type="float">
            <text:p>0.0391</text:p>
          </table:table-cell>
          <table:table-cell/>
          <table:table-cell table:formula="of:=ONEVALUE33*[.C15]" office:value-type="float" office:value="0.02578125" calcext:value-type="float">
            <text:p>0.025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ONEVALUE5*[.C16]" office:value-type="float" office:value="0.0439882697947214" calcext:value-type="float">
            <text:p>0.0440</text:p>
          </table:table-cell>
          <table:table-cell/>
          <table:table-cell table:formula="of:=ONEVALUE33*[.C16]" office:value-type="float" office:value="0.02900390625" calcext:value-type="float">
            <text:p>0.0290</text:p>
          </table:table-cell>
          <table:table-cell table:number-columns-repeated="10"/>
          <table:table-cell office:value-type="string" calcext:value-type="string">
            <text:p>Product ID</text:p>
          </table:table-cell>
          <table:table-cell office:value-type="string" calcext:value-type="string">
            <text:p>Rack Unit</text:p>
          </table:table-cell>
          <table:table-cell office:value-type="string" calcext:value-type="string">
            <text:p>Price Displa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s active?</text:p>
          </table:table-cell>
          <table:table-cell office:value-type="string" calcext:value-type="string">
            <text:p>N/W Connected?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ONEVALUE5*[.C17]" office:value-type="float" office:value="0.0488758553274682" calcext:value-type="float">
            <text:p>0.0489</text:p>
          </table:table-cell>
          <table:table-cell/>
          <table:table-cell table:formula="of:=ONEVALUE33*[.C17]" office:value-type="float" office:value="0.0322265625" calcext:value-type="float">
            <text:p>0.0322</text:p>
          </table:table-cell>
          <table:table-cell table:number-columns-repeated="10"/>
          <table:table-cell office:value-type="string" calcext:value-type="string">
            <text:p>P0001</text:p>
          </table:table-cell>
          <table:table-cell office:value-type="string" calcext:value-type="string">
            <text:p>R001</text:p>
          </table:table-cell>
          <table:table-cell office:value-type="float" office:value="50.6" calcext:value-type="float">
            <text:p>50.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ONEVALUE5*[.C18]" office:value-type="float" office:value="0.0537634408602151" calcext:value-type="float">
            <text:p>0.0538</text:p>
          </table:table-cell>
          <table:table-cell/>
          <table:table-cell table:formula="of:=ONEVALUE33*[.C18]" office:value-type="float" office:value="0.03544921875" calcext:value-type="float">
            <text:p>0.035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ONEVALUE5*[.C19]" office:value-type="float" office:value="0.0586510263929619" calcext:value-type="float">
            <text:p>0.0587</text:p>
          </table:table-cell>
          <table:table-cell/>
          <table:table-cell table:formula="of:=ONEVALUE33*[.C19]" office:value-type="float" office:value="0.038671875" calcext:value-type="float">
            <text:p>0.038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ONEVALUE5*[.C20]" office:value-type="float" office:value="0.0635386119257087" calcext:value-type="float">
            <text:p>0.0635</text:p>
          </table:table-cell>
          <table:table-cell/>
          <table:table-cell table:formula="of:=ONEVALUE33*[.C20]" office:value-type="float" office:value="0.04189453125" calcext:value-type="float">
            <text:p>0.041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ONEVALUE5*[.C21]" office:value-type="float" office:value="0.0684261974584555" calcext:value-type="float">
            <text:p>0.0684</text:p>
          </table:table-cell>
          <table:table-cell/>
          <table:table-cell table:formula="of:=ONEVALUE33*[.C21]" office:value-type="float" office:value="0.0451171875" calcext:value-type="float">
            <text:p>0.045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ONEVALUE5*[.C22]" office:value-type="float" office:value="0.0733137829912024" calcext:value-type="float">
            <text:p>0.0733</text:p>
          </table:table-cell>
          <table:table-cell/>
          <table:table-cell table:formula="of:=ONEVALUE33*[.C22]" office:value-type="float" office:value="0.04833984375" calcext:value-type="float">
            <text:p>0.048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ONEVALUE5*[.C23]" office:value-type="float" office:value="0.0782013685239492" calcext:value-type="float">
            <text:p>0.0782</text:p>
          </table:table-cell>
          <table:table-cell/>
          <table:table-cell table:formula="of:=ONEVALUE33*[.C23]" office:value-type="float" office:value="0.0515625" calcext:value-type="float">
            <text:p>0.051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ONEVALUE5*[.C24]" office:value-type="float" office:value="0.083088954056696" calcext:value-type="float">
            <text:p>0.0831</text:p>
          </table:table-cell>
          <table:table-cell/>
          <table:table-cell table:formula="of:=ONEVALUE33*[.C24]" office:value-type="float" office:value="0.05478515625" calcext:value-type="float">
            <text:p>0.054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ONEVALUE5*[.C25]" office:value-type="float" office:value="0.0879765395894428" calcext:value-type="float">
            <text:p>0.0880</text:p>
          </table:table-cell>
          <table:table-cell/>
          <table:table-cell table:formula="of:=ONEVALUE33*[.C25]" office:value-type="float" office:value="0.0580078125" calcext:value-type="float">
            <text:p>0.058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ONEVALUE5*[.C26]" office:value-type="float" office:value="0.0928641251221896" calcext:value-type="float">
            <text:p>0.0929</text:p>
          </table:table-cell>
          <table:table-cell/>
          <table:table-cell table:formula="of:=ONEVALUE33*[.C26]" office:value-type="float" office:value="0.06123046875" calcext:value-type="float">
            <text:p>0.061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ONEVALUE5*[.C27]" office:value-type="float" office:value="0.0977517106549365" calcext:value-type="float">
            <text:p>0.0978</text:p>
          </table:table-cell>
          <table:table-cell/>
          <table:table-cell table:formula="of:=ONEVALUE33*[.C27]" office:value-type="float" office:value="0.064453125" calcext:value-type="float">
            <text:p>0.064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ONEVALUE5*[.C28]" office:value-type="float" office:value="0.102639296187683" calcext:value-type="float">
            <text:p>0.1026</text:p>
          </table:table-cell>
          <table:table-cell/>
          <table:table-cell table:formula="of:=ONEVALUE33*[.C28]" office:value-type="float" office:value="0.06767578125" calcext:value-type="float">
            <text:p>0.067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ONEVALUE5*[.C29]" office:value-type="float" office:value="0.10752688172043" calcext:value-type="float">
            <text:p>0.1075</text:p>
          </table:table-cell>
          <table:table-cell/>
          <table:table-cell table:formula="of:=ONEVALUE33*[.C29]" office:value-type="float" office:value="0.0708984375" calcext:value-type="float">
            <text:p>0.070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ONEVALUE5*[.C30]" office:value-type="float" office:value="0.112414467253177" calcext:value-type="float">
            <text:p>0.1124</text:p>
          </table:table-cell>
          <table:table-cell/>
          <table:table-cell table:formula="of:=ONEVALUE33*[.C30]" office:value-type="float" office:value="0.07412109375" calcext:value-type="float">
            <text:p>0.074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ONEVALUE5*[.C31]" office:value-type="float" office:value="0.117302052785924" calcext:value-type="float">
            <text:p>0.1173</text:p>
          </table:table-cell>
          <table:table-cell/>
          <table:table-cell table:formula="of:=ONEVALUE33*[.C31]" office:value-type="float" office:value="0.07734375" calcext:value-type="float">
            <text:p>0.077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ONEVALUE5*[.C32]" office:value-type="float" office:value="0.122189638318671" calcext:value-type="float">
            <text:p>0.1222</text:p>
          </table:table-cell>
          <table:table-cell/>
          <table:table-cell table:formula="of:=ONEVALUE33*[.C32]" office:value-type="float" office:value="0.08056640625" calcext:value-type="float">
            <text:p>0.08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ONEVALUE5*[.C33]" office:value-type="float" office:value="0.127077223851417" calcext:value-type="float">
            <text:p>0.1271</text:p>
          </table:table-cell>
          <table:table-cell/>
          <table:table-cell table:formula="of:=ONEVALUE33*[.C33]" office:value-type="float" office:value="0.0837890625" calcext:value-type="float">
            <text:p>0.083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ONEVALUE5*[.C34]" office:value-type="float" office:value="0.131964809384164" calcext:value-type="float">
            <text:p>0.1320</text:p>
          </table:table-cell>
          <table:table-cell/>
          <table:table-cell table:formula="of:=ONEVALUE33*[.C34]" office:value-type="float" office:value="0.08701171875" calcext:value-type="float">
            <text:p>0.087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ONEVALUE5*[.C35]" office:value-type="float" office:value="0.136852394916911" calcext:value-type="float">
            <text:p>0.1369</text:p>
          </table:table-cell>
          <table:table-cell/>
          <table:table-cell table:formula="of:=ONEVALUE33*[.C35]" office:value-type="float" office:value="0.090234375" calcext:value-type="float">
            <text:p>0.09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ONEVALUE5*[.C36]" office:value-type="float" office:value="0.141739980449658" calcext:value-type="float">
            <text:p>0.1417</text:p>
          </table:table-cell>
          <table:table-cell/>
          <table:table-cell table:formula="of:=ONEVALUE33*[.C36]" office:value-type="float" office:value="0.09345703125" calcext:value-type="float">
            <text:p>0.093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ONEVALUE5*[.C37]" office:value-type="float" office:value="0.146627565982405" calcext:value-type="float">
            <text:p>0.1466</text:p>
          </table:table-cell>
          <table:table-cell/>
          <table:table-cell table:formula="of:=ONEVALUE33*[.C37]" office:value-type="float" office:value="0.0966796875" calcext:value-type="float">
            <text:p>0.096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ONEVALUE5*[.C38]" office:value-type="float" office:value="0.151515151515152" calcext:value-type="float">
            <text:p>0.1515</text:p>
          </table:table-cell>
          <table:table-cell/>
          <table:table-cell table:formula="of:=ONEVALUE33*[.C38]" office:value-type="float" office:value="0.09990234375" calcext:value-type="float">
            <text:p>0.099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ONEVALUE5*[.C39]" office:value-type="float" office:value="0.156402737047898" calcext:value-type="float">
            <text:p>0.1564</text:p>
          </table:table-cell>
          <table:table-cell/>
          <table:table-cell table:formula="of:=ONEVALUE33*[.C39]" office:value-type="float" office:value="0.103125" calcext:value-type="float">
            <text:p>0.103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ONEVALUE5*[.C40]" office:value-type="float" office:value="0.161290322580645" calcext:value-type="float">
            <text:p>0.1613</text:p>
          </table:table-cell>
          <table:table-cell/>
          <table:table-cell table:formula="of:=ONEVALUE33*[.C40]" office:value-type="float" office:value="0.10634765625" calcext:value-type="float">
            <text:p>0.106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ONEVALUE5*[.C41]" office:value-type="float" office:value="0.166177908113392" calcext:value-type="float">
            <text:p>0.1662</text:p>
          </table:table-cell>
          <table:table-cell/>
          <table:table-cell table:formula="of:=ONEVALUE33*[.C41]" office:value-type="float" office:value="0.1095703125" calcext:value-type="float">
            <text:p>0.109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ONEVALUE5*[.C42]" office:value-type="float" office:value="0.171065493646139" calcext:value-type="float">
            <text:p>0.1711</text:p>
          </table:table-cell>
          <table:table-cell/>
          <table:table-cell table:formula="of:=ONEVALUE33*[.C42]" office:value-type="float" office:value="0.11279296875" calcext:value-type="float">
            <text:p>0.11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ONEVALUE5*[.C43]" office:value-type="float" office:value="0.175953079178886" calcext:value-type="float">
            <text:p>0.1760</text:p>
          </table:table-cell>
          <table:table-cell/>
          <table:table-cell table:formula="of:=ONEVALUE33*[.C43]" office:value-type="float" office:value="0.116015625" calcext:value-type="float">
            <text:p>0.116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ONEVALUE5*[.C44]" office:value-type="float" office:value="0.180840664711632" calcext:value-type="float">
            <text:p>0.1808</text:p>
          </table:table-cell>
          <table:table-cell/>
          <table:table-cell table:formula="of:=ONEVALUE33*[.C44]" office:value-type="float" office:value="0.11923828125" calcext:value-type="float">
            <text:p>0.119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ONEVALUE5*[.C45]" office:value-type="float" office:value="0.185728250244379" calcext:value-type="float">
            <text:p>0.1857</text:p>
          </table:table-cell>
          <table:table-cell/>
          <table:table-cell table:formula="of:=ONEVALUE33*[.C45]" office:value-type="float" office:value="0.1224609375" calcext:value-type="float">
            <text:p>0.122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ONEVALUE5*[.C46]" office:value-type="float" office:value="0.190615835777126" calcext:value-type="float">
            <text:p>0.1906</text:p>
          </table:table-cell>
          <table:table-cell/>
          <table:table-cell table:formula="of:=ONEVALUE33*[.C46]" office:value-type="float" office:value="0.12568359375" calcext:value-type="float">
            <text:p>0.125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ONEVALUE5*[.C47]" office:value-type="float" office:value="0.195503421309873" calcext:value-type="float">
            <text:p>0.1955</text:p>
          </table:table-cell>
          <table:table-cell/>
          <table:table-cell table:formula="of:=ONEVALUE33*[.C47]" office:value-type="float" office:value="0.12890625" calcext:value-type="float">
            <text:p>0.128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ONEVALUE5*[.C48]" office:value-type="float" office:value="0.20039100684262" calcext:value-type="float">
            <text:p>0.2004</text:p>
          </table:table-cell>
          <table:table-cell/>
          <table:table-cell table:formula="of:=ONEVALUE33*[.C48]" office:value-type="float" office:value="0.13212890625" calcext:value-type="float">
            <text:p>0.132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ONEVALUE5*[.C49]" office:value-type="float" office:value="0.205278592375367" calcext:value-type="float">
            <text:p>0.2053</text:p>
          </table:table-cell>
          <table:table-cell/>
          <table:table-cell table:formula="of:=ONEVALUE33*[.C49]" office:value-type="float" office:value="0.1353515625" calcext:value-type="float">
            <text:p>0.135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ONEVALUE5*[.C50]" office:value-type="float" office:value="0.210166177908113" calcext:value-type="float">
            <text:p>0.2102</text:p>
          </table:table-cell>
          <table:table-cell/>
          <table:table-cell table:formula="of:=ONEVALUE33*[.C50]" office:value-type="float" office:value="0.13857421875" calcext:value-type="float">
            <text:p>0.138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ONEVALUE5*[.C51]" office:value-type="float" office:value="0.21505376344086" calcext:value-type="float">
            <text:p>0.2151</text:p>
          </table:table-cell>
          <table:table-cell/>
          <table:table-cell table:formula="of:=ONEVALUE33*[.C51]" office:value-type="float" office:value="0.141796875" calcext:value-type="float">
            <text:p>0.141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ONEVALUE5*[.C52]" office:value-type="float" office:value="0.219941348973607" calcext:value-type="float">
            <text:p>0.2199</text:p>
          </table:table-cell>
          <table:table-cell/>
          <table:table-cell table:formula="of:=ONEVALUE33*[.C52]" office:value-type="float" office:value="0.14501953125" calcext:value-type="float">
            <text:p>0.145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ONEVALUE5*[.C53]" office:value-type="float" office:value="0.224828934506354" calcext:value-type="float">
            <text:p>0.2248</text:p>
          </table:table-cell>
          <table:table-cell/>
          <table:table-cell table:formula="of:=ONEVALUE33*[.C53]" office:value-type="float" office:value="0.1482421875" calcext:value-type="float">
            <text:p>0.148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ONEVALUE5*[.C54]" office:value-type="float" office:value="0.229716520039101" calcext:value-type="float">
            <text:p>0.2297</text:p>
          </table:table-cell>
          <table:table-cell/>
          <table:table-cell table:formula="of:=ONEVALUE33*[.C54]" office:value-type="float" office:value="0.15146484375" calcext:value-type="float">
            <text:p>0.151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ONEVALUE5*[.C55]" office:value-type="float" office:value="0.234604105571848" calcext:value-type="float">
            <text:p>0.2346</text:p>
          </table:table-cell>
          <table:table-cell/>
          <table:table-cell table:formula="of:=ONEVALUE33*[.C55]" office:value-type="float" office:value="0.1546875" calcext:value-type="float">
            <text:p>0.154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ONEVALUE5*[.C56]" office:value-type="float" office:value="0.239491691104594" calcext:value-type="float">
            <text:p>0.2395</text:p>
          </table:table-cell>
          <table:table-cell/>
          <table:table-cell table:formula="of:=ONEVALUE33*[.C56]" office:value-type="float" office:value="0.15791015625" calcext:value-type="float">
            <text:p>0.157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ONEVALUE5*[.C57]" office:value-type="float" office:value="0.244379276637341" calcext:value-type="float">
            <text:p>0.2444</text:p>
          </table:table-cell>
          <table:table-cell/>
          <table:table-cell table:formula="of:=ONEVALUE33*[.C57]" office:value-type="float" office:value="0.1611328125" calcext:value-type="float">
            <text:p>0.161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ONEVALUE5*[.C58]" office:value-type="float" office:value="0.249266862170088" calcext:value-type="float">
            <text:p>0.2493</text:p>
          </table:table-cell>
          <table:table-cell/>
          <table:table-cell table:formula="of:=ONEVALUE33*[.C58]" office:value-type="float" office:value="0.16435546875" calcext:value-type="float">
            <text:p>0.164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ONEVALUE5*[.C59]" office:value-type="float" office:value="0.254154447702835" calcext:value-type="float">
            <text:p>0.2542</text:p>
          </table:table-cell>
          <table:table-cell/>
          <table:table-cell table:formula="of:=ONEVALUE33*[.C59]" office:value-type="float" office:value="0.167578125" calcext:value-type="float">
            <text:p>0.167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ONEVALUE5*[.C60]" office:value-type="float" office:value="0.259042033235582" calcext:value-type="float">
            <text:p>0.2590</text:p>
          </table:table-cell>
          <table:table-cell/>
          <table:table-cell table:formula="of:=ONEVALUE33*[.C60]" office:value-type="float" office:value="0.17080078125" calcext:value-type="float">
            <text:p>0.170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ONEVALUE5*[.C61]" office:value-type="float" office:value="0.263929618768328" calcext:value-type="float">
            <text:p>0.2639</text:p>
          </table:table-cell>
          <table:table-cell/>
          <table:table-cell table:formula="of:=ONEVALUE33*[.C61]" office:value-type="float" office:value="0.1740234375" calcext:value-type="float">
            <text:p>0.174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ONEVALUE5*[.C62]" office:value-type="float" office:value="0.268817204301075" calcext:value-type="float">
            <text:p>0.2688</text:p>
          </table:table-cell>
          <table:table-cell/>
          <table:table-cell table:formula="of:=ONEVALUE33*[.C62]" office:value-type="float" office:value="0.17724609375" calcext:value-type="float">
            <text:p>0.177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ONEVALUE5*[.C63]" office:value-type="float" office:value="0.273704789833822" calcext:value-type="float">
            <text:p>0.2737</text:p>
          </table:table-cell>
          <table:table-cell/>
          <table:table-cell table:formula="of:=ONEVALUE33*[.C63]" office:value-type="float" office:value="0.18046875" calcext:value-type="float">
            <text:p>0.180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formula="of:=ONEVALUE5*[.C64]" office:value-type="float" office:value="0.278592375366569" calcext:value-type="float">
            <text:p>0.2786</text:p>
          </table:table-cell>
          <table:table-cell/>
          <table:table-cell table:formula="of:=ONEVALUE33*[.C64]" office:value-type="float" office:value="0.18369140625" calcext:value-type="float">
            <text:p>0.183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ONEVALUE5*[.C65]" office:value-type="float" office:value="0.283479960899316" calcext:value-type="float">
            <text:p>0.2835</text:p>
          </table:table-cell>
          <table:table-cell/>
          <table:table-cell table:formula="of:=ONEVALUE33*[.C65]" office:value-type="float" office:value="0.1869140625" calcext:value-type="float">
            <text:p>0.186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ONEVALUE5*[.C66]" office:value-type="float" office:value="0.288367546432063" calcext:value-type="float">
            <text:p>0.2884</text:p>
          </table:table-cell>
          <table:table-cell/>
          <table:table-cell table:formula="of:=ONEVALUE33*[.C66]" office:value-type="float" office:value="0.19013671875" calcext:value-type="float">
            <text:p>0.19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ONEVALUE5*[.C67]" office:value-type="float" office:value="0.293255131964809" calcext:value-type="float">
            <text:p>0.2933</text:p>
          </table:table-cell>
          <table:table-cell/>
          <table:table-cell table:formula="of:=ONEVALUE33*[.C67]" office:value-type="float" office:value="0.193359375" calcext:value-type="float">
            <text:p>0.193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ONEVALUE5*[.C68]" office:value-type="float" office:value="0.298142717497556" calcext:value-type="float">
            <text:p>0.2981</text:p>
          </table:table-cell>
          <table:table-cell/>
          <table:table-cell table:formula="of:=ONEVALUE33*[.C68]" office:value-type="float" office:value="0.19658203125" calcext:value-type="float">
            <text:p>0.196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ONEVALUE5*[.C69]" office:value-type="float" office:value="0.303030303030303" calcext:value-type="float">
            <text:p>0.3030</text:p>
          </table:table-cell>
          <table:table-cell/>
          <table:table-cell table:formula="of:=ONEVALUE33*[.C69]" office:value-type="float" office:value="0.1998046875" calcext:value-type="float">
            <text:p>0.199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ONEVALUE5*[.C70]" office:value-type="float" office:value="0.30791788856305" calcext:value-type="float">
            <text:p>0.3079</text:p>
          </table:table-cell>
          <table:table-cell/>
          <table:table-cell table:formula="of:=ONEVALUE33*[.C70]" office:value-type="float" office:value="0.20302734375" calcext:value-type="float">
            <text:p>0.203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ONEVALUE5*[.C71]" office:value-type="float" office:value="0.312805474095797" calcext:value-type="float">
            <text:p>0.3128</text:p>
          </table:table-cell>
          <table:table-cell/>
          <table:table-cell table:formula="of:=ONEVALUE33*[.C71]" office:value-type="float" office:value="0.20625" calcext:value-type="float">
            <text:p>0.206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ONEVALUE5*[.C72]" office:value-type="float" office:value="0.317693059628543" calcext:value-type="float">
            <text:p>0.3177</text:p>
          </table:table-cell>
          <table:table-cell/>
          <table:table-cell table:formula="of:=ONEVALUE33*[.C72]" office:value-type="float" office:value="0.20947265625" calcext:value-type="float">
            <text:p>0.209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ONEVALUE5*[.C73]" office:value-type="float" office:value="0.32258064516129" calcext:value-type="float">
            <text:p>0.3226</text:p>
          </table:table-cell>
          <table:table-cell/>
          <table:table-cell table:formula="of:=ONEVALUE33*[.C73]" office:value-type="float" office:value="0.2126953125" calcext:value-type="float">
            <text:p>0.212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ONEVALUE5*[.C74]" office:value-type="float" office:value="0.327468230694037" calcext:value-type="float">
            <text:p>0.3275</text:p>
          </table:table-cell>
          <table:table-cell/>
          <table:table-cell table:formula="of:=ONEVALUE33*[.C74]" office:value-type="float" office:value="0.21591796875" calcext:value-type="float">
            <text:p>0.215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ONEVALUE5*[.C75]" office:value-type="float" office:value="0.332355816226784" calcext:value-type="float">
            <text:p>0.3324</text:p>
          </table:table-cell>
          <table:table-cell/>
          <table:table-cell table:formula="of:=ONEVALUE33*[.C75]" office:value-type="float" office:value="0.219140625" calcext:value-type="float">
            <text:p>0.21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ONEVALUE5*[.C76]" office:value-type="float" office:value="0.337243401759531" calcext:value-type="float">
            <text:p>0.3372</text:p>
          </table:table-cell>
          <table:table-cell/>
          <table:table-cell table:formula="of:=ONEVALUE33*[.C76]" office:value-type="float" office:value="0.22236328125" calcext:value-type="float">
            <text:p>0.222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ONEVALUE5*[.C77]" office:value-type="float" office:value="0.342130987292278" calcext:value-type="float">
            <text:p>0.3421</text:p>
          </table:table-cell>
          <table:table-cell/>
          <table:table-cell table:formula="of:=ONEVALUE33*[.C77]" office:value-type="float" office:value="0.2255859375" calcext:value-type="float">
            <text:p>0.225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ONEVALUE5*[.C78]" office:value-type="float" office:value="0.347018572825024" calcext:value-type="float">
            <text:p>0.3470</text:p>
          </table:table-cell>
          <table:table-cell/>
          <table:table-cell table:formula="of:=ONEVALUE33*[.C78]" office:value-type="float" office:value="0.22880859375" calcext:value-type="float">
            <text:p>0.228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ONEVALUE5*[.C79]" office:value-type="float" office:value="0.351906158357771" calcext:value-type="float">
            <text:p>0.3519</text:p>
          </table:table-cell>
          <table:table-cell/>
          <table:table-cell table:formula="of:=ONEVALUE33*[.C79]" office:value-type="float" office:value="0.23203125" calcext:value-type="float">
            <text:p>0.23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ONEVALUE5*[.C80]" office:value-type="float" office:value="0.356793743890518" calcext:value-type="float">
            <text:p>0.3568</text:p>
          </table:table-cell>
          <table:table-cell/>
          <table:table-cell table:formula="of:=ONEVALUE33*[.C80]" office:value-type="float" office:value="0.23525390625" calcext:value-type="float">
            <text:p>0.235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ONEVALUE5*[.C81]" office:value-type="float" office:value="0.361681329423265" calcext:value-type="float">
            <text:p>0.3617</text:p>
          </table:table-cell>
          <table:table-cell/>
          <table:table-cell table:formula="of:=ONEVALUE33*[.C81]" office:value-type="float" office:value="0.2384765625" calcext:value-type="float">
            <text:p>0.238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ONEVALUE5*[.C82]" office:value-type="float" office:value="0.366568914956012" calcext:value-type="float">
            <text:p>0.3666</text:p>
          </table:table-cell>
          <table:table-cell/>
          <table:table-cell table:formula="of:=ONEVALUE33*[.C82]" office:value-type="float" office:value="0.24169921875" calcext:value-type="float">
            <text:p>0.241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formula="of:=ONEVALUE5*[.C83]" office:value-type="float" office:value="0.371456500488759" calcext:value-type="float">
            <text:p>0.3715</text:p>
          </table:table-cell>
          <table:table-cell/>
          <table:table-cell table:formula="of:=ONEVALUE33*[.C83]" office:value-type="float" office:value="0.244921875" calcext:value-type="float">
            <text:p>0.244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formula="of:=ONEVALUE5*[.C84]" office:value-type="float" office:value="0.376344086021505" calcext:value-type="float">
            <text:p>0.3763</text:p>
          </table:table-cell>
          <table:table-cell/>
          <table:table-cell table:formula="of:=ONEVALUE33*[.C84]" office:value-type="float" office:value="0.24814453125" calcext:value-type="float">
            <text:p>0.248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formula="of:=ONEVALUE5*[.C85]" office:value-type="float" office:value="0.381231671554252" calcext:value-type="float">
            <text:p>0.3812</text:p>
          </table:table-cell>
          <table:table-cell/>
          <table:table-cell table:formula="of:=ONEVALUE33*[.C85]" office:value-type="float" office:value="0.2513671875" calcext:value-type="float">
            <text:p>0.251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ONEVALUE5*[.C86]" office:value-type="float" office:value="0.386119257086999" calcext:value-type="float">
            <text:p>0.3861</text:p>
          </table:table-cell>
          <table:table-cell/>
          <table:table-cell table:formula="of:=ONEVALUE33*[.C86]" office:value-type="float" office:value="0.25458984375" calcext:value-type="float">
            <text:p>0.254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ONEVALUE5*[.C87]" office:value-type="float" office:value="0.391006842619746" calcext:value-type="float">
            <text:p>0.3910</text:p>
          </table:table-cell>
          <table:table-cell/>
          <table:table-cell table:formula="of:=ONEVALUE33*[.C87]" office:value-type="float" office:value="0.2578125" calcext:value-type="float">
            <text:p>0.257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formula="of:=ONEVALUE5*[.C88]" office:value-type="float" office:value="0.395894428152493" calcext:value-type="float">
            <text:p>0.3959</text:p>
          </table:table-cell>
          <table:table-cell/>
          <table:table-cell table:formula="of:=ONEVALUE33*[.C88]" office:value-type="float" office:value="0.26103515625" calcext:value-type="float">
            <text:p>0.261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formula="of:=ONEVALUE5*[.C89]" office:value-type="float" office:value="0.400782013685239" calcext:value-type="float">
            <text:p>0.4008</text:p>
          </table:table-cell>
          <table:table-cell/>
          <table:table-cell table:formula="of:=ONEVALUE33*[.C89]" office:value-type="float" office:value="0.2642578125" calcext:value-type="float">
            <text:p>0.264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ONEVALUE5*[.C90]" office:value-type="float" office:value="0.405669599217986" calcext:value-type="float">
            <text:p>0.4057</text:p>
          </table:table-cell>
          <table:table-cell/>
          <table:table-cell table:formula="of:=ONEVALUE33*[.C90]" office:value-type="float" office:value="0.26748046875" calcext:value-type="float">
            <text:p>0.267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ONEVALUE5*[.C91]" office:value-type="float" office:value="0.410557184750733" calcext:value-type="float">
            <text:p>0.4106</text:p>
          </table:table-cell>
          <table:table-cell/>
          <table:table-cell table:formula="of:=ONEVALUE33*[.C91]" office:value-type="float" office:value="0.270703125" calcext:value-type="float">
            <text:p>0.270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ONEVALUE5*[.C92]" office:value-type="float" office:value="0.41544477028348" calcext:value-type="float">
            <text:p>0.4154</text:p>
          </table:table-cell>
          <table:table-cell/>
          <table:table-cell table:formula="of:=ONEVALUE33*[.C92]" office:value-type="float" office:value="0.27392578125" calcext:value-type="float">
            <text:p>0.273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ONEVALUE5*[.C93]" office:value-type="float" office:value="0.420332355816227" calcext:value-type="float">
            <text:p>0.4203</text:p>
          </table:table-cell>
          <table:table-cell/>
          <table:table-cell table:formula="of:=ONEVALUE33*[.C93]" office:value-type="float" office:value="0.2771484375" calcext:value-type="float">
            <text:p>0.277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formula="of:=ONEVALUE5*[.C94]" office:value-type="float" office:value="0.425219941348974" calcext:value-type="float">
            <text:p>0.4252</text:p>
          </table:table-cell>
          <table:table-cell/>
          <table:table-cell table:formula="of:=ONEVALUE33*[.C94]" office:value-type="float" office:value="0.28037109375" calcext:value-type="float">
            <text:p>0.280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ONEVALUE5*[.C95]" office:value-type="float" office:value="0.43010752688172" calcext:value-type="float">
            <text:p>0.4301</text:p>
          </table:table-cell>
          <table:table-cell/>
          <table:table-cell table:formula="of:=ONEVALUE33*[.C95]" office:value-type="float" office:value="0.28359375" calcext:value-type="float">
            <text:p>0.283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formula="of:=ONEVALUE5*[.C96]" office:value-type="float" office:value="0.434995112414467" calcext:value-type="float">
            <text:p>0.4350</text:p>
          </table:table-cell>
          <table:table-cell/>
          <table:table-cell table:formula="of:=ONEVALUE33*[.C96]" office:value-type="float" office:value="0.28681640625" calcext:value-type="float">
            <text:p>0.286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ONEVALUE5*[.C97]" office:value-type="float" office:value="0.439882697947214" calcext:value-type="float">
            <text:p>0.4399</text:p>
          </table:table-cell>
          <table:table-cell/>
          <table:table-cell table:formula="of:=ONEVALUE33*[.C97]" office:value-type="float" office:value="0.2900390625" calcext:value-type="float">
            <text:p>0.290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formula="of:=ONEVALUE5*[.C98]" office:value-type="float" office:value="0.444770283479961" calcext:value-type="float">
            <text:p>0.4448</text:p>
          </table:table-cell>
          <table:table-cell/>
          <table:table-cell table:formula="of:=ONEVALUE33*[.C98]" office:value-type="float" office:value="0.29326171875" calcext:value-type="float">
            <text:p>0.293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formula="of:=ONEVALUE5*[.C99]" office:value-type="float" office:value="0.449657869012708" calcext:value-type="float">
            <text:p>0.4497</text:p>
          </table:table-cell>
          <table:table-cell/>
          <table:table-cell table:formula="of:=ONEVALUE33*[.C99]" office:value-type="float" office:value="0.296484375" calcext:value-type="float">
            <text:p>0.296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formula="of:=ONEVALUE5*[.C100]" office:value-type="float" office:value="0.454545454545455" calcext:value-type="float">
            <text:p>0.4545</text:p>
          </table:table-cell>
          <table:table-cell/>
          <table:table-cell table:formula="of:=ONEVALUE33*[.C100]" office:value-type="float" office:value="0.29970703125" calcext:value-type="float">
            <text:p>0.299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formula="of:=ONEVALUE5*[.C101]" office:value-type="float" office:value="0.459433040078201" calcext:value-type="float">
            <text:p>0.4594</text:p>
          </table:table-cell>
          <table:table-cell/>
          <table:table-cell table:formula="of:=ONEVALUE33*[.C101]" office:value-type="float" office:value="0.3029296875" calcext:value-type="float">
            <text:p>0.302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ONEVALUE5*[.C102]" office:value-type="float" office:value="0.464320625610948" calcext:value-type="float">
            <text:p>0.4643</text:p>
          </table:table-cell>
          <table:table-cell/>
          <table:table-cell table:formula="of:=ONEVALUE33*[.C102]" office:value-type="float" office:value="0.30615234375" calcext:value-type="float">
            <text:p>0.306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formula="of:=ONEVALUE5*[.C103]" office:value-type="float" office:value="0.469208211143695" calcext:value-type="float">
            <text:p>0.4692</text:p>
          </table:table-cell>
          <table:table-cell/>
          <table:table-cell table:formula="of:=ONEVALUE33*[.C103]" office:value-type="float" office:value="0.309375" calcext:value-type="float">
            <text:p>0.309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formula="of:=ONEVALUE5*[.C104]" office:value-type="float" office:value="0.474095796676442" calcext:value-type="float">
            <text:p>0.4741</text:p>
          </table:table-cell>
          <table:table-cell/>
          <table:table-cell table:formula="of:=ONEVALUE33*[.C104]" office:value-type="float" office:value="0.31259765625" calcext:value-type="float">
            <text:p>0.31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formula="of:=ONEVALUE5*[.C105]" office:value-type="float" office:value="0.478983382209189" calcext:value-type="float">
            <text:p>0.4790</text:p>
          </table:table-cell>
          <table:table-cell/>
          <table:table-cell table:formula="of:=ONEVALUE33*[.C105]" office:value-type="float" office:value="0.3158203125" calcext:value-type="float">
            <text:p>0.315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formula="of:=ONEVALUE5*[.C106]" office:value-type="float" office:value="0.483870967741936" calcext:value-type="float">
            <text:p>0.4839</text:p>
          </table:table-cell>
          <table:table-cell/>
          <table:table-cell table:formula="of:=ONEVALUE33*[.C106]" office:value-type="float" office:value="0.31904296875" calcext:value-type="float">
            <text:p>0.319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ONEVALUE5*[.C107]" office:value-type="float" office:value="0.488758553274682" calcext:value-type="float">
            <text:p>0.4888</text:p>
          </table:table-cell>
          <table:table-cell/>
          <table:table-cell table:formula="of:=ONEVALUE33*[.C107]" office:value-type="float" office:value="0.322265625" calcext:value-type="float">
            <text:p>0.322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table:formula="of:=ONEVALUE5*[.C108]" office:value-type="float" office:value="0.493646138807429" calcext:value-type="float">
            <text:p>0.4936</text:p>
          </table:table-cell>
          <table:table-cell/>
          <table:table-cell table:formula="of:=ONEVALUE33*[.C108]" office:value-type="float" office:value="0.32548828125" calcext:value-type="float">
            <text:p>0.325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table:formula="of:=ONEVALUE5*[.C109]" office:value-type="float" office:value="0.498533724340176" calcext:value-type="float">
            <text:p>0.4985</text:p>
          </table:table-cell>
          <table:table-cell/>
          <table:table-cell table:formula="of:=ONEVALUE33*[.C109]" office:value-type="float" office:value="0.3287109375" calcext:value-type="float">
            <text:p>0.328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table:formula="of:=ONEVALUE5*[.C110]" office:value-type="float" office:value="0.503421309872923" calcext:value-type="float">
            <text:p>0.5034</text:p>
          </table:table-cell>
          <table:table-cell/>
          <table:table-cell table:formula="of:=ONEVALUE33*[.C110]" office:value-type="float" office:value="0.33193359375" calcext:value-type="float">
            <text:p>0.331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table:formula="of:=ONEVALUE5*[.C111]" office:value-type="float" office:value="0.50830889540567" calcext:value-type="float">
            <text:p>0.5083</text:p>
          </table:table-cell>
          <table:table-cell/>
          <table:table-cell table:formula="of:=ONEVALUE33*[.C111]" office:value-type="float" office:value="0.33515625" calcext:value-type="float">
            <text:p>0.335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formula="of:=ONEVALUE5*[.C112]" office:value-type="float" office:value="0.513196480938416" calcext:value-type="float">
            <text:p>0.5132</text:p>
          </table:table-cell>
          <table:table-cell/>
          <table:table-cell table:formula="of:=ONEVALUE33*[.C112]" office:value-type="float" office:value="0.33837890625" calcext:value-type="float">
            <text:p>0.33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table:formula="of:=ONEVALUE5*[.C113]" office:value-type="float" office:value="0.518084066471163" calcext:value-type="float">
            <text:p>0.5181</text:p>
          </table:table-cell>
          <table:table-cell/>
          <table:table-cell table:formula="of:=ONEVALUE33*[.C113]" office:value-type="float" office:value="0.3416015625" calcext:value-type="float">
            <text:p>0.341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table:formula="of:=ONEVALUE5*[.C114]" office:value-type="float" office:value="0.52297165200391" calcext:value-type="float">
            <text:p>0.5230</text:p>
          </table:table-cell>
          <table:table-cell/>
          <table:table-cell table:formula="of:=ONEVALUE33*[.C114]" office:value-type="float" office:value="0.34482421875" calcext:value-type="float">
            <text:p>0.344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table:formula="of:=ONEVALUE5*[.C115]" office:value-type="float" office:value="0.527859237536657" calcext:value-type="float">
            <text:p>0.5279</text:p>
          </table:table-cell>
          <table:table-cell/>
          <table:table-cell table:formula="of:=ONEVALUE33*[.C115]" office:value-type="float" office:value="0.348046875" calcext:value-type="float">
            <text:p>0.348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table:formula="of:=ONEVALUE5*[.C116]" office:value-type="float" office:value="0.532746823069404" calcext:value-type="float">
            <text:p>0.5327</text:p>
          </table:table-cell>
          <table:table-cell/>
          <table:table-cell table:formula="of:=ONEVALUE33*[.C116]" office:value-type="float" office:value="0.35126953125" calcext:value-type="float">
            <text:p>0.351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formula="of:=ONEVALUE5*[.C117]" office:value-type="float" office:value="0.537634408602151" calcext:value-type="float">
            <text:p>0.5376</text:p>
          </table:table-cell>
          <table:table-cell/>
          <table:table-cell table:formula="of:=ONEVALUE33*[.C117]" office:value-type="float" office:value="0.3544921875" calcext:value-type="float">
            <text:p>0.354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table:formula="of:=ONEVALUE5*[.C118]" office:value-type="float" office:value="0.542521994134897" calcext:value-type="float">
            <text:p>0.5425</text:p>
          </table:table-cell>
          <table:table-cell/>
          <table:table-cell table:formula="of:=ONEVALUE33*[.C118]" office:value-type="float" office:value="0.35771484375" calcext:value-type="float">
            <text:p>0.357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formula="of:=ONEVALUE5*[.C119]" office:value-type="float" office:value="0.547409579667644" calcext:value-type="float">
            <text:p>0.5474</text:p>
          </table:table-cell>
          <table:table-cell/>
          <table:table-cell table:formula="of:=ONEVALUE33*[.C119]" office:value-type="float" office:value="0.3609375" calcext:value-type="float">
            <text:p>0.360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table:formula="of:=ONEVALUE5*[.C120]" office:value-type="float" office:value="0.552297165200391" calcext:value-type="float">
            <text:p>0.5523</text:p>
          </table:table-cell>
          <table:table-cell/>
          <table:table-cell table:formula="of:=ONEVALUE33*[.C120]" office:value-type="float" office:value="0.36416015625" calcext:value-type="float">
            <text:p>0.364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table:formula="of:=ONEVALUE5*[.C121]" office:value-type="float" office:value="0.557184750733138" calcext:value-type="float">
            <text:p>0.5572</text:p>
          </table:table-cell>
          <table:table-cell/>
          <table:table-cell table:formula="of:=ONEVALUE33*[.C121]" office:value-type="float" office:value="0.3673828125" calcext:value-type="float">
            <text:p>0.367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table:formula="of:=ONEVALUE5*[.C122]" office:value-type="float" office:value="0.562072336265885" calcext:value-type="float">
            <text:p>0.5621</text:p>
          </table:table-cell>
          <table:table-cell/>
          <table:table-cell table:formula="of:=ONEVALUE33*[.C122]" office:value-type="float" office:value="0.37060546875" calcext:value-type="float">
            <text:p>0.37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table:formula="of:=ONEVALUE5*[.C123]" office:value-type="float" office:value="0.566959921798632" calcext:value-type="float">
            <text:p>0.5670</text:p>
          </table:table-cell>
          <table:table-cell/>
          <table:table-cell table:formula="of:=ONEVALUE33*[.C123]" office:value-type="float" office:value="0.373828125" calcext:value-type="float">
            <text:p>0.373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table:formula="of:=ONEVALUE5*[.C124]" office:value-type="float" office:value="0.571847507331378" calcext:value-type="float">
            <text:p>0.5718</text:p>
          </table:table-cell>
          <table:table-cell/>
          <table:table-cell table:formula="of:=ONEVALUE33*[.C124]" office:value-type="float" office:value="0.37705078125" calcext:value-type="float">
            <text:p>0.377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table:formula="of:=ONEVALUE5*[.C125]" office:value-type="float" office:value="0.576735092864125" calcext:value-type="float">
            <text:p>0.5767</text:p>
          </table:table-cell>
          <table:table-cell/>
          <table:table-cell table:formula="of:=ONEVALUE33*[.C125]" office:value-type="float" office:value="0.3802734375" calcext:value-type="float">
            <text:p>0.38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table:formula="of:=ONEVALUE5*[.C126]" office:value-type="float" office:value="0.581622678396872" calcext:value-type="float">
            <text:p>0.5816</text:p>
          </table:table-cell>
          <table:table-cell/>
          <table:table-cell table:formula="of:=ONEVALUE33*[.C126]" office:value-type="float" office:value="0.38349609375" calcext:value-type="float">
            <text:p>0.383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formula="of:=ONEVALUE5*[.C127]" office:value-type="float" office:value="0.586510263929619" calcext:value-type="float">
            <text:p>0.5865</text:p>
          </table:table-cell>
          <table:table-cell/>
          <table:table-cell table:formula="of:=ONEVALUE33*[.C127]" office:value-type="float" office:value="0.38671875" calcext:value-type="float">
            <text:p>0.386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table:formula="of:=ONEVALUE5*[.C128]" office:value-type="float" office:value="0.591397849462366" calcext:value-type="float">
            <text:p>0.5914</text:p>
          </table:table-cell>
          <table:table-cell/>
          <table:table-cell table:formula="of:=ONEVALUE33*[.C128]" office:value-type="float" office:value="0.38994140625" calcext:value-type="float">
            <text:p>0.389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table:formula="of:=ONEVALUE5*[.C129]" office:value-type="float" office:value="0.596285434995112" calcext:value-type="float">
            <text:p>0.5963</text:p>
          </table:table-cell>
          <table:table-cell/>
          <table:table-cell table:formula="of:=ONEVALUE33*[.C129]" office:value-type="float" office:value="0.3931640625" calcext:value-type="float">
            <text:p>0.393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table:formula="of:=ONEVALUE5*[.C130]" office:value-type="float" office:value="0.601173020527859" calcext:value-type="float">
            <text:p>0.6012</text:p>
          </table:table-cell>
          <table:table-cell/>
          <table:table-cell table:formula="of:=ONEVALUE33*[.C130]" office:value-type="float" office:value="0.39638671875" calcext:value-type="float">
            <text:p>0.396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table:formula="of:=ONEVALUE5*[.C131]" office:value-type="float" office:value="0.606060606060606" calcext:value-type="float">
            <text:p>0.6061</text:p>
          </table:table-cell>
          <table:table-cell/>
          <table:table-cell table:formula="of:=ONEVALUE33*[.C131]" office:value-type="float" office:value="0.399609375" calcext:value-type="float">
            <text:p>0.399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table:formula="of:=ONEVALUE5*[.C132]" office:value-type="float" office:value="0.610948191593353" calcext:value-type="float">
            <text:p>0.6109</text:p>
          </table:table-cell>
          <table:table-cell/>
          <table:table-cell table:formula="of:=ONEVALUE33*[.C132]" office:value-type="float" office:value="0.40283203125" calcext:value-type="float">
            <text:p>0.40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table:formula="of:=ONEVALUE5*[.C133]" office:value-type="float" office:value="0.6158357771261" calcext:value-type="float">
            <text:p>0.6158</text:p>
          </table:table-cell>
          <table:table-cell/>
          <table:table-cell table:formula="of:=ONEVALUE33*[.C133]" office:value-type="float" office:value="0.4060546875" calcext:value-type="float">
            <text:p>0.406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table:formula="of:=ONEVALUE5*[.C134]" office:value-type="float" office:value="0.620723362658847" calcext:value-type="float">
            <text:p>0.6207</text:p>
          </table:table-cell>
          <table:table-cell/>
          <table:table-cell table:formula="of:=ONEVALUE33*[.C134]" office:value-type="float" office:value="0.40927734375" calcext:value-type="float">
            <text:p>0.409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formula="of:=ONEVALUE5*[.C135]" office:value-type="float" office:value="0.625610948191593" calcext:value-type="float">
            <text:p>0.6256</text:p>
          </table:table-cell>
          <table:table-cell/>
          <table:table-cell table:formula="of:=ONEVALUE33*[.C135]" office:value-type="float" office:value="0.4125" calcext:value-type="float">
            <text:p>0.412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table:formula="of:=ONEVALUE5*[.C136]" office:value-type="float" office:value="0.63049853372434" calcext:value-type="float">
            <text:p>0.6305</text:p>
          </table:table-cell>
          <table:table-cell/>
          <table:table-cell table:formula="of:=ONEVALUE33*[.C136]" office:value-type="float" office:value="0.41572265625" calcext:value-type="float">
            <text:p>0.415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table:formula="of:=ONEVALUE5*[.C137]" office:value-type="float" office:value="0.635386119257087" calcext:value-type="float">
            <text:p>0.6354</text:p>
          </table:table-cell>
          <table:table-cell/>
          <table:table-cell table:formula="of:=ONEVALUE33*[.C137]" office:value-type="float" office:value="0.4189453125" calcext:value-type="float">
            <text:p>0.418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table:formula="of:=ONEVALUE5*[.C138]" office:value-type="float" office:value="0.640273704789834" calcext:value-type="float">
            <text:p>0.6403</text:p>
          </table:table-cell>
          <table:table-cell/>
          <table:table-cell table:formula="of:=ONEVALUE33*[.C138]" office:value-type="float" office:value="0.42216796875" calcext:value-type="float">
            <text:p>0.422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table:formula="of:=ONEVALUE5*[.C139]" office:value-type="float" office:value="0.645161290322581" calcext:value-type="float">
            <text:p>0.6452</text:p>
          </table:table-cell>
          <table:table-cell/>
          <table:table-cell table:formula="of:=ONEVALUE33*[.C139]" office:value-type="float" office:value="0.425390625" calcext:value-type="float">
            <text:p>0.425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table:formula="of:=ONEVALUE5*[.C140]" office:value-type="float" office:value="0.650048875855327" calcext:value-type="float">
            <text:p>0.6500</text:p>
          </table:table-cell>
          <table:table-cell/>
          <table:table-cell table:formula="of:=ONEVALUE33*[.C140]" office:value-type="float" office:value="0.42861328125" calcext:value-type="float">
            <text:p>0.428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table:formula="of:=ONEVALUE5*[.C141]" office:value-type="float" office:value="0.654936461388074" calcext:value-type="float">
            <text:p>0.6549</text:p>
          </table:table-cell>
          <table:table-cell/>
          <table:table-cell table:formula="of:=ONEVALUE33*[.C141]" office:value-type="float" office:value="0.4318359375" calcext:value-type="float">
            <text:p>0.431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table:formula="of:=ONEVALUE5*[.C142]" office:value-type="float" office:value="0.659824046920821" calcext:value-type="float">
            <text:p>0.6598</text:p>
          </table:table-cell>
          <table:table-cell/>
          <table:table-cell table:formula="of:=ONEVALUE33*[.C142]" office:value-type="float" office:value="0.43505859375" calcext:value-type="float">
            <text:p>0.435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table:formula="of:=ONEVALUE5*[.C143]" office:value-type="float" office:value="0.664711632453568" calcext:value-type="float">
            <text:p>0.6647</text:p>
          </table:table-cell>
          <table:table-cell/>
          <table:table-cell table:formula="of:=ONEVALUE33*[.C143]" office:value-type="float" office:value="0.43828125" calcext:value-type="float">
            <text:p>0.438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table:formula="of:=ONEVALUE5*[.C144]" office:value-type="float" office:value="0.669599217986315" calcext:value-type="float">
            <text:p>0.6696</text:p>
          </table:table-cell>
          <table:table-cell/>
          <table:table-cell table:formula="of:=ONEVALUE33*[.C144]" office:value-type="float" office:value="0.44150390625" calcext:value-type="float">
            <text:p>0.441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table:formula="of:=ONEVALUE5*[.C145]" office:value-type="float" office:value="0.674486803519062" calcext:value-type="float">
            <text:p>0.6745</text:p>
          </table:table-cell>
          <table:table-cell/>
          <table:table-cell table:formula="of:=ONEVALUE33*[.C145]" office:value-type="float" office:value="0.4447265625" calcext:value-type="float">
            <text:p>0.444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table:formula="of:=ONEVALUE5*[.C146]" office:value-type="float" office:value="0.679374389051808" calcext:value-type="float">
            <text:p>0.6794</text:p>
          </table:table-cell>
          <table:table-cell/>
          <table:table-cell table:formula="of:=ONEVALUE33*[.C146]" office:value-type="float" office:value="0.44794921875" calcext:value-type="float">
            <text:p>0.447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table:formula="of:=ONEVALUE5*[.C147]" office:value-type="float" office:value="0.684261974584555" calcext:value-type="float">
            <text:p>0.6843</text:p>
          </table:table-cell>
          <table:table-cell/>
          <table:table-cell table:formula="of:=ONEVALUE33*[.C147]" office:value-type="float" office:value="0.451171875" calcext:value-type="float">
            <text:p>0.451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table:formula="of:=ONEVALUE5*[.C148]" office:value-type="float" office:value="0.689149560117302" calcext:value-type="float">
            <text:p>0.6891</text:p>
          </table:table-cell>
          <table:table-cell/>
          <table:table-cell table:formula="of:=ONEVALUE33*[.C148]" office:value-type="float" office:value="0.45439453125" calcext:value-type="float">
            <text:p>0.454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table:formula="of:=ONEVALUE5*[.C149]" office:value-type="float" office:value="0.694037145650049" calcext:value-type="float">
            <text:p>0.6940</text:p>
          </table:table-cell>
          <table:table-cell/>
          <table:table-cell table:formula="of:=ONEVALUE33*[.C149]" office:value-type="float" office:value="0.4576171875" calcext:value-type="float">
            <text:p>0.457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table:formula="of:=ONEVALUE5*[.C150]" office:value-type="float" office:value="0.698924731182796" calcext:value-type="float">
            <text:p>0.6989</text:p>
          </table:table-cell>
          <table:table-cell/>
          <table:table-cell table:formula="of:=ONEVALUE33*[.C150]" office:value-type="float" office:value="0.46083984375" calcext:value-type="float">
            <text:p>0.460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table:formula="of:=ONEVALUE5*[.C151]" office:value-type="float" office:value="0.703812316715543" calcext:value-type="float">
            <text:p>0.7038</text:p>
          </table:table-cell>
          <table:table-cell/>
          <table:table-cell table:formula="of:=ONEVALUE33*[.C151]" office:value-type="float" office:value="0.4640625" calcext:value-type="float">
            <text:p>0.464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table:formula="of:=ONEVALUE5*[.C152]" office:value-type="float" office:value="0.708699902248289" calcext:value-type="float">
            <text:p>0.7087</text:p>
          </table:table-cell>
          <table:table-cell/>
          <table:table-cell table:formula="of:=ONEVALUE33*[.C152]" office:value-type="float" office:value="0.46728515625" calcext:value-type="float">
            <text:p>0.467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table:formula="of:=ONEVALUE5*[.C153]" office:value-type="float" office:value="0.713587487781036" calcext:value-type="float">
            <text:p>0.7136</text:p>
          </table:table-cell>
          <table:table-cell/>
          <table:table-cell table:formula="of:=ONEVALUE33*[.C153]" office:value-type="float" office:value="0.4705078125" calcext:value-type="float">
            <text:p>0.470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table:formula="of:=ONEVALUE5*[.C154]" office:value-type="float" office:value="0.718475073313783" calcext:value-type="float">
            <text:p>0.7185</text:p>
          </table:table-cell>
          <table:table-cell/>
          <table:table-cell table:formula="of:=ONEVALUE33*[.C154]" office:value-type="float" office:value="0.47373046875" calcext:value-type="float">
            <text:p>0.473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table:formula="of:=ONEVALUE5*[.C155]" office:value-type="float" office:value="0.72336265884653" calcext:value-type="float">
            <text:p>0.7234</text:p>
          </table:table-cell>
          <table:table-cell/>
          <table:table-cell table:formula="of:=ONEVALUE33*[.C155]" office:value-type="float" office:value="0.476953125" calcext:value-type="float">
            <text:p>0.477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table:formula="of:=ONEVALUE5*[.C156]" office:value-type="float" office:value="0.728250244379277" calcext:value-type="float">
            <text:p>0.7283</text:p>
          </table:table-cell>
          <table:table-cell/>
          <table:table-cell table:formula="of:=ONEVALUE33*[.C156]" office:value-type="float" office:value="0.48017578125" calcext:value-type="float">
            <text:p>0.48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formula="of:=ONEVALUE5*[.C157]" office:value-type="float" office:value="0.733137829912023" calcext:value-type="float">
            <text:p>0.7331</text:p>
          </table:table-cell>
          <table:table-cell/>
          <table:table-cell table:formula="of:=ONEVALUE33*[.C157]" office:value-type="float" office:value="0.4833984375" calcext:value-type="float">
            <text:p>0.483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table:formula="of:=ONEVALUE5*[.C158]" office:value-type="float" office:value="0.73802541544477" calcext:value-type="float">
            <text:p>0.7380</text:p>
          </table:table-cell>
          <table:table-cell/>
          <table:table-cell table:formula="of:=ONEVALUE33*[.C158]" office:value-type="float" office:value="0.48662109375" calcext:value-type="float">
            <text:p>0.486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table:formula="of:=ONEVALUE5*[.C159]" office:value-type="float" office:value="0.742913000977517" calcext:value-type="float">
            <text:p>0.7429</text:p>
          </table:table-cell>
          <table:table-cell/>
          <table:table-cell table:formula="of:=ONEVALUE33*[.C159]" office:value-type="float" office:value="0.48984375" calcext:value-type="float">
            <text:p>0.489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table:formula="of:=ONEVALUE5*[.C160]" office:value-type="float" office:value="0.747800586510264" calcext:value-type="float">
            <text:p>0.7478</text:p>
          </table:table-cell>
          <table:table-cell/>
          <table:table-cell table:formula="of:=ONEVALUE33*[.C160]" office:value-type="float" office:value="0.49306640625" calcext:value-type="float">
            <text:p>0.493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table:formula="of:=ONEVALUE5*[.C161]" office:value-type="float" office:value="0.752688172043011" calcext:value-type="float">
            <text:p>0.7527</text:p>
          </table:table-cell>
          <table:table-cell/>
          <table:table-cell table:formula="of:=ONEVALUE33*[.C161]" office:value-type="float" office:value="0.4962890625" calcext:value-type="float">
            <text:p>0.496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table:formula="of:=ONEVALUE5*[.C162]" office:value-type="float" office:value="0.757575757575758" calcext:value-type="float">
            <text:p>0.7576</text:p>
          </table:table-cell>
          <table:table-cell/>
          <table:table-cell table:formula="of:=ONEVALUE33*[.C162]" office:value-type="float" office:value="0.49951171875" calcext:value-type="float">
            <text:p>0.499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table:formula="of:=ONEVALUE5*[.C163]" office:value-type="float" office:value="0.762463343108504" calcext:value-type="float">
            <text:p>0.7625</text:p>
          </table:table-cell>
          <table:table-cell/>
          <table:table-cell table:formula="of:=ONEVALUE33*[.C163]" office:value-type="float" office:value="0.502734375" calcext:value-type="float">
            <text:p>0.502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table:formula="of:=ONEVALUE5*[.C164]" office:value-type="float" office:value="0.767350928641251" calcext:value-type="float">
            <text:p>0.7674</text:p>
          </table:table-cell>
          <table:table-cell/>
          <table:table-cell table:formula="of:=ONEVALUE33*[.C164]" office:value-type="float" office:value="0.50595703125" calcext:value-type="float">
            <text:p>0.506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table:formula="of:=ONEVALUE5*[.C165]" office:value-type="float" office:value="0.772238514173998" calcext:value-type="float">
            <text:p>0.7722</text:p>
          </table:table-cell>
          <table:table-cell/>
          <table:table-cell table:formula="of:=ONEVALUE33*[.C165]" office:value-type="float" office:value="0.5091796875" calcext:value-type="float">
            <text:p>0.509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table:formula="of:=ONEVALUE5*[.C166]" office:value-type="float" office:value="0.777126099706745" calcext:value-type="float">
            <text:p>0.7771</text:p>
          </table:table-cell>
          <table:table-cell/>
          <table:table-cell table:formula="of:=ONEVALUE33*[.C166]" office:value-type="float" office:value="0.51240234375" calcext:value-type="float">
            <text:p>0.512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table:formula="of:=ONEVALUE5*[.C167]" office:value-type="float" office:value="0.782013685239492" calcext:value-type="float">
            <text:p>0.7820</text:p>
          </table:table-cell>
          <table:table-cell/>
          <table:table-cell table:formula="of:=ONEVALUE33*[.C167]" office:value-type="float" office:value="0.515625" calcext:value-type="float">
            <text:p>0.515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table:formula="of:=ONEVALUE5*[.C168]" office:value-type="float" office:value="0.786901270772238" calcext:value-type="float">
            <text:p>0.7869</text:p>
          </table:table-cell>
          <table:table-cell/>
          <table:table-cell table:formula="of:=ONEVALUE33*[.C168]" office:value-type="float" office:value="0.51884765625" calcext:value-type="float">
            <text:p>0.518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table:formula="of:=ONEVALUE5*[.C169]" office:value-type="float" office:value="0.791788856304985" calcext:value-type="float">
            <text:p>0.7918</text:p>
          </table:table-cell>
          <table:table-cell/>
          <table:table-cell table:formula="of:=ONEVALUE33*[.C169]" office:value-type="float" office:value="0.5220703125" calcext:value-type="float">
            <text:p>0.522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table:formula="of:=ONEVALUE5*[.C170]" office:value-type="float" office:value="0.796676441837732" calcext:value-type="float">
            <text:p>0.7967</text:p>
          </table:table-cell>
          <table:table-cell/>
          <table:table-cell table:formula="of:=ONEVALUE33*[.C170]" office:value-type="float" office:value="0.52529296875" calcext:value-type="float">
            <text:p>0.525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table:formula="of:=ONEVALUE5*[.C171]" office:value-type="float" office:value="0.801564027370479" calcext:value-type="float">
            <text:p>0.8016</text:p>
          </table:table-cell>
          <table:table-cell/>
          <table:table-cell table:formula="of:=ONEVALUE33*[.C171]" office:value-type="float" office:value="0.528515625" calcext:value-type="float">
            <text:p>0.528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table:formula="of:=ONEVALUE5*[.C172]" office:value-type="float" office:value="0.806451612903226" calcext:value-type="float">
            <text:p>0.8065</text:p>
          </table:table-cell>
          <table:table-cell/>
          <table:table-cell table:formula="of:=ONEVALUE33*[.C172]" office:value-type="float" office:value="0.53173828125" calcext:value-type="float">
            <text:p>0.531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table:formula="of:=ONEVALUE5*[.C173]" office:value-type="float" office:value="0.811339198435972" calcext:value-type="float">
            <text:p>0.8113</text:p>
          </table:table-cell>
          <table:table-cell/>
          <table:table-cell table:formula="of:=ONEVALUE33*[.C173]" office:value-type="float" office:value="0.5349609375" calcext:value-type="float">
            <text:p>0.535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table:formula="of:=ONEVALUE5*[.C174]" office:value-type="float" office:value="0.816226783968719" calcext:value-type="float">
            <text:p>0.8162</text:p>
          </table:table-cell>
          <table:table-cell/>
          <table:table-cell table:formula="of:=ONEVALUE33*[.C174]" office:value-type="float" office:value="0.53818359375" calcext:value-type="float">
            <text:p>0.538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table:formula="of:=ONEVALUE5*[.C175]" office:value-type="float" office:value="0.821114369501466" calcext:value-type="float">
            <text:p>0.8211</text:p>
          </table:table-cell>
          <table:table-cell/>
          <table:table-cell table:formula="of:=ONEVALUE33*[.C175]" office:value-type="float" office:value="0.54140625" calcext:value-type="float">
            <text:p>0.541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table:formula="of:=ONEVALUE5*[.C176]" office:value-type="float" office:value="0.826001955034213" calcext:value-type="float">
            <text:p>0.8260</text:p>
          </table:table-cell>
          <table:table-cell/>
          <table:table-cell table:formula="of:=ONEVALUE33*[.C176]" office:value-type="float" office:value="0.54462890625" calcext:value-type="float">
            <text:p>0.544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table:formula="of:=ONEVALUE5*[.C177]" office:value-type="float" office:value="0.83088954056696" calcext:value-type="float">
            <text:p>0.8309</text:p>
          </table:table-cell>
          <table:table-cell/>
          <table:table-cell table:formula="of:=ONEVALUE33*[.C177]" office:value-type="float" office:value="0.5478515625" calcext:value-type="float">
            <text:p>0.547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table:formula="of:=ONEVALUE5*[.C178]" office:value-type="float" office:value="0.835777126099707" calcext:value-type="float">
            <text:p>0.8358</text:p>
          </table:table-cell>
          <table:table-cell/>
          <table:table-cell table:formula="of:=ONEVALUE33*[.C178]" office:value-type="float" office:value="0.55107421875" calcext:value-type="float">
            <text:p>0.551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table:formula="of:=ONEVALUE5*[.C179]" office:value-type="float" office:value="0.840664711632454" calcext:value-type="float">
            <text:p>0.8407</text:p>
          </table:table-cell>
          <table:table-cell/>
          <table:table-cell table:formula="of:=ONEVALUE33*[.C179]" office:value-type="float" office:value="0.554296875" calcext:value-type="float">
            <text:p>0.554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table:formula="of:=ONEVALUE5*[.C180]" office:value-type="float" office:value="0.8455522971652" calcext:value-type="float">
            <text:p>0.8456</text:p>
          </table:table-cell>
          <table:table-cell/>
          <table:table-cell table:formula="of:=ONEVALUE33*[.C180]" office:value-type="float" office:value="0.55751953125" calcext:value-type="float">
            <text:p>0.557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table:formula="of:=ONEVALUE5*[.C181]" office:value-type="float" office:value="0.850439882697947" calcext:value-type="float">
            <text:p>0.8504</text:p>
          </table:table-cell>
          <table:table-cell/>
          <table:table-cell table:formula="of:=ONEVALUE33*[.C181]" office:value-type="float" office:value="0.5607421875" calcext:value-type="float">
            <text:p>0.560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table:formula="of:=ONEVALUE5*[.C182]" office:value-type="float" office:value="0.855327468230694" calcext:value-type="float">
            <text:p>0.8553</text:p>
          </table:table-cell>
          <table:table-cell/>
          <table:table-cell table:formula="of:=ONEVALUE33*[.C182]" office:value-type="float" office:value="0.56396484375" calcext:value-type="float">
            <text:p>0.564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table:formula="of:=ONEVALUE5*[.C183]" office:value-type="float" office:value="0.860215053763441" calcext:value-type="float">
            <text:p>0.8602</text:p>
          </table:table-cell>
          <table:table-cell/>
          <table:table-cell table:formula="of:=ONEVALUE33*[.C183]" office:value-type="float" office:value="0.5671875" calcext:value-type="float">
            <text:p>0.567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table:formula="of:=ONEVALUE5*[.C184]" office:value-type="float" office:value="0.865102639296188" calcext:value-type="float">
            <text:p>0.8651</text:p>
          </table:table-cell>
          <table:table-cell/>
          <table:table-cell table:formula="of:=ONEVALUE33*[.C184]" office:value-type="float" office:value="0.57041015625" calcext:value-type="float">
            <text:p>0.570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table:formula="of:=ONEVALUE5*[.C185]" office:value-type="float" office:value="0.869990224828934" calcext:value-type="float">
            <text:p>0.8700</text:p>
          </table:table-cell>
          <table:table-cell/>
          <table:table-cell table:formula="of:=ONEVALUE33*[.C185]" office:value-type="float" office:value="0.5736328125" calcext:value-type="float">
            <text:p>0.573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table:formula="of:=ONEVALUE5*[.C186]" office:value-type="float" office:value="0.874877810361681" calcext:value-type="float">
            <text:p>0.8749</text:p>
          </table:table-cell>
          <table:table-cell/>
          <table:table-cell table:formula="of:=ONEVALUE33*[.C186]" office:value-type="float" office:value="0.57685546875" calcext:value-type="float">
            <text:p>0.576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formula="of:=ONEVALUE5*[.C187]" office:value-type="float" office:value="0.879765395894428" calcext:value-type="float">
            <text:p>0.8798</text:p>
          </table:table-cell>
          <table:table-cell/>
          <table:table-cell table:formula="of:=ONEVALUE33*[.C187]" office:value-type="float" office:value="0.580078125" calcext:value-type="float">
            <text:p>0.58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table:formula="of:=ONEVALUE5*[.C188]" office:value-type="float" office:value="0.884652981427175" calcext:value-type="float">
            <text:p>0.8847</text:p>
          </table:table-cell>
          <table:table-cell/>
          <table:table-cell table:formula="of:=ONEVALUE33*[.C188]" office:value-type="float" office:value="0.58330078125" calcext:value-type="float">
            <text:p>0.583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table:formula="of:=ONEVALUE5*[.C189]" office:value-type="float" office:value="0.889540566959922" calcext:value-type="float">
            <text:p>0.8895</text:p>
          </table:table-cell>
          <table:table-cell/>
          <table:table-cell table:formula="of:=ONEVALUE33*[.C189]" office:value-type="float" office:value="0.5865234375" calcext:value-type="float">
            <text:p>0.586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table:formula="of:=ONEVALUE5*[.C190]" office:value-type="float" office:value="0.894428152492669" calcext:value-type="float">
            <text:p>0.8944</text:p>
          </table:table-cell>
          <table:table-cell/>
          <table:table-cell table:formula="of:=ONEVALUE33*[.C190]" office:value-type="float" office:value="0.58974609375" calcext:value-type="float">
            <text:p>0.589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table:formula="of:=ONEVALUE5*[.C191]" office:value-type="float" office:value="0.899315738025415" calcext:value-type="float">
            <text:p>0.8993</text:p>
          </table:table-cell>
          <table:table-cell/>
          <table:table-cell table:formula="of:=ONEVALUE33*[.C191]" office:value-type="float" office:value="0.59296875" calcext:value-type="float">
            <text:p>0.593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table:formula="of:=ONEVALUE5*[.C192]" office:value-type="float" office:value="0.904203323558162" calcext:value-type="float">
            <text:p>0.9042</text:p>
          </table:table-cell>
          <table:table-cell/>
          <table:table-cell table:formula="of:=ONEVALUE33*[.C192]" office:value-type="float" office:value="0.59619140625" calcext:value-type="float">
            <text:p>0.596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table:formula="of:=ONEVALUE5*[.C193]" office:value-type="float" office:value="0.909090909090909" calcext:value-type="float">
            <text:p>0.9091</text:p>
          </table:table-cell>
          <table:table-cell/>
          <table:table-cell table:formula="of:=ONEVALUE33*[.C193]" office:value-type="float" office:value="0.5994140625" calcext:value-type="float">
            <text:p>0.599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table:formula="of:=ONEVALUE5*[.C194]" office:value-type="float" office:value="0.913978494623656" calcext:value-type="float">
            <text:p>0.9140</text:p>
          </table:table-cell>
          <table:table-cell/>
          <table:table-cell table:formula="of:=ONEVALUE33*[.C194]" office:value-type="float" office:value="0.60263671875" calcext:value-type="float">
            <text:p>0.60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table:formula="of:=ONEVALUE5*[.C195]" office:value-type="float" office:value="0.918866080156403" calcext:value-type="float">
            <text:p>0.9189</text:p>
          </table:table-cell>
          <table:table-cell/>
          <table:table-cell table:formula="of:=ONEVALUE33*[.C195]" office:value-type="float" office:value="0.605859375" calcext:value-type="float">
            <text:p>0.605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table:formula="of:=ONEVALUE5*[.C196]" office:value-type="float" office:value="0.923753665689149" calcext:value-type="float">
            <text:p>0.9238</text:p>
          </table:table-cell>
          <table:table-cell/>
          <table:table-cell table:formula="of:=ONEVALUE33*[.C196]" office:value-type="float" office:value="0.60908203125" calcext:value-type="float">
            <text:p>0.60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table:formula="of:=ONEVALUE5*[.C197]" office:value-type="float" office:value="0.928641251221896" calcext:value-type="float">
            <text:p>0.9286</text:p>
          </table:table-cell>
          <table:table-cell/>
          <table:table-cell table:formula="of:=ONEVALUE33*[.C197]" office:value-type="float" office:value="0.6123046875" calcext:value-type="float">
            <text:p>0.612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table:formula="of:=ONEVALUE5*[.C198]" office:value-type="float" office:value="0.933528836754643" calcext:value-type="float">
            <text:p>0.9335</text:p>
          </table:table-cell>
          <table:table-cell/>
          <table:table-cell table:formula="of:=ONEVALUE33*[.C198]" office:value-type="float" office:value="0.61552734375" calcext:value-type="float">
            <text:p>0.615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table:formula="of:=ONEVALUE5*[.C199]" office:value-type="float" office:value="0.93841642228739" calcext:value-type="float">
            <text:p>0.9384</text:p>
          </table:table-cell>
          <table:table-cell/>
          <table:table-cell table:formula="of:=ONEVALUE33*[.C199]" office:value-type="float" office:value="0.61875" calcext:value-type="float">
            <text:p>0.618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table:formula="of:=ONEVALUE5*[.C200]" office:value-type="float" office:value="0.943304007820137" calcext:value-type="float">
            <text:p>0.9433</text:p>
          </table:table-cell>
          <table:table-cell/>
          <table:table-cell table:formula="of:=ONEVALUE33*[.C200]" office:value-type="float" office:value="0.62197265625" calcext:value-type="float">
            <text:p>0.62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table:formula="of:=ONEVALUE5*[.C201]" office:value-type="float" office:value="0.948191593352884" calcext:value-type="float">
            <text:p>0.9482</text:p>
          </table:table-cell>
          <table:table-cell/>
          <table:table-cell table:formula="of:=ONEVALUE33*[.C201]" office:value-type="float" office:value="0.6251953125" calcext:value-type="float">
            <text:p>0.625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table:formula="of:=ONEVALUE5*[.C202]" office:value-type="float" office:value="0.953079178885631" calcext:value-type="float">
            <text:p>0.9531</text:p>
          </table:table-cell>
          <table:table-cell/>
          <table:table-cell table:formula="of:=ONEVALUE33*[.C202]" office:value-type="float" office:value="0.62841796875" calcext:value-type="float">
            <text:p>0.62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table:formula="of:=ONEVALUE5*[.C203]" office:value-type="float" office:value="0.957966764418377" calcext:value-type="float">
            <text:p>0.9580</text:p>
          </table:table-cell>
          <table:table-cell/>
          <table:table-cell table:formula="of:=ONEVALUE33*[.C203]" office:value-type="float" office:value="0.631640625" calcext:value-type="float">
            <text:p>0.631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table:formula="of:=ONEVALUE5*[.C204]" office:value-type="float" office:value="0.962854349951124" calcext:value-type="float">
            <text:p>0.9629</text:p>
          </table:table-cell>
          <table:table-cell/>
          <table:table-cell table:formula="of:=ONEVALUE33*[.C204]" office:value-type="float" office:value="0.63486328125" calcext:value-type="float">
            <text:p>0.634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table:formula="of:=ONEVALUE5*[.C205]" office:value-type="float" office:value="0.967741935483871" calcext:value-type="float">
            <text:p>0.9677</text:p>
          </table:table-cell>
          <table:table-cell/>
          <table:table-cell table:formula="of:=ONEVALUE33*[.C205]" office:value-type="float" office:value="0.6380859375" calcext:value-type="float">
            <text:p>0.638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table:formula="of:=ONEVALUE5*[.C206]" office:value-type="float" office:value="0.972629521016618" calcext:value-type="float">
            <text:p>0.9726</text:p>
          </table:table-cell>
          <table:table-cell/>
          <table:table-cell table:formula="of:=ONEVALUE33*[.C206]" office:value-type="float" office:value="0.64130859375" calcext:value-type="float">
            <text:p>0.641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formula="of:=ONEVALUE5*[.C207]" office:value-type="float" office:value="0.977517106549365" calcext:value-type="float">
            <text:p>0.9775</text:p>
          </table:table-cell>
          <table:table-cell/>
          <table:table-cell table:formula="of:=ONEVALUE33*[.C207]" office:value-type="float" office:value="0.64453125" calcext:value-type="float">
            <text:p>0.644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table:formula="of:=ONEVALUE5*[.C208]" office:value-type="float" office:value="0.982404692082111" calcext:value-type="float">
            <text:p>0.9824</text:p>
          </table:table-cell>
          <table:table-cell/>
          <table:table-cell table:formula="of:=ONEVALUE33*[.C208]" office:value-type="float" office:value="0.64775390625" calcext:value-type="float">
            <text:p>0.647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table:formula="of:=ONEVALUE5*[.C209]" office:value-type="float" office:value="0.987292277614858" calcext:value-type="float">
            <text:p>0.9873</text:p>
          </table:table-cell>
          <table:table-cell/>
          <table:table-cell table:formula="of:=ONEVALUE33*[.C209]" office:value-type="float" office:value="0.6509765625" calcext:value-type="float">
            <text:p>0.651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table:formula="of:=ONEVALUE5*[.C210]" office:value-type="float" office:value="0.992179863147605" calcext:value-type="float">
            <text:p>0.9922</text:p>
          </table:table-cell>
          <table:table-cell/>
          <table:table-cell table:formula="of:=ONEVALUE33*[.C210]" office:value-type="float" office:value="0.65419921875" calcext:value-type="float">
            <text:p>0.654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table:formula="of:=ONEVALUE5*[.C211]" office:value-type="float" office:value="0.997067448680352" calcext:value-type="float">
            <text:p>0.9971</text:p>
          </table:table-cell>
          <table:table-cell/>
          <table:table-cell table:formula="of:=ONEVALUE33*[.C211]" office:value-type="float" office:value="0.657421875" calcext:value-type="float">
            <text:p>0.657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table:formula="of:=ONEVALUE5*[.C212]" office:value-type="float" office:value="1.0019550342131" calcext:value-type="float">
            <text:p>1.0020</text:p>
          </table:table-cell>
          <table:table-cell/>
          <table:table-cell table:formula="of:=ONEVALUE33*[.C212]" office:value-type="float" office:value="0.66064453125" calcext:value-type="float">
            <text:p>0.66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table:formula="of:=ONEVALUE5*[.C213]" office:value-type="float" office:value="1.00684261974585" calcext:value-type="float">
            <text:p>1.0068</text:p>
          </table:table-cell>
          <table:table-cell/>
          <table:table-cell table:formula="of:=ONEVALUE33*[.C213]" office:value-type="float" office:value="0.6638671875" calcext:value-type="float">
            <text:p>0.663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table:formula="of:=ONEVALUE5*[.C214]" office:value-type="float" office:value="1.01173020527859" calcext:value-type="float">
            <text:p>1.0117</text:p>
          </table:table-cell>
          <table:table-cell/>
          <table:table-cell table:formula="of:=ONEVALUE33*[.C214]" office:value-type="float" office:value="0.66708984375" calcext:value-type="float">
            <text:p>0.667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table:formula="of:=ONEVALUE5*[.C215]" office:value-type="float" office:value="1.01661779081134" calcext:value-type="float">
            <text:p>1.0166</text:p>
          </table:table-cell>
          <table:table-cell/>
          <table:table-cell table:formula="of:=ONEVALUE33*[.C215]" office:value-type="float" office:value="0.6703125" calcext:value-type="float">
            <text:p>0.67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table:formula="of:=ONEVALUE5*[.C216]" office:value-type="float" office:value="1.02150537634409" calcext:value-type="float">
            <text:p>1.0215</text:p>
          </table:table-cell>
          <table:table-cell/>
          <table:table-cell table:formula="of:=ONEVALUE33*[.C216]" office:value-type="float" office:value="0.67353515625" calcext:value-type="float">
            <text:p>0.673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table:formula="of:=ONEVALUE5*[.C217]" office:value-type="float" office:value="1.02639296187683" calcext:value-type="float">
            <text:p>1.0264</text:p>
          </table:table-cell>
          <table:table-cell/>
          <table:table-cell table:formula="of:=ONEVALUE33*[.C217]" office:value-type="float" office:value="0.6767578125" calcext:value-type="float">
            <text:p>0.676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table:formula="of:=ONEVALUE5*[.C218]" office:value-type="float" office:value="1.03128054740958" calcext:value-type="float">
            <text:p>1.0313</text:p>
          </table:table-cell>
          <table:table-cell/>
          <table:table-cell table:formula="of:=ONEVALUE33*[.C218]" office:value-type="float" office:value="0.67998046875" calcext:value-type="float">
            <text:p>0.680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table:formula="of:=ONEVALUE5*[.C219]" office:value-type="float" office:value="1.03616813294233" calcext:value-type="float">
            <text:p>1.0362</text:p>
          </table:table-cell>
          <table:table-cell/>
          <table:table-cell table:formula="of:=ONEVALUE33*[.C219]" office:value-type="float" office:value="0.683203125" calcext:value-type="float">
            <text:p>0.683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table:formula="of:=ONEVALUE5*[.C220]" office:value-type="float" office:value="1.04105571847507" calcext:value-type="float">
            <text:p>1.0411</text:p>
          </table:table-cell>
          <table:table-cell/>
          <table:table-cell table:formula="of:=ONEVALUE33*[.C220]" office:value-type="float" office:value="0.68642578125" calcext:value-type="float">
            <text:p>0.686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table:formula="of:=ONEVALUE5*[.C221]" office:value-type="float" office:value="1.04594330400782" calcext:value-type="float">
            <text:p>1.0459</text:p>
          </table:table-cell>
          <table:table-cell/>
          <table:table-cell table:formula="of:=ONEVALUE33*[.C221]" office:value-type="float" office:value="0.6896484375" calcext:value-type="float">
            <text:p>0.689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table:formula="of:=ONEVALUE5*[.C222]" office:value-type="float" office:value="1.05083088954057" calcext:value-type="float">
            <text:p>1.0508</text:p>
          </table:table-cell>
          <table:table-cell/>
          <table:table-cell table:formula="of:=ONEVALUE33*[.C222]" office:value-type="float" office:value="0.69287109375" calcext:value-type="float">
            <text:p>0.692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table:formula="of:=ONEVALUE5*[.C223]" office:value-type="float" office:value="1.05571847507331" calcext:value-type="float">
            <text:p>1.0557</text:p>
          </table:table-cell>
          <table:table-cell/>
          <table:table-cell table:formula="of:=ONEVALUE33*[.C223]" office:value-type="float" office:value="0.69609375" calcext:value-type="float">
            <text:p>0.696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table:formula="of:=ONEVALUE5*[.C224]" office:value-type="float" office:value="1.06060606060606" calcext:value-type="float">
            <text:p>1.0606</text:p>
          </table:table-cell>
          <table:table-cell/>
          <table:table-cell table:formula="of:=ONEVALUE33*[.C224]" office:value-type="float" office:value="0.69931640625" calcext:value-type="float">
            <text:p>0.699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table:formula="of:=ONEVALUE5*[.C225]" office:value-type="float" office:value="1.06549364613881" calcext:value-type="float">
            <text:p>1.0655</text:p>
          </table:table-cell>
          <table:table-cell/>
          <table:table-cell table:formula="of:=ONEVALUE33*[.C225]" office:value-type="float" office:value="0.7025390625" calcext:value-type="float">
            <text:p>0.702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table:formula="of:=ONEVALUE5*[.C226]" office:value-type="float" office:value="1.07038123167155" calcext:value-type="float">
            <text:p>1.0704</text:p>
          </table:table-cell>
          <table:table-cell/>
          <table:table-cell table:formula="of:=ONEVALUE33*[.C226]" office:value-type="float" office:value="0.70576171875" calcext:value-type="float">
            <text:p>0.705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formula="of:=ONEVALUE5*[.C227]" office:value-type="float" office:value="1.0752688172043" calcext:value-type="float">
            <text:p>1.0753</text:p>
          </table:table-cell>
          <table:table-cell/>
          <table:table-cell table:formula="of:=ONEVALUE33*[.C227]" office:value-type="float" office:value="0.708984375" calcext:value-type="float">
            <text:p>0.709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table:formula="of:=ONEVALUE5*[.C228]" office:value-type="float" office:value="1.08015640273705" calcext:value-type="float">
            <text:p>1.0802</text:p>
          </table:table-cell>
          <table:table-cell/>
          <table:table-cell table:formula="of:=ONEVALUE33*[.C228]" office:value-type="float" office:value="0.71220703125" calcext:value-type="float">
            <text:p>0.712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table:formula="of:=ONEVALUE5*[.C229]" office:value-type="float" office:value="1.08504398826979" calcext:value-type="float">
            <text:p>1.0850</text:p>
          </table:table-cell>
          <table:table-cell/>
          <table:table-cell table:formula="of:=ONEVALUE33*[.C229]" office:value-type="float" office:value="0.7154296875" calcext:value-type="float">
            <text:p>0.715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table:formula="of:=ONEVALUE5*[.C230]" office:value-type="float" office:value="1.08993157380254" calcext:value-type="float">
            <text:p>1.0899</text:p>
          </table:table-cell>
          <table:table-cell/>
          <table:table-cell table:formula="of:=ONEVALUE33*[.C230]" office:value-type="float" office:value="0.71865234375" calcext:value-type="float">
            <text:p>0.718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table:formula="of:=ONEVALUE5*[.C231]" office:value-type="float" office:value="1.09481915933529" calcext:value-type="float">
            <text:p>1.0948</text:p>
          </table:table-cell>
          <table:table-cell/>
          <table:table-cell table:formula="of:=ONEVALUE33*[.C231]" office:value-type="float" office:value="0.721875" calcext:value-type="float">
            <text:p>0.721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table:formula="of:=ONEVALUE5*[.C232]" office:value-type="float" office:value="1.09970674486804" calcext:value-type="float">
            <text:p>1.0997</text:p>
          </table:table-cell>
          <table:table-cell/>
          <table:table-cell table:formula="of:=ONEVALUE33*[.C232]" office:value-type="float" office:value="0.72509765625" calcext:value-type="float">
            <text:p>0.725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table:formula="of:=ONEVALUE5*[.C233]" office:value-type="float" office:value="1.10459433040078" calcext:value-type="float">
            <text:p>1.1046</text:p>
          </table:table-cell>
          <table:table-cell/>
          <table:table-cell table:formula="of:=ONEVALUE33*[.C233]" office:value-type="float" office:value="0.7283203125" calcext:value-type="float">
            <text:p>0.728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table:formula="of:=ONEVALUE5*[.C234]" office:value-type="float" office:value="1.10948191593353" calcext:value-type="float">
            <text:p>1.1095</text:p>
          </table:table-cell>
          <table:table-cell/>
          <table:table-cell table:formula="of:=ONEVALUE33*[.C234]" office:value-type="float" office:value="0.73154296875" calcext:value-type="float">
            <text:p>0.731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table:formula="of:=ONEVALUE5*[.C235]" office:value-type="float" office:value="1.11436950146628" calcext:value-type="float">
            <text:p>1.1144</text:p>
          </table:table-cell>
          <table:table-cell/>
          <table:table-cell table:formula="of:=ONEVALUE33*[.C235]" office:value-type="float" office:value="0.734765625" calcext:value-type="float">
            <text:p>0.734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table:formula="of:=ONEVALUE5*[.C236]" office:value-type="float" office:value="1.11925708699902" calcext:value-type="float">
            <text:p>1.1193</text:p>
          </table:table-cell>
          <table:table-cell/>
          <table:table-cell table:formula="of:=ONEVALUE33*[.C236]" office:value-type="float" office:value="0.73798828125" calcext:value-type="float">
            <text:p>0.738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table:formula="of:=ONEVALUE5*[.C237]" office:value-type="float" office:value="1.12414467253177" calcext:value-type="float">
            <text:p>1.1241</text:p>
          </table:table-cell>
          <table:table-cell/>
          <table:table-cell table:formula="of:=ONEVALUE33*[.C237]" office:value-type="float" office:value="0.7412109375" calcext:value-type="float">
            <text:p>0.741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table:formula="of:=ONEVALUE5*[.C238]" office:value-type="float" office:value="1.12903225806452" calcext:value-type="float">
            <text:p>1.1290</text:p>
          </table:table-cell>
          <table:table-cell/>
          <table:table-cell table:formula="of:=ONEVALUE33*[.C238]" office:value-type="float" office:value="0.74443359375" calcext:value-type="float">
            <text:p>0.744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table:formula="of:=ONEVALUE5*[.C239]" office:value-type="float" office:value="1.13391984359726" calcext:value-type="float">
            <text:p>1.1339</text:p>
          </table:table-cell>
          <table:table-cell/>
          <table:table-cell table:formula="of:=ONEVALUE33*[.C239]" office:value-type="float" office:value="0.74765625" calcext:value-type="float">
            <text:p>0.747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table:formula="of:=ONEVALUE5*[.C240]" office:value-type="float" office:value="1.13880742913001" calcext:value-type="float">
            <text:p>1.1388</text:p>
          </table:table-cell>
          <table:table-cell/>
          <table:table-cell table:formula="of:=ONEVALUE33*[.C240]" office:value-type="float" office:value="0.75087890625" calcext:value-type="float">
            <text:p>0.750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table:formula="of:=ONEVALUE5*[.C241]" office:value-type="float" office:value="1.14369501466276" calcext:value-type="float">
            <text:p>1.1437</text:p>
          </table:table-cell>
          <table:table-cell/>
          <table:table-cell table:formula="of:=ONEVALUE33*[.C241]" office:value-type="float" office:value="0.7541015625" calcext:value-type="float">
            <text:p>0.754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table:formula="of:=ONEVALUE5*[.C242]" office:value-type="float" office:value="1.1485826001955" calcext:value-type="float">
            <text:p>1.1486</text:p>
          </table:table-cell>
          <table:table-cell/>
          <table:table-cell table:formula="of:=ONEVALUE33*[.C242]" office:value-type="float" office:value="0.75732421875" calcext:value-type="float">
            <text:p>0.757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table:formula="of:=ONEVALUE5*[.C243]" office:value-type="float" office:value="1.15347018572825" calcext:value-type="float">
            <text:p>1.1535</text:p>
          </table:table-cell>
          <table:table-cell/>
          <table:table-cell table:formula="of:=ONEVALUE33*[.C243]" office:value-type="float" office:value="0.760546875" calcext:value-type="float">
            <text:p>0.760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table:formula="of:=ONEVALUE5*[.C244]" office:value-type="float" office:value="1.158357771261" calcext:value-type="float">
            <text:p>1.1584</text:p>
          </table:table-cell>
          <table:table-cell/>
          <table:table-cell table:formula="of:=ONEVALUE33*[.C244]" office:value-type="float" office:value="0.76376953125" calcext:value-type="float">
            <text:p>0.763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table:formula="of:=ONEVALUE5*[.C245]" office:value-type="float" office:value="1.16324535679374" calcext:value-type="float">
            <text:p>1.1632</text:p>
          </table:table-cell>
          <table:table-cell/>
          <table:table-cell table:formula="of:=ONEVALUE33*[.C245]" office:value-type="float" office:value="0.7669921875" calcext:value-type="float">
            <text:p>0.767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table:formula="of:=ONEVALUE5*[.C246]" office:value-type="float" office:value="1.16813294232649" calcext:value-type="float">
            <text:p>1.1681</text:p>
          </table:table-cell>
          <table:table-cell/>
          <table:table-cell table:formula="of:=ONEVALUE33*[.C246]" office:value-type="float" office:value="0.77021484375" calcext:value-type="float">
            <text:p>0.77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formula="of:=ONEVALUE5*[.C247]" office:value-type="float" office:value="1.17302052785924" calcext:value-type="float">
            <text:p>1.1730</text:p>
          </table:table-cell>
          <table:table-cell/>
          <table:table-cell table:formula="of:=ONEVALUE33*[.C247]" office:value-type="float" office:value="0.7734375" calcext:value-type="float">
            <text:p>0.773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table:formula="of:=ONEVALUE5*[.C248]" office:value-type="float" office:value="1.17790811339198" calcext:value-type="float">
            <text:p>1.1779</text:p>
          </table:table-cell>
          <table:table-cell/>
          <table:table-cell table:formula="of:=ONEVALUE33*[.C248]" office:value-type="float" office:value="0.77666015625" calcext:value-type="float">
            <text:p>0.776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table:formula="of:=ONEVALUE5*[.C249]" office:value-type="float" office:value="1.18279569892473" calcext:value-type="float">
            <text:p>1.1828</text:p>
          </table:table-cell>
          <table:table-cell/>
          <table:table-cell table:formula="of:=ONEVALUE33*[.C249]" office:value-type="float" office:value="0.7798828125" calcext:value-type="float">
            <text:p>0.779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table:formula="of:=ONEVALUE5*[.C250]" office:value-type="float" office:value="1.18768328445748" calcext:value-type="float">
            <text:p>1.1877</text:p>
          </table:table-cell>
          <table:table-cell/>
          <table:table-cell table:formula="of:=ONEVALUE33*[.C250]" office:value-type="float" office:value="0.78310546875" calcext:value-type="float">
            <text:p>0.783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table:formula="of:=ONEVALUE5*[.C251]" office:value-type="float" office:value="1.19257086999022" calcext:value-type="float">
            <text:p>1.1926</text:p>
          </table:table-cell>
          <table:table-cell/>
          <table:table-cell table:formula="of:=ONEVALUE33*[.C251]" office:value-type="float" office:value="0.786328125" calcext:value-type="float">
            <text:p>0.786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table:formula="of:=ONEVALUE5*[.C252]" office:value-type="float" office:value="1.19745845552297" calcext:value-type="float">
            <text:p>1.1975</text:p>
          </table:table-cell>
          <table:table-cell/>
          <table:table-cell table:formula="of:=ONEVALUE33*[.C252]" office:value-type="float" office:value="0.78955078125" calcext:value-type="float">
            <text:p>0.789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table:formula="of:=ONEVALUE5*[.C253]" office:value-type="float" office:value="1.20234604105572" calcext:value-type="float">
            <text:p>1.2023</text:p>
          </table:table-cell>
          <table:table-cell/>
          <table:table-cell table:formula="of:=ONEVALUE33*[.C253]" office:value-type="float" office:value="0.7927734375" calcext:value-type="float">
            <text:p>0.79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table:formula="of:=ONEVALUE5*[.C254]" office:value-type="float" office:value="1.20723362658847" calcext:value-type="float">
            <text:p>1.2072</text:p>
          </table:table-cell>
          <table:table-cell/>
          <table:table-cell table:formula="of:=ONEVALUE33*[.C254]" office:value-type="float" office:value="0.79599609375" calcext:value-type="float">
            <text:p>0.796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table:formula="of:=ONEVALUE5*[.C255]" office:value-type="float" office:value="1.21212121212121" calcext:value-type="float">
            <text:p>1.2121</text:p>
          </table:table-cell>
          <table:table-cell/>
          <table:table-cell table:formula="of:=ONEVALUE33*[.C255]" office:value-type="float" office:value="0.79921875" calcext:value-type="float">
            <text:p>0.799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table:formula="of:=ONEVALUE5*[.C256]" office:value-type="float" office:value="1.21700879765396" calcext:value-type="float">
            <text:p>1.2170</text:p>
          </table:table-cell>
          <table:table-cell/>
          <table:table-cell table:formula="of:=ONEVALUE33*[.C256]" office:value-type="float" office:value="0.80244140625" calcext:value-type="float">
            <text:p>0.802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formula="of:=ONEVALUE5*[.C257]" office:value-type="float" office:value="1.22189638318671" calcext:value-type="float">
            <text:p>1.2219</text:p>
          </table:table-cell>
          <table:table-cell/>
          <table:table-cell table:formula="of:=ONEVALUE33*[.C257]" office:value-type="float" office:value="0.8056640625" calcext:value-type="float">
            <text:p>0.805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table:formula="of:=ONEVALUE5*[.C258]" office:value-type="float" office:value="1.22678396871945" calcext:value-type="float">
            <text:p>1.2268</text:p>
          </table:table-cell>
          <table:table-cell/>
          <table:table-cell table:formula="of:=ONEVALUE33*[.C258]" office:value-type="float" office:value="0.80888671875" calcext:value-type="float">
            <text:p>0.808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table:formula="of:=ONEVALUE5*[.C259]" office:value-type="float" office:value="1.2316715542522" calcext:value-type="float">
            <text:p>1.2317</text:p>
          </table:table-cell>
          <table:table-cell/>
          <table:table-cell table:formula="of:=ONEVALUE33*[.C259]" office:value-type="float" office:value="0.812109375" calcext:value-type="float">
            <text:p>0.812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table:formula="of:=ONEVALUE5*[.C260]" office:value-type="float" office:value="1.23655913978495" calcext:value-type="float">
            <text:p>1.2366</text:p>
          </table:table-cell>
          <table:table-cell/>
          <table:table-cell table:formula="of:=ONEVALUE33*[.C260]" office:value-type="float" office:value="0.81533203125" calcext:value-type="float">
            <text:p>0.815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table:formula="of:=ONEVALUE5*[.C261]" office:value-type="float" office:value="1.24144672531769" calcext:value-type="float">
            <text:p>1.2414</text:p>
          </table:table-cell>
          <table:table-cell/>
          <table:table-cell table:formula="of:=ONEVALUE33*[.C261]" office:value-type="float" office:value="0.8185546875" calcext:value-type="float">
            <text:p>0.818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table:formula="of:=ONEVALUE5*[.C262]" office:value-type="float" office:value="1.24633431085044" calcext:value-type="float">
            <text:p>1.2463</text:p>
          </table:table-cell>
          <table:table-cell/>
          <table:table-cell table:formula="of:=ONEVALUE33*[.C262]" office:value-type="float" office:value="0.82177734375" calcext:value-type="float">
            <text:p>0.821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formula="of:=ONEVALUE5*[.C263]" office:value-type="float" office:value="1.25122189638319" calcext:value-type="float">
            <text:p>1.2512</text:p>
          </table:table-cell>
          <table:table-cell/>
          <table:table-cell table:formula="of:=ONEVALUE33*[.C263]" office:value-type="float" office:value="0.825" calcext:value-type="float">
            <text:p>0.825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table:formula="of:=ONEVALUE5*[.C264]" office:value-type="float" office:value="1.25610948191593" calcext:value-type="float">
            <text:p>1.2561</text:p>
          </table:table-cell>
          <table:table-cell/>
          <table:table-cell table:formula="of:=ONEVALUE33*[.C264]" office:value-type="float" office:value="0.82822265625" calcext:value-type="float">
            <text:p>0.828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table:formula="of:=ONEVALUE5*[.C265]" office:value-type="float" office:value="1.26099706744868" calcext:value-type="float">
            <text:p>1.2610</text:p>
          </table:table-cell>
          <table:table-cell/>
          <table:table-cell table:formula="of:=ONEVALUE33*[.C265]" office:value-type="float" office:value="0.8314453125" calcext:value-type="float">
            <text:p>0.831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table:formula="of:=ONEVALUE5*[.C266]" office:value-type="float" office:value="1.26588465298143" calcext:value-type="float">
            <text:p>1.2659</text:p>
          </table:table-cell>
          <table:table-cell/>
          <table:table-cell table:formula="of:=ONEVALUE33*[.C266]" office:value-type="float" office:value="0.83466796875" calcext:value-type="float">
            <text:p>0.834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table:formula="of:=ONEVALUE5*[.C267]" office:value-type="float" office:value="1.27077223851417" calcext:value-type="float">
            <text:p>1.2708</text:p>
          </table:table-cell>
          <table:table-cell/>
          <table:table-cell table:formula="of:=ONEVALUE33*[.C267]" office:value-type="float" office:value="0.837890625" calcext:value-type="float">
            <text:p>0.837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table:formula="of:=ONEVALUE5*[.C268]" office:value-type="float" office:value="1.27565982404692" calcext:value-type="float">
            <text:p>1.2757</text:p>
          </table:table-cell>
          <table:table-cell/>
          <table:table-cell table:formula="of:=ONEVALUE33*[.C268]" office:value-type="float" office:value="0.84111328125" calcext:value-type="float">
            <text:p>0.841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table:formula="of:=ONEVALUE5*[.C269]" office:value-type="float" office:value="1.28054740957967" calcext:value-type="float">
            <text:p>1.2805</text:p>
          </table:table-cell>
          <table:table-cell/>
          <table:table-cell table:formula="of:=ONEVALUE33*[.C269]" office:value-type="float" office:value="0.8443359375" calcext:value-type="float">
            <text:p>0.844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table:formula="of:=ONEVALUE5*[.C270]" office:value-type="float" office:value="1.28543499511241" calcext:value-type="float">
            <text:p>1.2854</text:p>
          </table:table-cell>
          <table:table-cell/>
          <table:table-cell table:formula="of:=ONEVALUE33*[.C270]" office:value-type="float" office:value="0.84755859375" calcext:value-type="float">
            <text:p>0.847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table:formula="of:=ONEVALUE5*[.C271]" office:value-type="float" office:value="1.29032258064516" calcext:value-type="float">
            <text:p>1.2903</text:p>
          </table:table-cell>
          <table:table-cell/>
          <table:table-cell table:formula="of:=ONEVALUE33*[.C271]" office:value-type="float" office:value="0.85078125" calcext:value-type="float">
            <text:p>0.850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table:formula="of:=ONEVALUE5*[.C272]" office:value-type="float" office:value="1.29521016617791" calcext:value-type="float">
            <text:p>1.2952</text:p>
          </table:table-cell>
          <table:table-cell/>
          <table:table-cell table:formula="of:=ONEVALUE33*[.C272]" office:value-type="float" office:value="0.85400390625" calcext:value-type="float">
            <text:p>0.854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formula="of:=ONEVALUE5*[.C273]" office:value-type="float" office:value="1.30009775171065" calcext:value-type="float">
            <text:p>1.3001</text:p>
          </table:table-cell>
          <table:table-cell/>
          <table:table-cell table:formula="of:=ONEVALUE33*[.C273]" office:value-type="float" office:value="0.8572265625" calcext:value-type="float">
            <text:p>0.857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table:formula="of:=ONEVALUE5*[.C274]" office:value-type="float" office:value="1.3049853372434" calcext:value-type="float">
            <text:p>1.3050</text:p>
          </table:table-cell>
          <table:table-cell/>
          <table:table-cell table:formula="of:=ONEVALUE33*[.C274]" office:value-type="float" office:value="0.86044921875" calcext:value-type="float">
            <text:p>0.860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table:formula="of:=ONEVALUE5*[.C275]" office:value-type="float" office:value="1.30987292277615" calcext:value-type="float">
            <text:p>1.3099</text:p>
          </table:table-cell>
          <table:table-cell/>
          <table:table-cell table:formula="of:=ONEVALUE33*[.C275]" office:value-type="float" office:value="0.863671875" calcext:value-type="float">
            <text:p>0.863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table:formula="of:=ONEVALUE5*[.C276]" office:value-type="float" office:value="1.3147605083089" calcext:value-type="float">
            <text:p>1.3148</text:p>
          </table:table-cell>
          <table:table-cell/>
          <table:table-cell table:formula="of:=ONEVALUE33*[.C276]" office:value-type="float" office:value="0.86689453125" calcext:value-type="float">
            <text:p>0.866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table:formula="of:=ONEVALUE5*[.C277]" office:value-type="float" office:value="1.31964809384164" calcext:value-type="float">
            <text:p>1.3196</text:p>
          </table:table-cell>
          <table:table-cell/>
          <table:table-cell table:formula="of:=ONEVALUE33*[.C277]" office:value-type="float" office:value="0.8701171875" calcext:value-type="float">
            <text:p>0.87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table:formula="of:=ONEVALUE5*[.C278]" office:value-type="float" office:value="1.32453567937439" calcext:value-type="float">
            <text:p>1.3245</text:p>
          </table:table-cell>
          <table:table-cell/>
          <table:table-cell table:formula="of:=ONEVALUE33*[.C278]" office:value-type="float" office:value="0.87333984375" calcext:value-type="float">
            <text:p>0.873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table:formula="of:=ONEVALUE5*[.C279]" office:value-type="float" office:value="1.32942326490714" calcext:value-type="float">
            <text:p>1.3294</text:p>
          </table:table-cell>
          <table:table-cell/>
          <table:table-cell table:formula="of:=ONEVALUE33*[.C279]" office:value-type="float" office:value="0.8765625" calcext:value-type="float">
            <text:p>0.876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table:formula="of:=ONEVALUE5*[.C280]" office:value-type="float" office:value="1.33431085043988" calcext:value-type="float">
            <text:p>1.3343</text:p>
          </table:table-cell>
          <table:table-cell/>
          <table:table-cell table:formula="of:=ONEVALUE33*[.C280]" office:value-type="float" office:value="0.87978515625" calcext:value-type="float">
            <text:p>0.879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table:formula="of:=ONEVALUE5*[.C281]" office:value-type="float" office:value="1.33919843597263" calcext:value-type="float">
            <text:p>1.3392</text:p>
          </table:table-cell>
          <table:table-cell/>
          <table:table-cell table:formula="of:=ONEVALUE33*[.C281]" office:value-type="float" office:value="0.8830078125" calcext:value-type="float">
            <text:p>0.883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table:formula="of:=ONEVALUE5*[.C282]" office:value-type="float" office:value="1.34408602150538" calcext:value-type="float">
            <text:p>1.3441</text:p>
          </table:table-cell>
          <table:table-cell/>
          <table:table-cell table:formula="of:=ONEVALUE33*[.C282]" office:value-type="float" office:value="0.88623046875" calcext:value-type="float">
            <text:p>0.886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table:formula="of:=ONEVALUE5*[.C283]" office:value-type="float" office:value="1.34897360703812" calcext:value-type="float">
            <text:p>1.3490</text:p>
          </table:table-cell>
          <table:table-cell/>
          <table:table-cell table:formula="of:=ONEVALUE33*[.C283]" office:value-type="float" office:value="0.889453125" calcext:value-type="float">
            <text:p>0.889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table:formula="of:=ONEVALUE5*[.C284]" office:value-type="float" office:value="1.35386119257087" calcext:value-type="float">
            <text:p>1.3539</text:p>
          </table:table-cell>
          <table:table-cell/>
          <table:table-cell table:formula="of:=ONEVALUE33*[.C284]" office:value-type="float" office:value="0.89267578125" calcext:value-type="float">
            <text:p>0.892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table:formula="of:=ONEVALUE5*[.C285]" office:value-type="float" office:value="1.35874877810362" calcext:value-type="float">
            <text:p>1.3587</text:p>
          </table:table-cell>
          <table:table-cell/>
          <table:table-cell table:formula="of:=ONEVALUE33*[.C285]" office:value-type="float" office:value="0.8958984375" calcext:value-type="float">
            <text:p>0.895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table:formula="of:=ONEVALUE5*[.C286]" office:value-type="float" office:value="1.36363636363636" calcext:value-type="float">
            <text:p>1.3636</text:p>
          </table:table-cell>
          <table:table-cell/>
          <table:table-cell table:formula="of:=ONEVALUE33*[.C286]" office:value-type="float" office:value="0.89912109375" calcext:value-type="float">
            <text:p>0.89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formula="of:=ONEVALUE5*[.C287]" office:value-type="float" office:value="1.36852394916911" calcext:value-type="float">
            <text:p>1.3685</text:p>
          </table:table-cell>
          <table:table-cell/>
          <table:table-cell table:formula="of:=ONEVALUE33*[.C287]" office:value-type="float" office:value="0.90234375" calcext:value-type="float">
            <text:p>0.902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table:formula="of:=ONEVALUE5*[.C288]" office:value-type="float" office:value="1.37341153470186" calcext:value-type="float">
            <text:p>1.3734</text:p>
          </table:table-cell>
          <table:table-cell/>
          <table:table-cell table:formula="of:=ONEVALUE33*[.C288]" office:value-type="float" office:value="0.90556640625" calcext:value-type="float">
            <text:p>0.905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table:formula="of:=ONEVALUE5*[.C289]" office:value-type="float" office:value="1.3782991202346" calcext:value-type="float">
            <text:p>1.3783</text:p>
          </table:table-cell>
          <table:table-cell/>
          <table:table-cell table:formula="of:=ONEVALUE33*[.C289]" office:value-type="float" office:value="0.9087890625" calcext:value-type="float">
            <text:p>0.908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table:formula="of:=ONEVALUE5*[.C290]" office:value-type="float" office:value="1.38318670576735" calcext:value-type="float">
            <text:p>1.3832</text:p>
          </table:table-cell>
          <table:table-cell/>
          <table:table-cell table:formula="of:=ONEVALUE33*[.C290]" office:value-type="float" office:value="0.91201171875" calcext:value-type="float">
            <text:p>0.91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table:formula="of:=ONEVALUE5*[.C291]" office:value-type="float" office:value="1.3880742913001" calcext:value-type="float">
            <text:p>1.3881</text:p>
          </table:table-cell>
          <table:table-cell/>
          <table:table-cell table:formula="of:=ONEVALUE33*[.C291]" office:value-type="float" office:value="0.915234375" calcext:value-type="float">
            <text:p>0.915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table:formula="of:=ONEVALUE5*[.C292]" office:value-type="float" office:value="1.39296187683284" calcext:value-type="float">
            <text:p>1.3930</text:p>
          </table:table-cell>
          <table:table-cell/>
          <table:table-cell table:formula="of:=ONEVALUE33*[.C292]" office:value-type="float" office:value="0.91845703125" calcext:value-type="float">
            <text:p>0.918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table:formula="of:=ONEVALUE5*[.C293]" office:value-type="float" office:value="1.39784946236559" calcext:value-type="float">
            <text:p>1.3978</text:p>
          </table:table-cell>
          <table:table-cell/>
          <table:table-cell table:formula="of:=ONEVALUE33*[.C293]" office:value-type="float" office:value="0.9216796875" calcext:value-type="float">
            <text:p>0.921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table:formula="of:=ONEVALUE5*[.C294]" office:value-type="float" office:value="1.40273704789834" calcext:value-type="float">
            <text:p>1.4027</text:p>
          </table:table-cell>
          <table:table-cell/>
          <table:table-cell table:formula="of:=ONEVALUE33*[.C294]" office:value-type="float" office:value="0.92490234375" calcext:value-type="float">
            <text:p>0.924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table:formula="of:=ONEVALUE5*[.C295]" office:value-type="float" office:value="1.40762463343109" calcext:value-type="float">
            <text:p>1.4076</text:p>
          </table:table-cell>
          <table:table-cell/>
          <table:table-cell table:formula="of:=ONEVALUE33*[.C295]" office:value-type="float" office:value="0.928125" calcext:value-type="float">
            <text:p>0.928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table:formula="of:=ONEVALUE5*[.C296]" office:value-type="float" office:value="1.41251221896383" calcext:value-type="float">
            <text:p>1.4125</text:p>
          </table:table-cell>
          <table:table-cell/>
          <table:table-cell table:formula="of:=ONEVALUE33*[.C296]" office:value-type="float" office:value="0.93134765625" calcext:value-type="float">
            <text:p>0.931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table:formula="of:=ONEVALUE5*[.C297]" office:value-type="float" office:value="1.41739980449658" calcext:value-type="float">
            <text:p>1.4174</text:p>
          </table:table-cell>
          <table:table-cell/>
          <table:table-cell table:formula="of:=ONEVALUE33*[.C297]" office:value-type="float" office:value="0.9345703125" calcext:value-type="float">
            <text:p>0.934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table:formula="of:=ONEVALUE5*[.C298]" office:value-type="float" office:value="1.42228739002933" calcext:value-type="float">
            <text:p>1.4223</text:p>
          </table:table-cell>
          <table:table-cell/>
          <table:table-cell table:formula="of:=ONEVALUE33*[.C298]" office:value-type="float" office:value="0.93779296875" calcext:value-type="float">
            <text:p>0.937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table:formula="of:=ONEVALUE5*[.C299]" office:value-type="float" office:value="1.42717497556207" calcext:value-type="float">
            <text:p>1.4272</text:p>
          </table:table-cell>
          <table:table-cell/>
          <table:table-cell table:formula="of:=ONEVALUE33*[.C299]" office:value-type="float" office:value="0.941015625" calcext:value-type="float">
            <text:p>0.941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table:formula="of:=ONEVALUE5*[.C300]" office:value-type="float" office:value="1.43206256109482" calcext:value-type="float">
            <text:p>1.4321</text:p>
          </table:table-cell>
          <table:table-cell/>
          <table:table-cell table:formula="of:=ONEVALUE33*[.C300]" office:value-type="float" office:value="0.94423828125" calcext:value-type="float">
            <text:p>0.944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table:formula="of:=ONEVALUE5*[.C301]" office:value-type="float" office:value="1.43695014662757" calcext:value-type="float">
            <text:p>1.4370</text:p>
          </table:table-cell>
          <table:table-cell/>
          <table:table-cell table:formula="of:=ONEVALUE33*[.C301]" office:value-type="float" office:value="0.9474609375" calcext:value-type="float">
            <text:p>0.947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table:formula="of:=ONEVALUE5*[.C302]" office:value-type="float" office:value="1.44183773216031" calcext:value-type="float">
            <text:p>1.4418</text:p>
          </table:table-cell>
          <table:table-cell/>
          <table:table-cell table:formula="of:=ONEVALUE33*[.C302]" office:value-type="float" office:value="0.95068359375" calcext:value-type="float">
            <text:p>0.950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table:formula="of:=ONEVALUE5*[.C303]" office:value-type="float" office:value="1.44672531769306" calcext:value-type="float">
            <text:p>1.4467</text:p>
          </table:table-cell>
          <table:table-cell/>
          <table:table-cell table:formula="of:=ONEVALUE33*[.C303]" office:value-type="float" office:value="0.95390625" calcext:value-type="float">
            <text:p>0.953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table:formula="of:=ONEVALUE5*[.C304]" office:value-type="float" office:value="1.45161290322581" calcext:value-type="float">
            <text:p>1.4516</text:p>
          </table:table-cell>
          <table:table-cell/>
          <table:table-cell table:formula="of:=ONEVALUE33*[.C304]" office:value-type="float" office:value="0.95712890625" calcext:value-type="float">
            <text:p>0.957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table:formula="of:=ONEVALUE5*[.C305]" office:value-type="float" office:value="1.45650048875855" calcext:value-type="float">
            <text:p>1.4565</text:p>
          </table:table-cell>
          <table:table-cell/>
          <table:table-cell table:formula="of:=ONEVALUE33*[.C305]" office:value-type="float" office:value="0.9603515625" calcext:value-type="float">
            <text:p>0.960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table:formula="of:=ONEVALUE5*[.C306]" office:value-type="float" office:value="1.4613880742913" calcext:value-type="float">
            <text:p>1.4614</text:p>
          </table:table-cell>
          <table:table-cell/>
          <table:table-cell table:formula="of:=ONEVALUE33*[.C306]" office:value-type="float" office:value="0.96357421875" calcext:value-type="float">
            <text:p>0.963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formula="of:=ONEVALUE5*[.C307]" office:value-type="float" office:value="1.46627565982405" calcext:value-type="float">
            <text:p>1.4663</text:p>
          </table:table-cell>
          <table:table-cell/>
          <table:table-cell table:formula="of:=ONEVALUE33*[.C307]" office:value-type="float" office:value="0.966796875" calcext:value-type="float">
            <text:p>0.966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table:formula="of:=ONEVALUE5*[.C308]" office:value-type="float" office:value="1.47116324535679" calcext:value-type="float">
            <text:p>1.4712</text:p>
          </table:table-cell>
          <table:table-cell/>
          <table:table-cell table:formula="of:=ONEVALUE33*[.C308]" office:value-type="float" office:value="0.97001953125" calcext:value-type="float">
            <text:p>0.970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table:formula="of:=ONEVALUE5*[.C309]" office:value-type="float" office:value="1.47605083088954" calcext:value-type="float">
            <text:p>1.4761</text:p>
          </table:table-cell>
          <table:table-cell/>
          <table:table-cell table:formula="of:=ONEVALUE33*[.C309]" office:value-type="float" office:value="0.9732421875" calcext:value-type="float">
            <text:p>0.973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table:formula="of:=ONEVALUE5*[.C310]" office:value-type="float" office:value="1.48093841642229" calcext:value-type="float">
            <text:p>1.4809</text:p>
          </table:table-cell>
          <table:table-cell/>
          <table:table-cell table:formula="of:=ONEVALUE33*[.C310]" office:value-type="float" office:value="0.97646484375" calcext:value-type="float">
            <text:p>0.976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table:formula="of:=ONEVALUE5*[.C311]" office:value-type="float" office:value="1.48582600195503" calcext:value-type="float">
            <text:p>1.4858</text:p>
          </table:table-cell>
          <table:table-cell/>
          <table:table-cell table:formula="of:=ONEVALUE33*[.C311]" office:value-type="float" office:value="0.9796875" calcext:value-type="float">
            <text:p>0.979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table:formula="of:=ONEVALUE5*[.C312]" office:value-type="float" office:value="1.49071358748778" calcext:value-type="float">
            <text:p>1.4907</text:p>
          </table:table-cell>
          <table:table-cell/>
          <table:table-cell table:formula="of:=ONEVALUE33*[.C312]" office:value-type="float" office:value="0.98291015625" calcext:value-type="float">
            <text:p>0.982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table:formula="of:=ONEVALUE5*[.C313]" office:value-type="float" office:value="1.49560117302053" calcext:value-type="float">
            <text:p>1.4956</text:p>
          </table:table-cell>
          <table:table-cell/>
          <table:table-cell table:formula="of:=ONEVALUE33*[.C313]" office:value-type="float" office:value="0.9861328125" calcext:value-type="float">
            <text:p>0.986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table:formula="of:=ONEVALUE5*[.C314]" office:value-type="float" office:value="1.50048875855327" calcext:value-type="float">
            <text:p>1.5005</text:p>
          </table:table-cell>
          <table:table-cell/>
          <table:table-cell table:formula="of:=ONEVALUE33*[.C314]" office:value-type="float" office:value="0.98935546875" calcext:value-type="float">
            <text:p>0.989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table:formula="of:=ONEVALUE5*[.C315]" office:value-type="float" office:value="1.50537634408602" calcext:value-type="float">
            <text:p>1.5054</text:p>
          </table:table-cell>
          <table:table-cell/>
          <table:table-cell table:formula="of:=ONEVALUE33*[.C315]" office:value-type="float" office:value="0.992578125" calcext:value-type="float">
            <text:p>0.99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table:formula="of:=ONEVALUE5*[.C316]" office:value-type="float" office:value="1.51026392961877" calcext:value-type="float">
            <text:p>1.5103</text:p>
          </table:table-cell>
          <table:table-cell/>
          <table:table-cell table:formula="of:=ONEVALUE33*[.C316]" office:value-type="float" office:value="0.99580078125" calcext:value-type="float">
            <text:p>0.995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table:formula="of:=ONEVALUE5*[.C317]" office:value-type="float" office:value="1.51515151515152" calcext:value-type="float">
            <text:p>1.5152</text:p>
          </table:table-cell>
          <table:table-cell/>
          <table:table-cell table:formula="of:=ONEVALUE33*[.C317]" office:value-type="float" office:value="0.9990234375" calcext:value-type="float">
            <text:p>0.999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table:formula="of:=ONEVALUE5*[.C318]" office:value-type="float" office:value="1.52003910068426" calcext:value-type="float">
            <text:p>1.5200</text:p>
          </table:table-cell>
          <table:table-cell/>
          <table:table-cell table:formula="of:=ONEVALUE33*[.C318]" office:value-type="float" office:value="1.00224609375" calcext:value-type="float">
            <text:p>1.002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formula="of:=ONEVALUE5*[.C319]" office:value-type="float" office:value="1.52492668621701" calcext:value-type="float">
            <text:p>1.5249</text:p>
          </table:table-cell>
          <table:table-cell/>
          <table:table-cell table:formula="of:=ONEVALUE33*[.C319]" office:value-type="float" office:value="1.00546875" calcext:value-type="float">
            <text:p>1.005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table:formula="of:=ONEVALUE5*[.C320]" office:value-type="float" office:value="1.52981427174976" calcext:value-type="float">
            <text:p>1.5298</text:p>
          </table:table-cell>
          <table:table-cell/>
          <table:table-cell table:formula="of:=ONEVALUE33*[.C320]" office:value-type="float" office:value="1.00869140625" calcext:value-type="float">
            <text:p>1.008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table:formula="of:=ONEVALUE5*[.C321]" office:value-type="float" office:value="1.5347018572825" calcext:value-type="float">
            <text:p>1.5347</text:p>
          </table:table-cell>
          <table:table-cell/>
          <table:table-cell table:formula="of:=ONEVALUE33*[.C321]" office:value-type="float" office:value="1.0119140625" calcext:value-type="float">
            <text:p>1.011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table:formula="of:=ONEVALUE5*[.C322]" office:value-type="float" office:value="1.53958944281525" calcext:value-type="float">
            <text:p>1.5396</text:p>
          </table:table-cell>
          <table:table-cell/>
          <table:table-cell table:formula="of:=ONEVALUE33*[.C322]" office:value-type="float" office:value="1.01513671875" calcext:value-type="float">
            <text:p>1.015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table:formula="of:=ONEVALUE5*[.C323]" office:value-type="float" office:value="1.544477028348" calcext:value-type="float">
            <text:p>1.5445</text:p>
          </table:table-cell>
          <table:table-cell/>
          <table:table-cell table:formula="of:=ONEVALUE33*[.C323]" office:value-type="float" office:value="1.018359375" calcext:value-type="float">
            <text:p>1.01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table:formula="of:=ONEVALUE5*[.C324]" office:value-type="float" office:value="1.54936461388074" calcext:value-type="float">
            <text:p>1.5494</text:p>
          </table:table-cell>
          <table:table-cell/>
          <table:table-cell table:formula="of:=ONEVALUE33*[.C324]" office:value-type="float" office:value="1.02158203125" calcext:value-type="float">
            <text:p>1.021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table:formula="of:=ONEVALUE5*[.C325]" office:value-type="float" office:value="1.55425219941349" calcext:value-type="float">
            <text:p>1.5543</text:p>
          </table:table-cell>
          <table:table-cell/>
          <table:table-cell table:formula="of:=ONEVALUE33*[.C325]" office:value-type="float" office:value="1.0248046875" calcext:value-type="float">
            <text:p>1.024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table:formula="of:=ONEVALUE5*[.C326]" office:value-type="float" office:value="1.55913978494624" calcext:value-type="float">
            <text:p>1.5591</text:p>
          </table:table-cell>
          <table:table-cell/>
          <table:table-cell table:formula="of:=ONEVALUE33*[.C326]" office:value-type="float" office:value="1.02802734375" calcext:value-type="float">
            <text:p>1.028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table:formula="of:=ONEVALUE5*[.C327]" office:value-type="float" office:value="1.56402737047898" calcext:value-type="float">
            <text:p>1.5640</text:p>
          </table:table-cell>
          <table:table-cell/>
          <table:table-cell table:formula="of:=ONEVALUE33*[.C327]" office:value-type="float" office:value="1.03125" calcext:value-type="float">
            <text:p>1.031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table:formula="of:=ONEVALUE5*[.C328]" office:value-type="float" office:value="1.56891495601173" calcext:value-type="float">
            <text:p>1.5689</text:p>
          </table:table-cell>
          <table:table-cell/>
          <table:table-cell table:formula="of:=ONEVALUE33*[.C328]" office:value-type="float" office:value="1.03447265625" calcext:value-type="float">
            <text:p>1.034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table:formula="of:=ONEVALUE5*[.C329]" office:value-type="float" office:value="1.57380254154448" calcext:value-type="float">
            <text:p>1.5738</text:p>
          </table:table-cell>
          <table:table-cell/>
          <table:table-cell table:formula="of:=ONEVALUE33*[.C329]" office:value-type="float" office:value="1.0376953125" calcext:value-type="float">
            <text:p>1.037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table:formula="of:=ONEVALUE5*[.C330]" office:value-type="float" office:value="1.57869012707722" calcext:value-type="float">
            <text:p>1.5787</text:p>
          </table:table-cell>
          <table:table-cell/>
          <table:table-cell table:formula="of:=ONEVALUE33*[.C330]" office:value-type="float" office:value="1.04091796875" calcext:value-type="float">
            <text:p>1.040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table:formula="of:=ONEVALUE5*[.C331]" office:value-type="float" office:value="1.58357771260997" calcext:value-type="float">
            <text:p>1.5836</text:p>
          </table:table-cell>
          <table:table-cell/>
          <table:table-cell table:formula="of:=ONEVALUE33*[.C331]" office:value-type="float" office:value="1.044140625" calcext:value-type="float">
            <text:p>1.044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table:formula="of:=ONEVALUE5*[.C332]" office:value-type="float" office:value="1.58846529814272" calcext:value-type="float">
            <text:p>1.5885</text:p>
          </table:table-cell>
          <table:table-cell/>
          <table:table-cell table:formula="of:=ONEVALUE33*[.C332]" office:value-type="float" office:value="1.04736328125" calcext:value-type="float">
            <text:p>1.047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table:formula="of:=ONEVALUE5*[.C333]" office:value-type="float" office:value="1.59335288367546" calcext:value-type="float">
            <text:p>1.5934</text:p>
          </table:table-cell>
          <table:table-cell/>
          <table:table-cell table:formula="of:=ONEVALUE33*[.C333]" office:value-type="float" office:value="1.0505859375" calcext:value-type="float">
            <text:p>1.05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table:formula="of:=ONEVALUE5*[.C334]" office:value-type="float" office:value="1.59824046920821" calcext:value-type="float">
            <text:p>1.5982</text:p>
          </table:table-cell>
          <table:table-cell/>
          <table:table-cell table:formula="of:=ONEVALUE33*[.C334]" office:value-type="float" office:value="1.05380859375" calcext:value-type="float">
            <text:p>1.053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table:formula="of:=ONEVALUE5*[.C335]" office:value-type="float" office:value="1.60312805474096" calcext:value-type="float">
            <text:p>1.6031</text:p>
          </table:table-cell>
          <table:table-cell/>
          <table:table-cell table:formula="of:=ONEVALUE33*[.C335]" office:value-type="float" office:value="1.05703125" calcext:value-type="float">
            <text:p>1.057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table:formula="of:=ONEVALUE5*[.C336]" office:value-type="float" office:value="1.6080156402737" calcext:value-type="float">
            <text:p>1.6080</text:p>
          </table:table-cell>
          <table:table-cell/>
          <table:table-cell table:formula="of:=ONEVALUE33*[.C336]" office:value-type="float" office:value="1.06025390625" calcext:value-type="float">
            <text:p>1.06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table:formula="of:=ONEVALUE5*[.C337]" office:value-type="float" office:value="1.61290322580645" calcext:value-type="float">
            <text:p>1.6129</text:p>
          </table:table-cell>
          <table:table-cell/>
          <table:table-cell table:formula="of:=ONEVALUE33*[.C337]" office:value-type="float" office:value="1.0634765625" calcext:value-type="float">
            <text:p>1.063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table:formula="of:=ONEVALUE5*[.C338]" office:value-type="float" office:value="1.6177908113392" calcext:value-type="float">
            <text:p>1.6178</text:p>
          </table:table-cell>
          <table:table-cell/>
          <table:table-cell table:formula="of:=ONEVALUE33*[.C338]" office:value-type="float" office:value="1.06669921875" calcext:value-type="float">
            <text:p>1.066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table:formula="of:=ONEVALUE5*[.C339]" office:value-type="float" office:value="1.62267839687195" calcext:value-type="float">
            <text:p>1.6227</text:p>
          </table:table-cell>
          <table:table-cell/>
          <table:table-cell table:formula="of:=ONEVALUE33*[.C339]" office:value-type="float" office:value="1.069921875" calcext:value-type="float">
            <text:p>1.069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formula="of:=ONEVALUE5*[.C340]" office:value-type="float" office:value="1.62756598240469" calcext:value-type="float">
            <text:p>1.6276</text:p>
          </table:table-cell>
          <table:table-cell/>
          <table:table-cell table:formula="of:=ONEVALUE33*[.C340]" office:value-type="float" office:value="1.07314453125" calcext:value-type="float">
            <text:p>1.073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table:formula="of:=ONEVALUE5*[.C341]" office:value-type="float" office:value="1.63245356793744" calcext:value-type="float">
            <text:p>1.6325</text:p>
          </table:table-cell>
          <table:table-cell/>
          <table:table-cell table:formula="of:=ONEVALUE33*[.C341]" office:value-type="float" office:value="1.0763671875" calcext:value-type="float">
            <text:p>1.076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table:formula="of:=ONEVALUE5*[.C342]" office:value-type="float" office:value="1.63734115347019" calcext:value-type="float">
            <text:p>1.6373</text:p>
          </table:table-cell>
          <table:table-cell/>
          <table:table-cell table:formula="of:=ONEVALUE33*[.C342]" office:value-type="float" office:value="1.07958984375" calcext:value-type="float">
            <text:p>1.079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table:formula="of:=ONEVALUE5*[.C343]" office:value-type="float" office:value="1.64222873900293" calcext:value-type="float">
            <text:p>1.6422</text:p>
          </table:table-cell>
          <table:table-cell/>
          <table:table-cell table:formula="of:=ONEVALUE33*[.C343]" office:value-type="float" office:value="1.0828125" calcext:value-type="float">
            <text:p>1.08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table:formula="of:=ONEVALUE5*[.C344]" office:value-type="float" office:value="1.64711632453568" calcext:value-type="float">
            <text:p>1.6471</text:p>
          </table:table-cell>
          <table:table-cell/>
          <table:table-cell table:formula="of:=ONEVALUE33*[.C344]" office:value-type="float" office:value="1.08603515625" calcext:value-type="float">
            <text:p>1.086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table:formula="of:=ONEVALUE5*[.C345]" office:value-type="float" office:value="1.65200391006843" calcext:value-type="float">
            <text:p>1.6520</text:p>
          </table:table-cell>
          <table:table-cell/>
          <table:table-cell table:formula="of:=ONEVALUE33*[.C345]" office:value-type="float" office:value="1.0892578125" calcext:value-type="float">
            <text:p>1.089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table:formula="of:=ONEVALUE5*[.C346]" office:value-type="float" office:value="1.65689149560117" calcext:value-type="float">
            <text:p>1.6569</text:p>
          </table:table-cell>
          <table:table-cell/>
          <table:table-cell table:formula="of:=ONEVALUE33*[.C346]" office:value-type="float" office:value="1.09248046875" calcext:value-type="float">
            <text:p>1.092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table:formula="of:=ONEVALUE5*[.C347]" office:value-type="float" office:value="1.66177908113392" calcext:value-type="float">
            <text:p>1.6618</text:p>
          </table:table-cell>
          <table:table-cell/>
          <table:table-cell table:formula="of:=ONEVALUE33*[.C347]" office:value-type="float" office:value="1.095703125" calcext:value-type="float">
            <text:p>1.095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table:formula="of:=ONEVALUE5*[.C348]" office:value-type="float" office:value="1.66666666666667" calcext:value-type="float">
            <text:p>1.6667</text:p>
          </table:table-cell>
          <table:table-cell/>
          <table:table-cell table:formula="of:=ONEVALUE33*[.C348]" office:value-type="float" office:value="1.09892578125" calcext:value-type="float">
            <text:p>1.098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table:formula="of:=ONEVALUE5*[.C349]" office:value-type="float" office:value="1.67155425219941" calcext:value-type="float">
            <text:p>1.6716</text:p>
          </table:table-cell>
          <table:table-cell/>
          <table:table-cell table:formula="of:=ONEVALUE33*[.C349]" office:value-type="float" office:value="1.1021484375" calcext:value-type="float">
            <text:p>1.102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table:formula="of:=ONEVALUE5*[.C350]" office:value-type="float" office:value="1.67644183773216" calcext:value-type="float">
            <text:p>1.6764</text:p>
          </table:table-cell>
          <table:table-cell/>
          <table:table-cell table:formula="of:=ONEVALUE33*[.C350]" office:value-type="float" office:value="1.10537109375" calcext:value-type="float">
            <text:p>1.105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table:formula="of:=ONEVALUE5*[.C351]" office:value-type="float" office:value="1.68132942326491" calcext:value-type="float">
            <text:p>1.6813</text:p>
          </table:table-cell>
          <table:table-cell/>
          <table:table-cell table:formula="of:=ONEVALUE33*[.C351]" office:value-type="float" office:value="1.10859375" calcext:value-type="float">
            <text:p>1.108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table:formula="of:=ONEVALUE5*[.C352]" office:value-type="float" office:value="1.68621700879765" calcext:value-type="float">
            <text:p>1.6862</text:p>
          </table:table-cell>
          <table:table-cell/>
          <table:table-cell table:formula="of:=ONEVALUE33*[.C352]" office:value-type="float" office:value="1.11181640625" calcext:value-type="float">
            <text:p>1.111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formula="of:=ONEVALUE5*[.C353]" office:value-type="float" office:value="1.6911045943304" calcext:value-type="float">
            <text:p>1.6911</text:p>
          </table:table-cell>
          <table:table-cell/>
          <table:table-cell table:formula="of:=ONEVALUE33*[.C353]" office:value-type="float" office:value="1.1150390625" calcext:value-type="float">
            <text:p>1.115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table:formula="of:=ONEVALUE5*[.C354]" office:value-type="float" office:value="1.69599217986315" calcext:value-type="float">
            <text:p>1.6960</text:p>
          </table:table-cell>
          <table:table-cell/>
          <table:table-cell table:formula="of:=ONEVALUE33*[.C354]" office:value-type="float" office:value="1.11826171875" calcext:value-type="float">
            <text:p>1.118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table:formula="of:=ONEVALUE5*[.C355]" office:value-type="float" office:value="1.70087976539589" calcext:value-type="float">
            <text:p>1.7009</text:p>
          </table:table-cell>
          <table:table-cell/>
          <table:table-cell table:formula="of:=ONEVALUE33*[.C355]" office:value-type="float" office:value="1.121484375" calcext:value-type="float">
            <text:p>1.121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table:formula="of:=ONEVALUE5*[.C356]" office:value-type="float" office:value="1.70576735092864" calcext:value-type="float">
            <text:p>1.7058</text:p>
          </table:table-cell>
          <table:table-cell/>
          <table:table-cell table:formula="of:=ONEVALUE33*[.C356]" office:value-type="float" office:value="1.12470703125" calcext:value-type="float">
            <text:p>1.124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table:formula="of:=ONEVALUE5*[.C357]" office:value-type="float" office:value="1.71065493646139" calcext:value-type="float">
            <text:p>1.7107</text:p>
          </table:table-cell>
          <table:table-cell/>
          <table:table-cell table:formula="of:=ONEVALUE33*[.C357]" office:value-type="float" office:value="1.1279296875" calcext:value-type="float">
            <text:p>1.127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table:formula="of:=ONEVALUE5*[.C358]" office:value-type="float" office:value="1.71554252199414" calcext:value-type="float">
            <text:p>1.7155</text:p>
          </table:table-cell>
          <table:table-cell/>
          <table:table-cell table:formula="of:=ONEVALUE33*[.C358]" office:value-type="float" office:value="1.13115234375" calcext:value-type="float">
            <text:p>1.131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table:formula="of:=ONEVALUE5*[.C359]" office:value-type="float" office:value="1.72043010752688" calcext:value-type="float">
            <text:p>1.7204</text:p>
          </table:table-cell>
          <table:table-cell/>
          <table:table-cell table:formula="of:=ONEVALUE33*[.C359]" office:value-type="float" office:value="1.134375" calcext:value-type="float">
            <text:p>1.134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table:formula="of:=ONEVALUE5*[.C360]" office:value-type="float" office:value="1.72531769305963" calcext:value-type="float">
            <text:p>1.7253</text:p>
          </table:table-cell>
          <table:table-cell/>
          <table:table-cell table:formula="of:=ONEVALUE33*[.C360]" office:value-type="float" office:value="1.13759765625" calcext:value-type="float">
            <text:p>1.137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table:formula="of:=ONEVALUE5*[.C361]" office:value-type="float" office:value="1.73020527859238" calcext:value-type="float">
            <text:p>1.7302</text:p>
          </table:table-cell>
          <table:table-cell/>
          <table:table-cell table:formula="of:=ONEVALUE33*[.C361]" office:value-type="float" office:value="1.1408203125" calcext:value-type="float">
            <text:p>1.140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table:formula="of:=ONEVALUE5*[.C362]" office:value-type="float" office:value="1.73509286412512" calcext:value-type="float">
            <text:p>1.7351</text:p>
          </table:table-cell>
          <table:table-cell/>
          <table:table-cell table:formula="of:=ONEVALUE33*[.C362]" office:value-type="float" office:value="1.14404296875" calcext:value-type="float">
            <text:p>1.144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table:formula="of:=ONEVALUE5*[.C363]" office:value-type="float" office:value="1.73998044965787" calcext:value-type="float">
            <text:p>1.7400</text:p>
          </table:table-cell>
          <table:table-cell/>
          <table:table-cell table:formula="of:=ONEVALUE33*[.C363]" office:value-type="float" office:value="1.147265625" calcext:value-type="float">
            <text:p>1.147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table:formula="of:=ONEVALUE5*[.C364]" office:value-type="float" office:value="1.74486803519062" calcext:value-type="float">
            <text:p>1.7449</text:p>
          </table:table-cell>
          <table:table-cell/>
          <table:table-cell table:formula="of:=ONEVALUE33*[.C364]" office:value-type="float" office:value="1.15048828125" calcext:value-type="float">
            <text:p>1.150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table:formula="of:=ONEVALUE5*[.C365]" office:value-type="float" office:value="1.74975562072336" calcext:value-type="float">
            <text:p>1.7498</text:p>
          </table:table-cell>
          <table:table-cell/>
          <table:table-cell table:formula="of:=ONEVALUE33*[.C365]" office:value-type="float" office:value="1.1537109375" calcext:value-type="float">
            <text:p>1.153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table:formula="of:=ONEVALUE5*[.C366]" office:value-type="float" office:value="1.75464320625611" calcext:value-type="float">
            <text:p>1.7546</text:p>
          </table:table-cell>
          <table:table-cell/>
          <table:table-cell table:formula="of:=ONEVALUE33*[.C366]" office:value-type="float" office:value="1.15693359375" calcext:value-type="float">
            <text:p>1.156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formula="of:=ONEVALUE5*[.C367]" office:value-type="float" office:value="1.75953079178886" calcext:value-type="float">
            <text:p>1.7595</text:p>
          </table:table-cell>
          <table:table-cell/>
          <table:table-cell table:formula="of:=ONEVALUE33*[.C367]" office:value-type="float" office:value="1.16015625" calcext:value-type="float">
            <text:p>1.16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 table:formula="of:=ONEVALUE5*[.C368]" office:value-type="float" office:value="1.7644183773216" calcext:value-type="float">
            <text:p>1.7644</text:p>
          </table:table-cell>
          <table:table-cell/>
          <table:table-cell table:formula="of:=ONEVALUE33*[.C368]" office:value-type="float" office:value="1.16337890625" calcext:value-type="float">
            <text:p>1.163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table:formula="of:=ONEVALUE5*[.C369]" office:value-type="float" office:value="1.76930596285435" calcext:value-type="float">
            <text:p>1.7693</text:p>
          </table:table-cell>
          <table:table-cell/>
          <table:table-cell table:formula="of:=ONEVALUE33*[.C369]" office:value-type="float" office:value="1.1666015625" calcext:value-type="float">
            <text:p>1.166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 table:formula="of:=ONEVALUE5*[.C370]" office:value-type="float" office:value="1.7741935483871" calcext:value-type="float">
            <text:p>1.7742</text:p>
          </table:table-cell>
          <table:table-cell/>
          <table:table-cell table:formula="of:=ONEVALUE33*[.C370]" office:value-type="float" office:value="1.16982421875" calcext:value-type="float">
            <text:p>1.169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 table:formula="of:=ONEVALUE5*[.C371]" office:value-type="float" office:value="1.77908113391984" calcext:value-type="float">
            <text:p>1.7791</text:p>
          </table:table-cell>
          <table:table-cell/>
          <table:table-cell table:formula="of:=ONEVALUE33*[.C371]" office:value-type="float" office:value="1.173046875" calcext:value-type="float">
            <text:p>1.173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table:formula="of:=ONEVALUE5*[.C372]" office:value-type="float" office:value="1.78396871945259" calcext:value-type="float">
            <text:p>1.7840</text:p>
          </table:table-cell>
          <table:table-cell/>
          <table:table-cell table:formula="of:=ONEVALUE33*[.C372]" office:value-type="float" office:value="1.17626953125" calcext:value-type="float">
            <text:p>1.176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 table:formula="of:=ONEVALUE5*[.C373]" office:value-type="float" office:value="1.78885630498534" calcext:value-type="float">
            <text:p>1.7889</text:p>
          </table:table-cell>
          <table:table-cell/>
          <table:table-cell table:formula="of:=ONEVALUE33*[.C373]" office:value-type="float" office:value="1.1794921875" calcext:value-type="float">
            <text:p>1.179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67" calcext:value-type="float">
            <text:p>367</text:p>
          </table:table-cell>
          <table:table-cell table:formula="of:=ONEVALUE5*[.C374]" office:value-type="float" office:value="1.79374389051808" calcext:value-type="float">
            <text:p>1.7937</text:p>
          </table:table-cell>
          <table:table-cell/>
          <table:table-cell table:formula="of:=ONEVALUE33*[.C374]" office:value-type="float" office:value="1.18271484375" calcext:value-type="float">
            <text:p>1.182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table:formula="of:=ONEVALUE5*[.C375]" office:value-type="float" office:value="1.79863147605083" calcext:value-type="float">
            <text:p>1.7986</text:p>
          </table:table-cell>
          <table:table-cell/>
          <table:table-cell table:formula="of:=ONEVALUE33*[.C375]" office:value-type="float" office:value="1.1859375" calcext:value-type="float">
            <text:p>1.185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 table:formula="of:=ONEVALUE5*[.C376]" office:value-type="float" office:value="1.80351906158358" calcext:value-type="float">
            <text:p>1.8035</text:p>
          </table:table-cell>
          <table:table-cell/>
          <table:table-cell table:formula="of:=ONEVALUE33*[.C376]" office:value-type="float" office:value="1.18916015625" calcext:value-type="float">
            <text:p>1.189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table:formula="of:=ONEVALUE5*[.C377]" office:value-type="float" office:value="1.80840664711632" calcext:value-type="float">
            <text:p>1.8084</text:p>
          </table:table-cell>
          <table:table-cell/>
          <table:table-cell table:formula="of:=ONEVALUE33*[.C377]" office:value-type="float" office:value="1.1923828125" calcext:value-type="float">
            <text:p>1.192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formula="of:=ONEVALUE5*[.C378]" office:value-type="float" office:value="1.81329423264907" calcext:value-type="float">
            <text:p>1.8133</text:p>
          </table:table-cell>
          <table:table-cell/>
          <table:table-cell table:formula="of:=ONEVALUE33*[.C378]" office:value-type="float" office:value="1.19560546875" calcext:value-type="float">
            <text:p>1.195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 table:formula="of:=ONEVALUE5*[.C379]" office:value-type="float" office:value="1.81818181818182" calcext:value-type="float">
            <text:p>1.8182</text:p>
          </table:table-cell>
          <table:table-cell/>
          <table:table-cell table:formula="of:=ONEVALUE33*[.C379]" office:value-type="float" office:value="1.198828125" calcext:value-type="float">
            <text:p>1.198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73" calcext:value-type="float">
            <text:p>373</text:p>
          </table:table-cell>
          <table:table-cell table:formula="of:=ONEVALUE5*[.C380]" office:value-type="float" office:value="1.82306940371456" calcext:value-type="float">
            <text:p>1.8231</text:p>
          </table:table-cell>
          <table:table-cell/>
          <table:table-cell table:formula="of:=ONEVALUE33*[.C380]" office:value-type="float" office:value="1.20205078125" calcext:value-type="float">
            <text:p>1.202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 table:formula="of:=ONEVALUE5*[.C381]" office:value-type="float" office:value="1.82795698924731" calcext:value-type="float">
            <text:p>1.8280</text:p>
          </table:table-cell>
          <table:table-cell/>
          <table:table-cell table:formula="of:=ONEVALUE33*[.C381]" office:value-type="float" office:value="1.2052734375" calcext:value-type="float">
            <text:p>1.205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table:formula="of:=ONEVALUE5*[.C382]" office:value-type="float" office:value="1.83284457478006" calcext:value-type="float">
            <text:p>1.8328</text:p>
          </table:table-cell>
          <table:table-cell/>
          <table:table-cell table:formula="of:=ONEVALUE33*[.C382]" office:value-type="float" office:value="1.20849609375" calcext:value-type="float">
            <text:p>1.208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76" calcext:value-type="float">
            <text:p>376</text:p>
          </table:table-cell>
          <table:table-cell table:formula="of:=ONEVALUE5*[.C383]" office:value-type="float" office:value="1.83773216031281" calcext:value-type="float">
            <text:p>1.8377</text:p>
          </table:table-cell>
          <table:table-cell/>
          <table:table-cell table:formula="of:=ONEVALUE33*[.C383]" office:value-type="float" office:value="1.21171875" calcext:value-type="float">
            <text:p>1.211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 table:formula="of:=ONEVALUE5*[.C384]" office:value-type="float" office:value="1.84261974584555" calcext:value-type="float">
            <text:p>1.8426</text:p>
          </table:table-cell>
          <table:table-cell/>
          <table:table-cell table:formula="of:=ONEVALUE33*[.C384]" office:value-type="float" office:value="1.21494140625" calcext:value-type="float">
            <text:p>1.214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 table:formula="of:=ONEVALUE5*[.C385]" office:value-type="float" office:value="1.8475073313783" calcext:value-type="float">
            <text:p>1.8475</text:p>
          </table:table-cell>
          <table:table-cell/>
          <table:table-cell table:formula="of:=ONEVALUE33*[.C385]" office:value-type="float" office:value="1.2181640625" calcext:value-type="float">
            <text:p>1.218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table:formula="of:=ONEVALUE5*[.C386]" office:value-type="float" office:value="1.85239491691105" calcext:value-type="float">
            <text:p>1.8524</text:p>
          </table:table-cell>
          <table:table-cell/>
          <table:table-cell table:formula="of:=ONEVALUE33*[.C386]" office:value-type="float" office:value="1.22138671875" calcext:value-type="float">
            <text:p>1.221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table:formula="of:=ONEVALUE5*[.C387]" office:value-type="float" office:value="1.85728250244379" calcext:value-type="float">
            <text:p>1.8573</text:p>
          </table:table-cell>
          <table:table-cell/>
          <table:table-cell table:formula="of:=ONEVALUE33*[.C387]" office:value-type="float" office:value="1.224609375" calcext:value-type="float">
            <text:p>1.224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 table:formula="of:=ONEVALUE5*[.C388]" office:value-type="float" office:value="1.86217008797654" calcext:value-type="float">
            <text:p>1.8622</text:p>
          </table:table-cell>
          <table:table-cell/>
          <table:table-cell table:formula="of:=ONEVALUE33*[.C388]" office:value-type="float" office:value="1.22783203125" calcext:value-type="float">
            <text:p>1.227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table:formula="of:=ONEVALUE5*[.C389]" office:value-type="float" office:value="1.86705767350929" calcext:value-type="float">
            <text:p>1.8671</text:p>
          </table:table-cell>
          <table:table-cell/>
          <table:table-cell table:formula="of:=ONEVALUE33*[.C389]" office:value-type="float" office:value="1.2310546875" calcext:value-type="float">
            <text:p>1.231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 table:formula="of:=ONEVALUE5*[.C390]" office:value-type="float" office:value="1.87194525904203" calcext:value-type="float">
            <text:p>1.8719</text:p>
          </table:table-cell>
          <table:table-cell/>
          <table:table-cell table:formula="of:=ONEVALUE33*[.C390]" office:value-type="float" office:value="1.23427734375" calcext:value-type="float">
            <text:p>1.234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table:formula="of:=ONEVALUE5*[.C391]" office:value-type="float" office:value="1.87683284457478" calcext:value-type="float">
            <text:p>1.8768</text:p>
          </table:table-cell>
          <table:table-cell/>
          <table:table-cell table:formula="of:=ONEVALUE33*[.C391]" office:value-type="float" office:value="1.2375" calcext:value-type="float">
            <text:p>1.237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table:formula="of:=ONEVALUE5*[.C392]" office:value-type="float" office:value="1.88172043010753" calcext:value-type="float">
            <text:p>1.8817</text:p>
          </table:table-cell>
          <table:table-cell/>
          <table:table-cell table:formula="of:=ONEVALUE33*[.C392]" office:value-type="float" office:value="1.24072265625" calcext:value-type="float">
            <text:p>1.240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 table:formula="of:=ONEVALUE5*[.C393]" office:value-type="float" office:value="1.88660801564027" calcext:value-type="float">
            <text:p>1.8866</text:p>
          </table:table-cell>
          <table:table-cell/>
          <table:table-cell table:formula="of:=ONEVALUE33*[.C393]" office:value-type="float" office:value="1.2439453125" calcext:value-type="float">
            <text:p>1.243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table:formula="of:=ONEVALUE5*[.C394]" office:value-type="float" office:value="1.89149560117302" calcext:value-type="float">
            <text:p>1.8915</text:p>
          </table:table-cell>
          <table:table-cell/>
          <table:table-cell table:formula="of:=ONEVALUE33*[.C394]" office:value-type="float" office:value="1.24716796875" calcext:value-type="float">
            <text:p>1.247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table:formula="of:=ONEVALUE5*[.C395]" office:value-type="float" office:value="1.89638318670577" calcext:value-type="float">
            <text:p>1.8964</text:p>
          </table:table-cell>
          <table:table-cell/>
          <table:table-cell table:formula="of:=ONEVALUE33*[.C395]" office:value-type="float" office:value="1.250390625" calcext:value-type="float">
            <text:p>1.250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 table:formula="of:=ONEVALUE5*[.C396]" office:value-type="float" office:value="1.90127077223851" calcext:value-type="float">
            <text:p>1.9013</text:p>
          </table:table-cell>
          <table:table-cell/>
          <table:table-cell table:formula="of:=ONEVALUE33*[.C396]" office:value-type="float" office:value="1.25361328125" calcext:value-type="float">
            <text:p>1.253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table:formula="of:=ONEVALUE5*[.C397]" office:value-type="float" office:value="1.90615835777126" calcext:value-type="float">
            <text:p>1.9062</text:p>
          </table:table-cell>
          <table:table-cell/>
          <table:table-cell table:formula="of:=ONEVALUE33*[.C397]" office:value-type="float" office:value="1.2568359375" calcext:value-type="float">
            <text:p>1.256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1" calcext:value-type="float">
            <text:p>391</text:p>
          </table:table-cell>
          <table:table-cell table:formula="of:=ONEVALUE5*[.C398]" office:value-type="float" office:value="1.91104594330401" calcext:value-type="float">
            <text:p>1.9110</text:p>
          </table:table-cell>
          <table:table-cell/>
          <table:table-cell table:formula="of:=ONEVALUE33*[.C398]" office:value-type="float" office:value="1.26005859375" calcext:value-type="float">
            <text:p>1.26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2" calcext:value-type="float">
            <text:p>392</text:p>
          </table:table-cell>
          <table:table-cell table:formula="of:=ONEVALUE5*[.C399]" office:value-type="float" office:value="1.91593352883675" calcext:value-type="float">
            <text:p>1.9159</text:p>
          </table:table-cell>
          <table:table-cell/>
          <table:table-cell table:formula="of:=ONEVALUE33*[.C399]" office:value-type="float" office:value="1.26328125" calcext:value-type="float">
            <text:p>1.263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 table:formula="of:=ONEVALUE5*[.C400]" office:value-type="float" office:value="1.9208211143695" calcext:value-type="float">
            <text:p>1.9208</text:p>
          </table:table-cell>
          <table:table-cell/>
          <table:table-cell table:formula="of:=ONEVALUE33*[.C400]" office:value-type="float" office:value="1.26650390625" calcext:value-type="float">
            <text:p>1.266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table:formula="of:=ONEVALUE5*[.C401]" office:value-type="float" office:value="1.92570869990225" calcext:value-type="float">
            <text:p>1.9257</text:p>
          </table:table-cell>
          <table:table-cell/>
          <table:table-cell table:formula="of:=ONEVALUE33*[.C401]" office:value-type="float" office:value="1.2697265625" calcext:value-type="float">
            <text:p>1.269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table:formula="of:=ONEVALUE5*[.C402]" office:value-type="float" office:value="1.930596285435" calcext:value-type="float">
            <text:p>1.9306</text:p>
          </table:table-cell>
          <table:table-cell/>
          <table:table-cell table:formula="of:=ONEVALUE33*[.C402]" office:value-type="float" office:value="1.27294921875" calcext:value-type="float">
            <text:p>1.272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table:formula="of:=ONEVALUE5*[.C403]" office:value-type="float" office:value="1.93548387096774" calcext:value-type="float">
            <text:p>1.9355</text:p>
          </table:table-cell>
          <table:table-cell/>
          <table:table-cell table:formula="of:=ONEVALUE33*[.C403]" office:value-type="float" office:value="1.276171875" calcext:value-type="float">
            <text:p>1.276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 table:formula="of:=ONEVALUE5*[.C404]" office:value-type="float" office:value="1.94037145650049" calcext:value-type="float">
            <text:p>1.9404</text:p>
          </table:table-cell>
          <table:table-cell/>
          <table:table-cell table:formula="of:=ONEVALUE33*[.C404]" office:value-type="float" office:value="1.27939453125" calcext:value-type="float">
            <text:p>1.279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table:formula="of:=ONEVALUE5*[.C405]" office:value-type="float" office:value="1.94525904203324" calcext:value-type="float">
            <text:p>1.9453</text:p>
          </table:table-cell>
          <table:table-cell/>
          <table:table-cell table:formula="of:=ONEVALUE33*[.C405]" office:value-type="float" office:value="1.2826171875" calcext:value-type="float">
            <text:p>1.28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9" calcext:value-type="float">
            <text:p>399</text:p>
          </table:table-cell>
          <table:table-cell table:formula="of:=ONEVALUE5*[.C406]" office:value-type="float" office:value="1.95014662756598" calcext:value-type="float">
            <text:p>1.9501</text:p>
          </table:table-cell>
          <table:table-cell/>
          <table:table-cell table:formula="of:=ONEVALUE33*[.C406]" office:value-type="float" office:value="1.28583984375" calcext:value-type="float">
            <text:p>1.285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formula="of:=ONEVALUE5*[.C407]" office:value-type="float" office:value="1.95503421309873" calcext:value-type="float">
            <text:p>1.9550</text:p>
          </table:table-cell>
          <table:table-cell/>
          <table:table-cell table:formula="of:=ONEVALUE33*[.C407]" office:value-type="float" office:value="1.2890625" calcext:value-type="float">
            <text:p>1.28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table:formula="of:=ONEVALUE5*[.C408]" office:value-type="float" office:value="1.95992179863148" calcext:value-type="float">
            <text:p>1.9599</text:p>
          </table:table-cell>
          <table:table-cell/>
          <table:table-cell table:formula="of:=ONEVALUE33*[.C408]" office:value-type="float" office:value="1.29228515625" calcext:value-type="float">
            <text:p>1.292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 table:formula="of:=ONEVALUE5*[.C409]" office:value-type="float" office:value="1.96480938416422" calcext:value-type="float">
            <text:p>1.9648</text:p>
          </table:table-cell>
          <table:table-cell/>
          <table:table-cell table:formula="of:=ONEVALUE33*[.C409]" office:value-type="float" office:value="1.2955078125" calcext:value-type="float">
            <text:p>1.295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3" calcext:value-type="float">
            <text:p>403</text:p>
          </table:table-cell>
          <table:table-cell table:formula="of:=ONEVALUE5*[.C410]" office:value-type="float" office:value="1.96969696969697" calcext:value-type="float">
            <text:p>1.9697</text:p>
          </table:table-cell>
          <table:table-cell/>
          <table:table-cell table:formula="of:=ONEVALUE33*[.C410]" office:value-type="float" office:value="1.29873046875" calcext:value-type="float">
            <text:p>1.298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table:formula="of:=ONEVALUE5*[.C411]" office:value-type="float" office:value="1.97458455522972" calcext:value-type="float">
            <text:p>1.9746</text:p>
          </table:table-cell>
          <table:table-cell/>
          <table:table-cell table:formula="of:=ONEVALUE33*[.C411]" office:value-type="float" office:value="1.301953125" calcext:value-type="float">
            <text:p>1.30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5" calcext:value-type="float">
            <text:p>405</text:p>
          </table:table-cell>
          <table:table-cell table:formula="of:=ONEVALUE5*[.C412]" office:value-type="float" office:value="1.97947214076246" calcext:value-type="float">
            <text:p>1.9795</text:p>
          </table:table-cell>
          <table:table-cell/>
          <table:table-cell table:formula="of:=ONEVALUE33*[.C412]" office:value-type="float" office:value="1.30517578125" calcext:value-type="float">
            <text:p>1.305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6" calcext:value-type="float">
            <text:p>406</text:p>
          </table:table-cell>
          <table:table-cell table:formula="of:=ONEVALUE5*[.C413]" office:value-type="float" office:value="1.98435972629521" calcext:value-type="float">
            <text:p>1.9844</text:p>
          </table:table-cell>
          <table:table-cell/>
          <table:table-cell table:formula="of:=ONEVALUE33*[.C413]" office:value-type="float" office:value="1.3083984375" calcext:value-type="float">
            <text:p>1.30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7" calcext:value-type="float">
            <text:p>407</text:p>
          </table:table-cell>
          <table:table-cell table:formula="of:=ONEVALUE5*[.C414]" office:value-type="float" office:value="1.98924731182796" calcext:value-type="float">
            <text:p>1.9892</text:p>
          </table:table-cell>
          <table:table-cell/>
          <table:table-cell table:formula="of:=ONEVALUE33*[.C414]" office:value-type="float" office:value="1.31162109375" calcext:value-type="float">
            <text:p>1.311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8" calcext:value-type="float">
            <text:p>408</text:p>
          </table:table-cell>
          <table:table-cell table:formula="of:=ONEVALUE5*[.C415]" office:value-type="float" office:value="1.9941348973607" calcext:value-type="float">
            <text:p>1.9941</text:p>
          </table:table-cell>
          <table:table-cell/>
          <table:table-cell table:formula="of:=ONEVALUE33*[.C415]" office:value-type="float" office:value="1.31484375" calcext:value-type="float">
            <text:p>1.314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9" calcext:value-type="float">
            <text:p>409</text:p>
          </table:table-cell>
          <table:table-cell table:formula="of:=ONEVALUE5*[.C416]" office:value-type="float" office:value="1.99902248289345" calcext:value-type="float">
            <text:p>1.9990</text:p>
          </table:table-cell>
          <table:table-cell/>
          <table:table-cell table:formula="of:=ONEVALUE33*[.C416]" office:value-type="float" office:value="1.31806640625" calcext:value-type="float">
            <text:p>1.318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table:formula="of:=ONEVALUE5*[.C417]" office:value-type="float" office:value="2.0039100684262" calcext:value-type="float">
            <text:p>2.0039</text:p>
          </table:table-cell>
          <table:table-cell/>
          <table:table-cell table:formula="of:=ONEVALUE33*[.C417]" office:value-type="float" office:value="1.3212890625" calcext:value-type="float">
            <text:p>1.321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11" calcext:value-type="float">
            <text:p>411</text:p>
          </table:table-cell>
          <table:table-cell table:formula="of:=ONEVALUE5*[.C418]" office:value-type="float" office:value="2.00879765395894" calcext:value-type="float">
            <text:p>2.0088</text:p>
          </table:table-cell>
          <table:table-cell/>
          <table:table-cell table:formula="of:=ONEVALUE33*[.C418]" office:value-type="float" office:value="1.32451171875" calcext:value-type="float">
            <text:p>1.324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12" calcext:value-type="float">
            <text:p>412</text:p>
          </table:table-cell>
          <table:table-cell table:formula="of:=ONEVALUE5*[.C419]" office:value-type="float" office:value="2.01368523949169" calcext:value-type="float">
            <text:p>2.0137</text:p>
          </table:table-cell>
          <table:table-cell/>
          <table:table-cell table:formula="of:=ONEVALUE33*[.C419]" office:value-type="float" office:value="1.327734375" calcext:value-type="float">
            <text:p>1.327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13" calcext:value-type="float">
            <text:p>413</text:p>
          </table:table-cell>
          <table:table-cell table:formula="of:=ONEVALUE5*[.C420]" office:value-type="float" office:value="2.01857282502444" calcext:value-type="float">
            <text:p>2.0186</text:p>
          </table:table-cell>
          <table:table-cell/>
          <table:table-cell table:formula="of:=ONEVALUE33*[.C420]" office:value-type="float" office:value="1.33095703125" calcext:value-type="float">
            <text:p>1.331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14" calcext:value-type="float">
            <text:p>414</text:p>
          </table:table-cell>
          <table:table-cell table:formula="of:=ONEVALUE5*[.C421]" office:value-type="float" office:value="2.02346041055718" calcext:value-type="float">
            <text:p>2.0235</text:p>
          </table:table-cell>
          <table:table-cell/>
          <table:table-cell table:formula="of:=ONEVALUE33*[.C421]" office:value-type="float" office:value="1.3341796875" calcext:value-type="float">
            <text:p>1.334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15" calcext:value-type="float">
            <text:p>415</text:p>
          </table:table-cell>
          <table:table-cell table:formula="of:=ONEVALUE5*[.C422]" office:value-type="float" office:value="2.02834799608993" calcext:value-type="float">
            <text:p>2.0283</text:p>
          </table:table-cell>
          <table:table-cell/>
          <table:table-cell table:formula="of:=ONEVALUE33*[.C422]" office:value-type="float" office:value="1.33740234375" calcext:value-type="float">
            <text:p>1.337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16" calcext:value-type="float">
            <text:p>416</text:p>
          </table:table-cell>
          <table:table-cell table:formula="of:=ONEVALUE5*[.C423]" office:value-type="float" office:value="2.03323558162268" calcext:value-type="float">
            <text:p>2.0332</text:p>
          </table:table-cell>
          <table:table-cell/>
          <table:table-cell table:formula="of:=ONEVALUE33*[.C423]" office:value-type="float" office:value="1.340625" calcext:value-type="float">
            <text:p>1.34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table:formula="of:=ONEVALUE5*[.C424]" office:value-type="float" office:value="2.03812316715543" calcext:value-type="float">
            <text:p>2.0381</text:p>
          </table:table-cell>
          <table:table-cell/>
          <table:table-cell table:formula="of:=ONEVALUE33*[.C424]" office:value-type="float" office:value="1.34384765625" calcext:value-type="float">
            <text:p>1.343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18" calcext:value-type="float">
            <text:p>418</text:p>
          </table:table-cell>
          <table:table-cell table:formula="of:=ONEVALUE5*[.C425]" office:value-type="float" office:value="2.04301075268817" calcext:value-type="float">
            <text:p>2.0430</text:p>
          </table:table-cell>
          <table:table-cell/>
          <table:table-cell table:formula="of:=ONEVALUE33*[.C425]" office:value-type="float" office:value="1.3470703125" calcext:value-type="float">
            <text:p>1.347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19" calcext:value-type="float">
            <text:p>419</text:p>
          </table:table-cell>
          <table:table-cell table:formula="of:=ONEVALUE5*[.C426]" office:value-type="float" office:value="2.04789833822092" calcext:value-type="float">
            <text:p>2.0479</text:p>
          </table:table-cell>
          <table:table-cell/>
          <table:table-cell table:formula="of:=ONEVALUE33*[.C426]" office:value-type="float" office:value="1.35029296875" calcext:value-type="float">
            <text:p>1.35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table:formula="of:=ONEVALUE5*[.C427]" office:value-type="float" office:value="2.05278592375367" calcext:value-type="float">
            <text:p>2.0528</text:p>
          </table:table-cell>
          <table:table-cell/>
          <table:table-cell table:formula="of:=ONEVALUE33*[.C427]" office:value-type="float" office:value="1.353515625" calcext:value-type="float">
            <text:p>1.353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table:formula="of:=ONEVALUE5*[.C428]" office:value-type="float" office:value="2.05767350928641" calcext:value-type="float">
            <text:p>2.0577</text:p>
          </table:table-cell>
          <table:table-cell/>
          <table:table-cell table:formula="of:=ONEVALUE33*[.C428]" office:value-type="float" office:value="1.35673828125" calcext:value-type="float">
            <text:p>1.356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2" calcext:value-type="float">
            <text:p>422</text:p>
          </table:table-cell>
          <table:table-cell table:formula="of:=ONEVALUE5*[.C429]" office:value-type="float" office:value="2.06256109481916" calcext:value-type="float">
            <text:p>2.0626</text:p>
          </table:table-cell>
          <table:table-cell/>
          <table:table-cell table:formula="of:=ONEVALUE33*[.C429]" office:value-type="float" office:value="1.3599609375" calcext:value-type="float">
            <text:p>1.360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3" calcext:value-type="float">
            <text:p>423</text:p>
          </table:table-cell>
          <table:table-cell table:formula="of:=ONEVALUE5*[.C430]" office:value-type="float" office:value="2.06744868035191" calcext:value-type="float">
            <text:p>2.0674</text:p>
          </table:table-cell>
          <table:table-cell/>
          <table:table-cell table:formula="of:=ONEVALUE33*[.C430]" office:value-type="float" office:value="1.36318359375" calcext:value-type="float">
            <text:p>1.363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4" calcext:value-type="float">
            <text:p>424</text:p>
          </table:table-cell>
          <table:table-cell table:formula="of:=ONEVALUE5*[.C431]" office:value-type="float" office:value="2.07233626588465" calcext:value-type="float">
            <text:p>2.0723</text:p>
          </table:table-cell>
          <table:table-cell/>
          <table:table-cell table:formula="of:=ONEVALUE33*[.C431]" office:value-type="float" office:value="1.36640625" calcext:value-type="float">
            <text:p>1.366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table:formula="of:=ONEVALUE5*[.C432]" office:value-type="float" office:value="2.0772238514174" calcext:value-type="float">
            <text:p>2.0772</text:p>
          </table:table-cell>
          <table:table-cell/>
          <table:table-cell table:formula="of:=ONEVALUE33*[.C432]" office:value-type="float" office:value="1.36962890625" calcext:value-type="float">
            <text:p>1.369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6" calcext:value-type="float">
            <text:p>426</text:p>
          </table:table-cell>
          <table:table-cell table:formula="of:=ONEVALUE5*[.C433]" office:value-type="float" office:value="2.08211143695015" calcext:value-type="float">
            <text:p>2.0821</text:p>
          </table:table-cell>
          <table:table-cell/>
          <table:table-cell table:formula="of:=ONEVALUE33*[.C433]" office:value-type="float" office:value="1.3728515625" calcext:value-type="float">
            <text:p>1.372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7" calcext:value-type="float">
            <text:p>427</text:p>
          </table:table-cell>
          <table:table-cell table:formula="of:=ONEVALUE5*[.C434]" office:value-type="float" office:value="2.08699902248289" calcext:value-type="float">
            <text:p>2.0870</text:p>
          </table:table-cell>
          <table:table-cell/>
          <table:table-cell table:formula="of:=ONEVALUE33*[.C434]" office:value-type="float" office:value="1.37607421875" calcext:value-type="float">
            <text:p>1.376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8" calcext:value-type="float">
            <text:p>428</text:p>
          </table:table-cell>
          <table:table-cell table:formula="of:=ONEVALUE5*[.C435]" office:value-type="float" office:value="2.09188660801564" calcext:value-type="float">
            <text:p>2.0919</text:p>
          </table:table-cell>
          <table:table-cell/>
          <table:table-cell table:formula="of:=ONEVALUE33*[.C435]" office:value-type="float" office:value="1.379296875" calcext:value-type="float">
            <text:p>1.379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9" calcext:value-type="float">
            <text:p>429</text:p>
          </table:table-cell>
          <table:table-cell table:formula="of:=ONEVALUE5*[.C436]" office:value-type="float" office:value="2.09677419354839" calcext:value-type="float">
            <text:p>2.0968</text:p>
          </table:table-cell>
          <table:table-cell/>
          <table:table-cell table:formula="of:=ONEVALUE33*[.C436]" office:value-type="float" office:value="1.38251953125" calcext:value-type="float">
            <text:p>1.382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table:formula="of:=ONEVALUE5*[.C437]" office:value-type="float" office:value="2.10166177908113" calcext:value-type="float">
            <text:p>2.1017</text:p>
          </table:table-cell>
          <table:table-cell/>
          <table:table-cell table:formula="of:=ONEVALUE33*[.C437]" office:value-type="float" office:value="1.3857421875" calcext:value-type="float">
            <text:p>1.385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31" calcext:value-type="float">
            <text:p>431</text:p>
          </table:table-cell>
          <table:table-cell table:formula="of:=ONEVALUE5*[.C438]" office:value-type="float" office:value="2.10654936461388" calcext:value-type="float">
            <text:p>2.1065</text:p>
          </table:table-cell>
          <table:table-cell/>
          <table:table-cell table:formula="of:=ONEVALUE33*[.C438]" office:value-type="float" office:value="1.38896484375" calcext:value-type="float">
            <text:p>1.389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32" calcext:value-type="float">
            <text:p>432</text:p>
          </table:table-cell>
          <table:table-cell table:formula="of:=ONEVALUE5*[.C439]" office:value-type="float" office:value="2.11143695014663" calcext:value-type="float">
            <text:p>2.1114</text:p>
          </table:table-cell>
          <table:table-cell/>
          <table:table-cell table:formula="of:=ONEVALUE33*[.C439]" office:value-type="float" office:value="1.3921875" calcext:value-type="float">
            <text:p>1.392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33" calcext:value-type="float">
            <text:p>433</text:p>
          </table:table-cell>
          <table:table-cell table:formula="of:=ONEVALUE5*[.C440]" office:value-type="float" office:value="2.11632453567937" calcext:value-type="float">
            <text:p>2.1163</text:p>
          </table:table-cell>
          <table:table-cell/>
          <table:table-cell table:formula="of:=ONEVALUE33*[.C440]" office:value-type="float" office:value="1.39541015625" calcext:value-type="float">
            <text:p>1.395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34" calcext:value-type="float">
            <text:p>434</text:p>
          </table:table-cell>
          <table:table-cell table:formula="of:=ONEVALUE5*[.C441]" office:value-type="float" office:value="2.12121212121212" calcext:value-type="float">
            <text:p>2.1212</text:p>
          </table:table-cell>
          <table:table-cell/>
          <table:table-cell table:formula="of:=ONEVALUE33*[.C441]" office:value-type="float" office:value="1.3986328125" calcext:value-type="float">
            <text:p>1.398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35" calcext:value-type="float">
            <text:p>435</text:p>
          </table:table-cell>
          <table:table-cell table:formula="of:=ONEVALUE5*[.C442]" office:value-type="float" office:value="2.12609970674487" calcext:value-type="float">
            <text:p>2.1261</text:p>
          </table:table-cell>
          <table:table-cell/>
          <table:table-cell table:formula="of:=ONEVALUE33*[.C442]" office:value-type="float" office:value="1.40185546875" calcext:value-type="float">
            <text:p>1.401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36" calcext:value-type="float">
            <text:p>436</text:p>
          </table:table-cell>
          <table:table-cell table:formula="of:=ONEVALUE5*[.C443]" office:value-type="float" office:value="2.13098729227761" calcext:value-type="float">
            <text:p>2.1310</text:p>
          </table:table-cell>
          <table:table-cell/>
          <table:table-cell table:formula="of:=ONEVALUE33*[.C443]" office:value-type="float" office:value="1.405078125" calcext:value-type="float">
            <text:p>1.405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37" calcext:value-type="float">
            <text:p>437</text:p>
          </table:table-cell>
          <table:table-cell table:formula="of:=ONEVALUE5*[.C444]" office:value-type="float" office:value="2.13587487781036" calcext:value-type="float">
            <text:p>2.1359</text:p>
          </table:table-cell>
          <table:table-cell/>
          <table:table-cell table:formula="of:=ONEVALUE33*[.C444]" office:value-type="float" office:value="1.40830078125" calcext:value-type="float">
            <text:p>1.408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38" calcext:value-type="float">
            <text:p>438</text:p>
          </table:table-cell>
          <table:table-cell table:formula="of:=ONEVALUE5*[.C445]" office:value-type="float" office:value="2.14076246334311" calcext:value-type="float">
            <text:p>2.1408</text:p>
          </table:table-cell>
          <table:table-cell/>
          <table:table-cell table:formula="of:=ONEVALUE33*[.C445]" office:value-type="float" office:value="1.4115234375" calcext:value-type="float">
            <text:p>1.411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table:formula="of:=ONEVALUE5*[.C446]" office:value-type="float" office:value="2.14565004887586" calcext:value-type="float">
            <text:p>2.1457</text:p>
          </table:table-cell>
          <table:table-cell/>
          <table:table-cell table:formula="of:=ONEVALUE33*[.C446]" office:value-type="float" office:value="1.41474609375" calcext:value-type="float">
            <text:p>1.414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table:formula="of:=ONEVALUE5*[.C447]" office:value-type="float" office:value="2.1505376344086" calcext:value-type="float">
            <text:p>2.1505</text:p>
          </table:table-cell>
          <table:table-cell/>
          <table:table-cell table:formula="of:=ONEVALUE33*[.C447]" office:value-type="float" office:value="1.41796875" calcext:value-type="float">
            <text:p>1.418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table:formula="of:=ONEVALUE5*[.C448]" office:value-type="float" office:value="2.15542521994135" calcext:value-type="float">
            <text:p>2.1554</text:p>
          </table:table-cell>
          <table:table-cell/>
          <table:table-cell table:formula="of:=ONEVALUE33*[.C448]" office:value-type="float" office:value="1.42119140625" calcext:value-type="float">
            <text:p>1.421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table:formula="of:=ONEVALUE5*[.C449]" office:value-type="float" office:value="2.1603128054741" calcext:value-type="float">
            <text:p>2.1603</text:p>
          </table:table-cell>
          <table:table-cell/>
          <table:table-cell table:formula="of:=ONEVALUE33*[.C449]" office:value-type="float" office:value="1.4244140625" calcext:value-type="float">
            <text:p>1.424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table:formula="of:=ONEVALUE5*[.C450]" office:value-type="float" office:value="2.16520039100684" calcext:value-type="float">
            <text:p>2.1652</text:p>
          </table:table-cell>
          <table:table-cell/>
          <table:table-cell table:formula="of:=ONEVALUE33*[.C450]" office:value-type="float" office:value="1.42763671875" calcext:value-type="float">
            <text:p>1.427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table:formula="of:=ONEVALUE5*[.C451]" office:value-type="float" office:value="2.17008797653959" calcext:value-type="float">
            <text:p>2.1701</text:p>
          </table:table-cell>
          <table:table-cell/>
          <table:table-cell table:formula="of:=ONEVALUE33*[.C451]" office:value-type="float" office:value="1.430859375" calcext:value-type="float">
            <text:p>1.430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table:formula="of:=ONEVALUE5*[.C452]" office:value-type="float" office:value="2.17497556207234" calcext:value-type="float">
            <text:p>2.1750</text:p>
          </table:table-cell>
          <table:table-cell/>
          <table:table-cell table:formula="of:=ONEVALUE33*[.C452]" office:value-type="float" office:value="1.43408203125" calcext:value-type="float">
            <text:p>1.434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table:formula="of:=ONEVALUE5*[.C453]" office:value-type="float" office:value="2.17986314760508" calcext:value-type="float">
            <text:p>2.1799</text:p>
          </table:table-cell>
          <table:table-cell/>
          <table:table-cell table:formula="of:=ONEVALUE33*[.C453]" office:value-type="float" office:value="1.4373046875" calcext:value-type="float">
            <text:p>1.437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table:formula="of:=ONEVALUE5*[.C454]" office:value-type="float" office:value="2.18475073313783" calcext:value-type="float">
            <text:p>2.1848</text:p>
          </table:table-cell>
          <table:table-cell/>
          <table:table-cell table:formula="of:=ONEVALUE33*[.C454]" office:value-type="float" office:value="1.44052734375" calcext:value-type="float">
            <text:p>1.440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table:formula="of:=ONEVALUE5*[.C455]" office:value-type="float" office:value="2.18963831867058" calcext:value-type="float">
            <text:p>2.1896</text:p>
          </table:table-cell>
          <table:table-cell/>
          <table:table-cell table:formula="of:=ONEVALUE33*[.C455]" office:value-type="float" office:value="1.44375" calcext:value-type="float">
            <text:p>1.443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table:formula="of:=ONEVALUE5*[.C456]" office:value-type="float" office:value="2.19452590420332" calcext:value-type="float">
            <text:p>2.1945</text:p>
          </table:table-cell>
          <table:table-cell/>
          <table:table-cell table:formula="of:=ONEVALUE33*[.C456]" office:value-type="float" office:value="1.44697265625" calcext:value-type="float">
            <text:p>1.447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table:formula="of:=ONEVALUE5*[.C457]" office:value-type="float" office:value="2.19941348973607" calcext:value-type="float">
            <text:p>2.1994</text:p>
          </table:table-cell>
          <table:table-cell/>
          <table:table-cell table:formula="of:=ONEVALUE33*[.C457]" office:value-type="float" office:value="1.4501953125" calcext:value-type="float">
            <text:p>1.45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table:formula="of:=ONEVALUE5*[.C458]" office:value-type="float" office:value="2.20430107526882" calcext:value-type="float">
            <text:p>2.2043</text:p>
          </table:table-cell>
          <table:table-cell/>
          <table:table-cell table:formula="of:=ONEVALUE33*[.C458]" office:value-type="float" office:value="1.45341796875" calcext:value-type="float">
            <text:p>1.453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table:formula="of:=ONEVALUE5*[.C459]" office:value-type="float" office:value="2.20918866080156" calcext:value-type="float">
            <text:p>2.2092</text:p>
          </table:table-cell>
          <table:table-cell/>
          <table:table-cell table:formula="of:=ONEVALUE33*[.C459]" office:value-type="float" office:value="1.456640625" calcext:value-type="float">
            <text:p>1.456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table:formula="of:=ONEVALUE5*[.C460]" office:value-type="float" office:value="2.21407624633431" calcext:value-type="float">
            <text:p>2.2141</text:p>
          </table:table-cell>
          <table:table-cell/>
          <table:table-cell table:formula="of:=ONEVALUE33*[.C460]" office:value-type="float" office:value="1.45986328125" calcext:value-type="float">
            <text:p>1.459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table:formula="of:=ONEVALUE5*[.C461]" office:value-type="float" office:value="2.21896383186706" calcext:value-type="float">
            <text:p>2.2190</text:p>
          </table:table-cell>
          <table:table-cell/>
          <table:table-cell table:formula="of:=ONEVALUE33*[.C461]" office:value-type="float" office:value="1.4630859375" calcext:value-type="float">
            <text:p>1.463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table:formula="of:=ONEVALUE5*[.C462]" office:value-type="float" office:value="2.2238514173998" calcext:value-type="float">
            <text:p>2.2239</text:p>
          </table:table-cell>
          <table:table-cell/>
          <table:table-cell table:formula="of:=ONEVALUE33*[.C462]" office:value-type="float" office:value="1.46630859375" calcext:value-type="float">
            <text:p>1.466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table:formula="of:=ONEVALUE5*[.C463]" office:value-type="float" office:value="2.22873900293255" calcext:value-type="float">
            <text:p>2.2287</text:p>
          </table:table-cell>
          <table:table-cell/>
          <table:table-cell table:formula="of:=ONEVALUE33*[.C463]" office:value-type="float" office:value="1.46953125" calcext:value-type="float">
            <text:p>1.469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table:formula="of:=ONEVALUE5*[.C464]" office:value-type="float" office:value="2.2336265884653" calcext:value-type="float">
            <text:p>2.2336</text:p>
          </table:table-cell>
          <table:table-cell/>
          <table:table-cell table:formula="of:=ONEVALUE33*[.C464]" office:value-type="float" office:value="1.47275390625" calcext:value-type="float">
            <text:p>1.4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table:formula="of:=ONEVALUE5*[.C465]" office:value-type="float" office:value="2.23851417399804" calcext:value-type="float">
            <text:p>2.2385</text:p>
          </table:table-cell>
          <table:table-cell/>
          <table:table-cell table:formula="of:=ONEVALUE33*[.C465]" office:value-type="float" office:value="1.4759765625" calcext:value-type="float">
            <text:p>1.476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table:formula="of:=ONEVALUE5*[.C466]" office:value-type="float" office:value="2.24340175953079" calcext:value-type="float">
            <text:p>2.2434</text:p>
          </table:table-cell>
          <table:table-cell/>
          <table:table-cell table:formula="of:=ONEVALUE33*[.C466]" office:value-type="float" office:value="1.47919921875" calcext:value-type="float">
            <text:p>1.479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table:formula="of:=ONEVALUE5*[.C467]" office:value-type="float" office:value="2.24828934506354" calcext:value-type="float">
            <text:p>2.2483</text:p>
          </table:table-cell>
          <table:table-cell/>
          <table:table-cell table:formula="of:=ONEVALUE33*[.C467]" office:value-type="float" office:value="1.482421875" calcext:value-type="float">
            <text:p>1.482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table:formula="of:=ONEVALUE5*[.C468]" office:value-type="float" office:value="2.25317693059629" calcext:value-type="float">
            <text:p>2.2532</text:p>
          </table:table-cell>
          <table:table-cell/>
          <table:table-cell table:formula="of:=ONEVALUE33*[.C468]" office:value-type="float" office:value="1.48564453125" calcext:value-type="float">
            <text:p>1.485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table:formula="of:=ONEVALUE5*[.C469]" office:value-type="float" office:value="2.25806451612903" calcext:value-type="float">
            <text:p>2.2581</text:p>
          </table:table-cell>
          <table:table-cell/>
          <table:table-cell table:formula="of:=ONEVALUE33*[.C469]" office:value-type="float" office:value="1.4888671875" calcext:value-type="float">
            <text:p>1.488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table:formula="of:=ONEVALUE5*[.C470]" office:value-type="float" office:value="2.26295210166178" calcext:value-type="float">
            <text:p>2.2630</text:p>
          </table:table-cell>
          <table:table-cell/>
          <table:table-cell table:formula="of:=ONEVALUE33*[.C470]" office:value-type="float" office:value="1.49208984375" calcext:value-type="float">
            <text:p>1.492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table:formula="of:=ONEVALUE5*[.C471]" office:value-type="float" office:value="2.26783968719453" calcext:value-type="float">
            <text:p>2.2678</text:p>
          </table:table-cell>
          <table:table-cell/>
          <table:table-cell table:formula="of:=ONEVALUE33*[.C471]" office:value-type="float" office:value="1.4953125" calcext:value-type="float">
            <text:p>1.495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table:formula="of:=ONEVALUE5*[.C472]" office:value-type="float" office:value="2.27272727272727" calcext:value-type="float">
            <text:p>2.2727</text:p>
          </table:table-cell>
          <table:table-cell/>
          <table:table-cell table:formula="of:=ONEVALUE33*[.C472]" office:value-type="float" office:value="1.49853515625" calcext:value-type="float">
            <text:p>1.498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table:formula="of:=ONEVALUE5*[.C473]" office:value-type="float" office:value="2.27761485826002" calcext:value-type="float">
            <text:p>2.2776</text:p>
          </table:table-cell>
          <table:table-cell/>
          <table:table-cell table:formula="of:=ONEVALUE33*[.C473]" office:value-type="float" office:value="1.5017578125" calcext:value-type="float">
            <text:p>1.501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table:formula="of:=ONEVALUE5*[.C474]" office:value-type="float" office:value="2.28250244379277" calcext:value-type="float">
            <text:p>2.2825</text:p>
          </table:table-cell>
          <table:table-cell/>
          <table:table-cell table:formula="of:=ONEVALUE33*[.C474]" office:value-type="float" office:value="1.50498046875" calcext:value-type="float">
            <text:p>1.505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table:formula="of:=ONEVALUE5*[.C475]" office:value-type="float" office:value="2.28739002932551" calcext:value-type="float">
            <text:p>2.2874</text:p>
          </table:table-cell>
          <table:table-cell/>
          <table:table-cell table:formula="of:=ONEVALUE33*[.C475]" office:value-type="float" office:value="1.508203125" calcext:value-type="float">
            <text:p>1.508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table:formula="of:=ONEVALUE5*[.C476]" office:value-type="float" office:value="2.29227761485826" calcext:value-type="float">
            <text:p>2.2923</text:p>
          </table:table-cell>
          <table:table-cell/>
          <table:table-cell table:formula="of:=ONEVALUE33*[.C476]" office:value-type="float" office:value="1.51142578125" calcext:value-type="float">
            <text:p>1.511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table:formula="of:=ONEVALUE5*[.C477]" office:value-type="float" office:value="2.29716520039101" calcext:value-type="float">
            <text:p>2.2972</text:p>
          </table:table-cell>
          <table:table-cell/>
          <table:table-cell table:formula="of:=ONEVALUE33*[.C477]" office:value-type="float" office:value="1.5146484375" calcext:value-type="float">
            <text:p>1.514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table:formula="of:=ONEVALUE5*[.C478]" office:value-type="float" office:value="2.30205278592375" calcext:value-type="float">
            <text:p>2.3021</text:p>
          </table:table-cell>
          <table:table-cell/>
          <table:table-cell table:formula="of:=ONEVALUE33*[.C478]" office:value-type="float" office:value="1.51787109375" calcext:value-type="float">
            <text:p>1.517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table:formula="of:=ONEVALUE5*[.C479]" office:value-type="float" office:value="2.3069403714565" calcext:value-type="float">
            <text:p>2.3069</text:p>
          </table:table-cell>
          <table:table-cell/>
          <table:table-cell table:formula="of:=ONEVALUE33*[.C479]" office:value-type="float" office:value="1.52109375" calcext:value-type="float">
            <text:p>1.521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table:formula="of:=ONEVALUE5*[.C480]" office:value-type="float" office:value="2.31182795698925" calcext:value-type="float">
            <text:p>2.3118</text:p>
          </table:table-cell>
          <table:table-cell/>
          <table:table-cell table:formula="of:=ONEVALUE33*[.C480]" office:value-type="float" office:value="1.52431640625" calcext:value-type="float">
            <text:p>1.524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table:formula="of:=ONEVALUE5*[.C481]" office:value-type="float" office:value="2.31671554252199" calcext:value-type="float">
            <text:p>2.3167</text:p>
          </table:table-cell>
          <table:table-cell/>
          <table:table-cell table:formula="of:=ONEVALUE33*[.C481]" office:value-type="float" office:value="1.5275390625" calcext:value-type="float">
            <text:p>1.527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table:formula="of:=ONEVALUE5*[.C482]" office:value-type="float" office:value="2.32160312805474" calcext:value-type="float">
            <text:p>2.3216</text:p>
          </table:table-cell>
          <table:table-cell/>
          <table:table-cell table:formula="of:=ONEVALUE33*[.C482]" office:value-type="float" office:value="1.53076171875" calcext:value-type="float">
            <text:p>1.530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table:formula="of:=ONEVALUE5*[.C483]" office:value-type="float" office:value="2.32649071358749" calcext:value-type="float">
            <text:p>2.3265</text:p>
          </table:table-cell>
          <table:table-cell/>
          <table:table-cell table:formula="of:=ONEVALUE33*[.C483]" office:value-type="float" office:value="1.533984375" calcext:value-type="float">
            <text:p>1.534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table:formula="of:=ONEVALUE5*[.C484]" office:value-type="float" office:value="2.33137829912023" calcext:value-type="float">
            <text:p>2.3314</text:p>
          </table:table-cell>
          <table:table-cell/>
          <table:table-cell table:formula="of:=ONEVALUE33*[.C484]" office:value-type="float" office:value="1.53720703125" calcext:value-type="float">
            <text:p>1.537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table:formula="of:=ONEVALUE5*[.C485]" office:value-type="float" office:value="2.33626588465298" calcext:value-type="float">
            <text:p>2.3363</text:p>
          </table:table-cell>
          <table:table-cell/>
          <table:table-cell table:formula="of:=ONEVALUE33*[.C485]" office:value-type="float" office:value="1.5404296875" calcext:value-type="float">
            <text:p>1.540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table:formula="of:=ONEVALUE5*[.C486]" office:value-type="float" office:value="2.34115347018573" calcext:value-type="float">
            <text:p>2.3412</text:p>
          </table:table-cell>
          <table:table-cell/>
          <table:table-cell table:formula="of:=ONEVALUE33*[.C486]" office:value-type="float" office:value="1.54365234375" calcext:value-type="float">
            <text:p>1.543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table:formula="of:=ONEVALUE5*[.C487]" office:value-type="float" office:value="2.34604105571848" calcext:value-type="float">
            <text:p>2.3460</text:p>
          </table:table-cell>
          <table:table-cell/>
          <table:table-cell table:formula="of:=ONEVALUE33*[.C487]" office:value-type="float" office:value="1.546875" calcext:value-type="float">
            <text:p>1.546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table:formula="of:=ONEVALUE5*[.C488]" office:value-type="float" office:value="2.35092864125122" calcext:value-type="float">
            <text:p>2.3509</text:p>
          </table:table-cell>
          <table:table-cell/>
          <table:table-cell table:formula="of:=ONEVALUE33*[.C488]" office:value-type="float" office:value="1.55009765625" calcext:value-type="float">
            <text:p>1.55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table:formula="of:=ONEVALUE5*[.C489]" office:value-type="float" office:value="2.35581622678397" calcext:value-type="float">
            <text:p>2.3558</text:p>
          </table:table-cell>
          <table:table-cell/>
          <table:table-cell table:formula="of:=ONEVALUE33*[.C489]" office:value-type="float" office:value="1.5533203125" calcext:value-type="float">
            <text:p>1.553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table:formula="of:=ONEVALUE5*[.C490]" office:value-type="float" office:value="2.36070381231672" calcext:value-type="float">
            <text:p>2.3607</text:p>
          </table:table-cell>
          <table:table-cell/>
          <table:table-cell table:formula="of:=ONEVALUE33*[.C490]" office:value-type="float" office:value="1.55654296875" calcext:value-type="float">
            <text:p>1.556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table:formula="of:=ONEVALUE5*[.C491]" office:value-type="float" office:value="2.36559139784946" calcext:value-type="float">
            <text:p>2.3656</text:p>
          </table:table-cell>
          <table:table-cell/>
          <table:table-cell table:formula="of:=ONEVALUE33*[.C491]" office:value-type="float" office:value="1.559765625" calcext:value-type="float">
            <text:p>1.559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table:formula="of:=ONEVALUE5*[.C492]" office:value-type="float" office:value="2.37047898338221" calcext:value-type="float">
            <text:p>2.3705</text:p>
          </table:table-cell>
          <table:table-cell/>
          <table:table-cell table:formula="of:=ONEVALUE33*[.C492]" office:value-type="float" office:value="1.56298828125" calcext:value-type="float">
            <text:p>1.563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table:formula="of:=ONEVALUE5*[.C493]" office:value-type="float" office:value="2.37536656891496" calcext:value-type="float">
            <text:p>2.3754</text:p>
          </table:table-cell>
          <table:table-cell/>
          <table:table-cell table:formula="of:=ONEVALUE33*[.C493]" office:value-type="float" office:value="1.5662109375" calcext:value-type="float">
            <text:p>1.566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table:formula="of:=ONEVALUE5*[.C494]" office:value-type="float" office:value="2.3802541544477" calcext:value-type="float">
            <text:p>2.3803</text:p>
          </table:table-cell>
          <table:table-cell/>
          <table:table-cell table:formula="of:=ONEVALUE33*[.C494]" office:value-type="float" office:value="1.56943359375" calcext:value-type="float">
            <text:p>1.569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table:formula="of:=ONEVALUE5*[.C495]" office:value-type="float" office:value="2.38514173998045" calcext:value-type="float">
            <text:p>2.3851</text:p>
          </table:table-cell>
          <table:table-cell/>
          <table:table-cell table:formula="of:=ONEVALUE33*[.C495]" office:value-type="float" office:value="1.57265625" calcext:value-type="float">
            <text:p>1.572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table:formula="of:=ONEVALUE5*[.C496]" office:value-type="float" office:value="2.3900293255132" calcext:value-type="float">
            <text:p>2.3900</text:p>
          </table:table-cell>
          <table:table-cell/>
          <table:table-cell table:formula="of:=ONEVALUE33*[.C496]" office:value-type="float" office:value="1.57587890625" calcext:value-type="float">
            <text:p>1.575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table:formula="of:=ONEVALUE5*[.C497]" office:value-type="float" office:value="2.39491691104594" calcext:value-type="float">
            <text:p>2.3949</text:p>
          </table:table-cell>
          <table:table-cell/>
          <table:table-cell table:formula="of:=ONEVALUE33*[.C497]" office:value-type="float" office:value="1.5791015625" calcext:value-type="float">
            <text:p>1.57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table:formula="of:=ONEVALUE5*[.C498]" office:value-type="float" office:value="2.39980449657869" calcext:value-type="float">
            <text:p>2.3998</text:p>
          </table:table-cell>
          <table:table-cell/>
          <table:table-cell table:formula="of:=ONEVALUE33*[.C498]" office:value-type="float" office:value="1.58232421875" calcext:value-type="float">
            <text:p>1.582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table:formula="of:=ONEVALUE5*[.C499]" office:value-type="float" office:value="2.40469208211144" calcext:value-type="float">
            <text:p>2.4047</text:p>
          </table:table-cell>
          <table:table-cell/>
          <table:table-cell table:formula="of:=ONEVALUE33*[.C499]" office:value-type="float" office:value="1.585546875" calcext:value-type="float">
            <text:p>1.585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table:formula="of:=ONEVALUE5*[.C500]" office:value-type="float" office:value="2.40957966764418" calcext:value-type="float">
            <text:p>2.4096</text:p>
          </table:table-cell>
          <table:table-cell/>
          <table:table-cell table:formula="of:=ONEVALUE33*[.C500]" office:value-type="float" office:value="1.58876953125" calcext:value-type="float">
            <text:p>1.588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table:formula="of:=ONEVALUE5*[.C501]" office:value-type="float" office:value="2.41446725317693" calcext:value-type="float">
            <text:p>2.4145</text:p>
          </table:table-cell>
          <table:table-cell/>
          <table:table-cell table:formula="of:=ONEVALUE33*[.C501]" office:value-type="float" office:value="1.5919921875" calcext:value-type="float">
            <text:p>1.59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table:formula="of:=ONEVALUE5*[.C502]" office:value-type="float" office:value="2.41935483870968" calcext:value-type="float">
            <text:p>2.4194</text:p>
          </table:table-cell>
          <table:table-cell/>
          <table:table-cell table:formula="of:=ONEVALUE33*[.C502]" office:value-type="float" office:value="1.59521484375" calcext:value-type="float">
            <text:p>1.595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table:formula="of:=ONEVALUE5*[.C503]" office:value-type="float" office:value="2.42424242424242" calcext:value-type="float">
            <text:p>2.4242</text:p>
          </table:table-cell>
          <table:table-cell/>
          <table:table-cell table:formula="of:=ONEVALUE33*[.C503]" office:value-type="float" office:value="1.5984375" calcext:value-type="float">
            <text:p>1.59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table:formula="of:=ONEVALUE5*[.C504]" office:value-type="float" office:value="2.42913000977517" calcext:value-type="float">
            <text:p>2.4291</text:p>
          </table:table-cell>
          <table:table-cell/>
          <table:table-cell table:formula="of:=ONEVALUE33*[.C504]" office:value-type="float" office:value="1.60166015625" calcext:value-type="float">
            <text:p>1.601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table:formula="of:=ONEVALUE5*[.C505]" office:value-type="float" office:value="2.43401759530792" calcext:value-type="float">
            <text:p>2.4340</text:p>
          </table:table-cell>
          <table:table-cell/>
          <table:table-cell table:formula="of:=ONEVALUE33*[.C505]" office:value-type="float" office:value="1.6048828125" calcext:value-type="float">
            <text:p>1.604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table:formula="of:=ONEVALUE5*[.C506]" office:value-type="float" office:value="2.43890518084066" calcext:value-type="float">
            <text:p>2.4389</text:p>
          </table:table-cell>
          <table:table-cell/>
          <table:table-cell table:formula="of:=ONEVALUE33*[.C506]" office:value-type="float" office:value="1.60810546875" calcext:value-type="float">
            <text:p>1.608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ONEVALUE5*[.C507]" office:value-type="float" office:value="2.44379276637341" calcext:value-type="float">
            <text:p>2.4438</text:p>
          </table:table-cell>
          <table:table-cell/>
          <table:table-cell table:formula="of:=ONEVALUE33*[.C507]" office:value-type="float" office:value="1.611328125" calcext:value-type="float">
            <text:p>1.611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table:formula="of:=ONEVALUE5*[.C508]" office:value-type="float" office:value="2.44868035190616" calcext:value-type="float">
            <text:p>2.4487</text:p>
          </table:table-cell>
          <table:table-cell/>
          <table:table-cell table:formula="of:=ONEVALUE33*[.C508]" office:value-type="float" office:value="1.61455078125" calcext:value-type="float">
            <text:p>1.614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table:formula="of:=ONEVALUE5*[.C509]" office:value-type="float" office:value="2.45356793743891" calcext:value-type="float">
            <text:p>2.4536</text:p>
          </table:table-cell>
          <table:table-cell/>
          <table:table-cell table:formula="of:=ONEVALUE33*[.C509]" office:value-type="float" office:value="1.6177734375" calcext:value-type="float">
            <text:p>1.617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table:formula="of:=ONEVALUE5*[.C510]" office:value-type="float" office:value="2.45845552297165" calcext:value-type="float">
            <text:p>2.4585</text:p>
          </table:table-cell>
          <table:table-cell/>
          <table:table-cell table:formula="of:=ONEVALUE33*[.C510]" office:value-type="float" office:value="1.62099609375" calcext:value-type="float">
            <text:p>1.621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table:formula="of:=ONEVALUE5*[.C511]" office:value-type="float" office:value="2.4633431085044" calcext:value-type="float">
            <text:p>2.4633</text:p>
          </table:table-cell>
          <table:table-cell/>
          <table:table-cell table:formula="of:=ONEVALUE33*[.C511]" office:value-type="float" office:value="1.62421875" calcext:value-type="float">
            <text:p>1.624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table:formula="of:=ONEVALUE5*[.C512]" office:value-type="float" office:value="2.46823069403715" calcext:value-type="float">
            <text:p>2.4682</text:p>
          </table:table-cell>
          <table:table-cell/>
          <table:table-cell table:formula="of:=ONEVALUE33*[.C512]" office:value-type="float" office:value="1.62744140625" calcext:value-type="float">
            <text:p>1.627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table:formula="of:=ONEVALUE5*[.C513]" office:value-type="float" office:value="2.47311827956989" calcext:value-type="float">
            <text:p>2.4731</text:p>
          </table:table-cell>
          <table:table-cell/>
          <table:table-cell table:formula="of:=ONEVALUE33*[.C513]" office:value-type="float" office:value="1.6306640625" calcext:value-type="float">
            <text:p>1.630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table:formula="of:=ONEVALUE5*[.C514]" office:value-type="float" office:value="2.47800586510264" calcext:value-type="float">
            <text:p>2.4780</text:p>
          </table:table-cell>
          <table:table-cell/>
          <table:table-cell table:formula="of:=ONEVALUE33*[.C514]" office:value-type="float" office:value="1.63388671875" calcext:value-type="float">
            <text:p>1.633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table:formula="of:=ONEVALUE5*[.C515]" office:value-type="float" office:value="2.48289345063539" calcext:value-type="float">
            <text:p>2.4829</text:p>
          </table:table-cell>
          <table:table-cell/>
          <table:table-cell table:formula="of:=ONEVALUE33*[.C515]" office:value-type="float" office:value="1.637109375" calcext:value-type="float">
            <text:p>1.637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table:formula="of:=ONEVALUE5*[.C516]" office:value-type="float" office:value="2.48778103616813" calcext:value-type="float">
            <text:p>2.4878</text:p>
          </table:table-cell>
          <table:table-cell/>
          <table:table-cell table:formula="of:=ONEVALUE33*[.C516]" office:value-type="float" office:value="1.64033203125" calcext:value-type="float">
            <text:p>1.64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table:formula="of:=ONEVALUE5*[.C517]" office:value-type="float" office:value="2.49266862170088" calcext:value-type="float">
            <text:p>2.4927</text:p>
          </table:table-cell>
          <table:table-cell/>
          <table:table-cell table:formula="of:=ONEVALUE33*[.C517]" office:value-type="float" office:value="1.6435546875" calcext:value-type="float">
            <text:p>1.643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table:formula="of:=ONEVALUE5*[.C518]" office:value-type="float" office:value="2.49755620723363" calcext:value-type="float">
            <text:p>2.4976</text:p>
          </table:table-cell>
          <table:table-cell/>
          <table:table-cell table:formula="of:=ONEVALUE33*[.C518]" office:value-type="float" office:value="1.64677734375" calcext:value-type="float">
            <text:p>1.646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formula="of:=ONEVALUE5*[.C519]" office:value-type="float" office:value="2.50244379276637" calcext:value-type="float">
            <text:p>2.5024</text:p>
          </table:table-cell>
          <table:table-cell/>
          <table:table-cell table:formula="of:=ONEVALUE33*[.C519]" office:value-type="float" office:value="1.65" calcext:value-type="float">
            <text:p>1.650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3" calcext:value-type="float">
            <text:p>513</text:p>
          </table:table-cell>
          <table:table-cell table:formula="of:=ONEVALUE5*[.C520]" office:value-type="float" office:value="2.50733137829912" calcext:value-type="float">
            <text:p>2.5073</text:p>
          </table:table-cell>
          <table:table-cell/>
          <table:table-cell table:formula="of:=ONEVALUE33*[.C520]" office:value-type="float" office:value="1.65322265625" calcext:value-type="float">
            <text:p>1.653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table:formula="of:=ONEVALUE5*[.C521]" office:value-type="float" office:value="2.51221896383187" calcext:value-type="float">
            <text:p>2.5122</text:p>
          </table:table-cell>
          <table:table-cell/>
          <table:table-cell table:formula="of:=ONEVALUE33*[.C521]" office:value-type="float" office:value="1.6564453125" calcext:value-type="float">
            <text:p>1.656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table:formula="of:=ONEVALUE5*[.C522]" office:value-type="float" office:value="2.51710654936461" calcext:value-type="float">
            <text:p>2.5171</text:p>
          </table:table-cell>
          <table:table-cell/>
          <table:table-cell table:formula="of:=ONEVALUE33*[.C522]" office:value-type="float" office:value="1.65966796875" calcext:value-type="float">
            <text:p>1.659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 table:formula="of:=ONEVALUE5*[.C523]" office:value-type="float" office:value="2.52199413489736" calcext:value-type="float">
            <text:p>2.5220</text:p>
          </table:table-cell>
          <table:table-cell/>
          <table:table-cell table:formula="of:=ONEVALUE33*[.C523]" office:value-type="float" office:value="1.662890625" calcext:value-type="float">
            <text:p>1.662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table:formula="of:=ONEVALUE5*[.C524]" office:value-type="float" office:value="2.52688172043011" calcext:value-type="float">
            <text:p>2.5269</text:p>
          </table:table-cell>
          <table:table-cell/>
          <table:table-cell table:formula="of:=ONEVALUE33*[.C524]" office:value-type="float" office:value="1.66611328125" calcext:value-type="float">
            <text:p>1.666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 table:formula="of:=ONEVALUE5*[.C525]" office:value-type="float" office:value="2.53176930596285" calcext:value-type="float">
            <text:p>2.5318</text:p>
          </table:table-cell>
          <table:table-cell/>
          <table:table-cell table:formula="of:=ONEVALUE33*[.C525]" office:value-type="float" office:value="1.6693359375" calcext:value-type="float">
            <text:p>1.669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 table:formula="of:=ONEVALUE5*[.C526]" office:value-type="float" office:value="2.5366568914956" calcext:value-type="float">
            <text:p>2.5367</text:p>
          </table:table-cell>
          <table:table-cell/>
          <table:table-cell table:formula="of:=ONEVALUE33*[.C526]" office:value-type="float" office:value="1.67255859375" calcext:value-type="float">
            <text:p>1.67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table:formula="of:=ONEVALUE5*[.C527]" office:value-type="float" office:value="2.54154447702835" calcext:value-type="float">
            <text:p>2.5415</text:p>
          </table:table-cell>
          <table:table-cell/>
          <table:table-cell table:formula="of:=ONEVALUE33*[.C527]" office:value-type="float" office:value="1.67578125" calcext:value-type="float">
            <text:p>1.675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 table:formula="of:=ONEVALUE5*[.C528]" office:value-type="float" office:value="2.54643206256109" calcext:value-type="float">
            <text:p>2.5464</text:p>
          </table:table-cell>
          <table:table-cell/>
          <table:table-cell table:formula="of:=ONEVALUE33*[.C528]" office:value-type="float" office:value="1.67900390625" calcext:value-type="float">
            <text:p>1.679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 table:formula="of:=ONEVALUE5*[.C529]" office:value-type="float" office:value="2.55131964809384" calcext:value-type="float">
            <text:p>2.5513</text:p>
          </table:table-cell>
          <table:table-cell/>
          <table:table-cell table:formula="of:=ONEVALUE33*[.C529]" office:value-type="float" office:value="1.6822265625" calcext:value-type="float">
            <text:p>1.682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table:formula="of:=ONEVALUE5*[.C530]" office:value-type="float" office:value="2.55620723362659" calcext:value-type="float">
            <text:p>2.5562</text:p>
          </table:table-cell>
          <table:table-cell/>
          <table:table-cell table:formula="of:=ONEVALUE33*[.C530]" office:value-type="float" office:value="1.68544921875" calcext:value-type="float">
            <text:p>1.685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table:formula="of:=ONEVALUE5*[.C531]" office:value-type="float" office:value="2.56109481915934" calcext:value-type="float">
            <text:p>2.5611</text:p>
          </table:table-cell>
          <table:table-cell/>
          <table:table-cell table:formula="of:=ONEVALUE33*[.C531]" office:value-type="float" office:value="1.688671875" calcext:value-type="float">
            <text:p>1.688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table:formula="of:=ONEVALUE5*[.C532]" office:value-type="float" office:value="2.56598240469208" calcext:value-type="float">
            <text:p>2.5660</text:p>
          </table:table-cell>
          <table:table-cell/>
          <table:table-cell table:formula="of:=ONEVALUE33*[.C532]" office:value-type="float" office:value="1.69189453125" calcext:value-type="float">
            <text:p>1.691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table:formula="of:=ONEVALUE5*[.C533]" office:value-type="float" office:value="2.57086999022483" calcext:value-type="float">
            <text:p>2.5709</text:p>
          </table:table-cell>
          <table:table-cell/>
          <table:table-cell table:formula="of:=ONEVALUE33*[.C533]" office:value-type="float" office:value="1.6951171875" calcext:value-type="float">
            <text:p>1.695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 table:formula="of:=ONEVALUE5*[.C534]" office:value-type="float" office:value="2.57575757575758" calcext:value-type="float">
            <text:p>2.5758</text:p>
          </table:table-cell>
          <table:table-cell/>
          <table:table-cell table:formula="of:=ONEVALUE33*[.C534]" office:value-type="float" office:value="1.69833984375" calcext:value-type="float">
            <text:p>1.698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 table:formula="of:=ONEVALUE5*[.C535]" office:value-type="float" office:value="2.58064516129032" calcext:value-type="float">
            <text:p>2.5806</text:p>
          </table:table-cell>
          <table:table-cell/>
          <table:table-cell table:formula="of:=ONEVALUE33*[.C535]" office:value-type="float" office:value="1.7015625" calcext:value-type="float">
            <text:p>1.701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table:formula="of:=ONEVALUE5*[.C536]" office:value-type="float" office:value="2.58553274682307" calcext:value-type="float">
            <text:p>2.5855</text:p>
          </table:table-cell>
          <table:table-cell/>
          <table:table-cell table:formula="of:=ONEVALUE33*[.C536]" office:value-type="float" office:value="1.70478515625" calcext:value-type="float">
            <text:p>1.704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table:formula="of:=ONEVALUE5*[.C537]" office:value-type="float" office:value="2.59042033235582" calcext:value-type="float">
            <text:p>2.5904</text:p>
          </table:table-cell>
          <table:table-cell/>
          <table:table-cell table:formula="of:=ONEVALUE33*[.C537]" office:value-type="float" office:value="1.7080078125" calcext:value-type="float">
            <text:p>1.708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 table:formula="of:=ONEVALUE5*[.C538]" office:value-type="float" office:value="2.59530791788856" calcext:value-type="float">
            <text:p>2.5953</text:p>
          </table:table-cell>
          <table:table-cell/>
          <table:table-cell table:formula="of:=ONEVALUE33*[.C538]" office:value-type="float" office:value="1.71123046875" calcext:value-type="float">
            <text:p>1.711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32" calcext:value-type="float">
            <text:p>532</text:p>
          </table:table-cell>
          <table:table-cell table:formula="of:=ONEVALUE5*[.C539]" office:value-type="float" office:value="2.60019550342131" calcext:value-type="float">
            <text:p>2.6002</text:p>
          </table:table-cell>
          <table:table-cell/>
          <table:table-cell table:formula="of:=ONEVALUE33*[.C539]" office:value-type="float" office:value="1.714453125" calcext:value-type="float">
            <text:p>1.714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table:formula="of:=ONEVALUE5*[.C540]" office:value-type="float" office:value="2.60508308895406" calcext:value-type="float">
            <text:p>2.6051</text:p>
          </table:table-cell>
          <table:table-cell/>
          <table:table-cell table:formula="of:=ONEVALUE33*[.C540]" office:value-type="float" office:value="1.71767578125" calcext:value-type="float">
            <text:p>1.717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table:formula="of:=ONEVALUE5*[.C541]" office:value-type="float" office:value="2.6099706744868" calcext:value-type="float">
            <text:p>2.6100</text:p>
          </table:table-cell>
          <table:table-cell/>
          <table:table-cell table:formula="of:=ONEVALUE33*[.C541]" office:value-type="float" office:value="1.7208984375" calcext:value-type="float">
            <text:p>1.720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table:formula="of:=ONEVALUE5*[.C542]" office:value-type="float" office:value="2.61485826001955" calcext:value-type="float">
            <text:p>2.6149</text:p>
          </table:table-cell>
          <table:table-cell/>
          <table:table-cell table:formula="of:=ONEVALUE33*[.C542]" office:value-type="float" office:value="1.72412109375" calcext:value-type="float">
            <text:p>1.724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table:formula="of:=ONEVALUE5*[.C543]" office:value-type="float" office:value="2.6197458455523" calcext:value-type="float">
            <text:p>2.6197</text:p>
          </table:table-cell>
          <table:table-cell/>
          <table:table-cell table:formula="of:=ONEVALUE33*[.C543]" office:value-type="float" office:value="1.72734375" calcext:value-type="float">
            <text:p>1.727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 table:formula="of:=ONEVALUE5*[.C544]" office:value-type="float" office:value="2.62463343108504" calcext:value-type="float">
            <text:p>2.6246</text:p>
          </table:table-cell>
          <table:table-cell/>
          <table:table-cell table:formula="of:=ONEVALUE33*[.C544]" office:value-type="float" office:value="1.73056640625" calcext:value-type="float">
            <text:p>1.73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 table:formula="of:=ONEVALUE5*[.C545]" office:value-type="float" office:value="2.62952101661779" calcext:value-type="float">
            <text:p>2.6295</text:p>
          </table:table-cell>
          <table:table-cell/>
          <table:table-cell table:formula="of:=ONEVALUE33*[.C545]" office:value-type="float" office:value="1.7337890625" calcext:value-type="float">
            <text:p>1.733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table:formula="of:=ONEVALUE5*[.C546]" office:value-type="float" office:value="2.63440860215054" calcext:value-type="float">
            <text:p>2.6344</text:p>
          </table:table-cell>
          <table:table-cell/>
          <table:table-cell table:formula="of:=ONEVALUE33*[.C546]" office:value-type="float" office:value="1.73701171875" calcext:value-type="float">
            <text:p>1.737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table:formula="of:=ONEVALUE5*[.C547]" office:value-type="float" office:value="2.63929618768328" calcext:value-type="float">
            <text:p>2.6393</text:p>
          </table:table-cell>
          <table:table-cell/>
          <table:table-cell table:formula="of:=ONEVALUE33*[.C547]" office:value-type="float" office:value="1.740234375" calcext:value-type="float">
            <text:p>1.74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table:formula="of:=ONEVALUE5*[.C548]" office:value-type="float" office:value="2.64418377321603" calcext:value-type="float">
            <text:p>2.6442</text:p>
          </table:table-cell>
          <table:table-cell/>
          <table:table-cell table:formula="of:=ONEVALUE33*[.C548]" office:value-type="float" office:value="1.74345703125" calcext:value-type="float">
            <text:p>1.743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table:formula="of:=ONEVALUE5*[.C549]" office:value-type="float" office:value="2.64907135874878" calcext:value-type="float">
            <text:p>2.6491</text:p>
          </table:table-cell>
          <table:table-cell/>
          <table:table-cell table:formula="of:=ONEVALUE33*[.C549]" office:value-type="float" office:value="1.7466796875" calcext:value-type="float">
            <text:p>1.746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table:formula="of:=ONEVALUE5*[.C550]" office:value-type="float" office:value="2.65395894428152" calcext:value-type="float">
            <text:p>2.6540</text:p>
          </table:table-cell>
          <table:table-cell/>
          <table:table-cell table:formula="of:=ONEVALUE33*[.C550]" office:value-type="float" office:value="1.74990234375" calcext:value-type="float">
            <text:p>1.749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table:formula="of:=ONEVALUE5*[.C551]" office:value-type="float" office:value="2.65884652981427" calcext:value-type="float">
            <text:p>2.6588</text:p>
          </table:table-cell>
          <table:table-cell/>
          <table:table-cell table:formula="of:=ONEVALUE33*[.C551]" office:value-type="float" office:value="1.753125" calcext:value-type="float">
            <text:p>1.753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table:formula="of:=ONEVALUE5*[.C552]" office:value-type="float" office:value="2.66373411534702" calcext:value-type="float">
            <text:p>2.6637</text:p>
          </table:table-cell>
          <table:table-cell/>
          <table:table-cell table:formula="of:=ONEVALUE33*[.C552]" office:value-type="float" office:value="1.75634765625" calcext:value-type="float">
            <text:p>1.756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table:formula="of:=ONEVALUE5*[.C553]" office:value-type="float" office:value="2.66862170087977" calcext:value-type="float">
            <text:p>2.6686</text:p>
          </table:table-cell>
          <table:table-cell/>
          <table:table-cell table:formula="of:=ONEVALUE33*[.C553]" office:value-type="float" office:value="1.7595703125" calcext:value-type="float">
            <text:p>1.759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table:formula="of:=ONEVALUE5*[.C554]" office:value-type="float" office:value="2.67350928641251" calcext:value-type="float">
            <text:p>2.6735</text:p>
          </table:table-cell>
          <table:table-cell/>
          <table:table-cell table:formula="of:=ONEVALUE33*[.C554]" office:value-type="float" office:value="1.76279296875" calcext:value-type="float">
            <text:p>1.76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 table:formula="of:=ONEVALUE5*[.C555]" office:value-type="float" office:value="2.67839687194526" calcext:value-type="float">
            <text:p>2.6784</text:p>
          </table:table-cell>
          <table:table-cell/>
          <table:table-cell table:formula="of:=ONEVALUE33*[.C555]" office:value-type="float" office:value="1.766015625" calcext:value-type="float">
            <text:p>1.766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 table:formula="of:=ONEVALUE5*[.C556]" office:value-type="float" office:value="2.68328445747801" calcext:value-type="float">
            <text:p>2.6833</text:p>
          </table:table-cell>
          <table:table-cell/>
          <table:table-cell table:formula="of:=ONEVALUE33*[.C556]" office:value-type="float" office:value="1.76923828125" calcext:value-type="float">
            <text:p>1.769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table:formula="of:=ONEVALUE5*[.C557]" office:value-type="float" office:value="2.68817204301075" calcext:value-type="float">
            <text:p>2.6882</text:p>
          </table:table-cell>
          <table:table-cell/>
          <table:table-cell table:formula="of:=ONEVALUE33*[.C557]" office:value-type="float" office:value="1.7724609375" calcext:value-type="float">
            <text:p>1.772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table:formula="of:=ONEVALUE5*[.C558]" office:value-type="float" office:value="2.6930596285435" calcext:value-type="float">
            <text:p>2.6931</text:p>
          </table:table-cell>
          <table:table-cell/>
          <table:table-cell table:formula="of:=ONEVALUE33*[.C558]" office:value-type="float" office:value="1.77568359375" calcext:value-type="float">
            <text:p>1.775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table:formula="of:=ONEVALUE5*[.C559]" office:value-type="float" office:value="2.69794721407625" calcext:value-type="float">
            <text:p>2.6979</text:p>
          </table:table-cell>
          <table:table-cell/>
          <table:table-cell table:formula="of:=ONEVALUE33*[.C559]" office:value-type="float" office:value="1.77890625" calcext:value-type="float">
            <text:p>1.778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table:formula="of:=ONEVALUE5*[.C560]" office:value-type="float" office:value="2.70283479960899" calcext:value-type="float">
            <text:p>2.7028</text:p>
          </table:table-cell>
          <table:table-cell/>
          <table:table-cell table:formula="of:=ONEVALUE33*[.C560]" office:value-type="float" office:value="1.78212890625" calcext:value-type="float">
            <text:p>1.782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table:formula="of:=ONEVALUE5*[.C561]" office:value-type="float" office:value="2.70772238514174" calcext:value-type="float">
            <text:p>2.7077</text:p>
          </table:table-cell>
          <table:table-cell/>
          <table:table-cell table:formula="of:=ONEVALUE33*[.C561]" office:value-type="float" office:value="1.7853515625" calcext:value-type="float">
            <text:p>1.785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table:formula="of:=ONEVALUE5*[.C562]" office:value-type="float" office:value="2.71260997067449" calcext:value-type="float">
            <text:p>2.7126</text:p>
          </table:table-cell>
          <table:table-cell/>
          <table:table-cell table:formula="of:=ONEVALUE33*[.C562]" office:value-type="float" office:value="1.78857421875" calcext:value-type="float">
            <text:p>1.788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table:formula="of:=ONEVALUE5*[.C563]" office:value-type="float" office:value="2.71749755620723" calcext:value-type="float">
            <text:p>2.7175</text:p>
          </table:table-cell>
          <table:table-cell/>
          <table:table-cell table:formula="of:=ONEVALUE33*[.C563]" office:value-type="float" office:value="1.791796875" calcext:value-type="float">
            <text:p>1.791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57" calcext:value-type="float">
            <text:p>557</text:p>
          </table:table-cell>
          <table:table-cell table:formula="of:=ONEVALUE5*[.C564]" office:value-type="float" office:value="2.72238514173998" calcext:value-type="float">
            <text:p>2.7224</text:p>
          </table:table-cell>
          <table:table-cell/>
          <table:table-cell table:formula="of:=ONEVALUE33*[.C564]" office:value-type="float" office:value="1.79501953125" calcext:value-type="float">
            <text:p>1.795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table:formula="of:=ONEVALUE5*[.C565]" office:value-type="float" office:value="2.72727272727273" calcext:value-type="float">
            <text:p>2.7273</text:p>
          </table:table-cell>
          <table:table-cell/>
          <table:table-cell table:formula="of:=ONEVALUE33*[.C565]" office:value-type="float" office:value="1.7982421875" calcext:value-type="float">
            <text:p>1.798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59" calcext:value-type="float">
            <text:p>559</text:p>
          </table:table-cell>
          <table:table-cell table:formula="of:=ONEVALUE5*[.C566]" office:value-type="float" office:value="2.73216031280547" calcext:value-type="float">
            <text:p>2.7322</text:p>
          </table:table-cell>
          <table:table-cell/>
          <table:table-cell table:formula="of:=ONEVALUE33*[.C566]" office:value-type="float" office:value="1.80146484375" calcext:value-type="float">
            <text:p>1.801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table:formula="of:=ONEVALUE5*[.C567]" office:value-type="float" office:value="2.73704789833822" calcext:value-type="float">
            <text:p>2.7370</text:p>
          </table:table-cell>
          <table:table-cell/>
          <table:table-cell table:formula="of:=ONEVALUE33*[.C567]" office:value-type="float" office:value="1.8046875" calcext:value-type="float">
            <text:p>1.804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61" calcext:value-type="float">
            <text:p>561</text:p>
          </table:table-cell>
          <table:table-cell table:formula="of:=ONEVALUE5*[.C568]" office:value-type="float" office:value="2.74193548387097" calcext:value-type="float">
            <text:p>2.7419</text:p>
          </table:table-cell>
          <table:table-cell/>
          <table:table-cell table:formula="of:=ONEVALUE33*[.C568]" office:value-type="float" office:value="1.80791015625" calcext:value-type="float">
            <text:p>1.807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table:formula="of:=ONEVALUE5*[.C569]" office:value-type="float" office:value="2.74682306940371" calcext:value-type="float">
            <text:p>2.7468</text:p>
          </table:table-cell>
          <table:table-cell/>
          <table:table-cell table:formula="of:=ONEVALUE33*[.C569]" office:value-type="float" office:value="1.8111328125" calcext:value-type="float">
            <text:p>1.811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 table:formula="of:=ONEVALUE5*[.C570]" office:value-type="float" office:value="2.75171065493646" calcext:value-type="float">
            <text:p>2.7517</text:p>
          </table:table-cell>
          <table:table-cell/>
          <table:table-cell table:formula="of:=ONEVALUE33*[.C570]" office:value-type="float" office:value="1.81435546875" calcext:value-type="float">
            <text:p>1.814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 table:formula="of:=ONEVALUE5*[.C571]" office:value-type="float" office:value="2.75659824046921" calcext:value-type="float">
            <text:p>2.7566</text:p>
          </table:table-cell>
          <table:table-cell/>
          <table:table-cell table:formula="of:=ONEVALUE33*[.C571]" office:value-type="float" office:value="1.817578125" calcext:value-type="float">
            <text:p>1.817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table:formula="of:=ONEVALUE5*[.C572]" office:value-type="float" office:value="2.76148582600196" calcext:value-type="float">
            <text:p>2.7615</text:p>
          </table:table-cell>
          <table:table-cell/>
          <table:table-cell table:formula="of:=ONEVALUE33*[.C572]" office:value-type="float" office:value="1.82080078125" calcext:value-type="float">
            <text:p>1.820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table:formula="of:=ONEVALUE5*[.C573]" office:value-type="float" office:value="2.7663734115347" calcext:value-type="float">
            <text:p>2.7664</text:p>
          </table:table-cell>
          <table:table-cell/>
          <table:table-cell table:formula="of:=ONEVALUE33*[.C573]" office:value-type="float" office:value="1.8240234375" calcext:value-type="float">
            <text:p>1.824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table:formula="of:=ONEVALUE5*[.C574]" office:value-type="float" office:value="2.77126099706745" calcext:value-type="float">
            <text:p>2.7713</text:p>
          </table:table-cell>
          <table:table-cell/>
          <table:table-cell table:formula="of:=ONEVALUE33*[.C574]" office:value-type="float" office:value="1.82724609375" calcext:value-type="float">
            <text:p>1.827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table:formula="of:=ONEVALUE5*[.C575]" office:value-type="float" office:value="2.7761485826002" calcext:value-type="float">
            <text:p>2.7761</text:p>
          </table:table-cell>
          <table:table-cell/>
          <table:table-cell table:formula="of:=ONEVALUE33*[.C575]" office:value-type="float" office:value="1.83046875" calcext:value-type="float">
            <text:p>1.830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table:formula="of:=ONEVALUE5*[.C576]" office:value-type="float" office:value="2.78103616813294" calcext:value-type="float">
            <text:p>2.7810</text:p>
          </table:table-cell>
          <table:table-cell/>
          <table:table-cell table:formula="of:=ONEVALUE33*[.C576]" office:value-type="float" office:value="1.83369140625" calcext:value-type="float">
            <text:p>1.833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table:formula="of:=ONEVALUE5*[.C577]" office:value-type="float" office:value="2.78592375366569" calcext:value-type="float">
            <text:p>2.7859</text:p>
          </table:table-cell>
          <table:table-cell/>
          <table:table-cell table:formula="of:=ONEVALUE33*[.C577]" office:value-type="float" office:value="1.8369140625" calcext:value-type="float">
            <text:p>1.836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table:formula="of:=ONEVALUE5*[.C578]" office:value-type="float" office:value="2.79081133919844" calcext:value-type="float">
            <text:p>2.7908</text:p>
          </table:table-cell>
          <table:table-cell/>
          <table:table-cell table:formula="of:=ONEVALUE33*[.C578]" office:value-type="float" office:value="1.84013671875" calcext:value-type="float">
            <text:p>1.84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table:formula="of:=ONEVALUE5*[.C579]" office:value-type="float" office:value="2.79569892473118" calcext:value-type="float">
            <text:p>2.7957</text:p>
          </table:table-cell>
          <table:table-cell/>
          <table:table-cell table:formula="of:=ONEVALUE33*[.C579]" office:value-type="float" office:value="1.843359375" calcext:value-type="float">
            <text:p>1.843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table:formula="of:=ONEVALUE5*[.C580]" office:value-type="float" office:value="2.80058651026393" calcext:value-type="float">
            <text:p>2.8006</text:p>
          </table:table-cell>
          <table:table-cell/>
          <table:table-cell table:formula="of:=ONEVALUE33*[.C580]" office:value-type="float" office:value="1.84658203125" calcext:value-type="float">
            <text:p>1.846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table:formula="of:=ONEVALUE5*[.C581]" office:value-type="float" office:value="2.80547409579668" calcext:value-type="float">
            <text:p>2.8055</text:p>
          </table:table-cell>
          <table:table-cell/>
          <table:table-cell table:formula="of:=ONEVALUE33*[.C581]" office:value-type="float" office:value="1.8498046875" calcext:value-type="float">
            <text:p>1.849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table:formula="of:=ONEVALUE5*[.C582]" office:value-type="float" office:value="2.81036168132942" calcext:value-type="float">
            <text:p>2.8104</text:p>
          </table:table-cell>
          <table:table-cell/>
          <table:table-cell table:formula="of:=ONEVALUE33*[.C582]" office:value-type="float" office:value="1.85302734375" calcext:value-type="float">
            <text:p>1.853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table:formula="of:=ONEVALUE5*[.C583]" office:value-type="float" office:value="2.81524926686217" calcext:value-type="float">
            <text:p>2.8152</text:p>
          </table:table-cell>
          <table:table-cell/>
          <table:table-cell table:formula="of:=ONEVALUE33*[.C583]" office:value-type="float" office:value="1.85625" calcext:value-type="float">
            <text:p>1.856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table:formula="of:=ONEVALUE5*[.C584]" office:value-type="float" office:value="2.82013685239492" calcext:value-type="float">
            <text:p>2.8201</text:p>
          </table:table-cell>
          <table:table-cell/>
          <table:table-cell table:formula="of:=ONEVALUE33*[.C584]" office:value-type="float" office:value="1.85947265625" calcext:value-type="float">
            <text:p>1.859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78" calcext:value-type="float">
            <text:p>578</text:p>
          </table:table-cell>
          <table:table-cell table:formula="of:=ONEVALUE5*[.C585]" office:value-type="float" office:value="2.82502443792766" calcext:value-type="float">
            <text:p>2.8250</text:p>
          </table:table-cell>
          <table:table-cell/>
          <table:table-cell table:formula="of:=ONEVALUE33*[.C585]" office:value-type="float" office:value="1.8626953125" calcext:value-type="float">
            <text:p>1.862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 table:formula="of:=ONEVALUE5*[.C586]" office:value-type="float" office:value="2.82991202346041" calcext:value-type="float">
            <text:p>2.8299</text:p>
          </table:table-cell>
          <table:table-cell/>
          <table:table-cell table:formula="of:=ONEVALUE33*[.C586]" office:value-type="float" office:value="1.86591796875" calcext:value-type="float">
            <text:p>1.865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table:formula="of:=ONEVALUE5*[.C587]" office:value-type="float" office:value="2.83479960899316" calcext:value-type="float">
            <text:p>2.8348</text:p>
          </table:table-cell>
          <table:table-cell/>
          <table:table-cell table:formula="of:=ONEVALUE33*[.C587]" office:value-type="float" office:value="1.869140625" calcext:value-type="float">
            <text:p>1.86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table:formula="of:=ONEVALUE5*[.C588]" office:value-type="float" office:value="2.8396871945259" calcext:value-type="float">
            <text:p>2.8397</text:p>
          </table:table-cell>
          <table:table-cell/>
          <table:table-cell table:formula="of:=ONEVALUE33*[.C588]" office:value-type="float" office:value="1.87236328125" calcext:value-type="float">
            <text:p>1.872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table:formula="of:=ONEVALUE5*[.C589]" office:value-type="float" office:value="2.84457478005865" calcext:value-type="float">
            <text:p>2.8446</text:p>
          </table:table-cell>
          <table:table-cell/>
          <table:table-cell table:formula="of:=ONEVALUE33*[.C589]" office:value-type="float" office:value="1.8755859375" calcext:value-type="float">
            <text:p>1.875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table:formula="of:=ONEVALUE5*[.C590]" office:value-type="float" office:value="2.8494623655914" calcext:value-type="float">
            <text:p>2.8495</text:p>
          </table:table-cell>
          <table:table-cell/>
          <table:table-cell table:formula="of:=ONEVALUE33*[.C590]" office:value-type="float" office:value="1.87880859375" calcext:value-type="float">
            <text:p>1.878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table:formula="of:=ONEVALUE5*[.C591]" office:value-type="float" office:value="2.85434995112414" calcext:value-type="float">
            <text:p>2.8543</text:p>
          </table:table-cell>
          <table:table-cell/>
          <table:table-cell table:formula="of:=ONEVALUE33*[.C591]" office:value-type="float" office:value="1.88203125" calcext:value-type="float">
            <text:p>1.88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table:formula="of:=ONEVALUE5*[.C592]" office:value-type="float" office:value="2.85923753665689" calcext:value-type="float">
            <text:p>2.8592</text:p>
          </table:table-cell>
          <table:table-cell/>
          <table:table-cell table:formula="of:=ONEVALUE33*[.C592]" office:value-type="float" office:value="1.88525390625" calcext:value-type="float">
            <text:p>1.885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table:formula="of:=ONEVALUE5*[.C593]" office:value-type="float" office:value="2.86412512218964" calcext:value-type="float">
            <text:p>2.8641</text:p>
          </table:table-cell>
          <table:table-cell/>
          <table:table-cell table:formula="of:=ONEVALUE33*[.C593]" office:value-type="float" office:value="1.8884765625" calcext:value-type="float">
            <text:p>1.888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87" calcext:value-type="float">
            <text:p>587</text:p>
          </table:table-cell>
          <table:table-cell table:formula="of:=ONEVALUE5*[.C594]" office:value-type="float" office:value="2.86901270772239" calcext:value-type="float">
            <text:p>2.8690</text:p>
          </table:table-cell>
          <table:table-cell/>
          <table:table-cell table:formula="of:=ONEVALUE33*[.C594]" office:value-type="float" office:value="1.89169921875" calcext:value-type="float">
            <text:p>1.891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 table:formula="of:=ONEVALUE5*[.C595]" office:value-type="float" office:value="2.87390029325513" calcext:value-type="float">
            <text:p>2.8739</text:p>
          </table:table-cell>
          <table:table-cell/>
          <table:table-cell table:formula="of:=ONEVALUE33*[.C595]" office:value-type="float" office:value="1.894921875" calcext:value-type="float">
            <text:p>1.894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table:formula="of:=ONEVALUE5*[.C596]" office:value-type="float" office:value="2.87878787878788" calcext:value-type="float">
            <text:p>2.8788</text:p>
          </table:table-cell>
          <table:table-cell/>
          <table:table-cell table:formula="of:=ONEVALUE33*[.C596]" office:value-type="float" office:value="1.89814453125" calcext:value-type="float">
            <text:p>1.898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table:formula="of:=ONEVALUE5*[.C597]" office:value-type="float" office:value="2.88367546432063" calcext:value-type="float">
            <text:p>2.8837</text:p>
          </table:table-cell>
          <table:table-cell/>
          <table:table-cell table:formula="of:=ONEVALUE33*[.C597]" office:value-type="float" office:value="1.9013671875" calcext:value-type="float">
            <text:p>1.901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91" calcext:value-type="float">
            <text:p>591</text:p>
          </table:table-cell>
          <table:table-cell table:formula="of:=ONEVALUE5*[.C598]" office:value-type="float" office:value="2.88856304985337" calcext:value-type="float">
            <text:p>2.8886</text:p>
          </table:table-cell>
          <table:table-cell/>
          <table:table-cell table:formula="of:=ONEVALUE33*[.C598]" office:value-type="float" office:value="1.90458984375" calcext:value-type="float">
            <text:p>1.904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 table:formula="of:=ONEVALUE5*[.C599]" office:value-type="float" office:value="2.89345063538612" calcext:value-type="float">
            <text:p>2.8935</text:p>
          </table:table-cell>
          <table:table-cell/>
          <table:table-cell table:formula="of:=ONEVALUE33*[.C599]" office:value-type="float" office:value="1.9078125" calcext:value-type="float">
            <text:p>1.907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table:formula="of:=ONEVALUE5*[.C600]" office:value-type="float" office:value="2.89833822091887" calcext:value-type="float">
            <text:p>2.8983</text:p>
          </table:table-cell>
          <table:table-cell/>
          <table:table-cell table:formula="of:=ONEVALUE33*[.C600]" office:value-type="float" office:value="1.91103515625" calcext:value-type="float">
            <text:p>1.911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table:formula="of:=ONEVALUE5*[.C601]" office:value-type="float" office:value="2.90322580645161" calcext:value-type="float">
            <text:p>2.9032</text:p>
          </table:table-cell>
          <table:table-cell/>
          <table:table-cell table:formula="of:=ONEVALUE33*[.C601]" office:value-type="float" office:value="1.9142578125" calcext:value-type="float">
            <text:p>1.914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table:formula="of:=ONEVALUE5*[.C602]" office:value-type="float" office:value="2.90811339198436" calcext:value-type="float">
            <text:p>2.9081</text:p>
          </table:table-cell>
          <table:table-cell/>
          <table:table-cell table:formula="of:=ONEVALUE33*[.C602]" office:value-type="float" office:value="1.91748046875" calcext:value-type="float">
            <text:p>1.917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table:formula="of:=ONEVALUE5*[.C603]" office:value-type="float" office:value="2.91300097751711" calcext:value-type="float">
            <text:p>2.9130</text:p>
          </table:table-cell>
          <table:table-cell/>
          <table:table-cell table:formula="of:=ONEVALUE33*[.C603]" office:value-type="float" office:value="1.920703125" calcext:value-type="float">
            <text:p>1.920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 table:formula="of:=ONEVALUE5*[.C604]" office:value-type="float" office:value="2.91788856304985" calcext:value-type="float">
            <text:p>2.9179</text:p>
          </table:table-cell>
          <table:table-cell/>
          <table:table-cell table:formula="of:=ONEVALUE33*[.C604]" office:value-type="float" office:value="1.92392578125" calcext:value-type="float">
            <text:p>1.923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 table:formula="of:=ONEVALUE5*[.C605]" office:value-type="float" office:value="2.9227761485826" calcext:value-type="float">
            <text:p>2.9228</text:p>
          </table:table-cell>
          <table:table-cell/>
          <table:table-cell table:formula="of:=ONEVALUE33*[.C605]" office:value-type="float" office:value="1.9271484375" calcext:value-type="float">
            <text:p>1.927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table:formula="of:=ONEVALUE5*[.C606]" office:value-type="float" office:value="2.92766373411535" calcext:value-type="float">
            <text:p>2.9277</text:p>
          </table:table-cell>
          <table:table-cell/>
          <table:table-cell table:formula="of:=ONEVALUE33*[.C606]" office:value-type="float" office:value="1.93037109375" calcext:value-type="float">
            <text:p>1.930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table:formula="of:=ONEVALUE5*[.C607]" office:value-type="float" office:value="2.93255131964809" calcext:value-type="float">
            <text:p>2.9326</text:p>
          </table:table-cell>
          <table:table-cell/>
          <table:table-cell table:formula="of:=ONEVALUE33*[.C607]" office:value-type="float" office:value="1.93359375" calcext:value-type="float">
            <text:p>1.933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table:formula="of:=ONEVALUE5*[.C608]" office:value-type="float" office:value="2.93743890518084" calcext:value-type="float">
            <text:p>2.9374</text:p>
          </table:table-cell>
          <table:table-cell/>
          <table:table-cell table:formula="of:=ONEVALUE33*[.C608]" office:value-type="float" office:value="1.93681640625" calcext:value-type="float">
            <text:p>1.936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 table:formula="of:=ONEVALUE5*[.C609]" office:value-type="float" office:value="2.94232649071359" calcext:value-type="float">
            <text:p>2.9423</text:p>
          </table:table-cell>
          <table:table-cell/>
          <table:table-cell table:formula="of:=ONEVALUE33*[.C609]" office:value-type="float" office:value="1.9400390625" calcext:value-type="float">
            <text:p>1.940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 table:formula="of:=ONEVALUE5*[.C610]" office:value-type="float" office:value="2.94721407624633" calcext:value-type="float">
            <text:p>2.9472</text:p>
          </table:table-cell>
          <table:table-cell/>
          <table:table-cell table:formula="of:=ONEVALUE33*[.C610]" office:value-type="float" office:value="1.94326171875" calcext:value-type="float">
            <text:p>1.943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table:formula="of:=ONEVALUE5*[.C611]" office:value-type="float" office:value="2.95210166177908" calcext:value-type="float">
            <text:p>2.9521</text:p>
          </table:table-cell>
          <table:table-cell/>
          <table:table-cell table:formula="of:=ONEVALUE33*[.C611]" office:value-type="float" office:value="1.946484375" calcext:value-type="float">
            <text:p>1.946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table:formula="of:=ONEVALUE5*[.C612]" office:value-type="float" office:value="2.95698924731183" calcext:value-type="float">
            <text:p>2.9570</text:p>
          </table:table-cell>
          <table:table-cell/>
          <table:table-cell table:formula="of:=ONEVALUE33*[.C612]" office:value-type="float" office:value="1.94970703125" calcext:value-type="float">
            <text:p>1.949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table:formula="of:=ONEVALUE5*[.C613]" office:value-type="float" office:value="2.96187683284457" calcext:value-type="float">
            <text:p>2.9619</text:p>
          </table:table-cell>
          <table:table-cell/>
          <table:table-cell table:formula="of:=ONEVALUE33*[.C613]" office:value-type="float" office:value="1.9529296875" calcext:value-type="float">
            <text:p>1.952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07" calcext:value-type="float">
            <text:p>607</text:p>
          </table:table-cell>
          <table:table-cell table:formula="of:=ONEVALUE5*[.C614]" office:value-type="float" office:value="2.96676441837732" calcext:value-type="float">
            <text:p>2.9668</text:p>
          </table:table-cell>
          <table:table-cell/>
          <table:table-cell table:formula="of:=ONEVALUE33*[.C614]" office:value-type="float" office:value="1.95615234375" calcext:value-type="float">
            <text:p>1.956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 table:formula="of:=ONEVALUE5*[.C615]" office:value-type="float" office:value="2.97165200391007" calcext:value-type="float">
            <text:p>2.9717</text:p>
          </table:table-cell>
          <table:table-cell/>
          <table:table-cell table:formula="of:=ONEVALUE33*[.C615]" office:value-type="float" office:value="1.959375" calcext:value-type="float">
            <text:p>1.959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table:formula="of:=ONEVALUE5*[.C616]" office:value-type="float" office:value="2.97653958944282" calcext:value-type="float">
            <text:p>2.9765</text:p>
          </table:table-cell>
          <table:table-cell/>
          <table:table-cell table:formula="of:=ONEVALUE33*[.C616]" office:value-type="float" office:value="1.96259765625" calcext:value-type="float">
            <text:p>1.96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table:formula="of:=ONEVALUE5*[.C617]" office:value-type="float" office:value="2.98142717497556" calcext:value-type="float">
            <text:p>2.9814</text:p>
          </table:table-cell>
          <table:table-cell/>
          <table:table-cell table:formula="of:=ONEVALUE33*[.C617]" office:value-type="float" office:value="1.9658203125" calcext:value-type="float">
            <text:p>1.965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table:formula="of:=ONEVALUE5*[.C618]" office:value-type="float" office:value="2.98631476050831" calcext:value-type="float">
            <text:p>2.9863</text:p>
          </table:table-cell>
          <table:table-cell/>
          <table:table-cell table:formula="of:=ONEVALUE33*[.C618]" office:value-type="float" office:value="1.96904296875" calcext:value-type="float">
            <text:p>1.969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table:formula="of:=ONEVALUE5*[.C619]" office:value-type="float" office:value="2.99120234604106" calcext:value-type="float">
            <text:p>2.9912</text:p>
          </table:table-cell>
          <table:table-cell/>
          <table:table-cell table:formula="of:=ONEVALUE33*[.C619]" office:value-type="float" office:value="1.972265625" calcext:value-type="float">
            <text:p>1.972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 table:formula="of:=ONEVALUE5*[.C620]" office:value-type="float" office:value="2.9960899315738" calcext:value-type="float">
            <text:p>2.9961</text:p>
          </table:table-cell>
          <table:table-cell/>
          <table:table-cell table:formula="of:=ONEVALUE33*[.C620]" office:value-type="float" office:value="1.97548828125" calcext:value-type="float">
            <text:p>1.975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table:formula="of:=ONEVALUE5*[.C621]" office:value-type="float" office:value="3.00097751710655" calcext:value-type="float">
            <text:p>3.0010</text:p>
          </table:table-cell>
          <table:table-cell/>
          <table:table-cell table:formula="of:=ONEVALUE33*[.C621]" office:value-type="float" office:value="1.9787109375" calcext:value-type="float">
            <text:p>1.978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table:formula="of:=ONEVALUE5*[.C622]" office:value-type="float" office:value="3.0058651026393" calcext:value-type="float">
            <text:p>3.0059</text:p>
          </table:table-cell>
          <table:table-cell/>
          <table:table-cell table:formula="of:=ONEVALUE33*[.C622]" office:value-type="float" office:value="1.98193359375" calcext:value-type="float">
            <text:p>1.981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table:formula="of:=ONEVALUE5*[.C623]" office:value-type="float" office:value="3.01075268817204" calcext:value-type="float">
            <text:p>3.0108</text:p>
          </table:table-cell>
          <table:table-cell/>
          <table:table-cell table:formula="of:=ONEVALUE33*[.C623]" office:value-type="float" office:value="1.98515625" calcext:value-type="float">
            <text:p>1.985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 table:formula="of:=ONEVALUE5*[.C624]" office:value-type="float" office:value="3.01564027370479" calcext:value-type="float">
            <text:p>3.0156</text:p>
          </table:table-cell>
          <table:table-cell/>
          <table:table-cell table:formula="of:=ONEVALUE33*[.C624]" office:value-type="float" office:value="1.98837890625" calcext:value-type="float">
            <text:p>1.98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table:formula="of:=ONEVALUE5*[.C625]" office:value-type="float" office:value="3.02052785923754" calcext:value-type="float">
            <text:p>3.0205</text:p>
          </table:table-cell>
          <table:table-cell/>
          <table:table-cell table:formula="of:=ONEVALUE33*[.C625]" office:value-type="float" office:value="1.9916015625" calcext:value-type="float">
            <text:p>1.991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table:formula="of:=ONEVALUE5*[.C626]" office:value-type="float" office:value="3.02541544477028" calcext:value-type="float">
            <text:p>3.0254</text:p>
          </table:table-cell>
          <table:table-cell/>
          <table:table-cell table:formula="of:=ONEVALUE33*[.C626]" office:value-type="float" office:value="1.99482421875" calcext:value-type="float">
            <text:p>1.994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table:formula="of:=ONEVALUE5*[.C627]" office:value-type="float" office:value="3.03030303030303" calcext:value-type="float">
            <text:p>3.0303</text:p>
          </table:table-cell>
          <table:table-cell/>
          <table:table-cell table:formula="of:=ONEVALUE33*[.C627]" office:value-type="float" office:value="1.998046875" calcext:value-type="float">
            <text:p>1.998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table:formula="of:=ONEVALUE5*[.C628]" office:value-type="float" office:value="3.03519061583578" calcext:value-type="float">
            <text:p>3.0352</text:p>
          </table:table-cell>
          <table:table-cell/>
          <table:table-cell table:formula="of:=ONEVALUE33*[.C628]" office:value-type="float" office:value="2.00126953125" calcext:value-type="float">
            <text:p>2.001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 table:formula="of:=ONEVALUE5*[.C629]" office:value-type="float" office:value="3.04007820136852" calcext:value-type="float">
            <text:p>3.0401</text:p>
          </table:table-cell>
          <table:table-cell/>
          <table:table-cell table:formula="of:=ONEVALUE33*[.C629]" office:value-type="float" office:value="2.0044921875" calcext:value-type="float">
            <text:p>2.004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23" calcext:value-type="float">
            <text:p>623</text:p>
          </table:table-cell>
          <table:table-cell table:formula="of:=ONEVALUE5*[.C630]" office:value-type="float" office:value="3.04496578690127" calcext:value-type="float">
            <text:p>3.0450</text:p>
          </table:table-cell>
          <table:table-cell/>
          <table:table-cell table:formula="of:=ONEVALUE33*[.C630]" office:value-type="float" office:value="2.00771484375" calcext:value-type="float">
            <text:p>2.007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table:formula="of:=ONEVALUE5*[.C631]" office:value-type="float" office:value="3.04985337243402" calcext:value-type="float">
            <text:p>3.0499</text:p>
          </table:table-cell>
          <table:table-cell/>
          <table:table-cell table:formula="of:=ONEVALUE33*[.C631]" office:value-type="float" office:value="2.0109375" calcext:value-type="float">
            <text:p>2.010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table:formula="of:=ONEVALUE5*[.C632]" office:value-type="float" office:value="3.05474095796676" calcext:value-type="float">
            <text:p>3.0547</text:p>
          </table:table-cell>
          <table:table-cell/>
          <table:table-cell table:formula="of:=ONEVALUE33*[.C632]" office:value-type="float" office:value="2.01416015625" calcext:value-type="float">
            <text:p>2.014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 table:formula="of:=ONEVALUE5*[.C633]" office:value-type="float" office:value="3.05962854349951" calcext:value-type="float">
            <text:p>3.0596</text:p>
          </table:table-cell>
          <table:table-cell/>
          <table:table-cell table:formula="of:=ONEVALUE33*[.C633]" office:value-type="float" office:value="2.0173828125" calcext:value-type="float">
            <text:p>2.017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 table:formula="of:=ONEVALUE5*[.C634]" office:value-type="float" office:value="3.06451612903226" calcext:value-type="float">
            <text:p>3.0645</text:p>
          </table:table-cell>
          <table:table-cell/>
          <table:table-cell table:formula="of:=ONEVALUE33*[.C634]" office:value-type="float" office:value="2.02060546875" calcext:value-type="float">
            <text:p>2.02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 table:formula="of:=ONEVALUE5*[.C635]" office:value-type="float" office:value="3.069403714565" calcext:value-type="float">
            <text:p>3.0694</text:p>
          </table:table-cell>
          <table:table-cell/>
          <table:table-cell table:formula="of:=ONEVALUE33*[.C635]" office:value-type="float" office:value="2.023828125" calcext:value-type="float">
            <text:p>2.023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 table:formula="of:=ONEVALUE5*[.C636]" office:value-type="float" office:value="3.07429130009775" calcext:value-type="float">
            <text:p>3.0743</text:p>
          </table:table-cell>
          <table:table-cell/>
          <table:table-cell table:formula="of:=ONEVALUE33*[.C636]" office:value-type="float" office:value="2.02705078125" calcext:value-type="float">
            <text:p>2.027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table:formula="of:=ONEVALUE5*[.C637]" office:value-type="float" office:value="3.0791788856305" calcext:value-type="float">
            <text:p>3.0792</text:p>
          </table:table-cell>
          <table:table-cell/>
          <table:table-cell table:formula="of:=ONEVALUE33*[.C637]" office:value-type="float" office:value="2.0302734375" calcext:value-type="float">
            <text:p>2.03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 table:formula="of:=ONEVALUE5*[.C638]" office:value-type="float" office:value="3.08406647116325" calcext:value-type="float">
            <text:p>3.0841</text:p>
          </table:table-cell>
          <table:table-cell/>
          <table:table-cell table:formula="of:=ONEVALUE33*[.C638]" office:value-type="float" office:value="2.03349609375" calcext:value-type="float">
            <text:p>2.033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table:formula="of:=ONEVALUE5*[.C639]" office:value-type="float" office:value="3.08895405669599" calcext:value-type="float">
            <text:p>3.0890</text:p>
          </table:table-cell>
          <table:table-cell/>
          <table:table-cell table:formula="of:=ONEVALUE33*[.C639]" office:value-type="float" office:value="2.03671875" calcext:value-type="float">
            <text:p>2.036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 table:formula="of:=ONEVALUE5*[.C640]" office:value-type="float" office:value="3.09384164222874" calcext:value-type="float">
            <text:p>3.0938</text:p>
          </table:table-cell>
          <table:table-cell/>
          <table:table-cell table:formula="of:=ONEVALUE33*[.C640]" office:value-type="float" office:value="2.03994140625" calcext:value-type="float">
            <text:p>2.039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table:formula="of:=ONEVALUE5*[.C641]" office:value-type="float" office:value="3.09872922776149" calcext:value-type="float">
            <text:p>3.0987</text:p>
          </table:table-cell>
          <table:table-cell/>
          <table:table-cell table:formula="of:=ONEVALUE33*[.C641]" office:value-type="float" office:value="2.0431640625" calcext:value-type="float">
            <text:p>2.043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table:formula="of:=ONEVALUE5*[.C642]" office:value-type="float" office:value="3.10361681329423" calcext:value-type="float">
            <text:p>3.1036</text:p>
          </table:table-cell>
          <table:table-cell/>
          <table:table-cell table:formula="of:=ONEVALUE33*[.C642]" office:value-type="float" office:value="2.04638671875" calcext:value-type="float">
            <text:p>2.046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table:formula="of:=ONEVALUE5*[.C643]" office:value-type="float" office:value="3.10850439882698" calcext:value-type="float">
            <text:p>3.1085</text:p>
          </table:table-cell>
          <table:table-cell/>
          <table:table-cell table:formula="of:=ONEVALUE33*[.C643]" office:value-type="float" office:value="2.049609375" calcext:value-type="float">
            <text:p>2.049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table:formula="of:=ONEVALUE5*[.C644]" office:value-type="float" office:value="3.11339198435973" calcext:value-type="float">
            <text:p>3.1134</text:p>
          </table:table-cell>
          <table:table-cell/>
          <table:table-cell table:formula="of:=ONEVALUE33*[.C644]" office:value-type="float" office:value="2.05283203125" calcext:value-type="float">
            <text:p>2.05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 table:formula="of:=ONEVALUE5*[.C645]" office:value-type="float" office:value="3.11827956989247" calcext:value-type="float">
            <text:p>3.1183</text:p>
          </table:table-cell>
          <table:table-cell/>
          <table:table-cell table:formula="of:=ONEVALUE33*[.C645]" office:value-type="float" office:value="2.0560546875" calcext:value-type="float">
            <text:p>2.056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table:formula="of:=ONEVALUE5*[.C646]" office:value-type="float" office:value="3.12316715542522" calcext:value-type="float">
            <text:p>3.1232</text:p>
          </table:table-cell>
          <table:table-cell/>
          <table:table-cell table:formula="of:=ONEVALUE33*[.C646]" office:value-type="float" office:value="2.05927734375" calcext:value-type="float">
            <text:p>2.059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table:formula="of:=ONEVALUE5*[.C647]" office:value-type="float" office:value="3.12805474095797" calcext:value-type="float">
            <text:p>3.1281</text:p>
          </table:table-cell>
          <table:table-cell/>
          <table:table-cell table:formula="of:=ONEVALUE33*[.C647]" office:value-type="float" office:value="2.0625" calcext:value-type="float">
            <text:p>2.062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41" calcext:value-type="float">
            <text:p>641</text:p>
          </table:table-cell>
          <table:table-cell table:formula="of:=ONEVALUE5*[.C648]" office:value-type="float" office:value="3.13294232649071" calcext:value-type="float">
            <text:p>3.1329</text:p>
          </table:table-cell>
          <table:table-cell/>
          <table:table-cell table:formula="of:=ONEVALUE33*[.C648]" office:value-type="float" office:value="2.06572265625" calcext:value-type="float">
            <text:p>2.065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table:formula="of:=ONEVALUE5*[.C649]" office:value-type="float" office:value="3.13782991202346" calcext:value-type="float">
            <text:p>3.1378</text:p>
          </table:table-cell>
          <table:table-cell/>
          <table:table-cell table:formula="of:=ONEVALUE33*[.C649]" office:value-type="float" office:value="2.0689453125" calcext:value-type="float">
            <text:p>2.068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43" calcext:value-type="float">
            <text:p>643</text:p>
          </table:table-cell>
          <table:table-cell table:formula="of:=ONEVALUE5*[.C650]" office:value-type="float" office:value="3.14271749755621" calcext:value-type="float">
            <text:p>3.1427</text:p>
          </table:table-cell>
          <table:table-cell/>
          <table:table-cell table:formula="of:=ONEVALUE33*[.C650]" office:value-type="float" office:value="2.07216796875" calcext:value-type="float">
            <text:p>2.072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 table:formula="of:=ONEVALUE5*[.C651]" office:value-type="float" office:value="3.14760508308895" calcext:value-type="float">
            <text:p>3.1476</text:p>
          </table:table-cell>
          <table:table-cell/>
          <table:table-cell table:formula="of:=ONEVALUE33*[.C651]" office:value-type="float" office:value="2.075390625" calcext:value-type="float">
            <text:p>2.075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table:formula="of:=ONEVALUE5*[.C652]" office:value-type="float" office:value="3.1524926686217" calcext:value-type="float">
            <text:p>3.1525</text:p>
          </table:table-cell>
          <table:table-cell/>
          <table:table-cell table:formula="of:=ONEVALUE33*[.C652]" office:value-type="float" office:value="2.07861328125" calcext:value-type="float">
            <text:p>2.078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table:formula="of:=ONEVALUE5*[.C653]" office:value-type="float" office:value="3.15738025415445" calcext:value-type="float">
            <text:p>3.1574</text:p>
          </table:table-cell>
          <table:table-cell/>
          <table:table-cell table:formula="of:=ONEVALUE33*[.C653]" office:value-type="float" office:value="2.0818359375" calcext:value-type="float">
            <text:p>2.081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 table:formula="of:=ONEVALUE5*[.C654]" office:value-type="float" office:value="3.16226783968719" calcext:value-type="float">
            <text:p>3.1623</text:p>
          </table:table-cell>
          <table:table-cell/>
          <table:table-cell table:formula="of:=ONEVALUE33*[.C654]" office:value-type="float" office:value="2.08505859375" calcext:value-type="float">
            <text:p>2.085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table:formula="of:=ONEVALUE5*[.C655]" office:value-type="float" office:value="3.16715542521994" calcext:value-type="float">
            <text:p>3.1672</text:p>
          </table:table-cell>
          <table:table-cell/>
          <table:table-cell table:formula="of:=ONEVALUE33*[.C655]" office:value-type="float" office:value="2.08828125" calcext:value-type="float">
            <text:p>2.088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table:formula="of:=ONEVALUE5*[.C656]" office:value-type="float" office:value="3.17204301075269" calcext:value-type="float">
            <text:p>3.1720</text:p>
          </table:table-cell>
          <table:table-cell/>
          <table:table-cell table:formula="of:=ONEVALUE33*[.C656]" office:value-type="float" office:value="2.09150390625" calcext:value-type="float">
            <text:p>2.091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table:formula="of:=ONEVALUE5*[.C657]" office:value-type="float" office:value="3.17693059628543" calcext:value-type="float">
            <text:p>3.1769</text:p>
          </table:table-cell>
          <table:table-cell/>
          <table:table-cell table:formula="of:=ONEVALUE33*[.C657]" office:value-type="float" office:value="2.0947265625" calcext:value-type="float">
            <text:p>2.094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 table:formula="of:=ONEVALUE5*[.C658]" office:value-type="float" office:value="3.18181818181818" calcext:value-type="float">
            <text:p>3.1818</text:p>
          </table:table-cell>
          <table:table-cell/>
          <table:table-cell table:formula="of:=ONEVALUE33*[.C658]" office:value-type="float" office:value="2.09794921875" calcext:value-type="float">
            <text:p>2.097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52" calcext:value-type="float">
            <text:p>652</text:p>
          </table:table-cell>
          <table:table-cell table:formula="of:=ONEVALUE5*[.C659]" office:value-type="float" office:value="3.18670576735093" calcext:value-type="float">
            <text:p>3.1867</text:p>
          </table:table-cell>
          <table:table-cell/>
          <table:table-cell table:formula="of:=ONEVALUE33*[.C659]" office:value-type="float" office:value="2.101171875" calcext:value-type="float">
            <text:p>2.101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 table:formula="of:=ONEVALUE5*[.C660]" office:value-type="float" office:value="3.19159335288368" calcext:value-type="float">
            <text:p>3.1916</text:p>
          </table:table-cell>
          <table:table-cell/>
          <table:table-cell table:formula="of:=ONEVALUE33*[.C660]" office:value-type="float" office:value="2.10439453125" calcext:value-type="float">
            <text:p>2.104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table:formula="of:=ONEVALUE5*[.C661]" office:value-type="float" office:value="3.19648093841642" calcext:value-type="float">
            <text:p>3.1965</text:p>
          </table:table-cell>
          <table:table-cell/>
          <table:table-cell table:formula="of:=ONEVALUE33*[.C661]" office:value-type="float" office:value="2.1076171875" calcext:value-type="float">
            <text:p>2.107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table:formula="of:=ONEVALUE5*[.C662]" office:value-type="float" office:value="3.20136852394917" calcext:value-type="float">
            <text:p>3.2014</text:p>
          </table:table-cell>
          <table:table-cell/>
          <table:table-cell table:formula="of:=ONEVALUE33*[.C662]" office:value-type="float" office:value="2.11083984375" calcext:value-type="float">
            <text:p>2.110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table:formula="of:=ONEVALUE5*[.C663]" office:value-type="float" office:value="3.20625610948192" calcext:value-type="float">
            <text:p>3.2063</text:p>
          </table:table-cell>
          <table:table-cell/>
          <table:table-cell table:formula="of:=ONEVALUE33*[.C663]" office:value-type="float" office:value="2.1140625" calcext:value-type="float">
            <text:p>2.114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 table:formula="of:=ONEVALUE5*[.C664]" office:value-type="float" office:value="3.21114369501466" calcext:value-type="float">
            <text:p>3.2111</text:p>
          </table:table-cell>
          <table:table-cell/>
          <table:table-cell table:formula="of:=ONEVALUE33*[.C664]" office:value-type="float" office:value="2.11728515625" calcext:value-type="float">
            <text:p>2.117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table:formula="of:=ONEVALUE5*[.C665]" office:value-type="float" office:value="3.21603128054741" calcext:value-type="float">
            <text:p>3.2160</text:p>
          </table:table-cell>
          <table:table-cell/>
          <table:table-cell table:formula="of:=ONEVALUE33*[.C665]" office:value-type="float" office:value="2.1205078125" calcext:value-type="float">
            <text:p>2.120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 table:formula="of:=ONEVALUE5*[.C666]" office:value-type="float" office:value="3.22091886608016" calcext:value-type="float">
            <text:p>3.2209</text:p>
          </table:table-cell>
          <table:table-cell/>
          <table:table-cell table:formula="of:=ONEVALUE33*[.C666]" office:value-type="float" office:value="2.12373046875" calcext:value-type="float">
            <text:p>2.123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table:formula="of:=ONEVALUE5*[.C667]" office:value-type="float" office:value="3.2258064516129" calcext:value-type="float">
            <text:p>3.2258</text:p>
          </table:table-cell>
          <table:table-cell/>
          <table:table-cell table:formula="of:=ONEVALUE33*[.C667]" office:value-type="float" office:value="2.126953125" calcext:value-type="float">
            <text:p>2.127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 table:formula="of:=ONEVALUE5*[.C668]" office:value-type="float" office:value="3.23069403714565" calcext:value-type="float">
            <text:p>3.2307</text:p>
          </table:table-cell>
          <table:table-cell/>
          <table:table-cell table:formula="of:=ONEVALUE33*[.C668]" office:value-type="float" office:value="2.13017578125" calcext:value-type="float">
            <text:p>2.13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62" calcext:value-type="float">
            <text:p>662</text:p>
          </table:table-cell>
          <table:table-cell table:formula="of:=ONEVALUE5*[.C669]" office:value-type="float" office:value="3.2355816226784" calcext:value-type="float">
            <text:p>3.2356</text:p>
          </table:table-cell>
          <table:table-cell/>
          <table:table-cell table:formula="of:=ONEVALUE33*[.C669]" office:value-type="float" office:value="2.1333984375" calcext:value-type="float">
            <text:p>2.133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 table:formula="of:=ONEVALUE5*[.C670]" office:value-type="float" office:value="3.24046920821114" calcext:value-type="float">
            <text:p>3.2405</text:p>
          </table:table-cell>
          <table:table-cell/>
          <table:table-cell table:formula="of:=ONEVALUE33*[.C670]" office:value-type="float" office:value="2.13662109375" calcext:value-type="float">
            <text:p>2.136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table:formula="of:=ONEVALUE5*[.C671]" office:value-type="float" office:value="3.24535679374389" calcext:value-type="float">
            <text:p>3.2454</text:p>
          </table:table-cell>
          <table:table-cell/>
          <table:table-cell table:formula="of:=ONEVALUE33*[.C671]" office:value-type="float" office:value="2.13984375" calcext:value-type="float">
            <text:p>2.139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 table:formula="of:=ONEVALUE5*[.C672]" office:value-type="float" office:value="3.25024437927664" calcext:value-type="float">
            <text:p>3.2502</text:p>
          </table:table-cell>
          <table:table-cell/>
          <table:table-cell table:formula="of:=ONEVALUE33*[.C672]" office:value-type="float" office:value="2.14306640625" calcext:value-type="float">
            <text:p>2.143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 table:formula="of:=ONEVALUE5*[.C673]" office:value-type="float" office:value="3.25513196480938" calcext:value-type="float">
            <text:p>3.2551</text:p>
          </table:table-cell>
          <table:table-cell/>
          <table:table-cell table:formula="of:=ONEVALUE33*[.C673]" office:value-type="float" office:value="2.1462890625" calcext:value-type="float">
            <text:p>2.146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 table:formula="of:=ONEVALUE5*[.C674]" office:value-type="float" office:value="3.26001955034213" calcext:value-type="float">
            <text:p>3.2600</text:p>
          </table:table-cell>
          <table:table-cell/>
          <table:table-cell table:formula="of:=ONEVALUE33*[.C674]" office:value-type="float" office:value="2.14951171875" calcext:value-type="float">
            <text:p>2.149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 table:formula="of:=ONEVALUE5*[.C675]" office:value-type="float" office:value="3.26490713587488" calcext:value-type="float">
            <text:p>3.2649</text:p>
          </table:table-cell>
          <table:table-cell/>
          <table:table-cell table:formula="of:=ONEVALUE33*[.C675]" office:value-type="float" office:value="2.152734375" calcext:value-type="float">
            <text:p>2.152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 table:formula="of:=ONEVALUE5*[.C676]" office:value-type="float" office:value="3.26979472140762" calcext:value-type="float">
            <text:p>3.2698</text:p>
          </table:table-cell>
          <table:table-cell/>
          <table:table-cell table:formula="of:=ONEVALUE33*[.C676]" office:value-type="float" office:value="2.15595703125" calcext:value-type="float">
            <text:p>2.156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table:formula="of:=ONEVALUE5*[.C677]" office:value-type="float" office:value="3.27468230694037" calcext:value-type="float">
            <text:p>3.2747</text:p>
          </table:table-cell>
          <table:table-cell/>
          <table:table-cell table:formula="of:=ONEVALUE33*[.C677]" office:value-type="float" office:value="2.1591796875" calcext:value-type="float">
            <text:p>2.159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 table:formula="of:=ONEVALUE5*[.C678]" office:value-type="float" office:value="3.27956989247312" calcext:value-type="float">
            <text:p>3.2796</text:p>
          </table:table-cell>
          <table:table-cell/>
          <table:table-cell table:formula="of:=ONEVALUE33*[.C678]" office:value-type="float" office:value="2.16240234375" calcext:value-type="float">
            <text:p>2.162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 table:formula="of:=ONEVALUE5*[.C679]" office:value-type="float" office:value="3.28445747800587" calcext:value-type="float">
            <text:p>3.2845</text:p>
          </table:table-cell>
          <table:table-cell/>
          <table:table-cell table:formula="of:=ONEVALUE33*[.C679]" office:value-type="float" office:value="2.165625" calcext:value-type="float">
            <text:p>2.165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 table:formula="of:=ONEVALUE5*[.C680]" office:value-type="float" office:value="3.28934506353861" calcext:value-type="float">
            <text:p>3.2893</text:p>
          </table:table-cell>
          <table:table-cell/>
          <table:table-cell table:formula="of:=ONEVALUE33*[.C680]" office:value-type="float" office:value="2.16884765625" calcext:value-type="float">
            <text:p>2.168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 table:formula="of:=ONEVALUE5*[.C681]" office:value-type="float" office:value="3.29423264907136" calcext:value-type="float">
            <text:p>3.2942</text:p>
          </table:table-cell>
          <table:table-cell/>
          <table:table-cell table:formula="of:=ONEVALUE33*[.C681]" office:value-type="float" office:value="2.1720703125" calcext:value-type="float">
            <text:p>2.172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table:formula="of:=ONEVALUE5*[.C682]" office:value-type="float" office:value="3.29912023460411" calcext:value-type="float">
            <text:p>3.2991</text:p>
          </table:table-cell>
          <table:table-cell/>
          <table:table-cell table:formula="of:=ONEVALUE33*[.C682]" office:value-type="float" office:value="2.17529296875" calcext:value-type="float">
            <text:p>2.175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76" calcext:value-type="float">
            <text:p>676</text:p>
          </table:table-cell>
          <table:table-cell table:formula="of:=ONEVALUE5*[.C683]" office:value-type="float" office:value="3.30400782013685" calcext:value-type="float">
            <text:p>3.3040</text:p>
          </table:table-cell>
          <table:table-cell/>
          <table:table-cell table:formula="of:=ONEVALUE33*[.C683]" office:value-type="float" office:value="2.178515625" calcext:value-type="float">
            <text:p>2.178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 table:formula="of:=ONEVALUE5*[.C684]" office:value-type="float" office:value="3.3088954056696" calcext:value-type="float">
            <text:p>3.3089</text:p>
          </table:table-cell>
          <table:table-cell/>
          <table:table-cell table:formula="of:=ONEVALUE33*[.C684]" office:value-type="float" office:value="2.18173828125" calcext:value-type="float">
            <text:p>2.181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 table:formula="of:=ONEVALUE5*[.C685]" office:value-type="float" office:value="3.31378299120235" calcext:value-type="float">
            <text:p>3.3138</text:p>
          </table:table-cell>
          <table:table-cell/>
          <table:table-cell table:formula="of:=ONEVALUE33*[.C685]" office:value-type="float" office:value="2.1849609375" calcext:value-type="float">
            <text:p>2.185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 table:formula="of:=ONEVALUE5*[.C686]" office:value-type="float" office:value="3.31867057673509" calcext:value-type="float">
            <text:p>3.3187</text:p>
          </table:table-cell>
          <table:table-cell/>
          <table:table-cell table:formula="of:=ONEVALUE33*[.C686]" office:value-type="float" office:value="2.18818359375" calcext:value-type="float">
            <text:p>2.188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table:formula="of:=ONEVALUE5*[.C687]" office:value-type="float" office:value="3.32355816226784" calcext:value-type="float">
            <text:p>3.3236</text:p>
          </table:table-cell>
          <table:table-cell/>
          <table:table-cell table:formula="of:=ONEVALUE33*[.C687]" office:value-type="float" office:value="2.19140625" calcext:value-type="float">
            <text:p>2.191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 table:formula="of:=ONEVALUE5*[.C688]" office:value-type="float" office:value="3.32844574780059" calcext:value-type="float">
            <text:p>3.3284</text:p>
          </table:table-cell>
          <table:table-cell/>
          <table:table-cell table:formula="of:=ONEVALUE33*[.C688]" office:value-type="float" office:value="2.19462890625" calcext:value-type="float">
            <text:p>2.194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82" calcext:value-type="float">
            <text:p>682</text:p>
          </table:table-cell>
          <table:table-cell table:formula="of:=ONEVALUE5*[.C689]" office:value-type="float" office:value="3.33333333333333" calcext:value-type="float">
            <text:p>3.3333</text:p>
          </table:table-cell>
          <table:table-cell/>
          <table:table-cell table:formula="of:=ONEVALUE33*[.C689]" office:value-type="float" office:value="2.1978515625" calcext:value-type="float">
            <text:p>2.197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 table:formula="of:=ONEVALUE5*[.C690]" office:value-type="float" office:value="3.33822091886608" calcext:value-type="float">
            <text:p>3.3382</text:p>
          </table:table-cell>
          <table:table-cell/>
          <table:table-cell table:formula="of:=ONEVALUE33*[.C690]" office:value-type="float" office:value="2.20107421875" calcext:value-type="float">
            <text:p>2.201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 table:formula="of:=ONEVALUE5*[.C691]" office:value-type="float" office:value="3.34310850439883" calcext:value-type="float">
            <text:p>3.3431</text:p>
          </table:table-cell>
          <table:table-cell/>
          <table:table-cell table:formula="of:=ONEVALUE33*[.C691]" office:value-type="float" office:value="2.204296875" calcext:value-type="float">
            <text:p>2.204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table:formula="of:=ONEVALUE5*[.C692]" office:value-type="float" office:value="3.34799608993157" calcext:value-type="float">
            <text:p>3.3480</text:p>
          </table:table-cell>
          <table:table-cell/>
          <table:table-cell table:formula="of:=ONEVALUE33*[.C692]" office:value-type="float" office:value="2.20751953125" calcext:value-type="float">
            <text:p>2.207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 table:formula="of:=ONEVALUE5*[.C693]" office:value-type="float" office:value="3.35288367546432" calcext:value-type="float">
            <text:p>3.3529</text:p>
          </table:table-cell>
          <table:table-cell/>
          <table:table-cell table:formula="of:=ONEVALUE33*[.C693]" office:value-type="float" office:value="2.2107421875" calcext:value-type="float">
            <text:p>2.210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 table:formula="of:=ONEVALUE5*[.C694]" office:value-type="float" office:value="3.35777126099707" calcext:value-type="float">
            <text:p>3.3578</text:p>
          </table:table-cell>
          <table:table-cell/>
          <table:table-cell table:formula="of:=ONEVALUE33*[.C694]" office:value-type="float" office:value="2.21396484375" calcext:value-type="float">
            <text:p>2.214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88" calcext:value-type="float">
            <text:p>688</text:p>
          </table:table-cell>
          <table:table-cell table:formula="of:=ONEVALUE5*[.C695]" office:value-type="float" office:value="3.36265884652981" calcext:value-type="float">
            <text:p>3.3627</text:p>
          </table:table-cell>
          <table:table-cell/>
          <table:table-cell table:formula="of:=ONEVALUE33*[.C695]" office:value-type="float" office:value="2.2171875" calcext:value-type="float">
            <text:p>2.217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 table:formula="of:=ONEVALUE5*[.C696]" office:value-type="float" office:value="3.36754643206256" calcext:value-type="float">
            <text:p>3.3675</text:p>
          </table:table-cell>
          <table:table-cell/>
          <table:table-cell table:formula="of:=ONEVALUE33*[.C696]" office:value-type="float" office:value="2.22041015625" calcext:value-type="float">
            <text:p>2.220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table:formula="of:=ONEVALUE5*[.C697]" office:value-type="float" office:value="3.37243401759531" calcext:value-type="float">
            <text:p>3.3724</text:p>
          </table:table-cell>
          <table:table-cell/>
          <table:table-cell table:formula="of:=ONEVALUE33*[.C697]" office:value-type="float" office:value="2.2236328125" calcext:value-type="float">
            <text:p>2.223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 table:formula="of:=ONEVALUE5*[.C698]" office:value-type="float" office:value="3.37732160312805" calcext:value-type="float">
            <text:p>3.3773</text:p>
          </table:table-cell>
          <table:table-cell/>
          <table:table-cell table:formula="of:=ONEVALUE33*[.C698]" office:value-type="float" office:value="2.22685546875" calcext:value-type="float">
            <text:p>2.226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 table:formula="of:=ONEVALUE5*[.C699]" office:value-type="float" office:value="3.3822091886608" calcext:value-type="float">
            <text:p>3.3822</text:p>
          </table:table-cell>
          <table:table-cell/>
          <table:table-cell table:formula="of:=ONEVALUE33*[.C699]" office:value-type="float" office:value="2.230078125" calcext:value-type="float">
            <text:p>2.23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 table:formula="of:=ONEVALUE5*[.C700]" office:value-type="float" office:value="3.38709677419355" calcext:value-type="float">
            <text:p>3.3871</text:p>
          </table:table-cell>
          <table:table-cell/>
          <table:table-cell table:formula="of:=ONEVALUE33*[.C700]" office:value-type="float" office:value="2.23330078125" calcext:value-type="float">
            <text:p>2.233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 table:formula="of:=ONEVALUE5*[.C701]" office:value-type="float" office:value="3.3919843597263" calcext:value-type="float">
            <text:p>3.3920</text:p>
          </table:table-cell>
          <table:table-cell/>
          <table:table-cell table:formula="of:=ONEVALUE33*[.C701]" office:value-type="float" office:value="2.2365234375" calcext:value-type="float">
            <text:p>2.236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table:formula="of:=ONEVALUE5*[.C702]" office:value-type="float" office:value="3.39687194525904" calcext:value-type="float">
            <text:p>3.3969</text:p>
          </table:table-cell>
          <table:table-cell/>
          <table:table-cell table:formula="of:=ONEVALUE33*[.C702]" office:value-type="float" office:value="2.23974609375" calcext:value-type="float">
            <text:p>2.239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table:formula="of:=ONEVALUE5*[.C703]" office:value-type="float" office:value="3.40175953079179" calcext:value-type="float">
            <text:p>3.4018</text:p>
          </table:table-cell>
          <table:table-cell/>
          <table:table-cell table:formula="of:=ONEVALUE33*[.C703]" office:value-type="float" office:value="2.24296875" calcext:value-type="float">
            <text:p>2.243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 table:formula="of:=ONEVALUE5*[.C704]" office:value-type="float" office:value="3.40664711632454" calcext:value-type="float">
            <text:p>3.4066</text:p>
          </table:table-cell>
          <table:table-cell/>
          <table:table-cell table:formula="of:=ONEVALUE33*[.C704]" office:value-type="float" office:value="2.24619140625" calcext:value-type="float">
            <text:p>2.246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 table:formula="of:=ONEVALUE5*[.C705]" office:value-type="float" office:value="3.41153470185728" calcext:value-type="float">
            <text:p>3.4115</text:p>
          </table:table-cell>
          <table:table-cell/>
          <table:table-cell table:formula="of:=ONEVALUE33*[.C705]" office:value-type="float" office:value="2.2494140625" calcext:value-type="float">
            <text:p>2.249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 table:formula="of:=ONEVALUE5*[.C706]" office:value-type="float" office:value="3.41642228739003" calcext:value-type="float">
            <text:p>3.4164</text:p>
          </table:table-cell>
          <table:table-cell/>
          <table:table-cell table:formula="of:=ONEVALUE33*[.C706]" office:value-type="float" office:value="2.25263671875" calcext:value-type="float">
            <text:p>2.25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table:formula="of:=ONEVALUE5*[.C707]" office:value-type="float" office:value="3.42130987292278" calcext:value-type="float">
            <text:p>3.4213</text:p>
          </table:table-cell>
          <table:table-cell/>
          <table:table-cell table:formula="of:=ONEVALUE33*[.C707]" office:value-type="float" office:value="2.255859375" calcext:value-type="float">
            <text:p>2.255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 table:formula="of:=ONEVALUE5*[.C708]" office:value-type="float" office:value="3.42619745845552" calcext:value-type="float">
            <text:p>3.4262</text:p>
          </table:table-cell>
          <table:table-cell/>
          <table:table-cell table:formula="of:=ONEVALUE33*[.C708]" office:value-type="float" office:value="2.25908203125" calcext:value-type="float">
            <text:p>2.25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 table:formula="of:=ONEVALUE5*[.C709]" office:value-type="float" office:value="3.43108504398827" calcext:value-type="float">
            <text:p>3.4311</text:p>
          </table:table-cell>
          <table:table-cell/>
          <table:table-cell table:formula="of:=ONEVALUE33*[.C709]" office:value-type="float" office:value="2.2623046875" calcext:value-type="float">
            <text:p>2.262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 table:formula="of:=ONEVALUE5*[.C710]" office:value-type="float" office:value="3.43597262952102" calcext:value-type="float">
            <text:p>3.4360</text:p>
          </table:table-cell>
          <table:table-cell/>
          <table:table-cell table:formula="of:=ONEVALUE33*[.C710]" office:value-type="float" office:value="2.26552734375" calcext:value-type="float">
            <text:p>2.265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04" calcext:value-type="float">
            <text:p>704</text:p>
          </table:table-cell>
          <table:table-cell table:formula="of:=ONEVALUE5*[.C711]" office:value-type="float" office:value="3.44086021505376" calcext:value-type="float">
            <text:p>3.4409</text:p>
          </table:table-cell>
          <table:table-cell/>
          <table:table-cell table:formula="of:=ONEVALUE33*[.C711]" office:value-type="float" office:value="2.26875" calcext:value-type="float">
            <text:p>2.268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 table:formula="of:=ONEVALUE5*[.C712]" office:value-type="float" office:value="3.44574780058651" calcext:value-type="float">
            <text:p>3.4457</text:p>
          </table:table-cell>
          <table:table-cell/>
          <table:table-cell table:formula="of:=ONEVALUE33*[.C712]" office:value-type="float" office:value="2.27197265625" calcext:value-type="float">
            <text:p>2.27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 table:formula="of:=ONEVALUE5*[.C713]" office:value-type="float" office:value="3.45063538611926" calcext:value-type="float">
            <text:p>3.4506</text:p>
          </table:table-cell>
          <table:table-cell/>
          <table:table-cell table:formula="of:=ONEVALUE33*[.C713]" office:value-type="float" office:value="2.2751953125" calcext:value-type="float">
            <text:p>2.275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 table:formula="of:=ONEVALUE5*[.C714]" office:value-type="float" office:value="3.455522971652" calcext:value-type="float">
            <text:p>3.4555</text:p>
          </table:table-cell>
          <table:table-cell/>
          <table:table-cell table:formula="of:=ONEVALUE33*[.C714]" office:value-type="float" office:value="2.27841796875" calcext:value-type="float">
            <text:p>2.27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08" calcext:value-type="float">
            <text:p>708</text:p>
          </table:table-cell>
          <table:table-cell table:formula="of:=ONEVALUE5*[.C715]" office:value-type="float" office:value="3.46041055718475" calcext:value-type="float">
            <text:p>3.4604</text:p>
          </table:table-cell>
          <table:table-cell/>
          <table:table-cell table:formula="of:=ONEVALUE33*[.C715]" office:value-type="float" office:value="2.281640625" calcext:value-type="float">
            <text:p>2.281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09" calcext:value-type="float">
            <text:p>709</text:p>
          </table:table-cell>
          <table:table-cell table:formula="of:=ONEVALUE5*[.C716]" office:value-type="float" office:value="3.4652981427175" calcext:value-type="float">
            <text:p>3.4653</text:p>
          </table:table-cell>
          <table:table-cell/>
          <table:table-cell table:formula="of:=ONEVALUE33*[.C716]" office:value-type="float" office:value="2.28486328125" calcext:value-type="float">
            <text:p>2.284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10" calcext:value-type="float">
            <text:p>710</text:p>
          </table:table-cell>
          <table:table-cell table:formula="of:=ONEVALUE5*[.C717]" office:value-type="float" office:value="3.47018572825024" calcext:value-type="float">
            <text:p>3.4702</text:p>
          </table:table-cell>
          <table:table-cell/>
          <table:table-cell table:formula="of:=ONEVALUE33*[.C717]" office:value-type="float" office:value="2.2880859375" calcext:value-type="float">
            <text:p>2.288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11" calcext:value-type="float">
            <text:p>711</text:p>
          </table:table-cell>
          <table:table-cell table:formula="of:=ONEVALUE5*[.C718]" office:value-type="float" office:value="3.47507331378299" calcext:value-type="float">
            <text:p>3.4751</text:p>
          </table:table-cell>
          <table:table-cell/>
          <table:table-cell table:formula="of:=ONEVALUE33*[.C718]" office:value-type="float" office:value="2.29130859375" calcext:value-type="float">
            <text:p>2.291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12" calcext:value-type="float">
            <text:p>712</text:p>
          </table:table-cell>
          <table:table-cell table:formula="of:=ONEVALUE5*[.C719]" office:value-type="float" office:value="3.47996089931574" calcext:value-type="float">
            <text:p>3.4800</text:p>
          </table:table-cell>
          <table:table-cell/>
          <table:table-cell table:formula="of:=ONEVALUE33*[.C719]" office:value-type="float" office:value="2.29453125" calcext:value-type="float">
            <text:p>2.294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13" calcext:value-type="float">
            <text:p>713</text:p>
          </table:table-cell>
          <table:table-cell table:formula="of:=ONEVALUE5*[.C720]" office:value-type="float" office:value="3.48484848484848" calcext:value-type="float">
            <text:p>3.4848</text:p>
          </table:table-cell>
          <table:table-cell/>
          <table:table-cell table:formula="of:=ONEVALUE33*[.C720]" office:value-type="float" office:value="2.29775390625" calcext:value-type="float">
            <text:p>2.297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14" calcext:value-type="float">
            <text:p>714</text:p>
          </table:table-cell>
          <table:table-cell table:formula="of:=ONEVALUE5*[.C721]" office:value-type="float" office:value="3.48973607038123" calcext:value-type="float">
            <text:p>3.4897</text:p>
          </table:table-cell>
          <table:table-cell/>
          <table:table-cell table:formula="of:=ONEVALUE33*[.C721]" office:value-type="float" office:value="2.3009765625" calcext:value-type="float">
            <text:p>2.301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15" calcext:value-type="float">
            <text:p>715</text:p>
          </table:table-cell>
          <table:table-cell table:formula="of:=ONEVALUE5*[.C722]" office:value-type="float" office:value="3.49462365591398" calcext:value-type="float">
            <text:p>3.4946</text:p>
          </table:table-cell>
          <table:table-cell/>
          <table:table-cell table:formula="of:=ONEVALUE33*[.C722]" office:value-type="float" office:value="2.30419921875" calcext:value-type="float">
            <text:p>2.304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16" calcext:value-type="float">
            <text:p>716</text:p>
          </table:table-cell>
          <table:table-cell table:formula="of:=ONEVALUE5*[.C723]" office:value-type="float" office:value="3.49951124144673" calcext:value-type="float">
            <text:p>3.4995</text:p>
          </table:table-cell>
          <table:table-cell/>
          <table:table-cell table:formula="of:=ONEVALUE33*[.C723]" office:value-type="float" office:value="2.307421875" calcext:value-type="float">
            <text:p>2.307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17" calcext:value-type="float">
            <text:p>717</text:p>
          </table:table-cell>
          <table:table-cell table:formula="of:=ONEVALUE5*[.C724]" office:value-type="float" office:value="3.50439882697947" calcext:value-type="float">
            <text:p>3.5044</text:p>
          </table:table-cell>
          <table:table-cell/>
          <table:table-cell table:formula="of:=ONEVALUE33*[.C724]" office:value-type="float" office:value="2.31064453125" calcext:value-type="float">
            <text:p>2.31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18" calcext:value-type="float">
            <text:p>718</text:p>
          </table:table-cell>
          <table:table-cell table:formula="of:=ONEVALUE5*[.C725]" office:value-type="float" office:value="3.50928641251222" calcext:value-type="float">
            <text:p>3.5093</text:p>
          </table:table-cell>
          <table:table-cell/>
          <table:table-cell table:formula="of:=ONEVALUE33*[.C725]" office:value-type="float" office:value="2.3138671875" calcext:value-type="float">
            <text:p>2.313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19" calcext:value-type="float">
            <text:p>719</text:p>
          </table:table-cell>
          <table:table-cell table:formula="of:=ONEVALUE5*[.C726]" office:value-type="float" office:value="3.51417399804497" calcext:value-type="float">
            <text:p>3.5142</text:p>
          </table:table-cell>
          <table:table-cell/>
          <table:table-cell table:formula="of:=ONEVALUE33*[.C726]" office:value-type="float" office:value="2.31708984375" calcext:value-type="float">
            <text:p>2.317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table:formula="of:=ONEVALUE5*[.C727]" office:value-type="float" office:value="3.51906158357771" calcext:value-type="float">
            <text:p>3.5191</text:p>
          </table:table-cell>
          <table:table-cell/>
          <table:table-cell table:formula="of:=ONEVALUE33*[.C727]" office:value-type="float" office:value="2.3203125" calcext:value-type="float">
            <text:p>2.32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21" calcext:value-type="float">
            <text:p>721</text:p>
          </table:table-cell>
          <table:table-cell table:formula="of:=ONEVALUE5*[.C728]" office:value-type="float" office:value="3.52394916911046" calcext:value-type="float">
            <text:p>3.5239</text:p>
          </table:table-cell>
          <table:table-cell/>
          <table:table-cell table:formula="of:=ONEVALUE33*[.C728]" office:value-type="float" office:value="2.32353515625" calcext:value-type="float">
            <text:p>2.323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22" calcext:value-type="float">
            <text:p>722</text:p>
          </table:table-cell>
          <table:table-cell table:formula="of:=ONEVALUE5*[.C729]" office:value-type="float" office:value="3.52883675464321" calcext:value-type="float">
            <text:p>3.5288</text:p>
          </table:table-cell>
          <table:table-cell/>
          <table:table-cell table:formula="of:=ONEVALUE33*[.C729]" office:value-type="float" office:value="2.3267578125" calcext:value-type="float">
            <text:p>2.326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23" calcext:value-type="float">
            <text:p>723</text:p>
          </table:table-cell>
          <table:table-cell table:formula="of:=ONEVALUE5*[.C730]" office:value-type="float" office:value="3.53372434017595" calcext:value-type="float">
            <text:p>3.5337</text:p>
          </table:table-cell>
          <table:table-cell/>
          <table:table-cell table:formula="of:=ONEVALUE33*[.C730]" office:value-type="float" office:value="2.32998046875" calcext:value-type="float">
            <text:p>2.330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24" calcext:value-type="float">
            <text:p>724</text:p>
          </table:table-cell>
          <table:table-cell table:formula="of:=ONEVALUE5*[.C731]" office:value-type="float" office:value="3.5386119257087" calcext:value-type="float">
            <text:p>3.5386</text:p>
          </table:table-cell>
          <table:table-cell/>
          <table:table-cell table:formula="of:=ONEVALUE33*[.C731]" office:value-type="float" office:value="2.333203125" calcext:value-type="float">
            <text:p>2.333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25" calcext:value-type="float">
            <text:p>725</text:p>
          </table:table-cell>
          <table:table-cell table:formula="of:=ONEVALUE5*[.C732]" office:value-type="float" office:value="3.54349951124145" calcext:value-type="float">
            <text:p>3.5435</text:p>
          </table:table-cell>
          <table:table-cell/>
          <table:table-cell table:formula="of:=ONEVALUE33*[.C732]" office:value-type="float" office:value="2.33642578125" calcext:value-type="float">
            <text:p>2.336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26" calcext:value-type="float">
            <text:p>726</text:p>
          </table:table-cell>
          <table:table-cell table:formula="of:=ONEVALUE5*[.C733]" office:value-type="float" office:value="3.54838709677419" calcext:value-type="float">
            <text:p>3.5484</text:p>
          </table:table-cell>
          <table:table-cell/>
          <table:table-cell table:formula="of:=ONEVALUE33*[.C733]" office:value-type="float" office:value="2.3396484375" calcext:value-type="float">
            <text:p>2.339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27" calcext:value-type="float">
            <text:p>727</text:p>
          </table:table-cell>
          <table:table-cell table:formula="of:=ONEVALUE5*[.C734]" office:value-type="float" office:value="3.55327468230694" calcext:value-type="float">
            <text:p>3.5533</text:p>
          </table:table-cell>
          <table:table-cell/>
          <table:table-cell table:formula="of:=ONEVALUE33*[.C734]" office:value-type="float" office:value="2.34287109375" calcext:value-type="float">
            <text:p>2.342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28" calcext:value-type="float">
            <text:p>728</text:p>
          </table:table-cell>
          <table:table-cell table:formula="of:=ONEVALUE5*[.C735]" office:value-type="float" office:value="3.55816226783969" calcext:value-type="float">
            <text:p>3.5582</text:p>
          </table:table-cell>
          <table:table-cell/>
          <table:table-cell table:formula="of:=ONEVALUE33*[.C735]" office:value-type="float" office:value="2.34609375" calcext:value-type="float">
            <text:p>2.346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29" calcext:value-type="float">
            <text:p>729</text:p>
          </table:table-cell>
          <table:table-cell table:formula="of:=ONEVALUE5*[.C736]" office:value-type="float" office:value="3.56304985337243" calcext:value-type="float">
            <text:p>3.5630</text:p>
          </table:table-cell>
          <table:table-cell/>
          <table:table-cell table:formula="of:=ONEVALUE33*[.C736]" office:value-type="float" office:value="2.34931640625" calcext:value-type="float">
            <text:p>2.349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30" calcext:value-type="float">
            <text:p>730</text:p>
          </table:table-cell>
          <table:table-cell table:formula="of:=ONEVALUE5*[.C737]" office:value-type="float" office:value="3.56793743890518" calcext:value-type="float">
            <text:p>3.5679</text:p>
          </table:table-cell>
          <table:table-cell/>
          <table:table-cell table:formula="of:=ONEVALUE33*[.C737]" office:value-type="float" office:value="2.3525390625" calcext:value-type="float">
            <text:p>2.352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31" calcext:value-type="float">
            <text:p>731</text:p>
          </table:table-cell>
          <table:table-cell table:formula="of:=ONEVALUE5*[.C738]" office:value-type="float" office:value="3.57282502443793" calcext:value-type="float">
            <text:p>3.5728</text:p>
          </table:table-cell>
          <table:table-cell/>
          <table:table-cell table:formula="of:=ONEVALUE33*[.C738]" office:value-type="float" office:value="2.35576171875" calcext:value-type="float">
            <text:p>2.355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32" calcext:value-type="float">
            <text:p>732</text:p>
          </table:table-cell>
          <table:table-cell table:formula="of:=ONEVALUE5*[.C739]" office:value-type="float" office:value="3.57771260997067" calcext:value-type="float">
            <text:p>3.5777</text:p>
          </table:table-cell>
          <table:table-cell/>
          <table:table-cell table:formula="of:=ONEVALUE33*[.C739]" office:value-type="float" office:value="2.358984375" calcext:value-type="float">
            <text:p>2.359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33" calcext:value-type="float">
            <text:p>733</text:p>
          </table:table-cell>
          <table:table-cell table:formula="of:=ONEVALUE5*[.C740]" office:value-type="float" office:value="3.58260019550342" calcext:value-type="float">
            <text:p>3.5826</text:p>
          </table:table-cell>
          <table:table-cell/>
          <table:table-cell table:formula="of:=ONEVALUE33*[.C740]" office:value-type="float" office:value="2.36220703125" calcext:value-type="float">
            <text:p>2.362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34" calcext:value-type="float">
            <text:p>734</text:p>
          </table:table-cell>
          <table:table-cell table:formula="of:=ONEVALUE5*[.C741]" office:value-type="float" office:value="3.58748778103617" calcext:value-type="float">
            <text:p>3.5875</text:p>
          </table:table-cell>
          <table:table-cell/>
          <table:table-cell table:formula="of:=ONEVALUE33*[.C741]" office:value-type="float" office:value="2.3654296875" calcext:value-type="float">
            <text:p>2.365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35" calcext:value-type="float">
            <text:p>735</text:p>
          </table:table-cell>
          <table:table-cell table:formula="of:=ONEVALUE5*[.C742]" office:value-type="float" office:value="3.59237536656891" calcext:value-type="float">
            <text:p>3.5924</text:p>
          </table:table-cell>
          <table:table-cell/>
          <table:table-cell table:formula="of:=ONEVALUE33*[.C742]" office:value-type="float" office:value="2.36865234375" calcext:value-type="float">
            <text:p>2.368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36" calcext:value-type="float">
            <text:p>736</text:p>
          </table:table-cell>
          <table:table-cell table:formula="of:=ONEVALUE5*[.C743]" office:value-type="float" office:value="3.59726295210166" calcext:value-type="float">
            <text:p>3.5973</text:p>
          </table:table-cell>
          <table:table-cell/>
          <table:table-cell table:formula="of:=ONEVALUE33*[.C743]" office:value-type="float" office:value="2.371875" calcext:value-type="float">
            <text:p>2.371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37" calcext:value-type="float">
            <text:p>737</text:p>
          </table:table-cell>
          <table:table-cell table:formula="of:=ONEVALUE5*[.C744]" office:value-type="float" office:value="3.60215053763441" calcext:value-type="float">
            <text:p>3.6022</text:p>
          </table:table-cell>
          <table:table-cell/>
          <table:table-cell table:formula="of:=ONEVALUE33*[.C744]" office:value-type="float" office:value="2.37509765625" calcext:value-type="float">
            <text:p>2.375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38" calcext:value-type="float">
            <text:p>738</text:p>
          </table:table-cell>
          <table:table-cell table:formula="of:=ONEVALUE5*[.C745]" office:value-type="float" office:value="3.60703812316716" calcext:value-type="float">
            <text:p>3.6070</text:p>
          </table:table-cell>
          <table:table-cell/>
          <table:table-cell table:formula="of:=ONEVALUE33*[.C745]" office:value-type="float" office:value="2.3783203125" calcext:value-type="float">
            <text:p>2.378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39" calcext:value-type="float">
            <text:p>739</text:p>
          </table:table-cell>
          <table:table-cell table:formula="of:=ONEVALUE5*[.C746]" office:value-type="float" office:value="3.6119257086999" calcext:value-type="float">
            <text:p>3.6119</text:p>
          </table:table-cell>
          <table:table-cell/>
          <table:table-cell table:formula="of:=ONEVALUE33*[.C746]" office:value-type="float" office:value="2.38154296875" calcext:value-type="float">
            <text:p>2.381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 table:formula="of:=ONEVALUE5*[.C747]" office:value-type="float" office:value="3.61681329423265" calcext:value-type="float">
            <text:p>3.6168</text:p>
          </table:table-cell>
          <table:table-cell/>
          <table:table-cell table:formula="of:=ONEVALUE33*[.C747]" office:value-type="float" office:value="2.384765625" calcext:value-type="float">
            <text:p>2.384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41" calcext:value-type="float">
            <text:p>741</text:p>
          </table:table-cell>
          <table:table-cell table:formula="of:=ONEVALUE5*[.C748]" office:value-type="float" office:value="3.6217008797654" calcext:value-type="float">
            <text:p>3.6217</text:p>
          </table:table-cell>
          <table:table-cell/>
          <table:table-cell table:formula="of:=ONEVALUE33*[.C748]" office:value-type="float" office:value="2.38798828125" calcext:value-type="float">
            <text:p>2.388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42" calcext:value-type="float">
            <text:p>742</text:p>
          </table:table-cell>
          <table:table-cell table:formula="of:=ONEVALUE5*[.C749]" office:value-type="float" office:value="3.62658846529814" calcext:value-type="float">
            <text:p>3.6266</text:p>
          </table:table-cell>
          <table:table-cell/>
          <table:table-cell table:formula="of:=ONEVALUE33*[.C749]" office:value-type="float" office:value="2.3912109375" calcext:value-type="float">
            <text:p>2.391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43" calcext:value-type="float">
            <text:p>743</text:p>
          </table:table-cell>
          <table:table-cell table:formula="of:=ONEVALUE5*[.C750]" office:value-type="float" office:value="3.63147605083089" calcext:value-type="float">
            <text:p>3.6315</text:p>
          </table:table-cell>
          <table:table-cell/>
          <table:table-cell table:formula="of:=ONEVALUE33*[.C750]" office:value-type="float" office:value="2.39443359375" calcext:value-type="float">
            <text:p>2.394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44" calcext:value-type="float">
            <text:p>744</text:p>
          </table:table-cell>
          <table:table-cell table:formula="of:=ONEVALUE5*[.C751]" office:value-type="float" office:value="3.63636363636364" calcext:value-type="float">
            <text:p>3.6364</text:p>
          </table:table-cell>
          <table:table-cell/>
          <table:table-cell table:formula="of:=ONEVALUE33*[.C751]" office:value-type="float" office:value="2.39765625" calcext:value-type="float">
            <text:p>2.397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45" calcext:value-type="float">
            <text:p>745</text:p>
          </table:table-cell>
          <table:table-cell table:formula="of:=ONEVALUE5*[.C752]" office:value-type="float" office:value="3.64125122189638" calcext:value-type="float">
            <text:p>3.6413</text:p>
          </table:table-cell>
          <table:table-cell/>
          <table:table-cell table:formula="of:=ONEVALUE33*[.C752]" office:value-type="float" office:value="2.40087890625" calcext:value-type="float">
            <text:p>2.400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46" calcext:value-type="float">
            <text:p>746</text:p>
          </table:table-cell>
          <table:table-cell table:formula="of:=ONEVALUE5*[.C753]" office:value-type="float" office:value="3.64613880742913" calcext:value-type="float">
            <text:p>3.6461</text:p>
          </table:table-cell>
          <table:table-cell/>
          <table:table-cell table:formula="of:=ONEVALUE33*[.C753]" office:value-type="float" office:value="2.4041015625" calcext:value-type="float">
            <text:p>2.404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47" calcext:value-type="float">
            <text:p>747</text:p>
          </table:table-cell>
          <table:table-cell table:formula="of:=ONEVALUE5*[.C754]" office:value-type="float" office:value="3.65102639296188" calcext:value-type="float">
            <text:p>3.6510</text:p>
          </table:table-cell>
          <table:table-cell/>
          <table:table-cell table:formula="of:=ONEVALUE33*[.C754]" office:value-type="float" office:value="2.40732421875" calcext:value-type="float">
            <text:p>2.407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48" calcext:value-type="float">
            <text:p>748</text:p>
          </table:table-cell>
          <table:table-cell table:formula="of:=ONEVALUE5*[.C755]" office:value-type="float" office:value="3.65591397849462" calcext:value-type="float">
            <text:p>3.6559</text:p>
          </table:table-cell>
          <table:table-cell/>
          <table:table-cell table:formula="of:=ONEVALUE33*[.C755]" office:value-type="float" office:value="2.410546875" calcext:value-type="float">
            <text:p>2.410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49" calcext:value-type="float">
            <text:p>749</text:p>
          </table:table-cell>
          <table:table-cell table:formula="of:=ONEVALUE5*[.C756]" office:value-type="float" office:value="3.66080156402737" calcext:value-type="float">
            <text:p>3.6608</text:p>
          </table:table-cell>
          <table:table-cell/>
          <table:table-cell table:formula="of:=ONEVALUE33*[.C756]" office:value-type="float" office:value="2.41376953125" calcext:value-type="float">
            <text:p>2.413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table:formula="of:=ONEVALUE5*[.C757]" office:value-type="float" office:value="3.66568914956012" calcext:value-type="float">
            <text:p>3.6657</text:p>
          </table:table-cell>
          <table:table-cell/>
          <table:table-cell table:formula="of:=ONEVALUE33*[.C757]" office:value-type="float" office:value="2.4169921875" calcext:value-type="float">
            <text:p>2.417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51" calcext:value-type="float">
            <text:p>751</text:p>
          </table:table-cell>
          <table:table-cell table:formula="of:=ONEVALUE5*[.C758]" office:value-type="float" office:value="3.67057673509286" calcext:value-type="float">
            <text:p>3.6706</text:p>
          </table:table-cell>
          <table:table-cell/>
          <table:table-cell table:formula="of:=ONEVALUE33*[.C758]" office:value-type="float" office:value="2.42021484375" calcext:value-type="float">
            <text:p>2.42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52" calcext:value-type="float">
            <text:p>752</text:p>
          </table:table-cell>
          <table:table-cell table:formula="of:=ONEVALUE5*[.C759]" office:value-type="float" office:value="3.67546432062561" calcext:value-type="float">
            <text:p>3.6755</text:p>
          </table:table-cell>
          <table:table-cell/>
          <table:table-cell table:formula="of:=ONEVALUE33*[.C759]" office:value-type="float" office:value="2.4234375" calcext:value-type="float">
            <text:p>2.423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53" calcext:value-type="float">
            <text:p>753</text:p>
          </table:table-cell>
          <table:table-cell table:formula="of:=ONEVALUE5*[.C760]" office:value-type="float" office:value="3.68035190615836" calcext:value-type="float">
            <text:p>3.6804</text:p>
          </table:table-cell>
          <table:table-cell/>
          <table:table-cell table:formula="of:=ONEVALUE33*[.C760]" office:value-type="float" office:value="2.42666015625" calcext:value-type="float">
            <text:p>2.426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54" calcext:value-type="float">
            <text:p>754</text:p>
          </table:table-cell>
          <table:table-cell table:formula="of:=ONEVALUE5*[.C761]" office:value-type="float" office:value="3.6852394916911" calcext:value-type="float">
            <text:p>3.6852</text:p>
          </table:table-cell>
          <table:table-cell/>
          <table:table-cell table:formula="of:=ONEVALUE33*[.C761]" office:value-type="float" office:value="2.4298828125" calcext:value-type="float">
            <text:p>2.429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55" calcext:value-type="float">
            <text:p>755</text:p>
          </table:table-cell>
          <table:table-cell table:formula="of:=ONEVALUE5*[.C762]" office:value-type="float" office:value="3.69012707722385" calcext:value-type="float">
            <text:p>3.6901</text:p>
          </table:table-cell>
          <table:table-cell/>
          <table:table-cell table:formula="of:=ONEVALUE33*[.C762]" office:value-type="float" office:value="2.43310546875" calcext:value-type="float">
            <text:p>2.433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56" calcext:value-type="float">
            <text:p>756</text:p>
          </table:table-cell>
          <table:table-cell table:formula="of:=ONEVALUE5*[.C763]" office:value-type="float" office:value="3.6950146627566" calcext:value-type="float">
            <text:p>3.6950</text:p>
          </table:table-cell>
          <table:table-cell/>
          <table:table-cell table:formula="of:=ONEVALUE33*[.C763]" office:value-type="float" office:value="2.436328125" calcext:value-type="float">
            <text:p>2.436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57" calcext:value-type="float">
            <text:p>757</text:p>
          </table:table-cell>
          <table:table-cell table:formula="of:=ONEVALUE5*[.C764]" office:value-type="float" office:value="3.69990224828934" calcext:value-type="float">
            <text:p>3.6999</text:p>
          </table:table-cell>
          <table:table-cell/>
          <table:table-cell table:formula="of:=ONEVALUE33*[.C764]" office:value-type="float" office:value="2.43955078125" calcext:value-type="float">
            <text:p>2.439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58" calcext:value-type="float">
            <text:p>758</text:p>
          </table:table-cell>
          <table:table-cell table:formula="of:=ONEVALUE5*[.C765]" office:value-type="float" office:value="3.70478983382209" calcext:value-type="float">
            <text:p>3.7048</text:p>
          </table:table-cell>
          <table:table-cell/>
          <table:table-cell table:formula="of:=ONEVALUE33*[.C765]" office:value-type="float" office:value="2.4427734375" calcext:value-type="float">
            <text:p>2.44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59" calcext:value-type="float">
            <text:p>759</text:p>
          </table:table-cell>
          <table:table-cell table:formula="of:=ONEVALUE5*[.C766]" office:value-type="float" office:value="3.70967741935484" calcext:value-type="float">
            <text:p>3.7097</text:p>
          </table:table-cell>
          <table:table-cell/>
          <table:table-cell table:formula="of:=ONEVALUE33*[.C766]" office:value-type="float" office:value="2.44599609375" calcext:value-type="float">
            <text:p>2.446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 table:formula="of:=ONEVALUE5*[.C767]" office:value-type="float" office:value="3.71456500488759" calcext:value-type="float">
            <text:p>3.7146</text:p>
          </table:table-cell>
          <table:table-cell/>
          <table:table-cell table:formula="of:=ONEVALUE33*[.C767]" office:value-type="float" office:value="2.44921875" calcext:value-type="float">
            <text:p>2.449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61" calcext:value-type="float">
            <text:p>761</text:p>
          </table:table-cell>
          <table:table-cell table:formula="of:=ONEVALUE5*[.C768]" office:value-type="float" office:value="3.71945259042033" calcext:value-type="float">
            <text:p>3.7195</text:p>
          </table:table-cell>
          <table:table-cell/>
          <table:table-cell table:formula="of:=ONEVALUE33*[.C768]" office:value-type="float" office:value="2.45244140625" calcext:value-type="float">
            <text:p>2.452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62" calcext:value-type="float">
            <text:p>762</text:p>
          </table:table-cell>
          <table:table-cell table:formula="of:=ONEVALUE5*[.C769]" office:value-type="float" office:value="3.72434017595308" calcext:value-type="float">
            <text:p>3.7243</text:p>
          </table:table-cell>
          <table:table-cell/>
          <table:table-cell table:formula="of:=ONEVALUE33*[.C769]" office:value-type="float" office:value="2.4556640625" calcext:value-type="float">
            <text:p>2.455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63" calcext:value-type="float">
            <text:p>763</text:p>
          </table:table-cell>
          <table:table-cell table:formula="of:=ONEVALUE5*[.C770]" office:value-type="float" office:value="3.72922776148583" calcext:value-type="float">
            <text:p>3.7292</text:p>
          </table:table-cell>
          <table:table-cell/>
          <table:table-cell table:formula="of:=ONEVALUE33*[.C770]" office:value-type="float" office:value="2.45888671875" calcext:value-type="float">
            <text:p>2.458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64" calcext:value-type="float">
            <text:p>764</text:p>
          </table:table-cell>
          <table:table-cell table:formula="of:=ONEVALUE5*[.C771]" office:value-type="float" office:value="3.73411534701857" calcext:value-type="float">
            <text:p>3.7341</text:p>
          </table:table-cell>
          <table:table-cell/>
          <table:table-cell table:formula="of:=ONEVALUE33*[.C771]" office:value-type="float" office:value="2.462109375" calcext:value-type="float">
            <text:p>2.462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65" calcext:value-type="float">
            <text:p>765</text:p>
          </table:table-cell>
          <table:table-cell table:formula="of:=ONEVALUE5*[.C772]" office:value-type="float" office:value="3.73900293255132" calcext:value-type="float">
            <text:p>3.7390</text:p>
          </table:table-cell>
          <table:table-cell/>
          <table:table-cell table:formula="of:=ONEVALUE33*[.C772]" office:value-type="float" office:value="2.46533203125" calcext:value-type="float">
            <text:p>2.465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66" calcext:value-type="float">
            <text:p>766</text:p>
          </table:table-cell>
          <table:table-cell table:formula="of:=ONEVALUE5*[.C773]" office:value-type="float" office:value="3.74389051808407" calcext:value-type="float">
            <text:p>3.7439</text:p>
          </table:table-cell>
          <table:table-cell/>
          <table:table-cell table:formula="of:=ONEVALUE33*[.C773]" office:value-type="float" office:value="2.4685546875" calcext:value-type="float">
            <text:p>2.468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67" calcext:value-type="float">
            <text:p>767</text:p>
          </table:table-cell>
          <table:table-cell table:formula="of:=ONEVALUE5*[.C774]" office:value-type="float" office:value="3.74877810361681" calcext:value-type="float">
            <text:p>3.7488</text:p>
          </table:table-cell>
          <table:table-cell/>
          <table:table-cell table:formula="of:=ONEVALUE33*[.C774]" office:value-type="float" office:value="2.47177734375" calcext:value-type="float">
            <text:p>2.471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68" calcext:value-type="float">
            <text:p>768</text:p>
          </table:table-cell>
          <table:table-cell table:formula="of:=ONEVALUE5*[.C775]" office:value-type="float" office:value="3.75366568914956" calcext:value-type="float">
            <text:p>3.7537</text:p>
          </table:table-cell>
          <table:table-cell/>
          <table:table-cell table:formula="of:=ONEVALUE33*[.C775]" office:value-type="float" office:value="2.475" calcext:value-type="float">
            <text:p>2.475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69" calcext:value-type="float">
            <text:p>769</text:p>
          </table:table-cell>
          <table:table-cell table:formula="of:=ONEVALUE5*[.C776]" office:value-type="float" office:value="3.75855327468231" calcext:value-type="float">
            <text:p>3.7586</text:p>
          </table:table-cell>
          <table:table-cell/>
          <table:table-cell table:formula="of:=ONEVALUE33*[.C776]" office:value-type="float" office:value="2.47822265625" calcext:value-type="float">
            <text:p>2.478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70" calcext:value-type="float">
            <text:p>770</text:p>
          </table:table-cell>
          <table:table-cell table:formula="of:=ONEVALUE5*[.C777]" office:value-type="float" office:value="3.76344086021505" calcext:value-type="float">
            <text:p>3.7634</text:p>
          </table:table-cell>
          <table:table-cell/>
          <table:table-cell table:formula="of:=ONEVALUE33*[.C777]" office:value-type="float" office:value="2.4814453125" calcext:value-type="float">
            <text:p>2.481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71" calcext:value-type="float">
            <text:p>771</text:p>
          </table:table-cell>
          <table:table-cell table:formula="of:=ONEVALUE5*[.C778]" office:value-type="float" office:value="3.7683284457478" calcext:value-type="float">
            <text:p>3.7683</text:p>
          </table:table-cell>
          <table:table-cell/>
          <table:table-cell table:formula="of:=ONEVALUE33*[.C778]" office:value-type="float" office:value="2.48466796875" calcext:value-type="float">
            <text:p>2.484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72" calcext:value-type="float">
            <text:p>772</text:p>
          </table:table-cell>
          <table:table-cell table:formula="of:=ONEVALUE5*[.C779]" office:value-type="float" office:value="3.77321603128055" calcext:value-type="float">
            <text:p>3.7732</text:p>
          </table:table-cell>
          <table:table-cell/>
          <table:table-cell table:formula="of:=ONEVALUE33*[.C779]" office:value-type="float" office:value="2.487890625" calcext:value-type="float">
            <text:p>2.487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73" calcext:value-type="float">
            <text:p>773</text:p>
          </table:table-cell>
          <table:table-cell table:formula="of:=ONEVALUE5*[.C780]" office:value-type="float" office:value="3.77810361681329" calcext:value-type="float">
            <text:p>3.7781</text:p>
          </table:table-cell>
          <table:table-cell/>
          <table:table-cell table:formula="of:=ONEVALUE33*[.C780]" office:value-type="float" office:value="2.49111328125" calcext:value-type="float">
            <text:p>2.491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74" calcext:value-type="float">
            <text:p>774</text:p>
          </table:table-cell>
          <table:table-cell table:formula="of:=ONEVALUE5*[.C781]" office:value-type="float" office:value="3.78299120234604" calcext:value-type="float">
            <text:p>3.7830</text:p>
          </table:table-cell>
          <table:table-cell/>
          <table:table-cell table:formula="of:=ONEVALUE33*[.C781]" office:value-type="float" office:value="2.4943359375" calcext:value-type="float">
            <text:p>2.494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75" calcext:value-type="float">
            <text:p>775</text:p>
          </table:table-cell>
          <table:table-cell table:formula="of:=ONEVALUE5*[.C782]" office:value-type="float" office:value="3.78787878787879" calcext:value-type="float">
            <text:p>3.7879</text:p>
          </table:table-cell>
          <table:table-cell/>
          <table:table-cell table:formula="of:=ONEVALUE33*[.C782]" office:value-type="float" office:value="2.49755859375" calcext:value-type="float">
            <text:p>2.497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76" calcext:value-type="float">
            <text:p>776</text:p>
          </table:table-cell>
          <table:table-cell table:formula="of:=ONEVALUE5*[.C783]" office:value-type="float" office:value="3.79276637341153" calcext:value-type="float">
            <text:p>3.7928</text:p>
          </table:table-cell>
          <table:table-cell/>
          <table:table-cell table:formula="of:=ONEVALUE33*[.C783]" office:value-type="float" office:value="2.50078125" calcext:value-type="float">
            <text:p>2.500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77" calcext:value-type="float">
            <text:p>777</text:p>
          </table:table-cell>
          <table:table-cell table:formula="of:=ONEVALUE5*[.C784]" office:value-type="float" office:value="3.79765395894428" calcext:value-type="float">
            <text:p>3.7977</text:p>
          </table:table-cell>
          <table:table-cell/>
          <table:table-cell table:formula="of:=ONEVALUE33*[.C784]" office:value-type="float" office:value="2.50400390625" calcext:value-type="float">
            <text:p>2.504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78" calcext:value-type="float">
            <text:p>778</text:p>
          </table:table-cell>
          <table:table-cell table:formula="of:=ONEVALUE5*[.C785]" office:value-type="float" office:value="3.80254154447703" calcext:value-type="float">
            <text:p>3.8025</text:p>
          </table:table-cell>
          <table:table-cell/>
          <table:table-cell table:formula="of:=ONEVALUE33*[.C785]" office:value-type="float" office:value="2.5072265625" calcext:value-type="float">
            <text:p>2.507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79" calcext:value-type="float">
            <text:p>779</text:p>
          </table:table-cell>
          <table:table-cell table:formula="of:=ONEVALUE5*[.C786]" office:value-type="float" office:value="3.80742913000978" calcext:value-type="float">
            <text:p>3.8074</text:p>
          </table:table-cell>
          <table:table-cell/>
          <table:table-cell table:formula="of:=ONEVALUE33*[.C786]" office:value-type="float" office:value="2.51044921875" calcext:value-type="float">
            <text:p>2.510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80" calcext:value-type="float">
            <text:p>780</text:p>
          </table:table-cell>
          <table:table-cell table:formula="of:=ONEVALUE5*[.C787]" office:value-type="float" office:value="3.81231671554252" calcext:value-type="float">
            <text:p>3.8123</text:p>
          </table:table-cell>
          <table:table-cell/>
          <table:table-cell table:formula="of:=ONEVALUE33*[.C787]" office:value-type="float" office:value="2.513671875" calcext:value-type="float">
            <text:p>2.513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81" calcext:value-type="float">
            <text:p>781</text:p>
          </table:table-cell>
          <table:table-cell table:formula="of:=ONEVALUE5*[.C788]" office:value-type="float" office:value="3.81720430107527" calcext:value-type="float">
            <text:p>3.8172</text:p>
          </table:table-cell>
          <table:table-cell/>
          <table:table-cell table:formula="of:=ONEVALUE33*[.C788]" office:value-type="float" office:value="2.51689453125" calcext:value-type="float">
            <text:p>2.516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82" calcext:value-type="float">
            <text:p>782</text:p>
          </table:table-cell>
          <table:table-cell table:formula="of:=ONEVALUE5*[.C789]" office:value-type="float" office:value="3.82209188660802" calcext:value-type="float">
            <text:p>3.8221</text:p>
          </table:table-cell>
          <table:table-cell/>
          <table:table-cell table:formula="of:=ONEVALUE33*[.C789]" office:value-type="float" office:value="2.5201171875" calcext:value-type="float">
            <text:p>2.52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ONEVALUE5*[.C790]" office:value-type="float" office:value="3.82697947214076" calcext:value-type="float">
            <text:p>3.8270</text:p>
          </table:table-cell>
          <table:table-cell/>
          <table:table-cell table:formula="of:=ONEVALUE33*[.C790]" office:value-type="float" office:value="2.52333984375" calcext:value-type="float">
            <text:p>2.523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84" calcext:value-type="float">
            <text:p>784</text:p>
          </table:table-cell>
          <table:table-cell table:formula="of:=ONEVALUE5*[.C791]" office:value-type="float" office:value="3.83186705767351" calcext:value-type="float">
            <text:p>3.8319</text:p>
          </table:table-cell>
          <table:table-cell/>
          <table:table-cell table:formula="of:=ONEVALUE33*[.C791]" office:value-type="float" office:value="2.5265625" calcext:value-type="float">
            <text:p>2.526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85" calcext:value-type="float">
            <text:p>785</text:p>
          </table:table-cell>
          <table:table-cell table:formula="of:=ONEVALUE5*[.C792]" office:value-type="float" office:value="3.83675464320626" calcext:value-type="float">
            <text:p>3.8368</text:p>
          </table:table-cell>
          <table:table-cell/>
          <table:table-cell table:formula="of:=ONEVALUE33*[.C792]" office:value-type="float" office:value="2.52978515625" calcext:value-type="float">
            <text:p>2.529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86" calcext:value-type="float">
            <text:p>786</text:p>
          </table:table-cell>
          <table:table-cell table:formula="of:=ONEVALUE5*[.C793]" office:value-type="float" office:value="3.841642228739" calcext:value-type="float">
            <text:p>3.8416</text:p>
          </table:table-cell>
          <table:table-cell/>
          <table:table-cell table:formula="of:=ONEVALUE33*[.C793]" office:value-type="float" office:value="2.5330078125" calcext:value-type="float">
            <text:p>2.533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ONEVALUE5*[.C794]" office:value-type="float" office:value="3.84652981427175" calcext:value-type="float">
            <text:p>3.8465</text:p>
          </table:table-cell>
          <table:table-cell/>
          <table:table-cell table:formula="of:=ONEVALUE33*[.C794]" office:value-type="float" office:value="2.53623046875" calcext:value-type="float">
            <text:p>2.536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88" calcext:value-type="float">
            <text:p>788</text:p>
          </table:table-cell>
          <table:table-cell table:formula="of:=ONEVALUE5*[.C795]" office:value-type="float" office:value="3.8514173998045" calcext:value-type="float">
            <text:p>3.8514</text:p>
          </table:table-cell>
          <table:table-cell/>
          <table:table-cell table:formula="of:=ONEVALUE33*[.C795]" office:value-type="float" office:value="2.539453125" calcext:value-type="float">
            <text:p>2.539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89" calcext:value-type="float">
            <text:p>789</text:p>
          </table:table-cell>
          <table:table-cell table:formula="of:=ONEVALUE5*[.C796]" office:value-type="float" office:value="3.85630498533724" calcext:value-type="float">
            <text:p>3.8563</text:p>
          </table:table-cell>
          <table:table-cell/>
          <table:table-cell table:formula="of:=ONEVALUE33*[.C796]" office:value-type="float" office:value="2.54267578125" calcext:value-type="float">
            <text:p>2.542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90" calcext:value-type="float">
            <text:p>790</text:p>
          </table:table-cell>
          <table:table-cell table:formula="of:=ONEVALUE5*[.C797]" office:value-type="float" office:value="3.86119257086999" calcext:value-type="float">
            <text:p>3.8612</text:p>
          </table:table-cell>
          <table:table-cell/>
          <table:table-cell table:formula="of:=ONEVALUE33*[.C797]" office:value-type="float" office:value="2.5458984375" calcext:value-type="float">
            <text:p>2.545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91" calcext:value-type="float">
            <text:p>791</text:p>
          </table:table-cell>
          <table:table-cell table:formula="of:=ONEVALUE5*[.C798]" office:value-type="float" office:value="3.86608015640274" calcext:value-type="float">
            <text:p>3.8661</text:p>
          </table:table-cell>
          <table:table-cell/>
          <table:table-cell table:formula="of:=ONEVALUE33*[.C798]" office:value-type="float" office:value="2.54912109375" calcext:value-type="float">
            <text:p>2.54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92" calcext:value-type="float">
            <text:p>792</text:p>
          </table:table-cell>
          <table:table-cell table:formula="of:=ONEVALUE5*[.C799]" office:value-type="float" office:value="3.87096774193548" calcext:value-type="float">
            <text:p>3.8710</text:p>
          </table:table-cell>
          <table:table-cell/>
          <table:table-cell table:formula="of:=ONEVALUE33*[.C799]" office:value-type="float" office:value="2.55234375" calcext:value-type="float">
            <text:p>2.552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93" calcext:value-type="float">
            <text:p>793</text:p>
          </table:table-cell>
          <table:table-cell table:formula="of:=ONEVALUE5*[.C800]" office:value-type="float" office:value="3.87585532746823" calcext:value-type="float">
            <text:p>3.8759</text:p>
          </table:table-cell>
          <table:table-cell/>
          <table:table-cell table:formula="of:=ONEVALUE33*[.C800]" office:value-type="float" office:value="2.55556640625" calcext:value-type="float">
            <text:p>2.555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94" calcext:value-type="float">
            <text:p>794</text:p>
          </table:table-cell>
          <table:table-cell table:formula="of:=ONEVALUE5*[.C801]" office:value-type="float" office:value="3.88074291300098" calcext:value-type="float">
            <text:p>3.8807</text:p>
          </table:table-cell>
          <table:table-cell/>
          <table:table-cell table:formula="of:=ONEVALUE33*[.C801]" office:value-type="float" office:value="2.5587890625" calcext:value-type="float">
            <text:p>2.558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95" calcext:value-type="float">
            <text:p>795</text:p>
          </table:table-cell>
          <table:table-cell table:formula="of:=ONEVALUE5*[.C802]" office:value-type="float" office:value="3.88563049853372" calcext:value-type="float">
            <text:p>3.8856</text:p>
          </table:table-cell>
          <table:table-cell/>
          <table:table-cell table:formula="of:=ONEVALUE33*[.C802]" office:value-type="float" office:value="2.56201171875" calcext:value-type="float">
            <text:p>2.56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96" calcext:value-type="float">
            <text:p>796</text:p>
          </table:table-cell>
          <table:table-cell table:formula="of:=ONEVALUE5*[.C803]" office:value-type="float" office:value="3.89051808406647" calcext:value-type="float">
            <text:p>3.8905</text:p>
          </table:table-cell>
          <table:table-cell/>
          <table:table-cell table:formula="of:=ONEVALUE33*[.C803]" office:value-type="float" office:value="2.565234375" calcext:value-type="float">
            <text:p>2.565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97" calcext:value-type="float">
            <text:p>797</text:p>
          </table:table-cell>
          <table:table-cell table:formula="of:=ONEVALUE5*[.C804]" office:value-type="float" office:value="3.89540566959922" calcext:value-type="float">
            <text:p>3.8954</text:p>
          </table:table-cell>
          <table:table-cell/>
          <table:table-cell table:formula="of:=ONEVALUE33*[.C804]" office:value-type="float" office:value="2.56845703125" calcext:value-type="float">
            <text:p>2.568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98" calcext:value-type="float">
            <text:p>798</text:p>
          </table:table-cell>
          <table:table-cell table:formula="of:=ONEVALUE5*[.C805]" office:value-type="float" office:value="3.90029325513196" calcext:value-type="float">
            <text:p>3.9003</text:p>
          </table:table-cell>
          <table:table-cell/>
          <table:table-cell table:formula="of:=ONEVALUE33*[.C805]" office:value-type="float" office:value="2.5716796875" calcext:value-type="float">
            <text:p>2.571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99" calcext:value-type="float">
            <text:p>799</text:p>
          </table:table-cell>
          <table:table-cell table:formula="of:=ONEVALUE5*[.C806]" office:value-type="float" office:value="3.90518084066471" calcext:value-type="float">
            <text:p>3.9052</text:p>
          </table:table-cell>
          <table:table-cell/>
          <table:table-cell table:formula="of:=ONEVALUE33*[.C806]" office:value-type="float" office:value="2.57490234375" calcext:value-type="float">
            <text:p>2.574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table:formula="of:=ONEVALUE5*[.C807]" office:value-type="float" office:value="3.91006842619746" calcext:value-type="float">
            <text:p>3.9101</text:p>
          </table:table-cell>
          <table:table-cell/>
          <table:table-cell table:formula="of:=ONEVALUE33*[.C807]" office:value-type="float" office:value="2.578125" calcext:value-type="float">
            <text:p>2.578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01" calcext:value-type="float">
            <text:p>801</text:p>
          </table:table-cell>
          <table:table-cell table:formula="of:=ONEVALUE5*[.C808]" office:value-type="float" office:value="3.91495601173021" calcext:value-type="float">
            <text:p>3.9150</text:p>
          </table:table-cell>
          <table:table-cell/>
          <table:table-cell table:formula="of:=ONEVALUE33*[.C808]" office:value-type="float" office:value="2.58134765625" calcext:value-type="float">
            <text:p>2.581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02" calcext:value-type="float">
            <text:p>802</text:p>
          </table:table-cell>
          <table:table-cell table:formula="of:=ONEVALUE5*[.C809]" office:value-type="float" office:value="3.91984359726295" calcext:value-type="float">
            <text:p>3.9198</text:p>
          </table:table-cell>
          <table:table-cell/>
          <table:table-cell table:formula="of:=ONEVALUE33*[.C809]" office:value-type="float" office:value="2.5845703125" calcext:value-type="float">
            <text:p>2.584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03" calcext:value-type="float">
            <text:p>803</text:p>
          </table:table-cell>
          <table:table-cell table:formula="of:=ONEVALUE5*[.C810]" office:value-type="float" office:value="3.9247311827957" calcext:value-type="float">
            <text:p>3.9247</text:p>
          </table:table-cell>
          <table:table-cell/>
          <table:table-cell table:formula="of:=ONEVALUE33*[.C810]" office:value-type="float" office:value="2.58779296875" calcext:value-type="float">
            <text:p>2.587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04" calcext:value-type="float">
            <text:p>804</text:p>
          </table:table-cell>
          <table:table-cell table:formula="of:=ONEVALUE5*[.C811]" office:value-type="float" office:value="3.92961876832845" calcext:value-type="float">
            <text:p>3.9296</text:p>
          </table:table-cell>
          <table:table-cell/>
          <table:table-cell table:formula="of:=ONEVALUE33*[.C811]" office:value-type="float" office:value="2.591015625" calcext:value-type="float">
            <text:p>2.591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05" calcext:value-type="float">
            <text:p>805</text:p>
          </table:table-cell>
          <table:table-cell table:formula="of:=ONEVALUE5*[.C812]" office:value-type="float" office:value="3.93450635386119" calcext:value-type="float">
            <text:p>3.9345</text:p>
          </table:table-cell>
          <table:table-cell/>
          <table:table-cell table:formula="of:=ONEVALUE33*[.C812]" office:value-type="float" office:value="2.59423828125" calcext:value-type="float">
            <text:p>2.594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06" calcext:value-type="float">
            <text:p>806</text:p>
          </table:table-cell>
          <table:table-cell table:formula="of:=ONEVALUE5*[.C813]" office:value-type="float" office:value="3.93939393939394" calcext:value-type="float">
            <text:p>3.9394</text:p>
          </table:table-cell>
          <table:table-cell/>
          <table:table-cell table:formula="of:=ONEVALUE33*[.C813]" office:value-type="float" office:value="2.5974609375" calcext:value-type="float">
            <text:p>2.597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07" calcext:value-type="float">
            <text:p>807</text:p>
          </table:table-cell>
          <table:table-cell table:formula="of:=ONEVALUE5*[.C814]" office:value-type="float" office:value="3.94428152492669" calcext:value-type="float">
            <text:p>3.9443</text:p>
          </table:table-cell>
          <table:table-cell/>
          <table:table-cell table:formula="of:=ONEVALUE33*[.C814]" office:value-type="float" office:value="2.60068359375" calcext:value-type="float">
            <text:p>2.600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08" calcext:value-type="float">
            <text:p>808</text:p>
          </table:table-cell>
          <table:table-cell table:formula="of:=ONEVALUE5*[.C815]" office:value-type="float" office:value="3.94916911045943" calcext:value-type="float">
            <text:p>3.9492</text:p>
          </table:table-cell>
          <table:table-cell/>
          <table:table-cell table:formula="of:=ONEVALUE33*[.C815]" office:value-type="float" office:value="2.60390625" calcext:value-type="float">
            <text:p>2.603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09" calcext:value-type="float">
            <text:p>809</text:p>
          </table:table-cell>
          <table:table-cell table:formula="of:=ONEVALUE5*[.C816]" office:value-type="float" office:value="3.95405669599218" calcext:value-type="float">
            <text:p>3.9541</text:p>
          </table:table-cell>
          <table:table-cell/>
          <table:table-cell table:formula="of:=ONEVALUE33*[.C816]" office:value-type="float" office:value="2.60712890625" calcext:value-type="float">
            <text:p>2.607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10" calcext:value-type="float">
            <text:p>810</text:p>
          </table:table-cell>
          <table:table-cell table:formula="of:=ONEVALUE5*[.C817]" office:value-type="float" office:value="3.95894428152493" calcext:value-type="float">
            <text:p>3.9589</text:p>
          </table:table-cell>
          <table:table-cell/>
          <table:table-cell table:formula="of:=ONEVALUE33*[.C817]" office:value-type="float" office:value="2.6103515625" calcext:value-type="float">
            <text:p>2.610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11" calcext:value-type="float">
            <text:p>811</text:p>
          </table:table-cell>
          <table:table-cell table:formula="of:=ONEVALUE5*[.C818]" office:value-type="float" office:value="3.96383186705767" calcext:value-type="float">
            <text:p>3.9638</text:p>
          </table:table-cell>
          <table:table-cell/>
          <table:table-cell table:formula="of:=ONEVALUE33*[.C818]" office:value-type="float" office:value="2.61357421875" calcext:value-type="float">
            <text:p>2.613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12" calcext:value-type="float">
            <text:p>812</text:p>
          </table:table-cell>
          <table:table-cell table:formula="of:=ONEVALUE5*[.C819]" office:value-type="float" office:value="3.96871945259042" calcext:value-type="float">
            <text:p>3.9687</text:p>
          </table:table-cell>
          <table:table-cell/>
          <table:table-cell table:formula="of:=ONEVALUE33*[.C819]" office:value-type="float" office:value="2.616796875" calcext:value-type="float">
            <text:p>2.616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13" calcext:value-type="float">
            <text:p>813</text:p>
          </table:table-cell>
          <table:table-cell table:formula="of:=ONEVALUE5*[.C820]" office:value-type="float" office:value="3.97360703812317" calcext:value-type="float">
            <text:p>3.9736</text:p>
          </table:table-cell>
          <table:table-cell/>
          <table:table-cell table:formula="of:=ONEVALUE33*[.C820]" office:value-type="float" office:value="2.62001953125" calcext:value-type="float">
            <text:p>2.620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14" calcext:value-type="float">
            <text:p>814</text:p>
          </table:table-cell>
          <table:table-cell table:formula="of:=ONEVALUE5*[.C821]" office:value-type="float" office:value="3.97849462365591" calcext:value-type="float">
            <text:p>3.9785</text:p>
          </table:table-cell>
          <table:table-cell/>
          <table:table-cell table:formula="of:=ONEVALUE33*[.C821]" office:value-type="float" office:value="2.6232421875" calcext:value-type="float">
            <text:p>2.623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15" calcext:value-type="float">
            <text:p>815</text:p>
          </table:table-cell>
          <table:table-cell table:formula="of:=ONEVALUE5*[.C822]" office:value-type="float" office:value="3.98338220918866" calcext:value-type="float">
            <text:p>3.9834</text:p>
          </table:table-cell>
          <table:table-cell/>
          <table:table-cell table:formula="of:=ONEVALUE33*[.C822]" office:value-type="float" office:value="2.62646484375" calcext:value-type="float">
            <text:p>2.626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16" calcext:value-type="float">
            <text:p>816</text:p>
          </table:table-cell>
          <table:table-cell table:formula="of:=ONEVALUE5*[.C823]" office:value-type="float" office:value="3.98826979472141" calcext:value-type="float">
            <text:p>3.9883</text:p>
          </table:table-cell>
          <table:table-cell/>
          <table:table-cell table:formula="of:=ONEVALUE33*[.C823]" office:value-type="float" office:value="2.6296875" calcext:value-type="float">
            <text:p>2.629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17" calcext:value-type="float">
            <text:p>817</text:p>
          </table:table-cell>
          <table:table-cell table:formula="of:=ONEVALUE5*[.C824]" office:value-type="float" office:value="3.99315738025415" calcext:value-type="float">
            <text:p>3.9932</text:p>
          </table:table-cell>
          <table:table-cell/>
          <table:table-cell table:formula="of:=ONEVALUE33*[.C824]" office:value-type="float" office:value="2.63291015625" calcext:value-type="float">
            <text:p>2.632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18" calcext:value-type="float">
            <text:p>818</text:p>
          </table:table-cell>
          <table:table-cell table:formula="of:=ONEVALUE5*[.C825]" office:value-type="float" office:value="3.9980449657869" calcext:value-type="float">
            <text:p>3.9980</text:p>
          </table:table-cell>
          <table:table-cell/>
          <table:table-cell table:formula="of:=ONEVALUE33*[.C825]" office:value-type="float" office:value="2.6361328125" calcext:value-type="float">
            <text:p>2.636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19" calcext:value-type="float">
            <text:p>819</text:p>
          </table:table-cell>
          <table:table-cell table:formula="of:=ONEVALUE5*[.C826]" office:value-type="float" office:value="4.00293255131965" calcext:value-type="float">
            <text:p>4.0029</text:p>
          </table:table-cell>
          <table:table-cell/>
          <table:table-cell table:formula="of:=ONEVALUE33*[.C826]" office:value-type="float" office:value="2.63935546875" calcext:value-type="float">
            <text:p>2.639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20" calcext:value-type="float">
            <text:p>820</text:p>
          </table:table-cell>
          <table:table-cell table:formula="of:=ONEVALUE5*[.C827]" office:value-type="float" office:value="4.0078201368524" calcext:value-type="float">
            <text:p>4.0078</text:p>
          </table:table-cell>
          <table:table-cell/>
          <table:table-cell table:formula="of:=ONEVALUE33*[.C827]" office:value-type="float" office:value="2.642578125" calcext:value-type="float">
            <text:p>2.64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21" calcext:value-type="float">
            <text:p>821</text:p>
          </table:table-cell>
          <table:table-cell table:formula="of:=ONEVALUE5*[.C828]" office:value-type="float" office:value="4.01270772238514" calcext:value-type="float">
            <text:p>4.0127</text:p>
          </table:table-cell>
          <table:table-cell/>
          <table:table-cell table:formula="of:=ONEVALUE33*[.C828]" office:value-type="float" office:value="2.64580078125" calcext:value-type="float">
            <text:p>2.645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22" calcext:value-type="float">
            <text:p>822</text:p>
          </table:table-cell>
          <table:table-cell table:formula="of:=ONEVALUE5*[.C829]" office:value-type="float" office:value="4.01759530791789" calcext:value-type="float">
            <text:p>4.0176</text:p>
          </table:table-cell>
          <table:table-cell/>
          <table:table-cell table:formula="of:=ONEVALUE33*[.C829]" office:value-type="float" office:value="2.6490234375" calcext:value-type="float">
            <text:p>2.649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23" calcext:value-type="float">
            <text:p>823</text:p>
          </table:table-cell>
          <table:table-cell table:formula="of:=ONEVALUE5*[.C830]" office:value-type="float" office:value="4.02248289345064" calcext:value-type="float">
            <text:p>4.0225</text:p>
          </table:table-cell>
          <table:table-cell/>
          <table:table-cell table:formula="of:=ONEVALUE33*[.C830]" office:value-type="float" office:value="2.65224609375" calcext:value-type="float">
            <text:p>2.652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24" calcext:value-type="float">
            <text:p>824</text:p>
          </table:table-cell>
          <table:table-cell table:formula="of:=ONEVALUE5*[.C831]" office:value-type="float" office:value="4.02737047898338" calcext:value-type="float">
            <text:p>4.0274</text:p>
          </table:table-cell>
          <table:table-cell/>
          <table:table-cell table:formula="of:=ONEVALUE33*[.C831]" office:value-type="float" office:value="2.65546875" calcext:value-type="float">
            <text:p>2.655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formula="of:=ONEVALUE5*[.C832]" office:value-type="float" office:value="4.03225806451613" calcext:value-type="float">
            <text:p>4.0323</text:p>
          </table:table-cell>
          <table:table-cell/>
          <table:table-cell table:formula="of:=ONEVALUE33*[.C832]" office:value-type="float" office:value="2.65869140625" calcext:value-type="float">
            <text:p>2.658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formula="of:=ONEVALUE5*[.C833]" office:value-type="float" office:value="4.03714565004888" calcext:value-type="float">
            <text:p>4.0371</text:p>
          </table:table-cell>
          <table:table-cell/>
          <table:table-cell table:formula="of:=ONEVALUE33*[.C833]" office:value-type="float" office:value="2.6619140625" calcext:value-type="float">
            <text:p>2.661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formula="of:=ONEVALUE5*[.C834]" office:value-type="float" office:value="4.04203323558162" calcext:value-type="float">
            <text:p>4.0420</text:p>
          </table:table-cell>
          <table:table-cell/>
          <table:table-cell table:formula="of:=ONEVALUE33*[.C834]" office:value-type="float" office:value="2.66513671875" calcext:value-type="float">
            <text:p>2.665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table:formula="of:=ONEVALUE5*[.C835]" office:value-type="float" office:value="4.04692082111437" calcext:value-type="float">
            <text:p>4.0469</text:p>
          </table:table-cell>
          <table:table-cell/>
          <table:table-cell table:formula="of:=ONEVALUE33*[.C835]" office:value-type="float" office:value="2.668359375" calcext:value-type="float">
            <text:p>2.66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29" calcext:value-type="float">
            <text:p>829</text:p>
          </table:table-cell>
          <table:table-cell table:formula="of:=ONEVALUE5*[.C836]" office:value-type="float" office:value="4.05180840664712" calcext:value-type="float">
            <text:p>4.0518</text:p>
          </table:table-cell>
          <table:table-cell/>
          <table:table-cell table:formula="of:=ONEVALUE33*[.C836]" office:value-type="float" office:value="2.67158203125" calcext:value-type="float">
            <text:p>2.671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 table:formula="of:=ONEVALUE5*[.C837]" office:value-type="float" office:value="4.05669599217986" calcext:value-type="float">
            <text:p>4.0567</text:p>
          </table:table-cell>
          <table:table-cell/>
          <table:table-cell table:formula="of:=ONEVALUE33*[.C837]" office:value-type="float" office:value="2.6748046875" calcext:value-type="float">
            <text:p>2.674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31" calcext:value-type="float">
            <text:p>831</text:p>
          </table:table-cell>
          <table:table-cell table:formula="of:=ONEVALUE5*[.C838]" office:value-type="float" office:value="4.06158357771261" calcext:value-type="float">
            <text:p>4.0616</text:p>
          </table:table-cell>
          <table:table-cell/>
          <table:table-cell table:formula="of:=ONEVALUE33*[.C838]" office:value-type="float" office:value="2.67802734375" calcext:value-type="float">
            <text:p>2.678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formula="of:=ONEVALUE5*[.C839]" office:value-type="float" office:value="4.06647116324536" calcext:value-type="float">
            <text:p>4.0665</text:p>
          </table:table-cell>
          <table:table-cell/>
          <table:table-cell table:formula="of:=ONEVALUE33*[.C839]" office:value-type="float" office:value="2.68125" calcext:value-type="float">
            <text:p>2.681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formula="of:=ONEVALUE5*[.C840]" office:value-type="float" office:value="4.0713587487781" calcext:value-type="float">
            <text:p>4.0714</text:p>
          </table:table-cell>
          <table:table-cell/>
          <table:table-cell table:formula="of:=ONEVALUE33*[.C840]" office:value-type="float" office:value="2.68447265625" calcext:value-type="float">
            <text:p>2.684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34" calcext:value-type="float">
            <text:p>834</text:p>
          </table:table-cell>
          <table:table-cell table:formula="of:=ONEVALUE5*[.C841]" office:value-type="float" office:value="4.07624633431085" calcext:value-type="float">
            <text:p>4.0762</text:p>
          </table:table-cell>
          <table:table-cell/>
          <table:table-cell table:formula="of:=ONEVALUE33*[.C841]" office:value-type="float" office:value="2.6876953125" calcext:value-type="float">
            <text:p>2.687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35" calcext:value-type="float">
            <text:p>835</text:p>
          </table:table-cell>
          <table:table-cell table:formula="of:=ONEVALUE5*[.C842]" office:value-type="float" office:value="4.0811339198436" calcext:value-type="float">
            <text:p>4.0811</text:p>
          </table:table-cell>
          <table:table-cell/>
          <table:table-cell table:formula="of:=ONEVALUE33*[.C842]" office:value-type="float" office:value="2.69091796875" calcext:value-type="float">
            <text:p>2.690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36" calcext:value-type="float">
            <text:p>836</text:p>
          </table:table-cell>
          <table:table-cell table:formula="of:=ONEVALUE5*[.C843]" office:value-type="float" office:value="4.08602150537634" calcext:value-type="float">
            <text:p>4.0860</text:p>
          </table:table-cell>
          <table:table-cell/>
          <table:table-cell table:formula="of:=ONEVALUE33*[.C843]" office:value-type="float" office:value="2.694140625" calcext:value-type="float">
            <text:p>2.694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37" calcext:value-type="float">
            <text:p>837</text:p>
          </table:table-cell>
          <table:table-cell table:formula="of:=ONEVALUE5*[.C844]" office:value-type="float" office:value="4.09090909090909" calcext:value-type="float">
            <text:p>4.0909</text:p>
          </table:table-cell>
          <table:table-cell/>
          <table:table-cell table:formula="of:=ONEVALUE33*[.C844]" office:value-type="float" office:value="2.69736328125" calcext:value-type="float">
            <text:p>2.697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38" calcext:value-type="float">
            <text:p>838</text:p>
          </table:table-cell>
          <table:table-cell table:formula="of:=ONEVALUE5*[.C845]" office:value-type="float" office:value="4.09579667644184" calcext:value-type="float">
            <text:p>4.0958</text:p>
          </table:table-cell>
          <table:table-cell/>
          <table:table-cell table:formula="of:=ONEVALUE33*[.C845]" office:value-type="float" office:value="2.7005859375" calcext:value-type="float">
            <text:p>2.70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39" calcext:value-type="float">
            <text:p>839</text:p>
          </table:table-cell>
          <table:table-cell table:formula="of:=ONEVALUE5*[.C846]" office:value-type="float" office:value="4.10068426197458" calcext:value-type="float">
            <text:p>4.1007</text:p>
          </table:table-cell>
          <table:table-cell/>
          <table:table-cell table:formula="of:=ONEVALUE33*[.C846]" office:value-type="float" office:value="2.70380859375" calcext:value-type="float">
            <text:p>2.703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40" calcext:value-type="float">
            <text:p>840</text:p>
          </table:table-cell>
          <table:table-cell table:formula="of:=ONEVALUE5*[.C847]" office:value-type="float" office:value="4.10557184750733" calcext:value-type="float">
            <text:p>4.1056</text:p>
          </table:table-cell>
          <table:table-cell/>
          <table:table-cell table:formula="of:=ONEVALUE33*[.C847]" office:value-type="float" office:value="2.70703125" calcext:value-type="float">
            <text:p>2.707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41" calcext:value-type="float">
            <text:p>841</text:p>
          </table:table-cell>
          <table:table-cell table:formula="of:=ONEVALUE5*[.C848]" office:value-type="float" office:value="4.11045943304008" calcext:value-type="float">
            <text:p>4.1105</text:p>
          </table:table-cell>
          <table:table-cell/>
          <table:table-cell table:formula="of:=ONEVALUE33*[.C848]" office:value-type="float" office:value="2.71025390625" calcext:value-type="float">
            <text:p>2.71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42" calcext:value-type="float">
            <text:p>842</text:p>
          </table:table-cell>
          <table:table-cell table:formula="of:=ONEVALUE5*[.C849]" office:value-type="float" office:value="4.11534701857283" calcext:value-type="float">
            <text:p>4.1153</text:p>
          </table:table-cell>
          <table:table-cell/>
          <table:table-cell table:formula="of:=ONEVALUE33*[.C849]" office:value-type="float" office:value="2.7134765625" calcext:value-type="float">
            <text:p>2.713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43" calcext:value-type="float">
            <text:p>843</text:p>
          </table:table-cell>
          <table:table-cell table:formula="of:=ONEVALUE5*[.C850]" office:value-type="float" office:value="4.12023460410557" calcext:value-type="float">
            <text:p>4.1202</text:p>
          </table:table-cell>
          <table:table-cell/>
          <table:table-cell table:formula="of:=ONEVALUE33*[.C850]" office:value-type="float" office:value="2.71669921875" calcext:value-type="float">
            <text:p>2.716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44" calcext:value-type="float">
            <text:p>844</text:p>
          </table:table-cell>
          <table:table-cell table:formula="of:=ONEVALUE5*[.C851]" office:value-type="float" office:value="4.12512218963832" calcext:value-type="float">
            <text:p>4.1251</text:p>
          </table:table-cell>
          <table:table-cell/>
          <table:table-cell table:formula="of:=ONEVALUE33*[.C851]" office:value-type="float" office:value="2.719921875" calcext:value-type="float">
            <text:p>2.719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45" calcext:value-type="float">
            <text:p>845</text:p>
          </table:table-cell>
          <table:table-cell table:formula="of:=ONEVALUE5*[.C852]" office:value-type="float" office:value="4.13000977517107" calcext:value-type="float">
            <text:p>4.1300</text:p>
          </table:table-cell>
          <table:table-cell/>
          <table:table-cell table:formula="of:=ONEVALUE33*[.C852]" office:value-type="float" office:value="2.72314453125" calcext:value-type="float">
            <text:p>2.723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46" calcext:value-type="float">
            <text:p>846</text:p>
          </table:table-cell>
          <table:table-cell table:formula="of:=ONEVALUE5*[.C853]" office:value-type="float" office:value="4.13489736070381" calcext:value-type="float">
            <text:p>4.1349</text:p>
          </table:table-cell>
          <table:table-cell/>
          <table:table-cell table:formula="of:=ONEVALUE33*[.C853]" office:value-type="float" office:value="2.7263671875" calcext:value-type="float">
            <text:p>2.726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47" calcext:value-type="float">
            <text:p>847</text:p>
          </table:table-cell>
          <table:table-cell table:formula="of:=ONEVALUE5*[.C854]" office:value-type="float" office:value="4.13978494623656" calcext:value-type="float">
            <text:p>4.1398</text:p>
          </table:table-cell>
          <table:table-cell/>
          <table:table-cell table:formula="of:=ONEVALUE33*[.C854]" office:value-type="float" office:value="2.72958984375" calcext:value-type="float">
            <text:p>2.729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48" calcext:value-type="float">
            <text:p>848</text:p>
          </table:table-cell>
          <table:table-cell table:formula="of:=ONEVALUE5*[.C855]" office:value-type="float" office:value="4.14467253176931" calcext:value-type="float">
            <text:p>4.1447</text:p>
          </table:table-cell>
          <table:table-cell/>
          <table:table-cell table:formula="of:=ONEVALUE33*[.C855]" office:value-type="float" office:value="2.7328125" calcext:value-type="float">
            <text:p>2.73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49" calcext:value-type="float">
            <text:p>849</text:p>
          </table:table-cell>
          <table:table-cell table:formula="of:=ONEVALUE5*[.C856]" office:value-type="float" office:value="4.14956011730205" calcext:value-type="float">
            <text:p>4.1496</text:p>
          </table:table-cell>
          <table:table-cell/>
          <table:table-cell table:formula="of:=ONEVALUE33*[.C856]" office:value-type="float" office:value="2.73603515625" calcext:value-type="float">
            <text:p>2.736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50" calcext:value-type="float">
            <text:p>850</text:p>
          </table:table-cell>
          <table:table-cell table:formula="of:=ONEVALUE5*[.C857]" office:value-type="float" office:value="4.1544477028348" calcext:value-type="float">
            <text:p>4.1544</text:p>
          </table:table-cell>
          <table:table-cell/>
          <table:table-cell table:formula="of:=ONEVALUE33*[.C857]" office:value-type="float" office:value="2.7392578125" calcext:value-type="float">
            <text:p>2.739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51" calcext:value-type="float">
            <text:p>851</text:p>
          </table:table-cell>
          <table:table-cell table:formula="of:=ONEVALUE5*[.C858]" office:value-type="float" office:value="4.15933528836755" calcext:value-type="float">
            <text:p>4.1593</text:p>
          </table:table-cell>
          <table:table-cell/>
          <table:table-cell table:formula="of:=ONEVALUE33*[.C858]" office:value-type="float" office:value="2.74248046875" calcext:value-type="float">
            <text:p>2.742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52" calcext:value-type="float">
            <text:p>852</text:p>
          </table:table-cell>
          <table:table-cell table:formula="of:=ONEVALUE5*[.C859]" office:value-type="float" office:value="4.16422287390029" calcext:value-type="float">
            <text:p>4.1642</text:p>
          </table:table-cell>
          <table:table-cell/>
          <table:table-cell table:formula="of:=ONEVALUE33*[.C859]" office:value-type="float" office:value="2.745703125" calcext:value-type="float">
            <text:p>2.745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53" calcext:value-type="float">
            <text:p>853</text:p>
          </table:table-cell>
          <table:table-cell table:formula="of:=ONEVALUE5*[.C860]" office:value-type="float" office:value="4.16911045943304" calcext:value-type="float">
            <text:p>4.1691</text:p>
          </table:table-cell>
          <table:table-cell/>
          <table:table-cell table:formula="of:=ONEVALUE33*[.C860]" office:value-type="float" office:value="2.74892578125" calcext:value-type="float">
            <text:p>2.748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54" calcext:value-type="float">
            <text:p>854</text:p>
          </table:table-cell>
          <table:table-cell table:formula="of:=ONEVALUE5*[.C861]" office:value-type="float" office:value="4.17399804496579" calcext:value-type="float">
            <text:p>4.1740</text:p>
          </table:table-cell>
          <table:table-cell/>
          <table:table-cell table:formula="of:=ONEVALUE33*[.C861]" office:value-type="float" office:value="2.7521484375" calcext:value-type="float">
            <text:p>2.752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55" calcext:value-type="float">
            <text:p>855</text:p>
          </table:table-cell>
          <table:table-cell table:formula="of:=ONEVALUE5*[.C862]" office:value-type="float" office:value="4.17888563049853" calcext:value-type="float">
            <text:p>4.1789</text:p>
          </table:table-cell>
          <table:table-cell/>
          <table:table-cell table:formula="of:=ONEVALUE33*[.C862]" office:value-type="float" office:value="2.75537109375" calcext:value-type="float">
            <text:p>2.755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56" calcext:value-type="float">
            <text:p>856</text:p>
          </table:table-cell>
          <table:table-cell table:formula="of:=ONEVALUE5*[.C863]" office:value-type="float" office:value="4.18377321603128" calcext:value-type="float">
            <text:p>4.1838</text:p>
          </table:table-cell>
          <table:table-cell/>
          <table:table-cell table:formula="of:=ONEVALUE33*[.C863]" office:value-type="float" office:value="2.75859375" calcext:value-type="float">
            <text:p>2.758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57" calcext:value-type="float">
            <text:p>857</text:p>
          </table:table-cell>
          <table:table-cell table:formula="of:=ONEVALUE5*[.C864]" office:value-type="float" office:value="4.18866080156403" calcext:value-type="float">
            <text:p>4.1887</text:p>
          </table:table-cell>
          <table:table-cell/>
          <table:table-cell table:formula="of:=ONEVALUE33*[.C864]" office:value-type="float" office:value="2.76181640625" calcext:value-type="float">
            <text:p>2.761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58" calcext:value-type="float">
            <text:p>858</text:p>
          </table:table-cell>
          <table:table-cell table:formula="of:=ONEVALUE5*[.C865]" office:value-type="float" office:value="4.19354838709677" calcext:value-type="float">
            <text:p>4.1935</text:p>
          </table:table-cell>
          <table:table-cell/>
          <table:table-cell table:formula="of:=ONEVALUE33*[.C865]" office:value-type="float" office:value="2.7650390625" calcext:value-type="float">
            <text:p>2.765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59" calcext:value-type="float">
            <text:p>859</text:p>
          </table:table-cell>
          <table:table-cell table:formula="of:=ONEVALUE5*[.C866]" office:value-type="float" office:value="4.19843597262952" calcext:value-type="float">
            <text:p>4.1984</text:p>
          </table:table-cell>
          <table:table-cell/>
          <table:table-cell table:formula="of:=ONEVALUE33*[.C866]" office:value-type="float" office:value="2.76826171875" calcext:value-type="float">
            <text:p>2.768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60" calcext:value-type="float">
            <text:p>860</text:p>
          </table:table-cell>
          <table:table-cell table:formula="of:=ONEVALUE5*[.C867]" office:value-type="float" office:value="4.20332355816227" calcext:value-type="float">
            <text:p>4.2033</text:p>
          </table:table-cell>
          <table:table-cell/>
          <table:table-cell table:formula="of:=ONEVALUE33*[.C867]" office:value-type="float" office:value="2.771484375" calcext:value-type="float">
            <text:p>2.771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61" calcext:value-type="float">
            <text:p>861</text:p>
          </table:table-cell>
          <table:table-cell table:formula="of:=ONEVALUE5*[.C868]" office:value-type="float" office:value="4.20821114369501" calcext:value-type="float">
            <text:p>4.2082</text:p>
          </table:table-cell>
          <table:table-cell/>
          <table:table-cell table:formula="of:=ONEVALUE33*[.C868]" office:value-type="float" office:value="2.77470703125" calcext:value-type="float">
            <text:p>2.774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62" calcext:value-type="float">
            <text:p>862</text:p>
          </table:table-cell>
          <table:table-cell table:formula="of:=ONEVALUE5*[.C869]" office:value-type="float" office:value="4.21309872922776" calcext:value-type="float">
            <text:p>4.2131</text:p>
          </table:table-cell>
          <table:table-cell/>
          <table:table-cell table:formula="of:=ONEVALUE33*[.C869]" office:value-type="float" office:value="2.7779296875" calcext:value-type="float">
            <text:p>2.777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63" calcext:value-type="float">
            <text:p>863</text:p>
          </table:table-cell>
          <table:table-cell table:formula="of:=ONEVALUE5*[.C870]" office:value-type="float" office:value="4.21798631476051" calcext:value-type="float">
            <text:p>4.2180</text:p>
          </table:table-cell>
          <table:table-cell/>
          <table:table-cell table:formula="of:=ONEVALUE33*[.C870]" office:value-type="float" office:value="2.78115234375" calcext:value-type="float">
            <text:p>2.781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64" calcext:value-type="float">
            <text:p>864</text:p>
          </table:table-cell>
          <table:table-cell table:formula="of:=ONEVALUE5*[.C871]" office:value-type="float" office:value="4.22287390029326" calcext:value-type="float">
            <text:p>4.2229</text:p>
          </table:table-cell>
          <table:table-cell/>
          <table:table-cell table:formula="of:=ONEVALUE33*[.C871]" office:value-type="float" office:value="2.784375" calcext:value-type="float">
            <text:p>2.784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65" calcext:value-type="float">
            <text:p>865</text:p>
          </table:table-cell>
          <table:table-cell table:formula="of:=ONEVALUE5*[.C872]" office:value-type="float" office:value="4.227761485826" calcext:value-type="float">
            <text:p>4.2278</text:p>
          </table:table-cell>
          <table:table-cell/>
          <table:table-cell table:formula="of:=ONEVALUE33*[.C872]" office:value-type="float" office:value="2.78759765625" calcext:value-type="float">
            <text:p>2.787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66" calcext:value-type="float">
            <text:p>866</text:p>
          </table:table-cell>
          <table:table-cell table:formula="of:=ONEVALUE5*[.C873]" office:value-type="float" office:value="4.23264907135875" calcext:value-type="float">
            <text:p>4.2326</text:p>
          </table:table-cell>
          <table:table-cell/>
          <table:table-cell table:formula="of:=ONEVALUE33*[.C873]" office:value-type="float" office:value="2.7908203125" calcext:value-type="float">
            <text:p>2.790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67" calcext:value-type="float">
            <text:p>867</text:p>
          </table:table-cell>
          <table:table-cell table:formula="of:=ONEVALUE5*[.C874]" office:value-type="float" office:value="4.2375366568915" calcext:value-type="float">
            <text:p>4.2375</text:p>
          </table:table-cell>
          <table:table-cell/>
          <table:table-cell table:formula="of:=ONEVALUE33*[.C874]" office:value-type="float" office:value="2.79404296875" calcext:value-type="float">
            <text:p>2.794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68" calcext:value-type="float">
            <text:p>868</text:p>
          </table:table-cell>
          <table:table-cell table:formula="of:=ONEVALUE5*[.C875]" office:value-type="float" office:value="4.24242424242424" calcext:value-type="float">
            <text:p>4.2424</text:p>
          </table:table-cell>
          <table:table-cell/>
          <table:table-cell table:formula="of:=ONEVALUE33*[.C875]" office:value-type="float" office:value="2.797265625" calcext:value-type="float">
            <text:p>2.797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69" calcext:value-type="float">
            <text:p>869</text:p>
          </table:table-cell>
          <table:table-cell table:formula="of:=ONEVALUE5*[.C876]" office:value-type="float" office:value="4.24731182795699" calcext:value-type="float">
            <text:p>4.2473</text:p>
          </table:table-cell>
          <table:table-cell/>
          <table:table-cell table:formula="of:=ONEVALUE33*[.C876]" office:value-type="float" office:value="2.80048828125" calcext:value-type="float">
            <text:p>2.800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70" calcext:value-type="float">
            <text:p>870</text:p>
          </table:table-cell>
          <table:table-cell table:formula="of:=ONEVALUE5*[.C877]" office:value-type="float" office:value="4.25219941348974" calcext:value-type="float">
            <text:p>4.2522</text:p>
          </table:table-cell>
          <table:table-cell/>
          <table:table-cell table:formula="of:=ONEVALUE33*[.C877]" office:value-type="float" office:value="2.8037109375" calcext:value-type="float">
            <text:p>2.803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71" calcext:value-type="float">
            <text:p>871</text:p>
          </table:table-cell>
          <table:table-cell table:formula="of:=ONEVALUE5*[.C878]" office:value-type="float" office:value="4.25708699902248" calcext:value-type="float">
            <text:p>4.2571</text:p>
          </table:table-cell>
          <table:table-cell/>
          <table:table-cell table:formula="of:=ONEVALUE33*[.C878]" office:value-type="float" office:value="2.80693359375" calcext:value-type="float">
            <text:p>2.806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72" calcext:value-type="float">
            <text:p>872</text:p>
          </table:table-cell>
          <table:table-cell table:formula="of:=ONEVALUE5*[.C879]" office:value-type="float" office:value="4.26197458455523" calcext:value-type="float">
            <text:p>4.2620</text:p>
          </table:table-cell>
          <table:table-cell/>
          <table:table-cell table:formula="of:=ONEVALUE33*[.C879]" office:value-type="float" office:value="2.81015625" calcext:value-type="float">
            <text:p>2.81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73" calcext:value-type="float">
            <text:p>873</text:p>
          </table:table-cell>
          <table:table-cell table:formula="of:=ONEVALUE5*[.C880]" office:value-type="float" office:value="4.26686217008798" calcext:value-type="float">
            <text:p>4.2669</text:p>
          </table:table-cell>
          <table:table-cell/>
          <table:table-cell table:formula="of:=ONEVALUE33*[.C880]" office:value-type="float" office:value="2.81337890625" calcext:value-type="float">
            <text:p>2.813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74" calcext:value-type="float">
            <text:p>874</text:p>
          </table:table-cell>
          <table:table-cell table:formula="of:=ONEVALUE5*[.C881]" office:value-type="float" office:value="4.27174975562072" calcext:value-type="float">
            <text:p>4.2717</text:p>
          </table:table-cell>
          <table:table-cell/>
          <table:table-cell table:formula="of:=ONEVALUE33*[.C881]" office:value-type="float" office:value="2.8166015625" calcext:value-type="float">
            <text:p>2.816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75" calcext:value-type="float">
            <text:p>875</text:p>
          </table:table-cell>
          <table:table-cell table:formula="of:=ONEVALUE5*[.C882]" office:value-type="float" office:value="4.27663734115347" calcext:value-type="float">
            <text:p>4.2766</text:p>
          </table:table-cell>
          <table:table-cell/>
          <table:table-cell table:formula="of:=ONEVALUE33*[.C882]" office:value-type="float" office:value="2.81982421875" calcext:value-type="float">
            <text:p>2.819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76" calcext:value-type="float">
            <text:p>876</text:p>
          </table:table-cell>
          <table:table-cell table:formula="of:=ONEVALUE5*[.C883]" office:value-type="float" office:value="4.28152492668622" calcext:value-type="float">
            <text:p>4.2815</text:p>
          </table:table-cell>
          <table:table-cell/>
          <table:table-cell table:formula="of:=ONEVALUE33*[.C883]" office:value-type="float" office:value="2.823046875" calcext:value-type="float">
            <text:p>2.823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77" calcext:value-type="float">
            <text:p>877</text:p>
          </table:table-cell>
          <table:table-cell table:formula="of:=ONEVALUE5*[.C884]" office:value-type="float" office:value="4.28641251221896" calcext:value-type="float">
            <text:p>4.2864</text:p>
          </table:table-cell>
          <table:table-cell/>
          <table:table-cell table:formula="of:=ONEVALUE33*[.C884]" office:value-type="float" office:value="2.82626953125" calcext:value-type="float">
            <text:p>2.826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78" calcext:value-type="float">
            <text:p>878</text:p>
          </table:table-cell>
          <table:table-cell table:formula="of:=ONEVALUE5*[.C885]" office:value-type="float" office:value="4.29130009775171" calcext:value-type="float">
            <text:p>4.2913</text:p>
          </table:table-cell>
          <table:table-cell/>
          <table:table-cell table:formula="of:=ONEVALUE33*[.C885]" office:value-type="float" office:value="2.8294921875" calcext:value-type="float">
            <text:p>2.829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79" calcext:value-type="float">
            <text:p>879</text:p>
          </table:table-cell>
          <table:table-cell table:formula="of:=ONEVALUE5*[.C886]" office:value-type="float" office:value="4.29618768328446" calcext:value-type="float">
            <text:p>4.2962</text:p>
          </table:table-cell>
          <table:table-cell/>
          <table:table-cell table:formula="of:=ONEVALUE33*[.C886]" office:value-type="float" office:value="2.83271484375" calcext:value-type="float">
            <text:p>2.832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80" calcext:value-type="float">
            <text:p>880</text:p>
          </table:table-cell>
          <table:table-cell table:formula="of:=ONEVALUE5*[.C887]" office:value-type="float" office:value="4.3010752688172" calcext:value-type="float">
            <text:p>4.3011</text:p>
          </table:table-cell>
          <table:table-cell/>
          <table:table-cell table:formula="of:=ONEVALUE33*[.C887]" office:value-type="float" office:value="2.8359375" calcext:value-type="float">
            <text:p>2.835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81" calcext:value-type="float">
            <text:p>881</text:p>
          </table:table-cell>
          <table:table-cell table:formula="of:=ONEVALUE5*[.C888]" office:value-type="float" office:value="4.30596285434995" calcext:value-type="float">
            <text:p>4.3060</text:p>
          </table:table-cell>
          <table:table-cell/>
          <table:table-cell table:formula="of:=ONEVALUE33*[.C888]" office:value-type="float" office:value="2.83916015625" calcext:value-type="float">
            <text:p>2.839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82" calcext:value-type="float">
            <text:p>882</text:p>
          </table:table-cell>
          <table:table-cell table:formula="of:=ONEVALUE5*[.C889]" office:value-type="float" office:value="4.3108504398827" calcext:value-type="float">
            <text:p>4.3109</text:p>
          </table:table-cell>
          <table:table-cell/>
          <table:table-cell table:formula="of:=ONEVALUE33*[.C889]" office:value-type="float" office:value="2.8423828125" calcext:value-type="float">
            <text:p>2.842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83" calcext:value-type="float">
            <text:p>883</text:p>
          </table:table-cell>
          <table:table-cell table:formula="of:=ONEVALUE5*[.C890]" office:value-type="float" office:value="4.31573802541544" calcext:value-type="float">
            <text:p>4.3157</text:p>
          </table:table-cell>
          <table:table-cell/>
          <table:table-cell table:formula="of:=ONEVALUE33*[.C890]" office:value-type="float" office:value="2.84560546875" calcext:value-type="float">
            <text:p>2.845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84" calcext:value-type="float">
            <text:p>884</text:p>
          </table:table-cell>
          <table:table-cell table:formula="of:=ONEVALUE5*[.C891]" office:value-type="float" office:value="4.32062561094819" calcext:value-type="float">
            <text:p>4.3206</text:p>
          </table:table-cell>
          <table:table-cell/>
          <table:table-cell table:formula="of:=ONEVALUE33*[.C891]" office:value-type="float" office:value="2.848828125" calcext:value-type="float">
            <text:p>2.848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85" calcext:value-type="float">
            <text:p>885</text:p>
          </table:table-cell>
          <table:table-cell table:formula="of:=ONEVALUE5*[.C892]" office:value-type="float" office:value="4.32551319648094" calcext:value-type="float">
            <text:p>4.3255</text:p>
          </table:table-cell>
          <table:table-cell/>
          <table:table-cell table:formula="of:=ONEVALUE33*[.C892]" office:value-type="float" office:value="2.85205078125" calcext:value-type="float">
            <text:p>2.852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86" calcext:value-type="float">
            <text:p>886</text:p>
          </table:table-cell>
          <table:table-cell table:formula="of:=ONEVALUE5*[.C893]" office:value-type="float" office:value="4.33040078201369" calcext:value-type="float">
            <text:p>4.3304</text:p>
          </table:table-cell>
          <table:table-cell/>
          <table:table-cell table:formula="of:=ONEVALUE33*[.C893]" office:value-type="float" office:value="2.8552734375" calcext:value-type="float">
            <text:p>2.855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87" calcext:value-type="float">
            <text:p>887</text:p>
          </table:table-cell>
          <table:table-cell table:formula="of:=ONEVALUE5*[.C894]" office:value-type="float" office:value="4.33528836754643" calcext:value-type="float">
            <text:p>4.3353</text:p>
          </table:table-cell>
          <table:table-cell/>
          <table:table-cell table:formula="of:=ONEVALUE33*[.C894]" office:value-type="float" office:value="2.85849609375" calcext:value-type="float">
            <text:p>2.858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88" calcext:value-type="float">
            <text:p>888</text:p>
          </table:table-cell>
          <table:table-cell table:formula="of:=ONEVALUE5*[.C895]" office:value-type="float" office:value="4.34017595307918" calcext:value-type="float">
            <text:p>4.3402</text:p>
          </table:table-cell>
          <table:table-cell/>
          <table:table-cell table:formula="of:=ONEVALUE33*[.C895]" office:value-type="float" office:value="2.86171875" calcext:value-type="float">
            <text:p>2.861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89" calcext:value-type="float">
            <text:p>889</text:p>
          </table:table-cell>
          <table:table-cell table:formula="of:=ONEVALUE5*[.C896]" office:value-type="float" office:value="4.34506353861193" calcext:value-type="float">
            <text:p>4.3451</text:p>
          </table:table-cell>
          <table:table-cell/>
          <table:table-cell table:formula="of:=ONEVALUE33*[.C896]" office:value-type="float" office:value="2.86494140625" calcext:value-type="float">
            <text:p>2.864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90" calcext:value-type="float">
            <text:p>890</text:p>
          </table:table-cell>
          <table:table-cell table:formula="of:=ONEVALUE5*[.C897]" office:value-type="float" office:value="4.34995112414467" calcext:value-type="float">
            <text:p>4.3500</text:p>
          </table:table-cell>
          <table:table-cell/>
          <table:table-cell table:formula="of:=ONEVALUE33*[.C897]" office:value-type="float" office:value="2.8681640625" calcext:value-type="float">
            <text:p>2.868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91" calcext:value-type="float">
            <text:p>891</text:p>
          </table:table-cell>
          <table:table-cell table:formula="of:=ONEVALUE5*[.C898]" office:value-type="float" office:value="4.35483870967742" calcext:value-type="float">
            <text:p>4.3548</text:p>
          </table:table-cell>
          <table:table-cell/>
          <table:table-cell table:formula="of:=ONEVALUE33*[.C898]" office:value-type="float" office:value="2.87138671875" calcext:value-type="float">
            <text:p>2.871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formula="of:=ONEVALUE5*[.C899]" office:value-type="float" office:value="4.35972629521017" calcext:value-type="float">
            <text:p>4.3597</text:p>
          </table:table-cell>
          <table:table-cell/>
          <table:table-cell table:formula="of:=ONEVALUE33*[.C899]" office:value-type="float" office:value="2.874609375" calcext:value-type="float">
            <text:p>2.874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table:formula="of:=ONEVALUE5*[.C900]" office:value-type="float" office:value="4.36461388074291" calcext:value-type="float">
            <text:p>4.3646</text:p>
          </table:table-cell>
          <table:table-cell/>
          <table:table-cell table:formula="of:=ONEVALUE33*[.C900]" office:value-type="float" office:value="2.87783203125" calcext:value-type="float">
            <text:p>2.877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94" calcext:value-type="float">
            <text:p>894</text:p>
          </table:table-cell>
          <table:table-cell table:formula="of:=ONEVALUE5*[.C901]" office:value-type="float" office:value="4.36950146627566" calcext:value-type="float">
            <text:p>4.3695</text:p>
          </table:table-cell>
          <table:table-cell/>
          <table:table-cell table:formula="of:=ONEVALUE33*[.C901]" office:value-type="float" office:value="2.8810546875" calcext:value-type="float">
            <text:p>2.881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95" calcext:value-type="float">
            <text:p>895</text:p>
          </table:table-cell>
          <table:table-cell table:formula="of:=ONEVALUE5*[.C902]" office:value-type="float" office:value="4.37438905180841" calcext:value-type="float">
            <text:p>4.3744</text:p>
          </table:table-cell>
          <table:table-cell/>
          <table:table-cell table:formula="of:=ONEVALUE33*[.C902]" office:value-type="float" office:value="2.88427734375" calcext:value-type="float">
            <text:p>2.884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96" calcext:value-type="float">
            <text:p>896</text:p>
          </table:table-cell>
          <table:table-cell table:formula="of:=ONEVALUE5*[.C903]" office:value-type="float" office:value="4.37927663734115" calcext:value-type="float">
            <text:p>4.3793</text:p>
          </table:table-cell>
          <table:table-cell/>
          <table:table-cell table:formula="of:=ONEVALUE33*[.C903]" office:value-type="float" office:value="2.8875" calcext:value-type="float">
            <text:p>2.887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97" calcext:value-type="float">
            <text:p>897</text:p>
          </table:table-cell>
          <table:table-cell table:formula="of:=ONEVALUE5*[.C904]" office:value-type="float" office:value="4.3841642228739" calcext:value-type="float">
            <text:p>4.3842</text:p>
          </table:table-cell>
          <table:table-cell/>
          <table:table-cell table:formula="of:=ONEVALUE33*[.C904]" office:value-type="float" office:value="2.89072265625" calcext:value-type="float">
            <text:p>2.890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98" calcext:value-type="float">
            <text:p>898</text:p>
          </table:table-cell>
          <table:table-cell table:formula="of:=ONEVALUE5*[.C905]" office:value-type="float" office:value="4.38905180840665" calcext:value-type="float">
            <text:p>4.3891</text:p>
          </table:table-cell>
          <table:table-cell/>
          <table:table-cell table:formula="of:=ONEVALUE33*[.C905]" office:value-type="float" office:value="2.8939453125" calcext:value-type="float">
            <text:p>2.893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99" calcext:value-type="float">
            <text:p>899</text:p>
          </table:table-cell>
          <table:table-cell table:formula="of:=ONEVALUE5*[.C906]" office:value-type="float" office:value="4.39393939393939" calcext:value-type="float">
            <text:p>4.3939</text:p>
          </table:table-cell>
          <table:table-cell/>
          <table:table-cell table:formula="of:=ONEVALUE33*[.C906]" office:value-type="float" office:value="2.89716796875" calcext:value-type="float">
            <text:p>2.897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table:formula="of:=ONEVALUE5*[.C907]" office:value-type="float" office:value="4.39882697947214" calcext:value-type="float">
            <text:p>4.3988</text:p>
          </table:table-cell>
          <table:table-cell/>
          <table:table-cell table:formula="of:=ONEVALUE33*[.C907]" office:value-type="float" office:value="2.900390625" calcext:value-type="float">
            <text:p>2.900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01" calcext:value-type="float">
            <text:p>901</text:p>
          </table:table-cell>
          <table:table-cell table:formula="of:=ONEVALUE5*[.C908]" office:value-type="float" office:value="4.40371456500489" calcext:value-type="float">
            <text:p>4.4037</text:p>
          </table:table-cell>
          <table:table-cell/>
          <table:table-cell table:formula="of:=ONEVALUE33*[.C908]" office:value-type="float" office:value="2.90361328125" calcext:value-type="float">
            <text:p>2.903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02" calcext:value-type="float">
            <text:p>902</text:p>
          </table:table-cell>
          <table:table-cell table:formula="of:=ONEVALUE5*[.C909]" office:value-type="float" office:value="4.40860215053763" calcext:value-type="float">
            <text:p>4.4086</text:p>
          </table:table-cell>
          <table:table-cell/>
          <table:table-cell table:formula="of:=ONEVALUE33*[.C909]" office:value-type="float" office:value="2.9068359375" calcext:value-type="float">
            <text:p>2.906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03" calcext:value-type="float">
            <text:p>903</text:p>
          </table:table-cell>
          <table:table-cell table:formula="of:=ONEVALUE5*[.C910]" office:value-type="float" office:value="4.41348973607038" calcext:value-type="float">
            <text:p>4.4135</text:p>
          </table:table-cell>
          <table:table-cell/>
          <table:table-cell table:formula="of:=ONEVALUE33*[.C910]" office:value-type="float" office:value="2.91005859375" calcext:value-type="float">
            <text:p>2.91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04" calcext:value-type="float">
            <text:p>904</text:p>
          </table:table-cell>
          <table:table-cell table:formula="of:=ONEVALUE5*[.C911]" office:value-type="float" office:value="4.41837732160313" calcext:value-type="float">
            <text:p>4.4184</text:p>
          </table:table-cell>
          <table:table-cell/>
          <table:table-cell table:formula="of:=ONEVALUE33*[.C911]" office:value-type="float" office:value="2.91328125" calcext:value-type="float">
            <text:p>2.913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05" calcext:value-type="float">
            <text:p>905</text:p>
          </table:table-cell>
          <table:table-cell table:formula="of:=ONEVALUE5*[.C912]" office:value-type="float" office:value="4.42326490713587" calcext:value-type="float">
            <text:p>4.4233</text:p>
          </table:table-cell>
          <table:table-cell/>
          <table:table-cell table:formula="of:=ONEVALUE33*[.C912]" office:value-type="float" office:value="2.91650390625" calcext:value-type="float">
            <text:p>2.916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06" calcext:value-type="float">
            <text:p>906</text:p>
          </table:table-cell>
          <table:table-cell table:formula="of:=ONEVALUE5*[.C913]" office:value-type="float" office:value="4.42815249266862" calcext:value-type="float">
            <text:p>4.4282</text:p>
          </table:table-cell>
          <table:table-cell/>
          <table:table-cell table:formula="of:=ONEVALUE33*[.C913]" office:value-type="float" office:value="2.9197265625" calcext:value-type="float">
            <text:p>2.919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07" calcext:value-type="float">
            <text:p>907</text:p>
          </table:table-cell>
          <table:table-cell table:formula="of:=ONEVALUE5*[.C914]" office:value-type="float" office:value="4.43304007820137" calcext:value-type="float">
            <text:p>4.4330</text:p>
          </table:table-cell>
          <table:table-cell/>
          <table:table-cell table:formula="of:=ONEVALUE33*[.C914]" office:value-type="float" office:value="2.92294921875" calcext:value-type="float">
            <text:p>2.922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08" calcext:value-type="float">
            <text:p>908</text:p>
          </table:table-cell>
          <table:table-cell table:formula="of:=ONEVALUE5*[.C915]" office:value-type="float" office:value="4.43792766373412" calcext:value-type="float">
            <text:p>4.4379</text:p>
          </table:table-cell>
          <table:table-cell/>
          <table:table-cell table:formula="of:=ONEVALUE33*[.C915]" office:value-type="float" office:value="2.926171875" calcext:value-type="float">
            <text:p>2.926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09" calcext:value-type="float">
            <text:p>909</text:p>
          </table:table-cell>
          <table:table-cell table:formula="of:=ONEVALUE5*[.C916]" office:value-type="float" office:value="4.44281524926686" calcext:value-type="float">
            <text:p>4.4428</text:p>
          </table:table-cell>
          <table:table-cell/>
          <table:table-cell table:formula="of:=ONEVALUE33*[.C916]" office:value-type="float" office:value="2.92939453125" calcext:value-type="float">
            <text:p>2.929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10" calcext:value-type="float">
            <text:p>910</text:p>
          </table:table-cell>
          <table:table-cell table:formula="of:=ONEVALUE5*[.C917]" office:value-type="float" office:value="4.44770283479961" calcext:value-type="float">
            <text:p>4.4477</text:p>
          </table:table-cell>
          <table:table-cell/>
          <table:table-cell table:formula="of:=ONEVALUE33*[.C917]" office:value-type="float" office:value="2.9326171875" calcext:value-type="float">
            <text:p>2.93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11" calcext:value-type="float">
            <text:p>911</text:p>
          </table:table-cell>
          <table:table-cell table:formula="of:=ONEVALUE5*[.C918]" office:value-type="float" office:value="4.45259042033236" calcext:value-type="float">
            <text:p>4.4526</text:p>
          </table:table-cell>
          <table:table-cell/>
          <table:table-cell table:formula="of:=ONEVALUE33*[.C918]" office:value-type="float" office:value="2.93583984375" calcext:value-type="float">
            <text:p>2.935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12" calcext:value-type="float">
            <text:p>912</text:p>
          </table:table-cell>
          <table:table-cell table:formula="of:=ONEVALUE5*[.C919]" office:value-type="float" office:value="4.4574780058651" calcext:value-type="float">
            <text:p>4.4575</text:p>
          </table:table-cell>
          <table:table-cell/>
          <table:table-cell table:formula="of:=ONEVALUE33*[.C919]" office:value-type="float" office:value="2.9390625" calcext:value-type="float">
            <text:p>2.93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13" calcext:value-type="float">
            <text:p>913</text:p>
          </table:table-cell>
          <table:table-cell table:formula="of:=ONEVALUE5*[.C920]" office:value-type="float" office:value="4.46236559139785" calcext:value-type="float">
            <text:p>4.4624</text:p>
          </table:table-cell>
          <table:table-cell/>
          <table:table-cell table:formula="of:=ONEVALUE33*[.C920]" office:value-type="float" office:value="2.94228515625" calcext:value-type="float">
            <text:p>2.942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14" calcext:value-type="float">
            <text:p>914</text:p>
          </table:table-cell>
          <table:table-cell table:formula="of:=ONEVALUE5*[.C921]" office:value-type="float" office:value="4.4672531769306" calcext:value-type="float">
            <text:p>4.4673</text:p>
          </table:table-cell>
          <table:table-cell/>
          <table:table-cell table:formula="of:=ONEVALUE33*[.C921]" office:value-type="float" office:value="2.9455078125" calcext:value-type="float">
            <text:p>2.945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15" calcext:value-type="float">
            <text:p>915</text:p>
          </table:table-cell>
          <table:table-cell table:formula="of:=ONEVALUE5*[.C922]" office:value-type="float" office:value="4.47214076246334" calcext:value-type="float">
            <text:p>4.4721</text:p>
          </table:table-cell>
          <table:table-cell/>
          <table:table-cell table:formula="of:=ONEVALUE33*[.C922]" office:value-type="float" office:value="2.94873046875" calcext:value-type="float">
            <text:p>2.948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16" calcext:value-type="float">
            <text:p>916</text:p>
          </table:table-cell>
          <table:table-cell table:formula="of:=ONEVALUE5*[.C923]" office:value-type="float" office:value="4.47702834799609" calcext:value-type="float">
            <text:p>4.4770</text:p>
          </table:table-cell>
          <table:table-cell/>
          <table:table-cell table:formula="of:=ONEVALUE33*[.C923]" office:value-type="float" office:value="2.951953125" calcext:value-type="float">
            <text:p>2.95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17" calcext:value-type="float">
            <text:p>917</text:p>
          </table:table-cell>
          <table:table-cell table:formula="of:=ONEVALUE5*[.C924]" office:value-type="float" office:value="4.48191593352884" calcext:value-type="float">
            <text:p>4.4819</text:p>
          </table:table-cell>
          <table:table-cell/>
          <table:table-cell table:formula="of:=ONEVALUE33*[.C924]" office:value-type="float" office:value="2.95517578125" calcext:value-type="float">
            <text:p>2.955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18" calcext:value-type="float">
            <text:p>918</text:p>
          </table:table-cell>
          <table:table-cell table:formula="of:=ONEVALUE5*[.C925]" office:value-type="float" office:value="4.48680351906158" calcext:value-type="float">
            <text:p>4.4868</text:p>
          </table:table-cell>
          <table:table-cell/>
          <table:table-cell table:formula="of:=ONEVALUE33*[.C925]" office:value-type="float" office:value="2.9583984375" calcext:value-type="float">
            <text:p>2.95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19" calcext:value-type="float">
            <text:p>919</text:p>
          </table:table-cell>
          <table:table-cell table:formula="of:=ONEVALUE5*[.C926]" office:value-type="float" office:value="4.49169110459433" calcext:value-type="float">
            <text:p>4.4917</text:p>
          </table:table-cell>
          <table:table-cell/>
          <table:table-cell table:formula="of:=ONEVALUE33*[.C926]" office:value-type="float" office:value="2.96162109375" calcext:value-type="float">
            <text:p>2.961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20" calcext:value-type="float">
            <text:p>920</text:p>
          </table:table-cell>
          <table:table-cell table:formula="of:=ONEVALUE5*[.C927]" office:value-type="float" office:value="4.49657869012708" calcext:value-type="float">
            <text:p>4.4966</text:p>
          </table:table-cell>
          <table:table-cell/>
          <table:table-cell table:formula="of:=ONEVALUE33*[.C927]" office:value-type="float" office:value="2.96484375" calcext:value-type="float">
            <text:p>2.964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21" calcext:value-type="float">
            <text:p>921</text:p>
          </table:table-cell>
          <table:table-cell table:formula="of:=ONEVALUE5*[.C928]" office:value-type="float" office:value="4.50146627565982" calcext:value-type="float">
            <text:p>4.5015</text:p>
          </table:table-cell>
          <table:table-cell/>
          <table:table-cell table:formula="of:=ONEVALUE33*[.C928]" office:value-type="float" office:value="2.96806640625" calcext:value-type="float">
            <text:p>2.968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22" calcext:value-type="float">
            <text:p>922</text:p>
          </table:table-cell>
          <table:table-cell table:formula="of:=ONEVALUE5*[.C929]" office:value-type="float" office:value="4.50635386119257" calcext:value-type="float">
            <text:p>4.5064</text:p>
          </table:table-cell>
          <table:table-cell/>
          <table:table-cell table:formula="of:=ONEVALUE33*[.C929]" office:value-type="float" office:value="2.9712890625" calcext:value-type="float">
            <text:p>2.971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23" calcext:value-type="float">
            <text:p>923</text:p>
          </table:table-cell>
          <table:table-cell table:formula="of:=ONEVALUE5*[.C930]" office:value-type="float" office:value="4.51124144672532" calcext:value-type="float">
            <text:p>4.5112</text:p>
          </table:table-cell>
          <table:table-cell/>
          <table:table-cell table:formula="of:=ONEVALUE33*[.C930]" office:value-type="float" office:value="2.97451171875" calcext:value-type="float">
            <text:p>2.974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24" calcext:value-type="float">
            <text:p>924</text:p>
          </table:table-cell>
          <table:table-cell table:formula="of:=ONEVALUE5*[.C931]" office:value-type="float" office:value="4.51612903225807" calcext:value-type="float">
            <text:p>4.5161</text:p>
          </table:table-cell>
          <table:table-cell/>
          <table:table-cell table:formula="of:=ONEVALUE33*[.C931]" office:value-type="float" office:value="2.977734375" calcext:value-type="float">
            <text:p>2.977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25" calcext:value-type="float">
            <text:p>925</text:p>
          </table:table-cell>
          <table:table-cell table:formula="of:=ONEVALUE5*[.C932]" office:value-type="float" office:value="4.52101661779081" calcext:value-type="float">
            <text:p>4.5210</text:p>
          </table:table-cell>
          <table:table-cell/>
          <table:table-cell table:formula="of:=ONEVALUE33*[.C932]" office:value-type="float" office:value="2.98095703125" calcext:value-type="float">
            <text:p>2.981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26" calcext:value-type="float">
            <text:p>926</text:p>
          </table:table-cell>
          <table:table-cell table:formula="of:=ONEVALUE5*[.C933]" office:value-type="float" office:value="4.52590420332356" calcext:value-type="float">
            <text:p>4.5259</text:p>
          </table:table-cell>
          <table:table-cell/>
          <table:table-cell table:formula="of:=ONEVALUE33*[.C933]" office:value-type="float" office:value="2.9841796875" calcext:value-type="float">
            <text:p>2.984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27" calcext:value-type="float">
            <text:p>927</text:p>
          </table:table-cell>
          <table:table-cell table:formula="of:=ONEVALUE5*[.C934]" office:value-type="float" office:value="4.53079178885631" calcext:value-type="float">
            <text:p>4.5308</text:p>
          </table:table-cell>
          <table:table-cell/>
          <table:table-cell table:formula="of:=ONEVALUE33*[.C934]" office:value-type="float" office:value="2.98740234375" calcext:value-type="float">
            <text:p>2.987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28" calcext:value-type="float">
            <text:p>928</text:p>
          </table:table-cell>
          <table:table-cell table:formula="of:=ONEVALUE5*[.C935]" office:value-type="float" office:value="4.53567937438905" calcext:value-type="float">
            <text:p>4.5357</text:p>
          </table:table-cell>
          <table:table-cell/>
          <table:table-cell table:formula="of:=ONEVALUE33*[.C935]" office:value-type="float" office:value="2.990625" calcext:value-type="float">
            <text:p>2.99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29" calcext:value-type="float">
            <text:p>929</text:p>
          </table:table-cell>
          <table:table-cell table:formula="of:=ONEVALUE5*[.C936]" office:value-type="float" office:value="4.5405669599218" calcext:value-type="float">
            <text:p>4.5406</text:p>
          </table:table-cell>
          <table:table-cell/>
          <table:table-cell table:formula="of:=ONEVALUE33*[.C936]" office:value-type="float" office:value="2.99384765625" calcext:value-type="float">
            <text:p>2.993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30" calcext:value-type="float">
            <text:p>930</text:p>
          </table:table-cell>
          <table:table-cell table:formula="of:=ONEVALUE5*[.C937]" office:value-type="float" office:value="4.54545454545455" calcext:value-type="float">
            <text:p>4.5455</text:p>
          </table:table-cell>
          <table:table-cell/>
          <table:table-cell table:formula="of:=ONEVALUE33*[.C937]" office:value-type="float" office:value="2.9970703125" calcext:value-type="float">
            <text:p>2.997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31" calcext:value-type="float">
            <text:p>931</text:p>
          </table:table-cell>
          <table:table-cell table:formula="of:=ONEVALUE5*[.C938]" office:value-type="float" office:value="4.55034213098729" calcext:value-type="float">
            <text:p>4.5503</text:p>
          </table:table-cell>
          <table:table-cell/>
          <table:table-cell table:formula="of:=ONEVALUE33*[.C938]" office:value-type="float" office:value="3.00029296875" calcext:value-type="float">
            <text:p>3.00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32" calcext:value-type="float">
            <text:p>932</text:p>
          </table:table-cell>
          <table:table-cell table:formula="of:=ONEVALUE5*[.C939]" office:value-type="float" office:value="4.55522971652004" calcext:value-type="float">
            <text:p>4.5552</text:p>
          </table:table-cell>
          <table:table-cell/>
          <table:table-cell table:formula="of:=ONEVALUE33*[.C939]" office:value-type="float" office:value="3.003515625" calcext:value-type="float">
            <text:p>3.003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33" calcext:value-type="float">
            <text:p>933</text:p>
          </table:table-cell>
          <table:table-cell table:formula="of:=ONEVALUE5*[.C940]" office:value-type="float" office:value="4.56011730205279" calcext:value-type="float">
            <text:p>4.5601</text:p>
          </table:table-cell>
          <table:table-cell/>
          <table:table-cell table:formula="of:=ONEVALUE33*[.C940]" office:value-type="float" office:value="3.00673828125" calcext:value-type="float">
            <text:p>3.006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34" calcext:value-type="float">
            <text:p>934</text:p>
          </table:table-cell>
          <table:table-cell table:formula="of:=ONEVALUE5*[.C941]" office:value-type="float" office:value="4.56500488758553" calcext:value-type="float">
            <text:p>4.5650</text:p>
          </table:table-cell>
          <table:table-cell/>
          <table:table-cell table:formula="of:=ONEVALUE33*[.C941]" office:value-type="float" office:value="3.0099609375" calcext:value-type="float">
            <text:p>3.010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35" calcext:value-type="float">
            <text:p>935</text:p>
          </table:table-cell>
          <table:table-cell table:formula="of:=ONEVALUE5*[.C942]" office:value-type="float" office:value="4.56989247311828" calcext:value-type="float">
            <text:p>4.5699</text:p>
          </table:table-cell>
          <table:table-cell/>
          <table:table-cell table:formula="of:=ONEVALUE33*[.C942]" office:value-type="float" office:value="3.01318359375" calcext:value-type="float">
            <text:p>3.013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36" calcext:value-type="float">
            <text:p>936</text:p>
          </table:table-cell>
          <table:table-cell table:formula="of:=ONEVALUE5*[.C943]" office:value-type="float" office:value="4.57478005865103" calcext:value-type="float">
            <text:p>4.5748</text:p>
          </table:table-cell>
          <table:table-cell/>
          <table:table-cell table:formula="of:=ONEVALUE33*[.C943]" office:value-type="float" office:value="3.01640625" calcext:value-type="float">
            <text:p>3.016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37" calcext:value-type="float">
            <text:p>937</text:p>
          </table:table-cell>
          <table:table-cell table:formula="of:=ONEVALUE5*[.C944]" office:value-type="float" office:value="4.57966764418377" calcext:value-type="float">
            <text:p>4.5797</text:p>
          </table:table-cell>
          <table:table-cell/>
          <table:table-cell table:formula="of:=ONEVALUE33*[.C944]" office:value-type="float" office:value="3.01962890625" calcext:value-type="float">
            <text:p>3.019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38" calcext:value-type="float">
            <text:p>938</text:p>
          </table:table-cell>
          <table:table-cell table:formula="of:=ONEVALUE5*[.C945]" office:value-type="float" office:value="4.58455522971652" calcext:value-type="float">
            <text:p>4.5846</text:p>
          </table:table-cell>
          <table:table-cell/>
          <table:table-cell table:formula="of:=ONEVALUE33*[.C945]" office:value-type="float" office:value="3.0228515625" calcext:value-type="float">
            <text:p>3.022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39" calcext:value-type="float">
            <text:p>939</text:p>
          </table:table-cell>
          <table:table-cell table:formula="of:=ONEVALUE5*[.C946]" office:value-type="float" office:value="4.58944281524927" calcext:value-type="float">
            <text:p>4.5894</text:p>
          </table:table-cell>
          <table:table-cell/>
          <table:table-cell table:formula="of:=ONEVALUE33*[.C946]" office:value-type="float" office:value="3.02607421875" calcext:value-type="float">
            <text:p>3.026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40" calcext:value-type="float">
            <text:p>940</text:p>
          </table:table-cell>
          <table:table-cell table:formula="of:=ONEVALUE5*[.C947]" office:value-type="float" office:value="4.59433040078201" calcext:value-type="float">
            <text:p>4.5943</text:p>
          </table:table-cell>
          <table:table-cell/>
          <table:table-cell table:formula="of:=ONEVALUE33*[.C947]" office:value-type="float" office:value="3.029296875" calcext:value-type="float">
            <text:p>3.029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41" calcext:value-type="float">
            <text:p>941</text:p>
          </table:table-cell>
          <table:table-cell table:formula="of:=ONEVALUE5*[.C948]" office:value-type="float" office:value="4.59921798631476" calcext:value-type="float">
            <text:p>4.5992</text:p>
          </table:table-cell>
          <table:table-cell/>
          <table:table-cell table:formula="of:=ONEVALUE33*[.C948]" office:value-type="float" office:value="3.03251953125" calcext:value-type="float">
            <text:p>3.032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42" calcext:value-type="float">
            <text:p>942</text:p>
          </table:table-cell>
          <table:table-cell table:formula="of:=ONEVALUE5*[.C949]" office:value-type="float" office:value="4.60410557184751" calcext:value-type="float">
            <text:p>4.6041</text:p>
          </table:table-cell>
          <table:table-cell/>
          <table:table-cell table:formula="of:=ONEVALUE33*[.C949]" office:value-type="float" office:value="3.0357421875" calcext:value-type="float">
            <text:p>3.035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43" calcext:value-type="float">
            <text:p>943</text:p>
          </table:table-cell>
          <table:table-cell table:formula="of:=ONEVALUE5*[.C950]" office:value-type="float" office:value="4.60899315738025" calcext:value-type="float">
            <text:p>4.6090</text:p>
          </table:table-cell>
          <table:table-cell/>
          <table:table-cell table:formula="of:=ONEVALUE33*[.C950]" office:value-type="float" office:value="3.03896484375" calcext:value-type="float">
            <text:p>3.039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44" calcext:value-type="float">
            <text:p>944</text:p>
          </table:table-cell>
          <table:table-cell table:formula="of:=ONEVALUE5*[.C951]" office:value-type="float" office:value="4.613880742913" calcext:value-type="float">
            <text:p>4.6139</text:p>
          </table:table-cell>
          <table:table-cell/>
          <table:table-cell table:formula="of:=ONEVALUE33*[.C951]" office:value-type="float" office:value="3.0421875" calcext:value-type="float">
            <text:p>3.042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45" calcext:value-type="float">
            <text:p>945</text:p>
          </table:table-cell>
          <table:table-cell table:formula="of:=ONEVALUE5*[.C952]" office:value-type="float" office:value="4.61876832844575" calcext:value-type="float">
            <text:p>4.6188</text:p>
          </table:table-cell>
          <table:table-cell/>
          <table:table-cell table:formula="of:=ONEVALUE33*[.C952]" office:value-type="float" office:value="3.04541015625" calcext:value-type="float">
            <text:p>3.045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46" calcext:value-type="float">
            <text:p>946</text:p>
          </table:table-cell>
          <table:table-cell table:formula="of:=ONEVALUE5*[.C953]" office:value-type="float" office:value="4.6236559139785" calcext:value-type="float">
            <text:p>4.6237</text:p>
          </table:table-cell>
          <table:table-cell/>
          <table:table-cell table:formula="of:=ONEVALUE33*[.C953]" office:value-type="float" office:value="3.0486328125" calcext:value-type="float">
            <text:p>3.048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47" calcext:value-type="float">
            <text:p>947</text:p>
          </table:table-cell>
          <table:table-cell table:formula="of:=ONEVALUE5*[.C954]" office:value-type="float" office:value="4.62854349951124" calcext:value-type="float">
            <text:p>4.6285</text:p>
          </table:table-cell>
          <table:table-cell/>
          <table:table-cell table:formula="of:=ONEVALUE33*[.C954]" office:value-type="float" office:value="3.05185546875" calcext:value-type="float">
            <text:p>3.051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48" calcext:value-type="float">
            <text:p>948</text:p>
          </table:table-cell>
          <table:table-cell table:formula="of:=ONEVALUE5*[.C955]" office:value-type="float" office:value="4.63343108504399" calcext:value-type="float">
            <text:p>4.6334</text:p>
          </table:table-cell>
          <table:table-cell/>
          <table:table-cell table:formula="of:=ONEVALUE33*[.C955]" office:value-type="float" office:value="3.055078125" calcext:value-type="float">
            <text:p>3.055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49" calcext:value-type="float">
            <text:p>949</text:p>
          </table:table-cell>
          <table:table-cell table:formula="of:=ONEVALUE5*[.C956]" office:value-type="float" office:value="4.63831867057674" calcext:value-type="float">
            <text:p>4.6383</text:p>
          </table:table-cell>
          <table:table-cell/>
          <table:table-cell table:formula="of:=ONEVALUE33*[.C956]" office:value-type="float" office:value="3.05830078125" calcext:value-type="float">
            <text:p>3.058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50" calcext:value-type="float">
            <text:p>950</text:p>
          </table:table-cell>
          <table:table-cell table:formula="of:=ONEVALUE5*[.C957]" office:value-type="float" office:value="4.64320625610948" calcext:value-type="float">
            <text:p>4.6432</text:p>
          </table:table-cell>
          <table:table-cell/>
          <table:table-cell table:formula="of:=ONEVALUE33*[.C957]" office:value-type="float" office:value="3.0615234375" calcext:value-type="float">
            <text:p>3.061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51" calcext:value-type="float">
            <text:p>951</text:p>
          </table:table-cell>
          <table:table-cell table:formula="of:=ONEVALUE5*[.C958]" office:value-type="float" office:value="4.64809384164223" calcext:value-type="float">
            <text:p>4.6481</text:p>
          </table:table-cell>
          <table:table-cell/>
          <table:table-cell table:formula="of:=ONEVALUE33*[.C958]" office:value-type="float" office:value="3.06474609375" calcext:value-type="float">
            <text:p>3.064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52" calcext:value-type="float">
            <text:p>952</text:p>
          </table:table-cell>
          <table:table-cell table:formula="of:=ONEVALUE5*[.C959]" office:value-type="float" office:value="4.65298142717498" calcext:value-type="float">
            <text:p>4.6530</text:p>
          </table:table-cell>
          <table:table-cell/>
          <table:table-cell table:formula="of:=ONEVALUE33*[.C959]" office:value-type="float" office:value="3.06796875" calcext:value-type="float">
            <text:p>3.068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53" calcext:value-type="float">
            <text:p>953</text:p>
          </table:table-cell>
          <table:table-cell table:formula="of:=ONEVALUE5*[.C960]" office:value-type="float" office:value="4.65786901270772" calcext:value-type="float">
            <text:p>4.6579</text:p>
          </table:table-cell>
          <table:table-cell/>
          <table:table-cell table:formula="of:=ONEVALUE33*[.C960]" office:value-type="float" office:value="3.07119140625" calcext:value-type="float">
            <text:p>3.071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54" calcext:value-type="float">
            <text:p>954</text:p>
          </table:table-cell>
          <table:table-cell table:formula="of:=ONEVALUE5*[.C961]" office:value-type="float" office:value="4.66275659824047" calcext:value-type="float">
            <text:p>4.6628</text:p>
          </table:table-cell>
          <table:table-cell/>
          <table:table-cell table:formula="of:=ONEVALUE33*[.C961]" office:value-type="float" office:value="3.0744140625" calcext:value-type="float">
            <text:p>3.074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55" calcext:value-type="float">
            <text:p>955</text:p>
          </table:table-cell>
          <table:table-cell table:formula="of:=ONEVALUE5*[.C962]" office:value-type="float" office:value="4.66764418377322" calcext:value-type="float">
            <text:p>4.6676</text:p>
          </table:table-cell>
          <table:table-cell/>
          <table:table-cell table:formula="of:=ONEVALUE33*[.C962]" office:value-type="float" office:value="3.07763671875" calcext:value-type="float">
            <text:p>3.077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56" calcext:value-type="float">
            <text:p>956</text:p>
          </table:table-cell>
          <table:table-cell table:formula="of:=ONEVALUE5*[.C963]" office:value-type="float" office:value="4.67253176930596" calcext:value-type="float">
            <text:p>4.6725</text:p>
          </table:table-cell>
          <table:table-cell/>
          <table:table-cell table:formula="of:=ONEVALUE33*[.C963]" office:value-type="float" office:value="3.080859375" calcext:value-type="float">
            <text:p>3.080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57" calcext:value-type="float">
            <text:p>957</text:p>
          </table:table-cell>
          <table:table-cell table:formula="of:=ONEVALUE5*[.C964]" office:value-type="float" office:value="4.67741935483871" calcext:value-type="float">
            <text:p>4.6774</text:p>
          </table:table-cell>
          <table:table-cell/>
          <table:table-cell table:formula="of:=ONEVALUE33*[.C964]" office:value-type="float" office:value="3.08408203125" calcext:value-type="float">
            <text:p>3.084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58" calcext:value-type="float">
            <text:p>958</text:p>
          </table:table-cell>
          <table:table-cell table:formula="of:=ONEVALUE5*[.C965]" office:value-type="float" office:value="4.68230694037146" calcext:value-type="float">
            <text:p>4.6823</text:p>
          </table:table-cell>
          <table:table-cell/>
          <table:table-cell table:formula="of:=ONEVALUE33*[.C965]" office:value-type="float" office:value="3.0873046875" calcext:value-type="float">
            <text:p>3.087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59" calcext:value-type="float">
            <text:p>959</text:p>
          </table:table-cell>
          <table:table-cell table:formula="of:=ONEVALUE5*[.C966]" office:value-type="float" office:value="4.6871945259042" calcext:value-type="float">
            <text:p>4.6872</text:p>
          </table:table-cell>
          <table:table-cell/>
          <table:table-cell table:formula="of:=ONEVALUE33*[.C966]" office:value-type="float" office:value="3.09052734375" calcext:value-type="float">
            <text:p>3.090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60" calcext:value-type="float">
            <text:p>960</text:p>
          </table:table-cell>
          <table:table-cell table:formula="of:=ONEVALUE5*[.C967]" office:value-type="float" office:value="4.69208211143695" calcext:value-type="float">
            <text:p>4.6921</text:p>
          </table:table-cell>
          <table:table-cell/>
          <table:table-cell table:formula="of:=ONEVALUE33*[.C967]" office:value-type="float" office:value="3.09375" calcext:value-type="float">
            <text:p>3.093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61" calcext:value-type="float">
            <text:p>961</text:p>
          </table:table-cell>
          <table:table-cell table:formula="of:=ONEVALUE5*[.C968]" office:value-type="float" office:value="4.6969696969697" calcext:value-type="float">
            <text:p>4.6970</text:p>
          </table:table-cell>
          <table:table-cell/>
          <table:table-cell table:formula="of:=ONEVALUE33*[.C968]" office:value-type="float" office:value="3.09697265625" calcext:value-type="float">
            <text:p>3.097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62" calcext:value-type="float">
            <text:p>962</text:p>
          </table:table-cell>
          <table:table-cell table:formula="of:=ONEVALUE5*[.C969]" office:value-type="float" office:value="4.70185728250244" calcext:value-type="float">
            <text:p>4.7019</text:p>
          </table:table-cell>
          <table:table-cell/>
          <table:table-cell table:formula="of:=ONEVALUE33*[.C969]" office:value-type="float" office:value="3.1001953125" calcext:value-type="float">
            <text:p>3.10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63" calcext:value-type="float">
            <text:p>963</text:p>
          </table:table-cell>
          <table:table-cell table:formula="of:=ONEVALUE5*[.C970]" office:value-type="float" office:value="4.70674486803519" calcext:value-type="float">
            <text:p>4.7067</text:p>
          </table:table-cell>
          <table:table-cell/>
          <table:table-cell table:formula="of:=ONEVALUE33*[.C970]" office:value-type="float" office:value="3.10341796875" calcext:value-type="float">
            <text:p>3.103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64" calcext:value-type="float">
            <text:p>964</text:p>
          </table:table-cell>
          <table:table-cell table:formula="of:=ONEVALUE5*[.C971]" office:value-type="float" office:value="4.71163245356794" calcext:value-type="float">
            <text:p>4.7116</text:p>
          </table:table-cell>
          <table:table-cell/>
          <table:table-cell table:formula="of:=ONEVALUE33*[.C971]" office:value-type="float" office:value="3.106640625" calcext:value-type="float">
            <text:p>3.106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65" calcext:value-type="float">
            <text:p>965</text:p>
          </table:table-cell>
          <table:table-cell table:formula="of:=ONEVALUE5*[.C972]" office:value-type="float" office:value="4.71652003910068" calcext:value-type="float">
            <text:p>4.7165</text:p>
          </table:table-cell>
          <table:table-cell/>
          <table:table-cell table:formula="of:=ONEVALUE33*[.C972]" office:value-type="float" office:value="3.10986328125" calcext:value-type="float">
            <text:p>3.109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66" calcext:value-type="float">
            <text:p>966</text:p>
          </table:table-cell>
          <table:table-cell table:formula="of:=ONEVALUE5*[.C973]" office:value-type="float" office:value="4.72140762463343" calcext:value-type="float">
            <text:p>4.7214</text:p>
          </table:table-cell>
          <table:table-cell/>
          <table:table-cell table:formula="of:=ONEVALUE33*[.C973]" office:value-type="float" office:value="3.1130859375" calcext:value-type="float">
            <text:p>3.113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67" calcext:value-type="float">
            <text:p>967</text:p>
          </table:table-cell>
          <table:table-cell table:formula="of:=ONEVALUE5*[.C974]" office:value-type="float" office:value="4.72629521016618" calcext:value-type="float">
            <text:p>4.7263</text:p>
          </table:table-cell>
          <table:table-cell/>
          <table:table-cell table:formula="of:=ONEVALUE33*[.C974]" office:value-type="float" office:value="3.11630859375" calcext:value-type="float">
            <text:p>3.116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68" calcext:value-type="float">
            <text:p>968</text:p>
          </table:table-cell>
          <table:table-cell table:formula="of:=ONEVALUE5*[.C975]" office:value-type="float" office:value="4.73118279569893" calcext:value-type="float">
            <text:p>4.7312</text:p>
          </table:table-cell>
          <table:table-cell/>
          <table:table-cell table:formula="of:=ONEVALUE33*[.C975]" office:value-type="float" office:value="3.11953125" calcext:value-type="float">
            <text:p>3.119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69" calcext:value-type="float">
            <text:p>969</text:p>
          </table:table-cell>
          <table:table-cell table:formula="of:=ONEVALUE5*[.C976]" office:value-type="float" office:value="4.73607038123167" calcext:value-type="float">
            <text:p>4.7361</text:p>
          </table:table-cell>
          <table:table-cell/>
          <table:table-cell table:formula="of:=ONEVALUE33*[.C976]" office:value-type="float" office:value="3.12275390625" calcext:value-type="float">
            <text:p>3.12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70" calcext:value-type="float">
            <text:p>970</text:p>
          </table:table-cell>
          <table:table-cell table:formula="of:=ONEVALUE5*[.C977]" office:value-type="float" office:value="4.74095796676442" calcext:value-type="float">
            <text:p>4.7410</text:p>
          </table:table-cell>
          <table:table-cell/>
          <table:table-cell table:formula="of:=ONEVALUE33*[.C977]" office:value-type="float" office:value="3.1259765625" calcext:value-type="float">
            <text:p>3.126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71" calcext:value-type="float">
            <text:p>971</text:p>
          </table:table-cell>
          <table:table-cell table:formula="of:=ONEVALUE5*[.C978]" office:value-type="float" office:value="4.74584555229717" calcext:value-type="float">
            <text:p>4.7458</text:p>
          </table:table-cell>
          <table:table-cell/>
          <table:table-cell table:formula="of:=ONEVALUE33*[.C978]" office:value-type="float" office:value="3.12919921875" calcext:value-type="float">
            <text:p>3.129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72" calcext:value-type="float">
            <text:p>972</text:p>
          </table:table-cell>
          <table:table-cell table:formula="of:=ONEVALUE5*[.C979]" office:value-type="float" office:value="4.75073313782991" calcext:value-type="float">
            <text:p>4.7507</text:p>
          </table:table-cell>
          <table:table-cell/>
          <table:table-cell table:formula="of:=ONEVALUE33*[.C979]" office:value-type="float" office:value="3.132421875" calcext:value-type="float">
            <text:p>3.132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73" calcext:value-type="float">
            <text:p>973</text:p>
          </table:table-cell>
          <table:table-cell table:formula="of:=ONEVALUE5*[.C980]" office:value-type="float" office:value="4.75562072336266" calcext:value-type="float">
            <text:p>4.7556</text:p>
          </table:table-cell>
          <table:table-cell/>
          <table:table-cell table:formula="of:=ONEVALUE33*[.C980]" office:value-type="float" office:value="3.13564453125" calcext:value-type="float">
            <text:p>3.135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74" calcext:value-type="float">
            <text:p>974</text:p>
          </table:table-cell>
          <table:table-cell table:formula="of:=ONEVALUE5*[.C981]" office:value-type="float" office:value="4.76050830889541" calcext:value-type="float">
            <text:p>4.7605</text:p>
          </table:table-cell>
          <table:table-cell/>
          <table:table-cell table:formula="of:=ONEVALUE33*[.C981]" office:value-type="float" office:value="3.1388671875" calcext:value-type="float">
            <text:p>3.138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75" calcext:value-type="float">
            <text:p>975</text:p>
          </table:table-cell>
          <table:table-cell table:formula="of:=ONEVALUE5*[.C982]" office:value-type="float" office:value="4.76539589442815" calcext:value-type="float">
            <text:p>4.7654</text:p>
          </table:table-cell>
          <table:table-cell/>
          <table:table-cell table:formula="of:=ONEVALUE33*[.C982]" office:value-type="float" office:value="3.14208984375" calcext:value-type="float">
            <text:p>3.142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76" calcext:value-type="float">
            <text:p>976</text:p>
          </table:table-cell>
          <table:table-cell table:formula="of:=ONEVALUE5*[.C983]" office:value-type="float" office:value="4.7702834799609" calcext:value-type="float">
            <text:p>4.7703</text:p>
          </table:table-cell>
          <table:table-cell/>
          <table:table-cell table:formula="of:=ONEVALUE33*[.C983]" office:value-type="float" office:value="3.1453125" calcext:value-type="float">
            <text:p>3.145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77" calcext:value-type="float">
            <text:p>977</text:p>
          </table:table-cell>
          <table:table-cell table:formula="of:=ONEVALUE5*[.C984]" office:value-type="float" office:value="4.77517106549365" calcext:value-type="float">
            <text:p>4.7752</text:p>
          </table:table-cell>
          <table:table-cell/>
          <table:table-cell table:formula="of:=ONEVALUE33*[.C984]" office:value-type="float" office:value="3.14853515625" calcext:value-type="float">
            <text:p>3.148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78" calcext:value-type="float">
            <text:p>978</text:p>
          </table:table-cell>
          <table:table-cell table:formula="of:=ONEVALUE5*[.C985]" office:value-type="float" office:value="4.78005865102639" calcext:value-type="float">
            <text:p>4.7801</text:p>
          </table:table-cell>
          <table:table-cell/>
          <table:table-cell table:formula="of:=ONEVALUE33*[.C985]" office:value-type="float" office:value="3.1517578125" calcext:value-type="float">
            <text:p>3.151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79" calcext:value-type="float">
            <text:p>979</text:p>
          </table:table-cell>
          <table:table-cell table:formula="of:=ONEVALUE5*[.C986]" office:value-type="float" office:value="4.78494623655914" calcext:value-type="float">
            <text:p>4.7849</text:p>
          </table:table-cell>
          <table:table-cell/>
          <table:table-cell table:formula="of:=ONEVALUE33*[.C986]" office:value-type="float" office:value="3.15498046875" calcext:value-type="float">
            <text:p>3.155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80" calcext:value-type="float">
            <text:p>980</text:p>
          </table:table-cell>
          <table:table-cell table:formula="of:=ONEVALUE5*[.C987]" office:value-type="float" office:value="4.78983382209189" calcext:value-type="float">
            <text:p>4.7898</text:p>
          </table:table-cell>
          <table:table-cell/>
          <table:table-cell table:formula="of:=ONEVALUE33*[.C987]" office:value-type="float" office:value="3.158203125" calcext:value-type="float">
            <text:p>3.158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81" calcext:value-type="float">
            <text:p>981</text:p>
          </table:table-cell>
          <table:table-cell table:formula="of:=ONEVALUE5*[.C988]" office:value-type="float" office:value="4.79472140762463" calcext:value-type="float">
            <text:p>4.7947</text:p>
          </table:table-cell>
          <table:table-cell/>
          <table:table-cell table:formula="of:=ONEVALUE33*[.C988]" office:value-type="float" office:value="3.16142578125" calcext:value-type="float">
            <text:p>3.161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82" calcext:value-type="float">
            <text:p>982</text:p>
          </table:table-cell>
          <table:table-cell table:formula="of:=ONEVALUE5*[.C989]" office:value-type="float" office:value="4.79960899315738" calcext:value-type="float">
            <text:p>4.7996</text:p>
          </table:table-cell>
          <table:table-cell/>
          <table:table-cell table:formula="of:=ONEVALUE33*[.C989]" office:value-type="float" office:value="3.1646484375" calcext:value-type="float">
            <text:p>3.164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83" calcext:value-type="float">
            <text:p>983</text:p>
          </table:table-cell>
          <table:table-cell table:formula="of:=ONEVALUE5*[.C990]" office:value-type="float" office:value="4.80449657869013" calcext:value-type="float">
            <text:p>4.8045</text:p>
          </table:table-cell>
          <table:table-cell/>
          <table:table-cell table:formula="of:=ONEVALUE33*[.C990]" office:value-type="float" office:value="3.16787109375" calcext:value-type="float">
            <text:p>3.167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84" calcext:value-type="float">
            <text:p>984</text:p>
          </table:table-cell>
          <table:table-cell table:formula="of:=ONEVALUE5*[.C991]" office:value-type="float" office:value="4.80938416422287" calcext:value-type="float">
            <text:p>4.8094</text:p>
          </table:table-cell>
          <table:table-cell/>
          <table:table-cell table:formula="of:=ONEVALUE33*[.C991]" office:value-type="float" office:value="3.17109375" calcext:value-type="float">
            <text:p>3.171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85" calcext:value-type="float">
            <text:p>985</text:p>
          </table:table-cell>
          <table:table-cell table:formula="of:=ONEVALUE5*[.C992]" office:value-type="float" office:value="4.81427174975562" calcext:value-type="float">
            <text:p>4.8143</text:p>
          </table:table-cell>
          <table:table-cell/>
          <table:table-cell table:formula="of:=ONEVALUE33*[.C992]" office:value-type="float" office:value="3.17431640625" calcext:value-type="float">
            <text:p>3.174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86" calcext:value-type="float">
            <text:p>986</text:p>
          </table:table-cell>
          <table:table-cell table:formula="of:=ONEVALUE5*[.C993]" office:value-type="float" office:value="4.81915933528837" calcext:value-type="float">
            <text:p>4.8192</text:p>
          </table:table-cell>
          <table:table-cell/>
          <table:table-cell table:formula="of:=ONEVALUE33*[.C993]" office:value-type="float" office:value="3.1775390625" calcext:value-type="float">
            <text:p>3.177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87" calcext:value-type="float">
            <text:p>987</text:p>
          </table:table-cell>
          <table:table-cell table:formula="of:=ONEVALUE5*[.C994]" office:value-type="float" office:value="4.82404692082111" calcext:value-type="float">
            <text:p>4.8240</text:p>
          </table:table-cell>
          <table:table-cell/>
          <table:table-cell table:formula="of:=ONEVALUE33*[.C994]" office:value-type="float" office:value="3.18076171875" calcext:value-type="float">
            <text:p>3.180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88" calcext:value-type="float">
            <text:p>988</text:p>
          </table:table-cell>
          <table:table-cell table:formula="of:=ONEVALUE5*[.C995]" office:value-type="float" office:value="4.82893450635386" calcext:value-type="float">
            <text:p>4.8289</text:p>
          </table:table-cell>
          <table:table-cell/>
          <table:table-cell table:formula="of:=ONEVALUE33*[.C995]" office:value-type="float" office:value="3.183984375" calcext:value-type="float">
            <text:p>3.184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89" calcext:value-type="float">
            <text:p>989</text:p>
          </table:table-cell>
          <table:table-cell table:formula="of:=ONEVALUE5*[.C996]" office:value-type="float" office:value="4.83382209188661" calcext:value-type="float">
            <text:p>4.8338</text:p>
          </table:table-cell>
          <table:table-cell/>
          <table:table-cell table:formula="of:=ONEVALUE33*[.C996]" office:value-type="float" office:value="3.18720703125" calcext:value-type="float">
            <text:p>3.187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90" calcext:value-type="float">
            <text:p>990</text:p>
          </table:table-cell>
          <table:table-cell table:formula="of:=ONEVALUE5*[.C997]" office:value-type="float" office:value="4.83870967741936" calcext:value-type="float">
            <text:p>4.8387</text:p>
          </table:table-cell>
          <table:table-cell/>
          <table:table-cell table:formula="of:=ONEVALUE33*[.C997]" office:value-type="float" office:value="3.1904296875" calcext:value-type="float">
            <text:p>3.190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91" calcext:value-type="float">
            <text:p>991</text:p>
          </table:table-cell>
          <table:table-cell table:formula="of:=ONEVALUE5*[.C998]" office:value-type="float" office:value="4.8435972629521" calcext:value-type="float">
            <text:p>4.8436</text:p>
          </table:table-cell>
          <table:table-cell/>
          <table:table-cell table:formula="of:=ONEVALUE33*[.C998]" office:value-type="float" office:value="3.19365234375" calcext:value-type="float">
            <text:p>3.193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92" calcext:value-type="float">
            <text:p>992</text:p>
          </table:table-cell>
          <table:table-cell table:formula="of:=ONEVALUE5*[.C999]" office:value-type="float" office:value="4.84848484848485" calcext:value-type="float">
            <text:p>4.8485</text:p>
          </table:table-cell>
          <table:table-cell/>
          <table:table-cell table:formula="of:=ONEVALUE33*[.C999]" office:value-type="float" office:value="3.196875" calcext:value-type="float">
            <text:p>3.196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93" calcext:value-type="float">
            <text:p>993</text:p>
          </table:table-cell>
          <table:table-cell table:formula="of:=ONEVALUE5*[.C1000]" office:value-type="float" office:value="4.8533724340176" calcext:value-type="float">
            <text:p>4.8534</text:p>
          </table:table-cell>
          <table:table-cell/>
          <table:table-cell table:formula="of:=ONEVALUE33*[.C1000]" office:value-type="float" office:value="3.20009765625" calcext:value-type="float">
            <text:p>3.20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94" calcext:value-type="float">
            <text:p>994</text:p>
          </table:table-cell>
          <table:table-cell table:formula="of:=ONEVALUE5*[.C1001]" office:value-type="float" office:value="4.85826001955034" calcext:value-type="float">
            <text:p>4.8583</text:p>
          </table:table-cell>
          <table:table-cell/>
          <table:table-cell table:formula="of:=ONEVALUE33*[.C1001]" office:value-type="float" office:value="3.2033203125" calcext:value-type="float">
            <text:p>3.203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95" calcext:value-type="float">
            <text:p>995</text:p>
          </table:table-cell>
          <table:table-cell table:formula="of:=ONEVALUE5*[.C1002]" office:value-type="float" office:value="4.86314760508309" calcext:value-type="float">
            <text:p>4.8631</text:p>
          </table:table-cell>
          <table:table-cell/>
          <table:table-cell table:formula="of:=ONEVALUE33*[.C1002]" office:value-type="float" office:value="3.20654296875" calcext:value-type="float">
            <text:p>3.206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96" calcext:value-type="float">
            <text:p>996</text:p>
          </table:table-cell>
          <table:table-cell table:formula="of:=ONEVALUE5*[.C1003]" office:value-type="float" office:value="4.86803519061584" calcext:value-type="float">
            <text:p>4.8680</text:p>
          </table:table-cell>
          <table:table-cell/>
          <table:table-cell table:formula="of:=ONEVALUE33*[.C1003]" office:value-type="float" office:value="3.209765625" calcext:value-type="float">
            <text:p>3.209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97" calcext:value-type="float">
            <text:p>997</text:p>
          </table:table-cell>
          <table:table-cell table:formula="of:=ONEVALUE5*[.C1004]" office:value-type="float" office:value="4.87292277614858" calcext:value-type="float">
            <text:p>4.8729</text:p>
          </table:table-cell>
          <table:table-cell/>
          <table:table-cell table:formula="of:=ONEVALUE33*[.C1004]" office:value-type="float" office:value="3.21298828125" calcext:value-type="float">
            <text:p>3.213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98" calcext:value-type="float">
            <text:p>998</text:p>
          </table:table-cell>
          <table:table-cell table:formula="of:=ONEVALUE5*[.C1005]" office:value-type="float" office:value="4.87781036168133" calcext:value-type="float">
            <text:p>4.8778</text:p>
          </table:table-cell>
          <table:table-cell/>
          <table:table-cell table:formula="of:=ONEVALUE33*[.C1005]" office:value-type="float" office:value="3.2162109375" calcext:value-type="float">
            <text:p>3.216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99" calcext:value-type="float">
            <text:p>999</text:p>
          </table:table-cell>
          <table:table-cell table:formula="of:=ONEVALUE5*[.C1006]" office:value-type="float" office:value="4.88269794721408" calcext:value-type="float">
            <text:p>4.8827</text:p>
          </table:table-cell>
          <table:table-cell/>
          <table:table-cell table:formula="of:=ONEVALUE33*[.C1006]" office:value-type="float" office:value="3.21943359375" calcext:value-type="float">
            <text:p>3.219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ONEVALUE5*[.C1007]" office:value-type="float" office:value="4.88758553274682" calcext:value-type="float">
            <text:p>4.8876</text:p>
          </table:table-cell>
          <table:table-cell/>
          <table:table-cell table:formula="of:=ONEVALUE33*[.C1007]" office:value-type="float" office:value="3.22265625" calcext:value-type="float">
            <text:p>3.222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ONEVALUE5*[.C1008]" office:value-type="float" office:value="4.89247311827957" calcext:value-type="float">
            <text:p>4.8925</text:p>
          </table:table-cell>
          <table:table-cell/>
          <table:table-cell table:formula="of:=ONEVALUE33*[.C1008]" office:value-type="float" office:value="3.22587890625" calcext:value-type="float">
            <text:p>3.225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02" calcext:value-type="float">
            <text:p>1002</text:p>
          </table:table-cell>
          <table:table-cell table:formula="of:=ONEVALUE5*[.C1009]" office:value-type="float" office:value="4.89736070381232" calcext:value-type="float">
            <text:p>4.8974</text:p>
          </table:table-cell>
          <table:table-cell/>
          <table:table-cell table:formula="of:=ONEVALUE33*[.C1009]" office:value-type="float" office:value="3.2291015625" calcext:value-type="float">
            <text:p>3.22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03" calcext:value-type="float">
            <text:p>1003</text:p>
          </table:table-cell>
          <table:table-cell table:formula="of:=ONEVALUE5*[.C1010]" office:value-type="float" office:value="4.90224828934506" calcext:value-type="float">
            <text:p>4.9022</text:p>
          </table:table-cell>
          <table:table-cell/>
          <table:table-cell table:formula="of:=ONEVALUE33*[.C1010]" office:value-type="float" office:value="3.23232421875" calcext:value-type="float">
            <text:p>3.232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04" calcext:value-type="float">
            <text:p>1004</text:p>
          </table:table-cell>
          <table:table-cell table:formula="of:=ONEVALUE5*[.C1011]" office:value-type="float" office:value="4.90713587487781" calcext:value-type="float">
            <text:p>4.9071</text:p>
          </table:table-cell>
          <table:table-cell/>
          <table:table-cell table:formula="of:=ONEVALUE33*[.C1011]" office:value-type="float" office:value="3.235546875" calcext:value-type="float">
            <text:p>3.235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05" calcext:value-type="float">
            <text:p>1005</text:p>
          </table:table-cell>
          <table:table-cell table:formula="of:=ONEVALUE5*[.C1012]" office:value-type="float" office:value="4.91202346041056" calcext:value-type="float">
            <text:p>4.9120</text:p>
          </table:table-cell>
          <table:table-cell/>
          <table:table-cell table:formula="of:=ONEVALUE33*[.C1012]" office:value-type="float" office:value="3.23876953125" calcext:value-type="float">
            <text:p>3.238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06" calcext:value-type="float">
            <text:p>1006</text:p>
          </table:table-cell>
          <table:table-cell table:formula="of:=ONEVALUE5*[.C1013]" office:value-type="float" office:value="4.9169110459433" calcext:value-type="float">
            <text:p>4.9169</text:p>
          </table:table-cell>
          <table:table-cell/>
          <table:table-cell table:formula="of:=ONEVALUE33*[.C1013]" office:value-type="float" office:value="3.2419921875" calcext:value-type="float">
            <text:p>3.24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07" calcext:value-type="float">
            <text:p>1007</text:p>
          </table:table-cell>
          <table:table-cell table:formula="of:=ONEVALUE5*[.C1014]" office:value-type="float" office:value="4.92179863147605" calcext:value-type="float">
            <text:p>4.9218</text:p>
          </table:table-cell>
          <table:table-cell/>
          <table:table-cell table:formula="of:=ONEVALUE33*[.C1014]" office:value-type="float" office:value="3.24521484375" calcext:value-type="float">
            <text:p>3.245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08" calcext:value-type="float">
            <text:p>1008</text:p>
          </table:table-cell>
          <table:table-cell table:formula="of:=ONEVALUE5*[.C1015]" office:value-type="float" office:value="4.9266862170088" calcext:value-type="float">
            <text:p>4.9267</text:p>
          </table:table-cell>
          <table:table-cell/>
          <table:table-cell table:formula="of:=ONEVALUE33*[.C1015]" office:value-type="float" office:value="3.2484375" calcext:value-type="float">
            <text:p>3.24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09" calcext:value-type="float">
            <text:p>1009</text:p>
          </table:table-cell>
          <table:table-cell table:formula="of:=ONEVALUE5*[.C1016]" office:value-type="float" office:value="4.93157380254154" calcext:value-type="float">
            <text:p>4.9316</text:p>
          </table:table-cell>
          <table:table-cell/>
          <table:table-cell table:formula="of:=ONEVALUE33*[.C1016]" office:value-type="float" office:value="3.25166015625" calcext:value-type="float">
            <text:p>3.251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10" calcext:value-type="float">
            <text:p>1010</text:p>
          </table:table-cell>
          <table:table-cell table:formula="of:=ONEVALUE5*[.C1017]" office:value-type="float" office:value="4.93646138807429" calcext:value-type="float">
            <text:p>4.9365</text:p>
          </table:table-cell>
          <table:table-cell/>
          <table:table-cell table:formula="of:=ONEVALUE33*[.C1017]" office:value-type="float" office:value="3.2548828125" calcext:value-type="float">
            <text:p>3.254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11" calcext:value-type="float">
            <text:p>1011</text:p>
          </table:table-cell>
          <table:table-cell table:formula="of:=ONEVALUE5*[.C1018]" office:value-type="float" office:value="4.94134897360704" calcext:value-type="float">
            <text:p>4.9413</text:p>
          </table:table-cell>
          <table:table-cell/>
          <table:table-cell table:formula="of:=ONEVALUE33*[.C1018]" office:value-type="float" office:value="3.25810546875" calcext:value-type="float">
            <text:p>3.258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12" calcext:value-type="float">
            <text:p>1012</text:p>
          </table:table-cell>
          <table:table-cell table:formula="of:=ONEVALUE5*[.C1019]" office:value-type="float" office:value="4.94623655913979" calcext:value-type="float">
            <text:p>4.9462</text:p>
          </table:table-cell>
          <table:table-cell/>
          <table:table-cell table:formula="of:=ONEVALUE33*[.C1019]" office:value-type="float" office:value="3.261328125" calcext:value-type="float">
            <text:p>3.261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 table:formula="of:=ONEVALUE5*[.C1020]" office:value-type="float" office:value="4.95112414467253" calcext:value-type="float">
            <text:p>4.9511</text:p>
          </table:table-cell>
          <table:table-cell/>
          <table:table-cell table:formula="of:=ONEVALUE33*[.C1020]" office:value-type="float" office:value="3.26455078125" calcext:value-type="float">
            <text:p>3.264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 table:formula="of:=ONEVALUE5*[.C1021]" office:value-type="float" office:value="4.95601173020528" calcext:value-type="float">
            <text:p>4.9560</text:p>
          </table:table-cell>
          <table:table-cell/>
          <table:table-cell table:formula="of:=ONEVALUE33*[.C1021]" office:value-type="float" office:value="3.2677734375" calcext:value-type="float">
            <text:p>3.267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 table:formula="of:=ONEVALUE5*[.C1022]" office:value-type="float" office:value="4.96089931573803" calcext:value-type="float">
            <text:p>4.9609</text:p>
          </table:table-cell>
          <table:table-cell/>
          <table:table-cell table:formula="of:=ONEVALUE33*[.C1022]" office:value-type="float" office:value="3.27099609375" calcext:value-type="float">
            <text:p>3.271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table:formula="of:=ONEVALUE5*[.C1023]" office:value-type="float" office:value="4.96578690127077" calcext:value-type="float">
            <text:p>4.9658</text:p>
          </table:table-cell>
          <table:table-cell/>
          <table:table-cell table:formula="of:=ONEVALUE33*[.C1023]" office:value-type="float" office:value="3.27421875" calcext:value-type="float">
            <text:p>3.274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table:formula="of:=ONEVALUE5*[.C1024]" office:value-type="float" office:value="4.97067448680352" calcext:value-type="float">
            <text:p>4.9707</text:p>
          </table:table-cell>
          <table:table-cell/>
          <table:table-cell table:formula="of:=ONEVALUE33*[.C1024]" office:value-type="float" office:value="3.27744140625" calcext:value-type="float">
            <text:p>3.277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 table:formula="of:=ONEVALUE5*[.C1025]" office:value-type="float" office:value="4.97556207233627" calcext:value-type="float">
            <text:p>4.9756</text:p>
          </table:table-cell>
          <table:table-cell/>
          <table:table-cell table:formula="of:=ONEVALUE33*[.C1025]" office:value-type="float" office:value="3.2806640625" calcext:value-type="float">
            <text:p>3.280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table:formula="of:=ONEVALUE5*[.C1026]" office:value-type="float" office:value="4.98044965786901" calcext:value-type="float">
            <text:p>4.9804</text:p>
          </table:table-cell>
          <table:table-cell/>
          <table:table-cell table:formula="of:=ONEVALUE33*[.C1026]" office:value-type="float" office:value="3.28388671875" calcext:value-type="float">
            <text:p>3.283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table:formula="of:=ONEVALUE5*[.C1027]" office:value-type="float" office:value="4.98533724340176" calcext:value-type="float">
            <text:p>4.9853</text:p>
          </table:table-cell>
          <table:table-cell/>
          <table:table-cell table:formula="of:=ONEVALUE33*[.C1027]" office:value-type="float" office:value="3.287109375" calcext:value-type="float">
            <text:p>3.287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table:formula="of:=ONEVALUE5*[.C1028]" office:value-type="float" office:value="4.99022482893451" calcext:value-type="float">
            <text:p>4.9902</text:p>
          </table:table-cell>
          <table:table-cell/>
          <table:table-cell table:formula="of:=ONEVALUE33*[.C1028]" office:value-type="float" office:value="3.29033203125" calcext:value-type="float">
            <text:p>3.29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table:formula="of:=ONEVALUE5*[.C1029]" office:value-type="float" office:value="4.99511241446725" calcext:value-type="float">
            <text:p>4.9951</text:p>
          </table:table-cell>
          <table:table-cell/>
          <table:table-cell table:formula="of:=ONEVALUE33*[.C1029]" office:value-type="float" office:value="3.2935546875" calcext:value-type="float">
            <text:p>3.293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table:formula="of:=ONEVALUE5*[.C1030]" office:value-type="float" office:value="5" calcext:value-type="float">
            <text:p>5.0000</text:p>
          </table:table-cell>
          <table:table-cell/>
          <table:table-cell table:formula="of:=ONEVALUE33*[.C1030]" office:value-type="float" office:value="3.29677734375" calcext:value-type="float">
            <text:p>3.296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eading</text:p>
          </table:table-cell>
          <table:table-cell table:style-name="Default" office:value-type="string" calcext:value-type="string">
            <text:p>Value Voltage</text:p>
          </table:table-cell>
          <table:table-cell/>
          <table:table-cell table:style-name="Default"/>
          <table:table-cell table:number-columns-repeated="16"/>
        </table:table-row>
      </table:table>
      <table:named-expressions>
        <table:named-range table:name="ONEVALUE33" table:base-cell-address="$voltage.$E$7" table:cell-range-address="$voltage.$F$7"/>
        <table:named-range table:name="ONEVALUE5" table:base-cell-address="$voltage.$D$7" table:cell-range-address="$voltage.$D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13:38:39.5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01:54:50.240000000</meta:creation-date>
    <dc:date>2017-01-29T13:43:22.500000000</dc:date>
    <meta:editing-duration>PT26M43S</meta:editing-duration>
    <meta:editing-cycles>7</meta:editing-cycles>
    <meta:generator>LibreOffice/5.2.0.4$Windows_x86 LibreOffice_project/066b007f5ebcc236395c7d282ba488bca6720265</meta:generator>
    <meta:document-statistic meta:table-count="1" meta:cell-count="3120" meta:object-count="0"/>
  </office:meta>
</office:document-meta>
</file>